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1" table:style-name="ta1">
        <table:shapes>
          <draw:frame draw:z-index="0" draw:style-name="gr1" draw:text-style-name="P1" svg:width="27.024cm" svg:height="15.2cm" svg:x="12.977cm" svg:y="0.472cm">
            <draw:object draw:notify-on-update-of-ranges="LOGGER01.B1:LOGGER01.B1 LOGGER01.B2:LOGGER01.B1006 LOGGER01.C1:LOGGER01.C1 LOGGER01.C2:LOGGER01.C10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27" calcext:value-type="float">
            <text:p>1.27</text:p>
          </table:table-cell>
          <table:table-cell office:value-type="float" office:value="500.12" calcext:value-type="float">
            <text:p>500.12</text:p>
          </table:table-cell>
          <table:table-cell office:value-type="float" office:value="637.15" calcext:value-type="float">
            <text:p>637.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7" calcext:value-type="float">
            <text:p>15477</text:p>
          </table:table-cell>
          <table:table-cell table:formula="of:=[.A3]/1000/(60*60*24)" office:value-type="time" office:time-value="PT00H00M15.477S" calcext:value-type="time">
            <text:p>00:00:15</text:p>
          </table:table-cell>
          <table:table-cell office:value-type="float" office:value="1.27" calcext:value-type="float">
            <text:p>1.27</text:p>
          </table:table-cell>
          <table:table-cell office:value-type="float" office:value="499.8" calcext:value-type="float">
            <text:p>499.8</text:p>
          </table:table-cell>
          <table:table-cell office:value-type="float" office:value="634.75" calcext:value-type="float">
            <text:p>634.75</text:p>
          </table:table-cell>
          <table:table-cell office:value-type="float" office:value="2.15" calcext:value-type="float">
            <text:p>2.15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31478" calcext:value-type="float">
            <text:p>31478</text:p>
          </table:table-cell>
          <table:table-cell table:formula="of:=[.A4]/1000/(60*60*24)" office:value-type="time" office:time-value="PT00H00M31.478S" calcext:value-type="time">
            <text:p>00:00:31</text:p>
          </table:table-cell>
          <table:table-cell office:value-type="float" office:value="1.26" calcext:value-type="float">
            <text:p>1.26</text:p>
          </table:table-cell>
          <table:table-cell office:value-type="float" office:value="500" calcext:value-type="float">
            <text:p>500</text:p>
          </table:table-cell>
          <table:table-cell office:value-type="float" office:value="631" calcext:value-type="float">
            <text:p>631</text:p>
          </table:table-cell>
          <table:table-cell office:value-type="float" office:value="4.37" calcext:value-type="float">
            <text:p>4.37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47477" calcext:value-type="float">
            <text:p>47477</text:p>
          </table:table-cell>
          <table:table-cell table:formula="of:=[.A5]/1000/(60*60*24)" office:value-type="time" office:time-value="PT00H00M47.477S" calcext:value-type="time">
            <text:p>00:00:47</text:p>
          </table:table-cell>
          <table:table-cell office:value-type="float" office:value="1.26" calcext:value-type="float">
            <text:p>1.26</text:p>
          </table:table-cell>
          <table:table-cell office:value-type="float" office:value="500" calcext:value-type="float">
            <text:p>500</text:p>
          </table:table-cell>
          <table:table-cell office:value-type="float" office:value="631" calcext:value-type="float">
            <text:p>631</text:p>
          </table:table-cell>
          <table:table-cell office:value-type="float" office:value="6.59" calcext:value-type="float">
            <text:p>6.59</text:p>
          </table:table-cell>
          <table:table-cell office:value-type="float" office:value="8.36" calcext:value-type="float">
            <text:p>8.36</text:p>
          </table:table-cell>
        </table:table-row>
        <table:table-row table:style-name="ro1">
          <table:table-cell office:value-type="float" office:value="63477" calcext:value-type="float">
            <text:p>63477</text:p>
          </table:table-cell>
          <table:table-cell table:formula="of:=[.A6]/1000/(60*60*24)" office:value-type="time" office:time-value="PT00H01M03.477S" calcext:value-type="time">
            <text:p>00:01:03</text:p>
          </table:table-cell>
          <table:table-cell office:value-type="float" office:value="1.26" calcext:value-type="float">
            <text:p>1.26</text:p>
          </table:table-cell>
          <table:table-cell office:value-type="float" office:value="499.72" calcext:value-type="float">
            <text:p>499.72</text:p>
          </table:table-cell>
          <table:table-cell office:value-type="float" office:value="630.63" calcext:value-type="float">
            <text:p>630.63</text:p>
          </table:table-cell>
          <table:table-cell office:value-type="float" office:value="8.82" calcext:value-type="float">
            <text:p>8.82</text:p>
          </table:table-cell>
          <table:table-cell office:value-type="float" office:value="11.16" calcext:value-type="float">
            <text:p>11.16</text:p>
          </table:table-cell>
        </table:table-row>
        <table:table-row table:style-name="ro1">
          <table:table-cell office:value-type="float" office:value="79477" calcext:value-type="float">
            <text:p>79477</text:p>
          </table:table-cell>
          <table:table-cell table:formula="of:=[.A7]/1000/(60*60*24)" office:value-type="time" office:time-value="PT00H01M19.477S" calcext:value-type="time">
            <text:p>00:01:19</text:p>
          </table:table-cell>
          <table:table-cell office:value-type="float" office:value="1.26" calcext:value-type="float">
            <text:p>1.26</text:p>
          </table:table-cell>
          <table:table-cell office:value-type="float" office:value="500.12" calcext:value-type="float">
            <text:p>500.12</text:p>
          </table:table-cell>
          <table:table-cell office:value-type="float" office:value="629.14" calcext:value-type="float">
            <text:p>629.14</text:p>
          </table:table-cell>
          <table:table-cell office:value-type="float" office:value="11.04" calcext:value-type="float">
            <text:p>11.04</text:p>
          </table:table-cell>
          <table:table-cell office:value-type="float" office:value="13.96" calcext:value-type="float">
            <text:p>13.96</text:p>
          </table:table-cell>
        </table:table-row>
        <table:table-row table:style-name="ro1">
          <table:table-cell office:value-type="float" office:value="95477" calcext:value-type="float">
            <text:p>95477</text:p>
          </table:table-cell>
          <table:table-cell table:formula="of:=[.A8]/1000/(60*60*24)" office:value-type="time" office:time-value="PT00H01M35.477S" calcext:value-type="time">
            <text:p>00:01:35</text:p>
          </table:table-cell>
          <table:table-cell office:value-type="float" office:value="1.26" calcext:value-type="float">
            <text:p>1.26</text:p>
          </table:table-cell>
          <table:table-cell office:value-type="float" office:value="499.72" calcext:value-type="float">
            <text:p>499.72</text:p>
          </table:table-cell>
          <table:table-cell office:value-type="float" office:value="630.64" calcext:value-type="float">
            <text:p>630.64</text:p>
          </table:table-cell>
          <table:table-cell office:value-type="float" office:value="13.26" calcext:value-type="float">
            <text:p>13.26</text:p>
          </table:table-cell>
          <table:table-cell office:value-type="float" office:value="16.75" calcext:value-type="float">
            <text:p>16.75</text:p>
          </table:table-cell>
        </table:table-row>
        <table:table-row table:style-name="ro1">
          <table:table-cell office:value-type="float" office:value="111478" calcext:value-type="float">
            <text:p>111478</text:p>
          </table:table-cell>
          <table:table-cell table:formula="of:=[.A9]/1000/(60*60*24)" office:value-type="time" office:time-value="PT00H01M51.478S" calcext:value-type="time">
            <text:p>00:01:51</text:p>
          </table:table-cell>
          <table:table-cell office:value-type="float" office:value="1.25" calcext:value-type="float">
            <text:p>1.25</text:p>
          </table:table-cell>
          <table:table-cell office:value-type="float" office:value="499.8" calcext:value-type="float">
            <text:p>499.8</text:p>
          </table:table-cell>
          <table:table-cell office:value-type="float" office:value="626.73" calcext:value-type="float">
            <text:p>626.73</text:p>
          </table:table-cell>
          <table:table-cell office:value-type="float" office:value="15.48" calcext:value-type="float">
            <text:p>15.48</text:p>
          </table:table-cell>
          <table:table-cell office:value-type="float" office:value="19.54" calcext:value-type="float">
            <text:p>19.54</text:p>
          </table:table-cell>
        </table:table-row>
        <table:table-row table:style-name="ro1">
          <table:table-cell office:value-type="float" office:value="127477" calcext:value-type="float">
            <text:p>127477</text:p>
          </table:table-cell>
          <table:table-cell table:formula="of:=[.A10]/1000/(60*60*24)" office:value-type="time" office:time-value="PT00H02M07.477S" calcext:value-type="time">
            <text:p>00:02:07</text:p>
          </table:table-cell>
          <table:table-cell office:value-type="float" office:value="1.25" calcext:value-type="float">
            <text:p>1.25</text:p>
          </table:table-cell>
          <table:table-cell office:value-type="float" office:value="499.92" calcext:value-type="float">
            <text:p>499.92</text:p>
          </table:table-cell>
          <table:table-cell office:value-type="float" office:value="626.89" calcext:value-type="float">
            <text:p>626.89</text:p>
          </table:table-cell>
          <table:table-cell office:value-type="float" office:value="17.7" calcext:value-type="float">
            <text:p>17.7</text:p>
          </table:table-cell>
          <table:table-cell office:value-type="float" office:value="22.33" calcext:value-type="float">
            <text:p>22.33</text:p>
          </table:table-cell>
        </table:table-row>
        <table:table-row table:style-name="ro1">
          <table:table-cell office:value-type="float" office:value="143477" calcext:value-type="float">
            <text:p>143477</text:p>
          </table:table-cell>
          <table:table-cell table:formula="of:=[.A11]/1000/(60*60*24)" office:value-type="time" office:time-value="PT00H02M23.477S" calcext:value-type="time">
            <text:p>00:02:23</text:p>
          </table:table-cell>
          <table:table-cell office:value-type="float" office:value="1.25" calcext:value-type="float">
            <text:p>1.25</text:p>
          </table:table-cell>
          <table:table-cell office:value-type="float" office:value="499.6" calcext:value-type="float">
            <text:p>499.6</text:p>
          </table:table-cell>
          <table:table-cell office:value-type="float" office:value="624.48" calcext:value-type="float">
            <text:p>624.48</text:p>
          </table:table-cell>
          <table:table-cell office:value-type="float" office:value="19.92" calcext:value-type="float">
            <text:p>19.92</text:p>
          </table:table-cell>
          <table:table-cell office:value-type="float" office:value="25.11" calcext:value-type="float">
            <text:p>25.11</text:p>
          </table:table-cell>
        </table:table-row>
        <table:table-row table:style-name="ro1">
          <table:table-cell office:value-type="float" office:value="159477" calcext:value-type="float">
            <text:p>159477</text:p>
          </table:table-cell>
          <table:table-cell table:formula="of:=[.A12]/1000/(60*60*24)" office:value-type="time" office:time-value="PT00H02M39.477S" calcext:value-type="time">
            <text:p>00:02:39</text:p>
          </table:table-cell>
          <table:table-cell office:value-type="float" office:value="1.25" calcext:value-type="float">
            <text:p>1.25</text:p>
          </table:table-cell>
          <table:table-cell office:value-type="float" office:value="499.92" calcext:value-type="float">
            <text:p>499.92</text:p>
          </table:table-cell>
          <table:table-cell office:value-type="float" office:value="624.89" calcext:value-type="float">
            <text:p>624.89</text:p>
          </table:table-cell>
          <table:table-cell office:value-type="float" office:value="22.14" calcext:value-type="float">
            <text:p>22.14</text:p>
          </table:table-cell>
          <table:table-cell office:value-type="float" office:value="27.88" calcext:value-type="float">
            <text:p>27.88</text:p>
          </table:table-cell>
        </table:table-row>
        <table:table-row table:style-name="ro1">
          <table:table-cell office:value-type="float" office:value="175478" calcext:value-type="float">
            <text:p>175478</text:p>
          </table:table-cell>
          <table:table-cell table:formula="of:=[.A13]/1000/(60*60*24)" office:value-type="time" office:time-value="PT00H02M55.478S" calcext:value-type="time">
            <text:p>00:02:55</text:p>
          </table:table-cell>
          <table:table-cell office:value-type="float" office:value="1.25" calcext:value-type="float">
            <text:p>1.25</text:p>
          </table:table-cell>
          <table:table-cell office:value-type="float" office:value="499.8" calcext:value-type="float">
            <text:p>499.8</text:p>
          </table:table-cell>
          <table:table-cell office:value-type="float" office:value="624.74" calcext:value-type="float">
            <text:p>624.74</text:p>
          </table:table-cell>
          <table:table-cell office:value-type="float" office:value="24.36" calcext:value-type="float">
            <text:p>24.36</text:p>
          </table:table-cell>
          <table:table-cell office:value-type="float" office:value="30.65" calcext:value-type="float">
            <text:p>30.65</text:p>
          </table:table-cell>
        </table:table-row>
        <table:table-row table:style-name="ro1">
          <table:table-cell office:value-type="float" office:value="191478" calcext:value-type="float">
            <text:p>191478</text:p>
          </table:table-cell>
          <table:table-cell table:formula="of:=[.A14]/1000/(60*60*24)" office:value-type="time" office:time-value="PT00H03M11.478S" calcext:value-type="time">
            <text:p>00:03:11</text:p>
          </table:table-cell>
          <table:table-cell office:value-type="float" office:value="1.25" calcext:value-type="float">
            <text:p>1.25</text:p>
          </table:table-cell>
          <table:table-cell office:value-type="float" office:value="499.72" calcext:value-type="float">
            <text:p>499.72</text:p>
          </table:table-cell>
          <table:table-cell office:value-type="float" office:value="622.63" calcext:value-type="float">
            <text:p>622.63</text:p>
          </table:table-cell>
          <table:table-cell office:value-type="float" office:value="26.58" calcext:value-type="float">
            <text:p>26.58</text:p>
          </table:table-cell>
          <table:table-cell office:value-type="float" office:value="33.42" calcext:value-type="float">
            <text:p>33.42</text:p>
          </table:table-cell>
        </table:table-row>
        <table:table-row table:style-name="ro1">
          <table:table-cell office:value-type="float" office:value="207477" calcext:value-type="float">
            <text:p>207477</text:p>
          </table:table-cell>
          <table:table-cell table:formula="of:=[.A15]/1000/(60*60*24)" office:value-type="time" office:time-value="PT00H03M27.477S" calcext:value-type="time">
            <text:p>00:03:27</text:p>
          </table:table-cell>
          <table:table-cell office:value-type="float" office:value="1.25" calcext:value-type="float">
            <text:p>1.25</text:p>
          </table:table-cell>
          <table:table-cell office:value-type="float" office:value="499.72" calcext:value-type="float">
            <text:p>499.72</text:p>
          </table:table-cell>
          <table:table-cell office:value-type="float" office:value="622.63" calcext:value-type="float">
            <text:p>622.63</text:p>
          </table:table-cell>
          <table:table-cell office:value-type="float" office:value="28.81" calcext:value-type="float">
            <text:p>28.81</text:p>
          </table:table-cell>
          <table:table-cell office:value-type="float" office:value="36.19" calcext:value-type="float">
            <text:p>36.19</text:p>
          </table:table-cell>
        </table:table-row>
        <table:table-row table:style-name="ro1">
          <table:table-cell office:value-type="float" office:value="223477" calcext:value-type="float">
            <text:p>223477</text:p>
          </table:table-cell>
          <table:table-cell table:formula="of:=[.A16]/1000/(60*60*24)" office:value-type="time" office:time-value="PT00H03M43.477S" calcext:value-type="time">
            <text:p>00:03:43</text:p>
          </table:table-cell>
          <table:table-cell office:value-type="float" office:value="1.25" calcext:value-type="float">
            <text:p>1.25</text:p>
          </table:table-cell>
          <table:table-cell office:value-type="float" office:value="499.8" calcext:value-type="float">
            <text:p>499.8</text:p>
          </table:table-cell>
          <table:table-cell office:value-type="float" office:value="622.74" calcext:value-type="float">
            <text:p>622.74</text:p>
          </table:table-cell>
          <table:table-cell office:value-type="float" office:value="31.03" calcext:value-type="float">
            <text:p>31.03</text:p>
          </table:table-cell>
          <table:table-cell office:value-type="float" office:value="38.95" calcext:value-type="float">
            <text:p>38.95</text:p>
          </table:table-cell>
        </table:table-row>
        <table:table-row table:style-name="ro1">
          <table:table-cell office:value-type="float" office:value="239477" calcext:value-type="float">
            <text:p>239477</text:p>
          </table:table-cell>
          <table:table-cell table:formula="of:=[.A17]/1000/(60*60*24)" office:value-type="time" office:time-value="PT00H03M59.477S" calcext:value-type="time">
            <text:p>00:03:59</text:p>
          </table:table-cell>
          <table:table-cell office:value-type="float" office:value="1.24" calcext:value-type="float">
            <text:p>1.24</text:p>
          </table:table-cell>
          <table:table-cell office:value-type="float" office:value="499.8" calcext:value-type="float">
            <text:p>499.8</text:p>
          </table:table-cell>
          <table:table-cell office:value-type="float" office:value="620.74" calcext:value-type="float">
            <text:p>620.74</text:p>
          </table:table-cell>
          <table:table-cell office:value-type="float" office:value="33.25" calcext:value-type="float">
            <text:p>33.25</text:p>
          </table:table-cell>
          <table:table-cell office:value-type="float" office:value="41.71" calcext:value-type="float">
            <text:p>41.71</text:p>
          </table:table-cell>
        </table:table-row>
        <table:table-row table:style-name="ro1">
          <table:table-cell office:value-type="float" office:value="255477" calcext:value-type="float">
            <text:p>255477</text:p>
          </table:table-cell>
          <table:table-cell table:formula="of:=[.A18]/1000/(60*60*24)" office:value-type="time" office:time-value="PT00H04M15.477S" calcext:value-type="time">
            <text:p>00:04:15</text:p>
          </table:table-cell>
          <table:table-cell office:value-type="float" office:value="1.24" calcext:value-type="float">
            <text:p>1.24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8.64" calcext:value-type="float">
            <text:p>618.64</text:p>
          </table:table-cell>
          <table:table-cell office:value-type="float" office:value="35.47" calcext:value-type="float">
            <text:p>35.47</text:p>
          </table:table-cell>
          <table:table-cell office:value-type="float" office:value="44.47" calcext:value-type="float">
            <text:p>44.47</text:p>
          </table:table-cell>
        </table:table-row>
        <table:table-row table:style-name="ro1">
          <table:table-cell office:value-type="float" office:value="271477" calcext:value-type="float">
            <text:p>271477</text:p>
          </table:table-cell>
          <table:table-cell table:formula="of:=[.A19]/1000/(60*60*24)" office:value-type="time" office:time-value="PT00H04M31.477S" calcext:value-type="time">
            <text:p>00:04:31</text:p>
          </table:table-cell>
          <table:table-cell office:value-type="float" office:value="1.24" calcext:value-type="float">
            <text:p>1.24</text:p>
          </table:table-cell>
          <table:table-cell office:value-type="float" office:value="499.6" calcext:value-type="float">
            <text:p>499.6</text:p>
          </table:table-cell>
          <table:table-cell office:value-type="float" office:value="618.49" calcext:value-type="float">
            <text:p>618.49</text:p>
          </table:table-cell>
          <table:table-cell office:value-type="float" office:value="37.69" calcext:value-type="float">
            <text:p>37.69</text:p>
          </table:table-cell>
          <table:table-cell office:value-type="float" office:value="47.22" calcext:value-type="float">
            <text:p>47.22</text:p>
          </table:table-cell>
        </table:table-row>
        <table:table-row table:style-name="ro1">
          <table:table-cell office:value-type="float" office:value="287477" calcext:value-type="float">
            <text:p>287477</text:p>
          </table:table-cell>
          <table:table-cell table:formula="of:=[.A20]/1000/(60*60*24)" office:value-type="time" office:time-value="PT00H04M47.477S" calcext:value-type="time">
            <text:p>00:04:47</text:p>
          </table:table-cell>
          <table:table-cell office:value-type="float" office:value="1.24" calcext:value-type="float">
            <text:p>1.24</text:p>
          </table:table-cell>
          <table:table-cell office:value-type="float" office:value="499.6" calcext:value-type="float">
            <text:p>499.6</text:p>
          </table:table-cell>
          <table:table-cell office:value-type="float" office:value="618.49" calcext:value-type="float">
            <text:p>618.49</text:p>
          </table:table-cell>
          <table:table-cell office:value-type="float" office:value="39.91" calcext:value-type="float">
            <text:p>39.91</text:p>
          </table:table-cell>
          <table:table-cell office:value-type="float" office:value="49.97" calcext:value-type="float">
            <text:p>49.97</text:p>
          </table:table-cell>
        </table:table-row>
        <table:table-row table:style-name="ro1">
          <table:table-cell office:value-type="float" office:value="303478" calcext:value-type="float">
            <text:p>303478</text:p>
          </table:table-cell>
          <table:table-cell table:formula="of:=[.A21]/1000/(60*60*24)" office:value-type="time" office:time-value="PT00H05M03.478S" calcext:value-type="time">
            <text:p>00:05:03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6.39" calcext:value-type="float">
            <text:p>616.39</text:p>
          </table:table-cell>
          <table:table-cell office:value-type="float" office:value="42.13" calcext:value-type="float">
            <text:p>42.13</text:p>
          </table:table-cell>
          <table:table-cell office:value-type="float" office:value="52.72" calcext:value-type="float">
            <text:p>52.72</text:p>
          </table:table-cell>
        </table:table-row>
        <table:table-row table:style-name="ro1">
          <table:table-cell office:value-type="float" office:value="319477" calcext:value-type="float">
            <text:p>319477</text:p>
          </table:table-cell>
          <table:table-cell table:formula="of:=[.A22]/1000/(60*60*24)" office:value-type="time" office:time-value="PT00H05M19.477S" calcext:value-type="time">
            <text:p>00:05:19</text:p>
          </table:table-cell>
          <table:table-cell office:value-type="float" office:value="1.23" calcext:value-type="float">
            <text:p>1.23</text:p>
          </table:table-cell>
          <table:table-cell office:value-type="float" office:value="499.8" calcext:value-type="float">
            <text:p>499.8</text:p>
          </table:table-cell>
          <table:table-cell office:value-type="float" office:value="616.73" calcext:value-type="float">
            <text:p>616.73</text:p>
          </table:table-cell>
          <table:table-cell office:value-type="float" office:value="44.35" calcext:value-type="float">
            <text:p>44.35</text:p>
          </table:table-cell>
          <table:table-cell office:value-type="float" office:value="55.46" calcext:value-type="float">
            <text:p>55.46</text:p>
          </table:table-cell>
        </table:table-row>
        <table:table-row table:style-name="ro1">
          <table:table-cell office:value-type="float" office:value="335478" calcext:value-type="float">
            <text:p>335478</text:p>
          </table:table-cell>
          <table:table-cell table:formula="of:=[.A23]/1000/(60*60*24)" office:value-type="time" office:time-value="PT00H05M35.478S" calcext:value-type="time">
            <text:p>00:05:35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6.5" calcext:value-type="float">
            <text:p>616.5</text:p>
          </table:table-cell>
          <table:table-cell office:value-type="float" office:value="46.57" calcext:value-type="float">
            <text:p>46.57</text:p>
          </table:table-cell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float" office:value="351477" calcext:value-type="float">
            <text:p>351477</text:p>
          </table:table-cell>
          <table:table-cell table:formula="of:=[.A24]/1000/(60*60*24)" office:value-type="time" office:time-value="PT00H05M51.477S" calcext:value-type="time">
            <text:p>00:05:51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4.5" calcext:value-type="float">
            <text:p>614.5</text:p>
          </table:table-cell>
          <table:table-cell office:value-type="float" office:value="48.79" calcext:value-type="float">
            <text:p>48.79</text:p>
          </table:table-cell>
          <table:table-cell office:value-type="float" office:value="60.94" calcext:value-type="float">
            <text:p>60.94</text:p>
          </table:table-cell>
        </table:table-row>
        <table:table-row table:style-name="ro1">
          <table:table-cell office:value-type="float" office:value="367478" calcext:value-type="float">
            <text:p>367478</text:p>
          </table:table-cell>
          <table:table-cell table:formula="of:=[.A25]/1000/(60*60*24)" office:value-type="time" office:time-value="PT00H06M07.478S" calcext:value-type="time">
            <text:p>00:06:07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6.39" calcext:value-type="float">
            <text:p>616.39</text:p>
          </table:table-cell>
          <table:table-cell office:value-type="float" office:value="51.02" calcext:value-type="float">
            <text:p>51.02</text:p>
          </table:table-cell>
          <table:table-cell office:value-type="float" office:value="63.68" calcext:value-type="float">
            <text:p>63.68</text:p>
          </table:table-cell>
        </table:table-row>
        <table:table-row table:style-name="ro1">
          <table:table-cell office:value-type="float" office:value="383477" calcext:value-type="float">
            <text:p>383477</text:p>
          </table:table-cell>
          <table:table-cell table:formula="of:=[.A26]/1000/(60*60*24)" office:value-type="time" office:time-value="PT00H06M23.477S" calcext:value-type="time">
            <text:p>00:06:23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4.38" calcext:value-type="float">
            <text:p>614.38</text:p>
          </table:table-cell>
          <table:table-cell office:value-type="float" office:value="53.24" calcext:value-type="float">
            <text:p>53.24</text:p>
          </table:table-cell>
          <table:table-cell office:value-type="float" office:value="66.42" calcext:value-type="float">
            <text:p>66.42</text:p>
          </table:table-cell>
        </table:table-row>
        <table:table-row table:style-name="ro1">
          <table:table-cell office:value-type="float" office:value="399478" calcext:value-type="float">
            <text:p>399478</text:p>
          </table:table-cell>
          <table:table-cell table:formula="of:=[.A27]/1000/(60*60*24)" office:value-type="time" office:time-value="PT00H06M39.478S" calcext:value-type="time">
            <text:p>00:06:39</text:p>
          </table:table-cell>
          <table:table-cell office:value-type="float" office:value="1.23" calcext:value-type="float">
            <text:p>1.23</text:p>
          </table:table-cell>
          <table:table-cell office:value-type="float" office:value="500" calcext:value-type="float">
            <text:p>500</text:p>
          </table:table-cell>
          <table:table-cell office:value-type="float" office:value="616.99" calcext:value-type="float">
            <text:p>616.99</text:p>
          </table:table-cell>
          <table:table-cell office:value-type="float" office:value="55.46" calcext:value-type="float">
            <text:p>55.46</text:p>
          </table:table-cell>
          <table:table-cell office:value-type="float" office:value="69.15" calcext:value-type="float">
            <text:p>69.15</text:p>
          </table:table-cell>
        </table:table-row>
        <table:table-row table:style-name="ro1">
          <table:table-cell office:value-type="float" office:value="415477" calcext:value-type="float">
            <text:p>415477</text:p>
          </table:table-cell>
          <table:table-cell table:formula="of:=[.A28]/1000/(60*60*24)" office:value-type="time" office:time-value="PT00H06M55.477S" calcext:value-type="time">
            <text:p>00:06:55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4.4" calcext:value-type="float">
            <text:p>614.4</text:p>
          </table:table-cell>
          <table:table-cell office:value-type="float" office:value="57.68" calcext:value-type="float">
            <text:p>57.68</text:p>
          </table:table-cell>
          <table:table-cell office:value-type="float" office:value="71.88" calcext:value-type="float">
            <text:p>71.88</text:p>
          </table:table-cell>
        </table:table-row>
        <table:table-row table:style-name="ro1">
          <table:table-cell office:value-type="float" office:value="431477" calcext:value-type="float">
            <text:p>431477</text:p>
          </table:table-cell>
          <table:table-cell table:formula="of:=[.A29]/1000/(60*60*24)" office:value-type="time" office:time-value="PT00H07M11.477S" calcext:value-type="time">
            <text:p>00:07:11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4.49" calcext:value-type="float">
            <text:p>614.49</text:p>
          </table:table-cell>
          <table:table-cell office:value-type="float" office:value="59.9" calcext:value-type="float">
            <text:p>59.9</text:p>
          </table:table-cell>
          <table:table-cell office:value-type="float" office:value="74.61" calcext:value-type="float">
            <text:p>74.61</text:p>
          </table:table-cell>
        </table:table-row>
        <table:table-row table:style-name="ro1">
          <table:table-cell office:value-type="float" office:value="447477" calcext:value-type="float">
            <text:p>447477</text:p>
          </table:table-cell>
          <table:table-cell table:formula="of:=[.A30]/1000/(60*60*24)" office:value-type="time" office:time-value="PT00H07M27.477S" calcext:value-type="time">
            <text:p>00:07:27</text:p>
          </table:table-cell>
          <table:table-cell office:value-type="float" office:value="1.23" calcext:value-type="float">
            <text:p>1.23</text:p>
          </table:table-cell>
          <table:table-cell office:value-type="float" office:value="499.8" calcext:value-type="float">
            <text:p>499.8</text:p>
          </table:table-cell>
          <table:table-cell office:value-type="float" office:value="614.73" calcext:value-type="float">
            <text:p>614.73</text:p>
          </table:table-cell>
          <table:table-cell office:value-type="float" office:value="62.12" calcext:value-type="float">
            <text:p>62.12</text:p>
          </table:table-cell>
          <table:table-cell office:value-type="float" office:value="77.34" calcext:value-type="float">
            <text:p>77.34</text:p>
          </table:table-cell>
        </table:table-row>
        <table:table-row table:style-name="ro1">
          <table:table-cell office:value-type="float" office:value="463477" calcext:value-type="float">
            <text:p>463477</text:p>
          </table:table-cell>
          <table:table-cell table:formula="of:=[.A31]/1000/(60*60*24)" office:value-type="time" office:time-value="PT00H07M43.477S" calcext:value-type="time">
            <text:p>00:07:43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2.4" calcext:value-type="float">
            <text:p>612.4</text:p>
          </table:table-cell>
          <table:table-cell office:value-type="float" office:value="64.34" calcext:value-type="float">
            <text:p>64.34</text:p>
          </table:table-cell>
          <table:table-cell office:value-type="float" office:value="80.07" calcext:value-type="float">
            <text:p>80.07</text:p>
          </table:table-cell>
        </table:table-row>
        <table:table-row table:style-name="ro1">
          <table:table-cell office:value-type="float" office:value="479478" calcext:value-type="float">
            <text:p>479478</text:p>
          </table:table-cell>
          <table:table-cell table:formula="of:=[.A32]/1000/(60*60*24)" office:value-type="time" office:time-value="PT00H07M59.478S" calcext:value-type="time">
            <text:p>00:07:59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2.49" calcext:value-type="float">
            <text:p>612.49</text:p>
          </table:table-cell>
          <table:table-cell office:value-type="float" office:value="66.56" calcext:value-type="float">
            <text:p>66.56</text:p>
          </table:table-cell>
          <table:table-cell office:value-type="float" office:value="82.79" calcext:value-type="float">
            <text:p>82.79</text:p>
          </table:table-cell>
        </table:table-row>
        <table:table-row table:style-name="ro1">
          <table:table-cell office:value-type="float" office:value="495477" calcext:value-type="float">
            <text:p>495477</text:p>
          </table:table-cell>
          <table:table-cell table:formula="of:=[.A33]/1000/(60*60*24)" office:value-type="time" office:time-value="PT00H08M15.477S" calcext:value-type="time">
            <text:p>00:08:15</text:p>
          </table:table-cell>
          <table:table-cell office:value-type="float" office:value="1.23" calcext:value-type="float">
            <text:p>1.23</text:p>
          </table:table-cell>
          <table:table-cell office:value-type="float" office:value="499.8" calcext:value-type="float">
            <text:p>499.8</text:p>
          </table:table-cell>
          <table:table-cell office:value-type="float" office:value="612.73" calcext:value-type="float">
            <text:p>612.73</text:p>
          </table:table-cell>
          <table:table-cell office:value-type="float" office:value="68.78" calcext:value-type="float">
            <text:p>68.78</text:p>
          </table:table-cell>
          <table:table-cell office:value-type="float" office:value="85.52" calcext:value-type="float">
            <text:p>85.52</text:p>
          </table:table-cell>
        </table:table-row>
        <table:table-row table:style-name="ro1">
          <table:table-cell office:value-type="float" office:value="511477" calcext:value-type="float">
            <text:p>511477</text:p>
          </table:table-cell>
          <table:table-cell table:formula="of:=[.A34]/1000/(60*60*24)" office:value-type="time" office:time-value="PT00H08M31.477S" calcext:value-type="time">
            <text:p>00:08:31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2.4" calcext:value-type="float">
            <text:p>612.4</text:p>
          </table:table-cell>
          <table:table-cell office:value-type="float" office:value="71" calcext:value-type="float">
            <text:p>71</text:p>
          </table:table-cell>
          <table:table-cell office:value-type="float" office:value="88.24" calcext:value-type="float">
            <text:p>88.24</text:p>
          </table:table-cell>
        </table:table-row>
        <table:table-row table:style-name="ro1">
          <table:table-cell office:value-type="float" office:value="527478" calcext:value-type="float">
            <text:p>527478</text:p>
          </table:table-cell>
          <table:table-cell table:formula="of:=[.A35]/1000/(60*60*24)" office:value-type="time" office:time-value="PT00H08M47.478S" calcext:value-type="time">
            <text:p>00:08:47</text:p>
          </table:table-cell>
          <table:table-cell office:value-type="float" office:value="1.23" calcext:value-type="float">
            <text:p>1.23</text:p>
          </table:table-cell>
          <table:table-cell office:value-type="float" office:value="499.8" calcext:value-type="float">
            <text:p>499.8</text:p>
          </table:table-cell>
          <table:table-cell office:value-type="float" office:value="612.73" calcext:value-type="float">
            <text:p>612.73</text:p>
          </table:table-cell>
          <table:table-cell office:value-type="float" office:value="73.22" calcext:value-type="float">
            <text:p>73.22</text:p>
          </table:table-cell>
          <table:table-cell office:value-type="float" office:value="90.96" calcext:value-type="float">
            <text:p>90.96</text:p>
          </table:table-cell>
        </table:table-row>
        <table:table-row table:style-name="ro1">
          <table:table-cell office:value-type="float" office:value="543478" calcext:value-type="float">
            <text:p>543478</text:p>
          </table:table-cell>
          <table:table-cell table:formula="of:=[.A36]/1000/(60*60*24)" office:value-type="time" office:time-value="PT00H09M03.478S" calcext:value-type="time">
            <text:p>00:09:03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0.39" calcext:value-type="float">
            <text:p>610.39</text:p>
          </table:table-cell>
          <table:table-cell office:value-type="float" office:value="75.44" calcext:value-type="float">
            <text:p>75.44</text:p>
          </table:table-cell>
          <table:table-cell office:value-type="float" office:value="93.67" calcext:value-type="float">
            <text:p>93.67</text:p>
          </table:table-cell>
        </table:table-row>
        <table:table-row table:style-name="ro1">
          <table:table-cell office:value-type="float" office:value="559477" calcext:value-type="float">
            <text:p>559477</text:p>
          </table:table-cell>
          <table:table-cell table:formula="of:=[.A37]/1000/(60*60*24)" office:value-type="time" office:time-value="PT00H09M19.477S" calcext:value-type="time">
            <text:p>00:09:19</text:p>
          </table:table-cell>
          <table:table-cell office:value-type="float" office:value="1.22" calcext:value-type="float">
            <text:p>1.2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0.64" calcext:value-type="float">
            <text:p>610.64</text:p>
          </table:table-cell>
          <table:table-cell office:value-type="float" office:value="77.66" calcext:value-type="float">
            <text:p>77.66</text:p>
          </table:table-cell>
          <table:table-cell office:value-type="float" office:value="96.39" calcext:value-type="float">
            <text:p>96.39</text:p>
          </table:table-cell>
        </table:table-row>
        <table:table-row table:style-name="ro1">
          <table:table-cell office:value-type="float" office:value="575477" calcext:value-type="float">
            <text:p>575477</text:p>
          </table:table-cell>
          <table:table-cell table:formula="of:=[.A38]/1000/(60*60*24)" office:value-type="time" office:time-value="PT00H09M35.477S" calcext:value-type="time">
            <text:p>00:09:35</text:p>
          </table:table-cell>
          <table:table-cell office:value-type="float" office:value="1.22" calcext:value-type="float">
            <text:p>1.2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8.65" calcext:value-type="float">
            <text:p>608.65</text:p>
          </table:table-cell>
          <table:table-cell office:value-type="float" office:value="79.89" calcext:value-type="float">
            <text:p>79.89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float" office:value="591477" calcext:value-type="float">
            <text:p>591477</text:p>
          </table:table-cell>
          <table:table-cell table:formula="of:=[.A39]/1000/(60*60*24)" office:value-type="time" office:time-value="PT00H09M51.477S" calcext:value-type="time">
            <text:p>00:09:51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10.25" calcext:value-type="float">
            <text:p>610.25</text:p>
          </table:table-cell>
          <table:table-cell office:value-type="float" office:value="82.11" calcext:value-type="float">
            <text:p>82.11</text:p>
          </table:table-cell>
          <table:table-cell office:value-type="float" office:value="101.81" calcext:value-type="float">
            <text:p>101.81</text:p>
          </table:table-cell>
        </table:table-row>
        <table:table-row table:style-name="ro1">
          <table:table-cell office:value-type="float" office:value="607478" calcext:value-type="float">
            <text:p>607478</text:p>
          </table:table-cell>
          <table:table-cell table:formula="of:=[.A40]/1000/(60*60*24)" office:value-type="time" office:time-value="PT00H10M07.478S" calcext:value-type="time">
            <text:p>00:10:07</text:p>
          </table:table-cell>
          <table:table-cell office:value-type="float" office:value="1.22" calcext:value-type="float">
            <text:p>1.2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8.64" calcext:value-type="float">
            <text:p>608.64</text:p>
          </table:table-cell>
          <table:table-cell office:value-type="float" office:value="84.33" calcext:value-type="float">
            <text:p>84.33</text:p>
          </table:table-cell>
          <table:table-cell office:value-type="float" office:value="104.52" calcext:value-type="float">
            <text:p>104.52</text:p>
          </table:table-cell>
        </table:table-row>
        <table:table-row table:style-name="ro1">
          <table:table-cell office:value-type="float" office:value="623477" calcext:value-type="float">
            <text:p>623477</text:p>
          </table:table-cell>
          <table:table-cell table:formula="of:=[.A41]/1000/(60*60*24)" office:value-type="time" office:time-value="PT00H10M23.477S" calcext:value-type="time">
            <text:p>00:10:23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8.4" calcext:value-type="float">
            <text:p>608.4</text:p>
          </table:table-cell>
          <table:table-cell office:value-type="float" office:value="86.55" calcext:value-type="float">
            <text:p>86.55</text:p>
          </table:table-cell>
          <table:table-cell office:value-type="float" office:value="107.23" calcext:value-type="float">
            <text:p>107.23</text:p>
          </table:table-cell>
        </table:table-row>
        <table:table-row table:style-name="ro1">
          <table:table-cell office:value-type="float" office:value="639477" calcext:value-type="float">
            <text:p>639477</text:p>
          </table:table-cell>
          <table:table-cell table:formula="of:=[.A42]/1000/(60*60*24)" office:value-type="time" office:time-value="PT00H10M39.477S" calcext:value-type="time">
            <text:p>00:10:39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8.41" calcext:value-type="float">
            <text:p>608.41</text:p>
          </table:table-cell>
          <table:table-cell office:value-type="float" office:value="88.77" calcext:value-type="float">
            <text:p>88.77</text:p>
          </table:table-cell>
          <table:table-cell office:value-type="float" office:value="109.93" calcext:value-type="float">
            <text:p>109.93</text:p>
          </table:table-cell>
        </table:table-row>
        <table:table-row table:style-name="ro1">
          <table:table-cell office:value-type="float" office:value="655478" calcext:value-type="float">
            <text:p>655478</text:p>
          </table:table-cell>
          <table:table-cell table:formula="of:=[.A43]/1000/(60*60*24)" office:value-type="time" office:time-value="PT00H10M55.478S" calcext:value-type="time">
            <text:p>00:10:55</text:p>
          </table:table-cell>
          <table:table-cell office:value-type="float" office:value="1.22" calcext:value-type="float">
            <text:p>1.22</text:p>
          </table:table-cell>
          <table:table-cell office:value-type="float" office:value="499.92" calcext:value-type="float">
            <text:p>499.92</text:p>
          </table:table-cell>
          <table:table-cell office:value-type="float" office:value="608.88" calcext:value-type="float">
            <text:p>608.88</text:p>
          </table:table-cell>
          <table:table-cell office:value-type="float" office:value="90.99" calcext:value-type="float">
            <text:p>90.99</text:p>
          </table:table-cell>
          <table:table-cell office:value-type="float" office:value="112.64" calcext:value-type="float">
            <text:p>112.64</text:p>
          </table:table-cell>
        </table:table-row>
        <table:table-row table:style-name="ro1">
          <table:table-cell office:value-type="float" office:value="671477" calcext:value-type="float">
            <text:p>671477</text:p>
          </table:table-cell>
          <table:table-cell table:formula="of:=[.A44]/1000/(60*60*24)" office:value-type="time" office:time-value="PT00H11M11.477S" calcext:value-type="time">
            <text:p>00:11:11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6" calcext:value-type="float">
            <text:p>606.26</text:p>
          </table:table-cell>
          <table:table-cell office:value-type="float" office:value="93.21" calcext:value-type="float">
            <text:p>93.21</text:p>
          </table:table-cell>
          <table:table-cell office:value-type="float" office:value="115.34" calcext:value-type="float">
            <text:p>115.34</text:p>
          </table:table-cell>
        </table:table-row>
        <table:table-row table:style-name="ro1">
          <table:table-cell office:value-type="float" office:value="687477" calcext:value-type="float">
            <text:p>687477</text:p>
          </table:table-cell>
          <table:table-cell table:formula="of:=[.A45]/1000/(60*60*24)" office:value-type="time" office:time-value="PT00H11M27.477S" calcext:value-type="time">
            <text:p>00:11:27</text:p>
          </table:table-cell>
          <table:table-cell office:value-type="float" office:value="1.21" calcext:value-type="float">
            <text:p>1.21</text:p>
          </table:table-cell>
          <table:table-cell office:value-type="float" office:value="500" calcext:value-type="float">
            <text:p>500</text:p>
          </table:table-cell>
          <table:table-cell office:value-type="float" office:value="606.99" calcext:value-type="float">
            <text:p>606.99</text:p>
          </table:table-cell>
          <table:table-cell office:value-type="float" office:value="95.43" calcext:value-type="float">
            <text:p>95.43</text:p>
          </table:table-cell>
          <table:table-cell office:value-type="float" office:value="118.04" calcext:value-type="float">
            <text:p>118.04</text:p>
          </table:table-cell>
        </table:table-row>
        <table:table-row table:style-name="ro1">
          <table:table-cell office:value-type="float" office:value="703478" calcext:value-type="float">
            <text:p>703478</text:p>
          </table:table-cell>
          <table:table-cell table:formula="of:=[.A46]/1000/(60*60*24)" office:value-type="time" office:time-value="PT00H11M43.478S" calcext:value-type="time">
            <text:p>00:11:43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6.65" calcext:value-type="float">
            <text:p>606.65</text:p>
          </table:table-cell>
          <table:table-cell office:value-type="float" office:value="97.65" calcext:value-type="float">
            <text:p>97.65</text:p>
          </table:table-cell>
          <table:table-cell office:value-type="float" office:value="120.74" calcext:value-type="float">
            <text:p>120.74</text:p>
          </table:table-cell>
        </table:table-row>
        <table:table-row table:style-name="ro1">
          <table:table-cell office:value-type="float" office:value="719477" calcext:value-type="float">
            <text:p>719477</text:p>
          </table:table-cell>
          <table:table-cell table:formula="of:=[.A47]/1000/(60*60*24)" office:value-type="time" office:time-value="PT00H11M59.477S" calcext:value-type="time">
            <text:p>00:11:59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6.65" calcext:value-type="float">
            <text:p>606.65</text:p>
          </table:table-cell>
          <table:table-cell office:value-type="float" office:value="99.87" calcext:value-type="float">
            <text:p>99.87</text:p>
          </table:table-cell>
          <table:table-cell office:value-type="float" office:value="123.44" calcext:value-type="float">
            <text:p>123.44</text:p>
          </table:table-cell>
        </table:table-row>
        <table:table-row table:style-name="ro1">
          <table:table-cell office:value-type="float" office:value="735477" calcext:value-type="float">
            <text:p>735477</text:p>
          </table:table-cell>
          <table:table-cell table:formula="of:=[.A48]/1000/(60*60*24)" office:value-type="time" office:time-value="PT00H12M15.477S" calcext:value-type="time">
            <text:p>00:12:15</text:p>
          </table:table-cell>
          <table:table-cell office:value-type="float" office:value="1.21" calcext:value-type="float">
            <text:p>1.21</text:p>
          </table:table-cell>
          <table:table-cell office:value-type="float" office:value="499.8" calcext:value-type="float">
            <text:p>499.8</text:p>
          </table:table-cell>
          <table:table-cell office:value-type="float" office:value="604.72" calcext:value-type="float">
            <text:p>604.72</text:p>
          </table:table-cell>
          <table:table-cell office:value-type="float" office:value="102.09" calcext:value-type="float">
            <text:p>102.09</text:p>
          </table:table-cell>
          <table:table-cell office:value-type="float" office:value="126.14" calcext:value-type="float">
            <text:p>126.14</text:p>
          </table:table-cell>
        </table:table-row>
        <table:table-row table:style-name="ro1">
          <table:table-cell office:value-type="float" office:value="751477" calcext:value-type="float">
            <text:p>751477</text:p>
          </table:table-cell>
          <table:table-cell table:formula="of:=[.A49]/1000/(60*60*24)" office:value-type="time" office:time-value="PT00H12M31.477S" calcext:value-type="time">
            <text:p>00:12:31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6.62" calcext:value-type="float">
            <text:p>606.62</text:p>
          </table:table-cell>
          <table:table-cell office:value-type="float" office:value="104.31" calcext:value-type="float">
            <text:p>104.31</text:p>
          </table:table-cell>
          <table:table-cell office:value-type="float" office:value="128.84" calcext:value-type="float">
            <text:p>128.84</text:p>
          </table:table-cell>
        </table:table-row>
        <table:table-row table:style-name="ro1">
          <table:table-cell office:value-type="float" office:value="767477" calcext:value-type="float">
            <text:p>767477</text:p>
          </table:table-cell>
          <table:table-cell table:formula="of:=[.A50]/1000/(60*60*24)" office:value-type="time" office:time-value="PT00H12M47.477S" calcext:value-type="time">
            <text:p>00:12:47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6.5" calcext:value-type="float">
            <text:p>606.5</text:p>
          </table:table-cell>
          <table:table-cell office:value-type="float" office:value="106.53" calcext:value-type="float">
            <text:p>106.53</text:p>
          </table:table-cell>
          <table:table-cell office:value-type="float" office:value="131.53" calcext:value-type="float">
            <text:p>131.53</text:p>
          </table:table-cell>
        </table:table-row>
        <table:table-row table:style-name="ro1">
          <table:table-cell office:value-type="float" office:value="783477" calcext:value-type="float">
            <text:p>783477</text:p>
          </table:table-cell>
          <table:table-cell table:formula="of:=[.A51]/1000/(60*60*24)" office:value-type="time" office:time-value="PT00H13M03.477S" calcext:value-type="time">
            <text:p>00:13:03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4.64" calcext:value-type="float">
            <text:p>604.64</text:p>
          </table:table-cell>
          <table:table-cell office:value-type="float" office:value="108.75" calcext:value-type="float">
            <text:p>108.75</text:p>
          </table:table-cell>
          <table:table-cell office:value-type="float" office:value="134.23" calcext:value-type="float">
            <text:p>134.23</text:p>
          </table:table-cell>
        </table:table-row>
        <table:table-row table:style-name="ro1">
          <table:table-cell office:value-type="float" office:value="799477" calcext:value-type="float">
            <text:p>799477</text:p>
          </table:table-cell>
          <table:table-cell table:formula="of:=[.A52]/1000/(60*60*24)" office:value-type="time" office:time-value="PT00H13M19.477S" calcext:value-type="time">
            <text:p>00:13:19</text:p>
          </table:table-cell>
          <table:table-cell office:value-type="float" office:value="1.21" calcext:value-type="float">
            <text:p>1.21</text:p>
          </table:table-cell>
          <table:table-cell office:value-type="float" office:value="499.8" calcext:value-type="float">
            <text:p>499.8</text:p>
          </table:table-cell>
          <table:table-cell office:value-type="float" office:value="604.73" calcext:value-type="float">
            <text:p>604.73</text:p>
          </table:table-cell>
          <table:table-cell office:value-type="float" office:value="110.97" calcext:value-type="float">
            <text:p>110.97</text:p>
          </table:table-cell>
          <table:table-cell office:value-type="float" office:value="136.92" calcext:value-type="float">
            <text:p>136.92</text:p>
          </table:table-cell>
        </table:table-row>
        <table:table-row table:style-name="ro1">
          <table:table-cell office:value-type="float" office:value="815478" calcext:value-type="float">
            <text:p>815478</text:p>
          </table:table-cell>
          <table:table-cell table:formula="of:=[.A53]/1000/(60*60*24)" office:value-type="time" office:time-value="PT00H13M35.478S" calcext:value-type="time">
            <text:p>00:13:35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4.65" calcext:value-type="float">
            <text:p>604.65</text:p>
          </table:table-cell>
          <table:table-cell office:value-type="float" office:value="113.2" calcext:value-type="float">
            <text:p>113.2</text:p>
          </table:table-cell>
          <table:table-cell office:value-type="float" office:value="139.61" calcext:value-type="float">
            <text:p>139.61</text:p>
          </table:table-cell>
        </table:table-row>
        <table:table-row table:style-name="ro1">
          <table:table-cell office:value-type="float" office:value="831477" calcext:value-type="float">
            <text:p>831477</text:p>
          </table:table-cell>
          <table:table-cell table:formula="of:=[.A54]/1000/(60*60*24)" office:value-type="time" office:time-value="PT00H13M51.477S" calcext:value-type="time">
            <text:p>00:13:51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4.5" calcext:value-type="float">
            <text:p>604.5</text:p>
          </table:table-cell>
          <table:table-cell office:value-type="float" office:value="115.42" calcext:value-type="float">
            <text:p>115.42</text:p>
          </table:table-cell>
          <table:table-cell office:value-type="float" office:value="142.3" calcext:value-type="float">
            <text:p>142.3</text:p>
          </table:table-cell>
        </table:table-row>
        <table:table-row table:style-name="ro1">
          <table:table-cell office:value-type="float" office:value="847477" calcext:value-type="float">
            <text:p>847477</text:p>
          </table:table-cell>
          <table:table-cell table:formula="of:=[.A55]/1000/(60*60*24)" office:value-type="time" office:time-value="PT00H14M07.477S" calcext:value-type="time">
            <text:p>00:14:07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4.51" calcext:value-type="float">
            <text:p>604.51</text:p>
          </table:table-cell>
          <table:table-cell office:value-type="float" office:value="117.64" calcext:value-type="float">
            <text:p>117.64</text:p>
          </table:table-cell>
          <table:table-cell office:value-type="float" office:value="144.99" calcext:value-type="float">
            <text:p>144.99</text:p>
          </table:table-cell>
        </table:table-row>
        <table:table-row table:style-name="ro1">
          <table:table-cell office:value-type="float" office:value="863478" calcext:value-type="float">
            <text:p>863478</text:p>
          </table:table-cell>
          <table:table-cell table:formula="of:=[.A56]/1000/(60*60*24)" office:value-type="time" office:time-value="PT00H14M23.478S" calcext:value-type="time">
            <text:p>00:14:23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4.64" calcext:value-type="float">
            <text:p>604.64</text:p>
          </table:table-cell>
          <table:table-cell office:value-type="float" office:value="119.86" calcext:value-type="float">
            <text:p>119.86</text:p>
          </table:table-cell>
          <table:table-cell office:value-type="float" office:value="147.68" calcext:value-type="float">
            <text:p>147.68</text:p>
          </table:table-cell>
        </table:table-row>
        <table:table-row table:style-name="ro1">
          <table:table-cell office:value-type="float" office:value="879477" calcext:value-type="float">
            <text:p>879477</text:p>
          </table:table-cell>
          <table:table-cell table:formula="of:=[.A57]/1000/(60*60*24)" office:value-type="time" office:time-value="PT00H14M39.477S" calcext:value-type="time">
            <text:p>00:14:39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4.5" calcext:value-type="float">
            <text:p>604.5</text:p>
          </table:table-cell>
          <table:table-cell office:value-type="float" office:value="122.08" calcext:value-type="float">
            <text:p>122.08</text:p>
          </table:table-cell>
          <table:table-cell office:value-type="float" office:value="150.37" calcext:value-type="float">
            <text:p>150.37</text:p>
          </table:table-cell>
        </table:table-row>
        <table:table-row table:style-name="ro1">
          <table:table-cell office:value-type="float" office:value="895477" calcext:value-type="float">
            <text:p>895477</text:p>
          </table:table-cell>
          <table:table-cell table:formula="of:=[.A58]/1000/(60*60*24)" office:value-type="time" office:time-value="PT00H14M55.477S" calcext:value-type="time">
            <text:p>00:14:55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4.4" calcext:value-type="float">
            <text:p>604.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05" calcext:value-type="float">
            <text:p>153.05</text:p>
          </table:table-cell>
        </table:table-row>
        <table:table-row table:style-name="ro1">
          <table:table-cell office:value-type="float" office:value="911477" calcext:value-type="float">
            <text:p>911477</text:p>
          </table:table-cell>
          <table:table-cell table:formula="of:=[.A59]/1000/(60*60*24)" office:value-type="time" office:time-value="PT00H15M11.477S" calcext:value-type="time">
            <text:p>00:15:11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2.63" calcext:value-type="float">
            <text:p>602.63</text:p>
          </table:table-cell>
          <table:table-cell office:value-type="float" office:value="126.52" calcext:value-type="float">
            <text:p>126.52</text:p>
          </table:table-cell>
          <table:table-cell office:value-type="float" office:value="155.73" calcext:value-type="float">
            <text:p>155.73</text:p>
          </table:table-cell>
        </table:table-row>
        <table:table-row table:style-name="ro1">
          <table:table-cell office:value-type="float" office:value="927478" calcext:value-type="float">
            <text:p>927478</text:p>
          </table:table-cell>
          <table:table-cell table:formula="of:=[.A60]/1000/(60*60*24)" office:value-type="time" office:time-value="PT00H15M27.478S" calcext:value-type="time">
            <text:p>00:15:27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2.63" calcext:value-type="float">
            <text:p>602.63</text:p>
          </table:table-cell>
          <table:table-cell office:value-type="float" office:value="128.74" calcext:value-type="float">
            <text:p>128.74</text:p>
          </table:table-cell>
          <table:table-cell office:value-type="float" office:value="158.42" calcext:value-type="float">
            <text:p>158.42</text:p>
          </table:table-cell>
        </table:table-row>
        <table:table-row table:style-name="ro1">
          <table:table-cell office:value-type="float" office:value="943477" calcext:value-type="float">
            <text:p>943477</text:p>
          </table:table-cell>
          <table:table-cell table:formula="of:=[.A61]/1000/(60*60*24)" office:value-type="time" office:time-value="PT00H15M43.477S" calcext:value-type="time">
            <text:p>00:15:43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2.15" calcext:value-type="float">
            <text:p>602.15</text:p>
          </table:table-cell>
          <table:table-cell office:value-type="float" office:value="130.96" calcext:value-type="float">
            <text:p>130.96</text:p>
          </table:table-cell>
          <table:table-cell office:value-type="float" office:value="161.1" calcext:value-type="float">
            <text:p>161.1</text:p>
          </table:table-cell>
        </table:table-row>
        <table:table-row table:style-name="ro1">
          <table:table-cell office:value-type="float" office:value="959478" calcext:value-type="float">
            <text:p>959478</text:p>
          </table:table-cell>
          <table:table-cell table:formula="of:=[.A62]/1000/(60*60*24)" office:value-type="time" office:time-value="PT00H15M59.478S" calcext:value-type="time">
            <text:p>00:15:59</text:p>
          </table:table-cell>
          <table:table-cell office:value-type="float" office:value="1.21" calcext:value-type="float">
            <text:p>1.21</text:p>
          </table:table-cell>
          <table:table-cell office:value-type="float" office:value="499.8" calcext:value-type="float">
            <text:p>499.8</text:p>
          </table:table-cell>
          <table:table-cell office:value-type="float" office:value="602.73" calcext:value-type="float">
            <text:p>602.73</text:p>
          </table:table-cell>
          <table:table-cell office:value-type="float" office:value="133.18" calcext:value-type="float">
            <text:p>133.18</text:p>
          </table:table-cell>
          <table:table-cell office:value-type="float" office:value="163.77" calcext:value-type="float">
            <text:p>163.77</text:p>
          </table:table-cell>
        </table:table-row>
        <table:table-row table:style-name="ro1">
          <table:table-cell office:value-type="float" office:value="975477" calcext:value-type="float">
            <text:p>975477</text:p>
          </table:table-cell>
          <table:table-cell table:formula="of:=[.A63]/1000/(60*60*24)" office:value-type="time" office:time-value="PT00H16M15.477S" calcext:value-type="time">
            <text:p>00:16:15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2.65" calcext:value-type="float">
            <text:p>602.65</text:p>
          </table:table-cell>
          <table:table-cell office:value-type="float" office:value="135.4" calcext:value-type="float">
            <text:p>135.4</text:p>
          </table:table-cell>
          <table:table-cell office:value-type="float" office:value="166.45" calcext:value-type="float">
            <text:p>166.45</text:p>
          </table:table-cell>
        </table:table-row>
        <table:table-row table:style-name="ro1">
          <table:table-cell office:value-type="float" office:value="991478" calcext:value-type="float">
            <text:p>991478</text:p>
          </table:table-cell>
          <table:table-cell table:formula="of:=[.A64]/1000/(60*60*24)" office:value-type="time" office:time-value="PT00H16M31.478S" calcext:value-type="time">
            <text:p>00:16:31</text:p>
          </table:table-cell>
          <table:table-cell office:value-type="float" office:value="1.21" calcext:value-type="float">
            <text:p>1.21</text:p>
          </table:table-cell>
          <table:table-cell office:value-type="float" office:value="499.8" calcext:value-type="float">
            <text:p>499.8</text:p>
          </table:table-cell>
          <table:table-cell office:value-type="float" office:value="602.72" calcext:value-type="float">
            <text:p>602.72</text:p>
          </table:table-cell>
          <table:table-cell office:value-type="float" office:value="137.62" calcext:value-type="float">
            <text:p>137.62</text:p>
          </table:table-cell>
          <table:table-cell office:value-type="float" office:value="169.13" calcext:value-type="float">
            <text:p>169.13</text:p>
          </table:table-cell>
        </table:table-row>
        <table:table-row table:style-name="ro1">
          <table:table-cell office:value-type="float" office:value="1007477" calcext:value-type="float">
            <text:p>1007477</text:p>
          </table:table-cell>
          <table:table-cell table:formula="of:=[.A65]/1000/(60*60*24)" office:value-type="time" office:time-value="PT00H16M47.477S" calcext:value-type="time">
            <text:p>00:16:47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2.63" calcext:value-type="float">
            <text:p>602.63</text:p>
          </table:table-cell>
          <table:table-cell office:value-type="float" office:value="139.84" calcext:value-type="float">
            <text:p>139.84</text:p>
          </table:table-cell>
          <table:table-cell office:value-type="float" office:value="171.8" calcext:value-type="float">
            <text:p>171.8</text:p>
          </table:table-cell>
        </table:table-row>
        <table:table-row table:style-name="ro1">
          <table:table-cell office:value-type="float" office:value="1023477" calcext:value-type="float">
            <text:p>1023477</text:p>
          </table:table-cell>
          <table:table-cell table:formula="of:=[.A66]/1000/(60*60*24)" office:value-type="time" office:time-value="PT00H17M03.477S" calcext:value-type="time">
            <text:p>00:17:03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2.5" calcext:value-type="float">
            <text:p>602.5</text:p>
          </table:table-cell>
          <table:table-cell office:value-type="float" office:value="142.06" calcext:value-type="float">
            <text:p>142.06</text:p>
          </table:table-cell>
          <table:table-cell office:value-type="float" office:value="174.47" calcext:value-type="float">
            <text:p>174.47</text:p>
          </table:table-cell>
        </table:table-row>
        <table:table-row table:style-name="ro1">
          <table:table-cell office:value-type="float" office:value="1039477" calcext:value-type="float">
            <text:p>1039477</text:p>
          </table:table-cell>
          <table:table-cell table:formula="of:=[.A67]/1000/(60*60*24)" office:value-type="time" office:time-value="PT00H17M19.477S" calcext:value-type="time">
            <text:p>00:17:19</text:p>
          </table:table-cell>
          <table:table-cell office:value-type="float" office:value="1.2" calcext:value-type="float">
            <text:p>1.2</text:p>
          </table:table-cell>
          <table:table-cell office:value-type="float" office:value="499.92" calcext:value-type="float">
            <text:p>499.92</text:p>
          </table:table-cell>
          <table:table-cell office:value-type="float" office:value="600.89" calcext:value-type="float">
            <text:p>600.89</text:p>
          </table:table-cell>
          <table:table-cell office:value-type="float" office:value="144.28" calcext:value-type="float">
            <text:p>144.28</text:p>
          </table:table-cell>
          <table:table-cell office:value-type="float" office:value="177.14" calcext:value-type="float">
            <text:p>177.14</text:p>
          </table:table-cell>
        </table:table-row>
        <table:table-row table:style-name="ro1">
          <table:table-cell office:value-type="float" office:value="1055477" calcext:value-type="float">
            <text:p>1055477</text:p>
          </table:table-cell>
          <table:table-cell table:formula="of:=[.A68]/1000/(60*60*24)" office:value-type="time" office:time-value="PT00H17M35.477S" calcext:value-type="time">
            <text:p>00:17:35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4" calcext:value-type="float">
            <text:p>600.64</text:p>
          </table:table-cell>
          <table:table-cell office:value-type="float" office:value="146.51" calcext:value-type="float">
            <text:p>146.51</text:p>
          </table:table-cell>
          <table:table-cell office:value-type="float" office:value="179.81" calcext:value-type="float">
            <text:p>179.81</text:p>
          </table:table-cell>
        </table:table-row>
        <table:table-row table:style-name="ro1">
          <table:table-cell office:value-type="float" office:value="1071477" calcext:value-type="float">
            <text:p>1071477</text:p>
          </table:table-cell>
          <table:table-cell table:formula="of:=[.A69]/1000/(60*60*24)" office:value-type="time" office:time-value="PT00H17M51.477S" calcext:value-type="time">
            <text:p>00:17:51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600.75" calcext:value-type="float">
            <text:p>600.75</text:p>
          </table:table-cell>
          <table:table-cell office:value-type="float" office:value="148.73" calcext:value-type="float">
            <text:p>148.73</text:p>
          </table:table-cell>
          <table:table-cell office:value-type="float" office:value="182.48" calcext:value-type="float">
            <text:p>182.48</text:p>
          </table:table-cell>
        </table:table-row>
        <table:table-row table:style-name="ro1">
          <table:table-cell office:value-type="float" office:value="1087477" calcext:value-type="float">
            <text:p>1087477</text:p>
          </table:table-cell>
          <table:table-cell table:formula="of:=[.A70]/1000/(60*60*24)" office:value-type="time" office:time-value="PT00H18M07.477S" calcext:value-type="time">
            <text:p>00:18:07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6" calcext:value-type="float">
            <text:p>600.26</text:p>
          </table:table-cell>
          <table:table-cell office:value-type="float" office:value="150.95" calcext:value-type="float">
            <text:p>150.95</text:p>
          </table:table-cell>
          <table:table-cell office:value-type="float" office:value="185.15" calcext:value-type="float">
            <text:p>185.15</text:p>
          </table:table-cell>
        </table:table-row>
        <table:table-row table:style-name="ro1">
          <table:table-cell office:value-type="float" office:value="1103477" calcext:value-type="float">
            <text:p>1103477</text:p>
          </table:table-cell>
          <table:table-cell table:formula="of:=[.A71]/1000/(60*60*24)" office:value-type="time" office:time-value="PT00H18M23.477S" calcext:value-type="time">
            <text:p>00:18:23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" calcext:value-type="float">
            <text:p>598.5</text:p>
          </table:table-cell>
          <table:table-cell office:value-type="float" office:value="153.17" calcext:value-type="float">
            <text:p>153.17</text:p>
          </table:table-cell>
          <table:table-cell office:value-type="float" office:value="187.81" calcext:value-type="float">
            <text:p>187.81</text:p>
          </table:table-cell>
        </table:table-row>
        <table:table-row table:style-name="ro1">
          <table:table-cell office:value-type="float" office:value="1119477" calcext:value-type="float">
            <text:p>1119477</text:p>
          </table:table-cell>
          <table:table-cell table:formula="of:=[.A72]/1000/(60*60*24)" office:value-type="time" office:time-value="PT00H18M39.477S" calcext:value-type="time">
            <text:p>00:18:39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" calcext:value-type="float">
            <text:p>598.5</text:p>
          </table:table-cell>
          <table:table-cell office:value-type="float" office:value="155.39" calcext:value-type="float">
            <text:p>155.39</text:p>
          </table:table-cell>
          <table:table-cell office:value-type="float" office:value="190.48" calcext:value-type="float">
            <text:p>190.48</text:p>
          </table:table-cell>
        </table:table-row>
        <table:table-row table:style-name="ro1">
          <table:table-cell office:value-type="float" office:value="1135477" calcext:value-type="float">
            <text:p>1135477</text:p>
          </table:table-cell>
          <table:table-cell table:formula="of:=[.A73]/1000/(60*60*24)" office:value-type="time" office:time-value="PT00H18M55.477S" calcext:value-type="time">
            <text:p>00:18:55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5" calcext:value-type="float">
            <text:p>600.25</text:p>
          </table:table-cell>
          <table:table-cell office:value-type="float" office:value="157.61" calcext:value-type="float">
            <text:p>157.61</text:p>
          </table:table-cell>
          <table:table-cell office:value-type="float" office:value="193.14" calcext:value-type="float">
            <text:p>193.14</text:p>
          </table:table-cell>
        </table:table-row>
        <table:table-row table:style-name="ro1">
          <table:table-cell office:value-type="float" office:value="1151477" calcext:value-type="float">
            <text:p>1151477</text:p>
          </table:table-cell>
          <table:table-cell table:formula="of:=[.A74]/1000/(60*60*24)" office:value-type="time" office:time-value="PT00H19M11.477S" calcext:value-type="time">
            <text:p>00:19:11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600.49" calcext:value-type="float">
            <text:p>600.49</text:p>
          </table:table-cell>
          <table:table-cell office:value-type="float" office:value="159.83" calcext:value-type="float">
            <text:p>159.83</text:p>
          </table:table-cell>
          <table:table-cell office:value-type="float" office:value="195.81" calcext:value-type="float">
            <text:p>195.81</text:p>
          </table:table-cell>
        </table:table-row>
        <table:table-row table:style-name="ro1">
          <table:table-cell office:value-type="float" office:value="1167477" calcext:value-type="float">
            <text:p>1167477</text:p>
          </table:table-cell>
          <table:table-cell table:formula="of:=[.A75]/1000/(60*60*24)" office:value-type="time" office:time-value="PT00H19M27.477S" calcext:value-type="time">
            <text:p>00:19:27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598.75" calcext:value-type="float">
            <text:p>598.75</text:p>
          </table:table-cell>
          <table:table-cell office:value-type="float" office:value="162.05" calcext:value-type="float">
            <text:p>162.05</text:p>
          </table:table-cell>
          <table:table-cell office:value-type="float" office:value="198.47" calcext:value-type="float">
            <text:p>198.47</text:p>
          </table:table-cell>
        </table:table-row>
        <table:table-row table:style-name="ro1">
          <table:table-cell office:value-type="float" office:value="1183478" calcext:value-type="float">
            <text:p>1183478</text:p>
          </table:table-cell>
          <table:table-cell table:formula="of:=[.A76]/1000/(60*60*24)" office:value-type="time" office:time-value="PT00H19M43.478S" calcext:value-type="time">
            <text:p>00:19:43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598.74" calcext:value-type="float">
            <text:p>598.74</text:p>
          </table:table-cell>
          <table:table-cell office:value-type="float" office:value="164.27" calcext:value-type="float">
            <text:p>164.27</text:p>
          </table:table-cell>
          <table:table-cell office:value-type="float" office:value="201.13" calcext:value-type="float">
            <text:p>201.13</text:p>
          </table:table-cell>
        </table:table-row>
        <table:table-row table:style-name="ro1">
          <table:table-cell office:value-type="float" office:value="1199477" calcext:value-type="float">
            <text:p>1199477</text:p>
          </table:table-cell>
          <table:table-cell table:formula="of:=[.A77]/1000/(60*60*24)" office:value-type="time" office:time-value="PT00H19M59.477S" calcext:value-type="time">
            <text:p>00:19:59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" calcext:value-type="float">
            <text:p>598.4</text:p>
          </table:table-cell>
          <table:table-cell office:value-type="float" office:value="166.49" calcext:value-type="float">
            <text:p>166.49</text:p>
          </table:table-cell>
          <table:table-cell office:value-type="float" office:value="203.79" calcext:value-type="float">
            <text:p>203.79</text:p>
          </table:table-cell>
        </table:table-row>
        <table:table-row table:style-name="ro1">
          <table:table-cell office:value-type="float" office:value="1215478" calcext:value-type="float">
            <text:p>1215478</text:p>
          </table:table-cell>
          <table:table-cell table:formula="of:=[.A78]/1000/(60*60*24)" office:value-type="time" office:time-value="PT00H20M15.478S" calcext:value-type="time">
            <text:p>00:20:15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598.74" calcext:value-type="float">
            <text:p>598.74</text:p>
          </table:table-cell>
          <table:table-cell office:value-type="float" office:value="168.71" calcext:value-type="float">
            <text:p>168.71</text:p>
          </table:table-cell>
          <table:table-cell office:value-type="float" office:value="206.45" calcext:value-type="float">
            <text:p>206.45</text:p>
          </table:table-cell>
        </table:table-row>
        <table:table-row table:style-name="ro1">
          <table:table-cell office:value-type="float" office:value="1231477" calcext:value-type="float">
            <text:p>1231477</text:p>
          </table:table-cell>
          <table:table-cell table:formula="of:=[.A79]/1000/(60*60*24)" office:value-type="time" office:time-value="PT00H20M31.477S" calcext:value-type="time">
            <text:p>00:20:31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5" calcext:value-type="float">
            <text:p>598.65</text:p>
          </table:table-cell>
          <table:table-cell office:value-type="float" office:value="170.93" calcext:value-type="float">
            <text:p>170.93</text:p>
          </table:table-cell>
          <table:table-cell office:value-type="float" office:value="209.11" calcext:value-type="float">
            <text:p>209.11</text:p>
          </table:table-cell>
        </table:table-row>
        <table:table-row table:style-name="ro1">
          <table:table-cell office:value-type="float" office:value="1247477" calcext:value-type="float">
            <text:p>1247477</text:p>
          </table:table-cell>
          <table:table-cell table:formula="of:=[.A80]/1000/(60*60*24)" office:value-type="time" office:time-value="PT00H20M47.477S" calcext:value-type="time">
            <text:p>00:20:47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" calcext:value-type="float">
            <text:p>598.5</text:p>
          </table:table-cell>
          <table:table-cell office:value-type="float" office:value="173.15" calcext:value-type="float">
            <text:p>173.15</text:p>
          </table:table-cell>
          <table:table-cell office:value-type="float" office:value="211.77" calcext:value-type="float">
            <text:p>211.77</text:p>
          </table:table-cell>
        </table:table-row>
        <table:table-row table:style-name="ro1">
          <table:table-cell office:value-type="float" office:value="1263477" calcext:value-type="float">
            <text:p>1263477</text:p>
          </table:table-cell>
          <table:table-cell table:formula="of:=[.A81]/1000/(60*60*24)" office:value-type="time" office:time-value="PT00H21M03.477S" calcext:value-type="time">
            <text:p>00:21:03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3" calcext:value-type="float">
            <text:p>598.63</text:p>
          </table:table-cell>
          <table:table-cell office:value-type="float" office:value="175.37" calcext:value-type="float">
            <text:p>175.37</text:p>
          </table:table-cell>
          <table:table-cell office:value-type="float" office:value="214.43" calcext:value-type="float">
            <text:p>214.43</text:p>
          </table:table-cell>
        </table:table-row>
        <table:table-row table:style-name="ro1">
          <table:table-cell office:value-type="float" office:value="1279478" calcext:value-type="float">
            <text:p>1279478</text:p>
          </table:table-cell>
          <table:table-cell table:formula="of:=[.A82]/1000/(60*60*24)" office:value-type="time" office:time-value="PT00H21M19.478S" calcext:value-type="time">
            <text:p>00:21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1" calcext:value-type="float">
            <text:p>596.51</text:p>
          </table:table-cell>
          <table:table-cell office:value-type="float" office:value="177.59" calcext:value-type="float">
            <text:p>177.59</text:p>
          </table:table-cell>
          <table:table-cell office:value-type="float" office:value="217.09" calcext:value-type="float">
            <text:p>217.09</text:p>
          </table:table-cell>
        </table:table-row>
        <table:table-row table:style-name="ro1">
          <table:table-cell office:value-type="float" office:value="1295478" calcext:value-type="float">
            <text:p>1295478</text:p>
          </table:table-cell>
          <table:table-cell table:formula="of:=[.A83]/1000/(60*60*24)" office:value-type="time" office:time-value="PT00H21M35.478S" calcext:value-type="time">
            <text:p>00:21:35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7" calcext:value-type="float">
            <text:p>598.27</text:p>
          </table:table-cell>
          <table:table-cell office:value-type="float" office:value="179.81" calcext:value-type="float">
            <text:p>179.81</text:p>
          </table:table-cell>
          <table:table-cell office:value-type="float" office:value="219.75" calcext:value-type="float">
            <text:p>219.75</text:p>
          </table:table-cell>
        </table:table-row>
        <table:table-row table:style-name="ro1">
          <table:table-cell office:value-type="float" office:value="1311477" calcext:value-type="float">
            <text:p>1311477</text:p>
          </table:table-cell>
          <table:table-cell table:formula="of:=[.A84]/1000/(60*60*24)" office:value-type="time" office:time-value="PT00H21M51.477S" calcext:value-type="time">
            <text:p>00:21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1" calcext:value-type="float">
            <text:p>596.51</text:p>
          </table:table-cell>
          <table:table-cell office:value-type="float" office:value="182.03" calcext:value-type="float">
            <text:p>182.03</text:p>
          </table:table-cell>
          <table:table-cell office:value-type="float" office:value="222.4" calcext:value-type="float">
            <text:p>222.4</text:p>
          </table:table-cell>
        </table:table-row>
        <table:table-row table:style-name="ro1">
          <table:table-cell office:value-type="float" office:value="1327478" calcext:value-type="float">
            <text:p>1327478</text:p>
          </table:table-cell>
          <table:table-cell table:formula="of:=[.A85]/1000/(60*60*24)" office:value-type="time" office:time-value="PT00H22M07.478S" calcext:value-type="time">
            <text:p>00:22:07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9" calcext:value-type="float">
            <text:p>598.39</text:p>
          </table:table-cell>
          <table:table-cell office:value-type="float" office:value="184.25" calcext:value-type="float">
            <text:p>184.25</text:p>
          </table:table-cell>
          <table:table-cell office:value-type="float" office:value="225.06" calcext:value-type="float">
            <text:p>225.06</text:p>
          </table:table-cell>
        </table:table-row>
        <table:table-row table:style-name="ro1">
          <table:table-cell office:value-type="float" office:value="1343477" calcext:value-type="float">
            <text:p>1343477</text:p>
          </table:table-cell>
          <table:table-cell table:formula="of:=[.A86]/1000/(60*60*24)" office:value-type="time" office:time-value="PT00H22M23.477S" calcext:value-type="time">
            <text:p>00:22:23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186.47" calcext:value-type="float">
            <text:p>186.47</text:p>
          </table:table-cell>
          <table:table-cell office:value-type="float" office:value="227.71" calcext:value-type="float">
            <text:p>227.71</text:p>
          </table:table-cell>
        </table:table-row>
        <table:table-row table:style-name="ro1">
          <table:table-cell office:value-type="float" office:value="1359478" calcext:value-type="float">
            <text:p>1359478</text:p>
          </table:table-cell>
          <table:table-cell table:formula="of:=[.A87]/1000/(60*60*24)" office:value-type="time" office:time-value="PT00H22M39.478S" calcext:value-type="time">
            <text:p>00:22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5" calcext:value-type="float">
            <text:p>596.15</text:p>
          </table:table-cell>
          <table:table-cell office:value-type="float" office:value="188.69" calcext:value-type="float">
            <text:p>188.69</text:p>
          </table:table-cell>
          <table:table-cell office:value-type="float" office:value="230.37" calcext:value-type="float">
            <text:p>230.37</text:p>
          </table:table-cell>
        </table:table-row>
        <table:table-row table:style-name="ro1">
          <table:table-cell office:value-type="float" office:value="1375477" calcext:value-type="float">
            <text:p>1375477</text:p>
          </table:table-cell>
          <table:table-cell table:formula="of:=[.A88]/1000/(60*60*24)" office:value-type="time" office:time-value="PT00H22M55.477S" calcext:value-type="time">
            <text:p>00:22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39" calcext:value-type="float">
            <text:p>596.39</text:p>
          </table:table-cell>
          <table:table-cell office:value-type="float" office:value="190.91" calcext:value-type="float">
            <text:p>190.91</text:p>
          </table:table-cell>
          <table:table-cell office:value-type="float" office:value="233.02" calcext:value-type="float">
            <text:p>233.02</text:p>
          </table:table-cell>
        </table:table-row>
        <table:table-row table:style-name="ro1">
          <table:table-cell office:value-type="float" office:value="1391477" calcext:value-type="float">
            <text:p>1391477</text:p>
          </table:table-cell>
          <table:table-cell table:formula="of:=[.A89]/1000/(60*60*24)" office:value-type="time" office:time-value="PT00H23M11.477S" calcext:value-type="time">
            <text:p>00:23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193.13" calcext:value-type="float">
            <text:p>193.13</text:p>
          </table:table-cell>
          <table:table-cell office:value-type="float" office:value="235.68" calcext:value-type="float">
            <text:p>235.68</text:p>
          </table:table-cell>
        </table:table-row>
        <table:table-row table:style-name="ro1">
          <table:table-cell office:value-type="float" office:value="1407477" calcext:value-type="float">
            <text:p>1407477</text:p>
          </table:table-cell>
          <table:table-cell table:formula="of:=[.A90]/1000/(60*60*24)" office:value-type="time" office:time-value="PT00H23M27.477S" calcext:value-type="time">
            <text:p>00:23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6" calcext:value-type="float">
            <text:p>596.66</text:p>
          </table:table-cell>
          <table:table-cell office:value-type="float" office:value="195.35" calcext:value-type="float">
            <text:p>195.35</text:p>
          </table:table-cell>
          <table:table-cell office:value-type="float" office:value="238.33" calcext:value-type="float">
            <text:p>238.33</text:p>
          </table:table-cell>
        </table:table-row>
        <table:table-row table:style-name="ro1">
          <table:table-cell office:value-type="float" office:value="1423477" calcext:value-type="float">
            <text:p>1423477</text:p>
          </table:table-cell>
          <table:table-cell table:formula="of:=[.A91]/1000/(60*60*24)" office:value-type="time" office:time-value="PT00H23M43.477S" calcext:value-type="time">
            <text:p>00:23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6.89" calcext:value-type="float">
            <text:p>596.89</text:p>
          </table:table-cell>
          <table:table-cell office:value-type="float" office:value="197.58" calcext:value-type="float">
            <text:p>197.58</text:p>
          </table:table-cell>
          <table:table-cell office:value-type="float" office:value="240.98" calcext:value-type="float">
            <text:p>240.98</text:p>
          </table:table-cell>
        </table:table-row>
        <table:table-row table:style-name="ro1">
          <table:table-cell office:value-type="float" office:value="1439478" calcext:value-type="float">
            <text:p>1439478</text:p>
          </table:table-cell>
          <table:table-cell table:formula="of:=[.A92]/1000/(60*60*24)" office:value-type="time" office:time-value="PT00H23M59.478S" calcext:value-type="time">
            <text:p>00:23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7" calcext:value-type="float">
            <text:p>596.27</text:p>
          </table:table-cell>
          <table:table-cell office:value-type="float" office:value="199.8" calcext:value-type="float">
            <text:p>199.8</text:p>
          </table:table-cell>
          <table:table-cell office:value-type="float" office:value="243.64" calcext:value-type="float">
            <text:p>243.64</text:p>
          </table:table-cell>
        </table:table-row>
        <table:table-row table:style-name="ro1">
          <table:table-cell office:value-type="float" office:value="1455477" calcext:value-type="float">
            <text:p>1455477</text:p>
          </table:table-cell>
          <table:table-cell table:formula="of:=[.A93]/1000/(60*60*24)" office:value-type="time" office:time-value="PT00H24M15.477S" calcext:value-type="time">
            <text:p>00:24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1" calcext:value-type="float">
            <text:p>596.41</text:p>
          </table:table-cell>
          <table:table-cell office:value-type="float" office:value="202.02" calcext:value-type="float">
            <text:p>202.02</text:p>
          </table:table-cell>
          <table:table-cell office:value-type="float" office:value="246.29" calcext:value-type="float">
            <text:p>246.29</text:p>
          </table:table-cell>
        </table:table-row>
        <table:table-row table:style-name="ro1">
          <table:table-cell office:value-type="float" office:value="1471477" calcext:value-type="float">
            <text:p>1471477</text:p>
          </table:table-cell>
          <table:table-cell table:formula="of:=[.A94]/1000/(60*60*24)" office:value-type="time" office:time-value="PT00H24M31.477S" calcext:value-type="time">
            <text:p>00:24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1" calcext:value-type="float">
            <text:p>596.41</text:p>
          </table:table-cell>
          <table:table-cell office:value-type="float" office:value="204.24" calcext:value-type="float">
            <text:p>204.24</text:p>
          </table:table-cell>
          <table:table-cell office:value-type="float" office:value="248.94" calcext:value-type="float">
            <text:p>248.94</text:p>
          </table:table-cell>
        </table:table-row>
        <table:table-row table:style-name="ro1">
          <table:table-cell office:value-type="float" office:value="1487477" calcext:value-type="float">
            <text:p>1487477</text:p>
          </table:table-cell>
          <table:table-cell table:formula="of:=[.A95]/1000/(60*60*24)" office:value-type="time" office:time-value="PT00H24M47.477S" calcext:value-type="time">
            <text:p>00:24:47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" calcext:value-type="float">
            <text:p>598.5</text:p>
          </table:table-cell>
          <table:table-cell office:value-type="float" office:value="206.46" calcext:value-type="float">
            <text:p>206.46</text:p>
          </table:table-cell>
          <table:table-cell office:value-type="float" office:value="251.59" calcext:value-type="float">
            <text:p>251.59</text:p>
          </table:table-cell>
        </table:table-row>
        <table:table-row table:style-name="ro1">
          <table:table-cell office:value-type="float" office:value="1503477" calcext:value-type="float">
            <text:p>1503477</text:p>
          </table:table-cell>
          <table:table-cell table:formula="of:=[.A96]/1000/(60*60*24)" office:value-type="time" office:time-value="PT00H25M03.477S" calcext:value-type="time">
            <text:p>00:25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1" calcext:value-type="float">
            <text:p>596.41</text:p>
          </table:table-cell>
          <table:table-cell office:value-type="float" office:value="208.68" calcext:value-type="float">
            <text:p>208.68</text:p>
          </table:table-cell>
          <table:table-cell office:value-type="float" office:value="254.24" calcext:value-type="float">
            <text:p>254.24</text:p>
          </table:table-cell>
        </table:table-row>
        <table:table-row table:style-name="ro1">
          <table:table-cell office:value-type="float" office:value="1519478" calcext:value-type="float">
            <text:p>1519478</text:p>
          </table:table-cell>
          <table:table-cell table:formula="of:=[.A97]/1000/(60*60*24)" office:value-type="time" office:time-value="PT00H25M19.478S" calcext:value-type="time">
            <text:p>00:25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49" calcext:value-type="float">
            <text:p>596.49</text:p>
          </table:table-cell>
          <table:table-cell office:value-type="float" office:value="210.9" calcext:value-type="float">
            <text:p>210.9</text:p>
          </table:table-cell>
          <table:table-cell office:value-type="float" office:value="256.89" calcext:value-type="float">
            <text:p>256.89</text:p>
          </table:table-cell>
        </table:table-row>
        <table:table-row table:style-name="ro1">
          <table:table-cell office:value-type="float" office:value="1535478" calcext:value-type="float">
            <text:p>1535478</text:p>
          </table:table-cell>
          <table:table-cell table:formula="of:=[.A98]/1000/(60*60*24)" office:value-type="time" office:time-value="PT00H25M35.478S" calcext:value-type="time">
            <text:p>00:25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1" calcext:value-type="float">
            <text:p>596.41</text:p>
          </table:table-cell>
          <table:table-cell office:value-type="float" office:value="213.12" calcext:value-type="float">
            <text:p>213.12</text:p>
          </table:table-cell>
          <table:table-cell office:value-type="float" office:value="259.53" calcext:value-type="float">
            <text:p>259.53</text:p>
          </table:table-cell>
        </table:table-row>
        <table:table-row table:style-name="ro1">
          <table:table-cell office:value-type="float" office:value="1551477" calcext:value-type="float">
            <text:p>1551477</text:p>
          </table:table-cell>
          <table:table-cell table:formula="of:=[.A99]/1000/(60*60*24)" office:value-type="time" office:time-value="PT00H25M51.477S" calcext:value-type="time">
            <text:p>00:25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1" calcext:value-type="float">
            <text:p>596.41</text:p>
          </table:table-cell>
          <table:table-cell office:value-type="float" office:value="215.34" calcext:value-type="float">
            <text:p>215.34</text:p>
          </table:table-cell>
          <table:table-cell office:value-type="float" office:value="262.18" calcext:value-type="float">
            <text:p>262.18</text:p>
          </table:table-cell>
        </table:table-row>
        <table:table-row table:style-name="ro1">
          <table:table-cell office:value-type="float" office:value="1567477" calcext:value-type="float">
            <text:p>1567477</text:p>
          </table:table-cell>
          <table:table-cell table:formula="of:=[.A100]/1000/(60*60*24)" office:value-type="time" office:time-value="PT00H26M07.477S" calcext:value-type="time">
            <text:p>00:26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2" calcext:value-type="float">
            <text:p>596.42</text:p>
          </table:table-cell>
          <table:table-cell office:value-type="float" office:value="217.56" calcext:value-type="float">
            <text:p>217.56</text:p>
          </table:table-cell>
          <table:table-cell office:value-type="float" office:value="264.83" calcext:value-type="float">
            <text:p>264.83</text:p>
          </table:table-cell>
        </table:table-row>
        <table:table-row table:style-name="ro1">
          <table:table-cell office:value-type="float" office:value="1583477" calcext:value-type="float">
            <text:p>1583477</text:p>
          </table:table-cell>
          <table:table-cell table:formula="of:=[.A101]/1000/(60*60*24)" office:value-type="time" office:time-value="PT00H26M23.477S" calcext:value-type="time">
            <text:p>00:26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5" calcext:value-type="float">
            <text:p>594.5</text:p>
          </table:table-cell>
          <table:table-cell office:value-type="float" office:value="219.78" calcext:value-type="float">
            <text:p>219.78</text:p>
          </table:table-cell>
          <table:table-cell office:value-type="float" office:value="267.47" calcext:value-type="float">
            <text:p>267.47</text:p>
          </table:table-cell>
        </table:table-row>
        <table:table-row table:style-name="ro1">
          <table:table-cell office:value-type="float" office:value="1599478" calcext:value-type="float">
            <text:p>1599478</text:p>
          </table:table-cell>
          <table:table-cell table:formula="of:=[.A102]/1000/(60*60*24)" office:value-type="time" office:time-value="PT00H26M39.478S" calcext:value-type="time">
            <text:p>00:26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4.66" calcext:value-type="float">
            <text:p>594.66</text:p>
          </table:table-cell>
          <table:table-cell office:value-type="float" office:value="222" calcext:value-type="float">
            <text:p>222</text:p>
          </table:table-cell>
          <table:table-cell office:value-type="float" office:value="270.12" calcext:value-type="float">
            <text:p>270.12</text:p>
          </table:table-cell>
        </table:table-row>
        <table:table-row table:style-name="ro1">
          <table:table-cell office:value-type="float" office:value="1615477" calcext:value-type="float">
            <text:p>1615477</text:p>
          </table:table-cell>
          <table:table-cell table:formula="of:=[.A103]/1000/(60*60*24)" office:value-type="time" office:time-value="PT00H26M55.477S" calcext:value-type="time">
            <text:p>00:26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4.65" calcext:value-type="float">
            <text:p>594.65</text:p>
          </table:table-cell>
          <table:table-cell office:value-type="float" office:value="224.22" calcext:value-type="float">
            <text:p>224.22</text:p>
          </table:table-cell>
          <table:table-cell office:value-type="float" office:value="272.76" calcext:value-type="float">
            <text:p>272.76</text:p>
          </table:table-cell>
        </table:table-row>
        <table:table-row table:style-name="ro1">
          <table:table-cell office:value-type="float" office:value="1631477" calcext:value-type="float">
            <text:p>1631477</text:p>
          </table:table-cell>
          <table:table-cell table:formula="of:=[.A104]/1000/(60*60*24)" office:value-type="time" office:time-value="PT00H27M11.477S" calcext:value-type="time">
            <text:p>00:27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7" calcext:value-type="float">
            <text:p>592.17</text:p>
          </table:table-cell>
          <table:table-cell office:value-type="float" office:value="226.44" calcext:value-type="float">
            <text:p>226.44</text:p>
          </table:table-cell>
          <table:table-cell office:value-type="float" office:value="275.4" calcext:value-type="float">
            <text:p>275.4</text:p>
          </table:table-cell>
        </table:table-row>
        <table:table-row table:style-name="ro1">
          <table:table-cell office:value-type="float" office:value="1647477" calcext:value-type="float">
            <text:p>1647477</text:p>
          </table:table-cell>
          <table:table-cell table:formula="of:=[.A105]/1000/(60*60*24)" office:value-type="time" office:time-value="PT00H27M27.477S" calcext:value-type="time">
            <text:p>00:27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5" calcext:value-type="float">
            <text:p>594.25</text:p>
          </table:table-cell>
          <table:table-cell office:value-type="float" office:value="228.66" calcext:value-type="float">
            <text:p>228.66</text:p>
          </table:table-cell>
          <table:table-cell office:value-type="float" office:value="278.05" calcext:value-type="float">
            <text:p>278.05</text:p>
          </table:table-cell>
        </table:table-row>
        <table:table-row table:style-name="ro1">
          <table:table-cell office:value-type="float" office:value="1663477" calcext:value-type="float">
            <text:p>1663477</text:p>
          </table:table-cell>
          <table:table-cell table:formula="of:=[.A106]/1000/(60*60*24)" office:value-type="time" office:time-value="PT00H27M43.477S" calcext:value-type="time">
            <text:p>00:27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4.64" calcext:value-type="float">
            <text:p>594.64</text:p>
          </table:table-cell>
          <table:table-cell office:value-type="float" office:value="230.88" calcext:value-type="float">
            <text:p>230.88</text:p>
          </table:table-cell>
          <table:table-cell office:value-type="float" office:value="280.69" calcext:value-type="float">
            <text:p>280.69</text:p>
          </table:table-cell>
        </table:table-row>
        <table:table-row table:style-name="ro1">
          <table:table-cell office:value-type="float" office:value="1679478" calcext:value-type="float">
            <text:p>1679478</text:p>
          </table:table-cell>
          <table:table-cell table:formula="of:=[.A107]/1000/(60*60*24)" office:value-type="time" office:time-value="PT00H27M59.478S" calcext:value-type="time">
            <text:p>00:27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1" calcext:value-type="float">
            <text:p>594.41</text:p>
          </table:table-cell>
          <table:table-cell office:value-type="float" office:value="233.1" calcext:value-type="float">
            <text:p>233.1</text:p>
          </table:table-cell>
          <table:table-cell office:value-type="float" office:value="283.33" calcext:value-type="float">
            <text:p>283.33</text:p>
          </table:table-cell>
        </table:table-row>
        <table:table-row table:style-name="ro1">
          <table:table-cell office:value-type="float" office:value="1695477" calcext:value-type="float">
            <text:p>1695477</text:p>
          </table:table-cell>
          <table:table-cell table:formula="of:=[.A108]/1000/(60*60*24)" office:value-type="time" office:time-value="PT00H28M15.477S" calcext:value-type="time">
            <text:p>00:28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5" calcext:value-type="float">
            <text:p>594.25</text:p>
          </table:table-cell>
          <table:table-cell office:value-type="float" office:value="235.32" calcext:value-type="float">
            <text:p>235.32</text:p>
          </table:table-cell>
          <table:table-cell office:value-type="float" office:value="285.97" calcext:value-type="float">
            <text:p>285.97</text:p>
          </table:table-cell>
        </table:table-row>
        <table:table-row table:style-name="ro1">
          <table:table-cell office:value-type="float" office:value="1711477" calcext:value-type="float">
            <text:p>1711477</text:p>
          </table:table-cell>
          <table:table-cell table:formula="of:=[.A109]/1000/(60*60*24)" office:value-type="time" office:time-value="PT00H28M31.477S" calcext:value-type="time">
            <text:p>00:28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" calcext:value-type="float">
            <text:p>594.4</text:p>
          </table:table-cell>
          <table:table-cell office:value-type="float" office:value="237.54" calcext:value-type="float">
            <text:p>237.54</text:p>
          </table:table-cell>
          <table:table-cell office:value-type="float" office:value="288.61" calcext:value-type="float">
            <text:p>288.61</text:p>
          </table:table-cell>
        </table:table-row>
        <table:table-row table:style-name="ro1">
          <table:table-cell office:value-type="float" office:value="1727478" calcext:value-type="float">
            <text:p>1727478</text:p>
          </table:table-cell>
          <table:table-cell table:formula="of:=[.A110]/1000/(60*60*24)" office:value-type="time" office:time-value="PT00H28M47.478S" calcext:value-type="time">
            <text:p>00:28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" calcext:value-type="float">
            <text:p>594.4</text:p>
          </table:table-cell>
          <table:table-cell office:value-type="float" office:value="239.76" calcext:value-type="float">
            <text:p>239.76</text:p>
          </table:table-cell>
          <table:table-cell office:value-type="float" office:value="291.25" calcext:value-type="float">
            <text:p>291.25</text:p>
          </table:table-cell>
        </table:table-row>
        <table:table-row table:style-name="ro1">
          <table:table-cell office:value-type="float" office:value="1743477" calcext:value-type="float">
            <text:p>1743477</text:p>
          </table:table-cell>
          <table:table-cell table:formula="of:=[.A111]/1000/(60*60*24)" office:value-type="time" office:time-value="PT00H29M03.477S" calcext:value-type="time">
            <text:p>00:29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1" calcext:value-type="float">
            <text:p>592.41</text:p>
          </table:table-cell>
          <table:table-cell office:value-type="float" office:value="241.98" calcext:value-type="float">
            <text:p>241.98</text:p>
          </table:table-cell>
          <table:table-cell office:value-type="float" office:value="293.88" calcext:value-type="float">
            <text:p>293.88</text:p>
          </table:table-cell>
        </table:table-row>
        <table:table-row table:style-name="ro1">
          <table:table-cell office:value-type="float" office:value="1759478" calcext:value-type="float">
            <text:p>1759478</text:p>
          </table:table-cell>
          <table:table-cell table:formula="of:=[.A112]/1000/(60*60*24)" office:value-type="time" office:time-value="PT00H29M19.478S" calcext:value-type="time">
            <text:p>00:29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" calcext:value-type="float">
            <text:p>592.5</text:p>
          </table:table-cell>
          <table:table-cell office:value-type="float" office:value="244.2" calcext:value-type="float">
            <text:p>244.2</text:p>
          </table:table-cell>
          <table:table-cell office:value-type="float" office:value="296.52" calcext:value-type="float">
            <text:p>296.52</text:p>
          </table:table-cell>
        </table:table-row>
        <table:table-row table:style-name="ro1">
          <table:table-cell office:value-type="float" office:value="1775477" calcext:value-type="float">
            <text:p>1775477</text:p>
          </table:table-cell>
          <table:table-cell table:formula="of:=[.A113]/1000/(60*60*24)" office:value-type="time" office:time-value="PT00H29M35.477S" calcext:value-type="time">
            <text:p>00:29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7" calcext:value-type="float">
            <text:p>592.27</text:p>
          </table:table-cell>
          <table:table-cell office:value-type="float" office:value="246.42" calcext:value-type="float">
            <text:p>246.42</text:p>
          </table:table-cell>
          <table:table-cell office:value-type="float" office:value="299.15" calcext:value-type="float">
            <text:p>299.15</text:p>
          </table:table-cell>
        </table:table-row>
        <table:table-row table:style-name="ro1">
          <table:table-cell office:value-type="float" office:value="1791477" calcext:value-type="float">
            <text:p>1791477</text:p>
          </table:table-cell>
          <table:table-cell table:formula="of:=[.A114]/1000/(60*60*24)" office:value-type="time" office:time-value="PT00H29M51.477S" calcext:value-type="time">
            <text:p>00:29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8" calcext:value-type="float">
            <text:p>592.28</text:p>
          </table:table-cell>
          <table:table-cell office:value-type="float" office:value="248.64" calcext:value-type="float">
            <text:p>248.64</text:p>
          </table:table-cell>
          <table:table-cell office:value-type="float" office:value="301.79" calcext:value-type="float">
            <text:p>301.79</text:p>
          </table:table-cell>
        </table:table-row>
        <table:table-row table:style-name="ro1">
          <table:table-cell office:value-type="float" office:value="1807477" calcext:value-type="float">
            <text:p>1807477</text:p>
          </table:table-cell>
          <table:table-cell table:formula="of:=[.A115]/1000/(60*60*24)" office:value-type="time" office:time-value="PT00H30M07.477S" calcext:value-type="time">
            <text:p>00:30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" calcext:value-type="float">
            <text:p>592.5</text:p>
          </table:table-cell>
          <table:table-cell office:value-type="float" office:value="250.86" calcext:value-type="float">
            <text:p>250.86</text:p>
          </table:table-cell>
          <table:table-cell office:value-type="float" office:value="304.42" calcext:value-type="float">
            <text:p>304.42</text:p>
          </table:table-cell>
        </table:table-row>
        <table:table-row table:style-name="ro1">
          <table:table-cell office:value-type="float" office:value="1823477" calcext:value-type="float">
            <text:p>1823477</text:p>
          </table:table-cell>
          <table:table-cell table:formula="of:=[.A116]/1000/(60*60*24)" office:value-type="time" office:time-value="PT00H30M23.477S" calcext:value-type="time">
            <text:p>00:30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1" calcext:value-type="float">
            <text:p>592.41</text:p>
          </table:table-cell>
          <table:table-cell office:value-type="float" office:value="253.08" calcext:value-type="float">
            <text:p>253.08</text:p>
          </table:table-cell>
          <table:table-cell office:value-type="float" office:value="307.05" calcext:value-type="float">
            <text:p>307.05</text:p>
          </table:table-cell>
        </table:table-row>
        <table:table-row table:style-name="ro1">
          <table:table-cell office:value-type="float" office:value="1839477" calcext:value-type="float">
            <text:p>1839477</text:p>
          </table:table-cell>
          <table:table-cell table:formula="of:=[.A117]/1000/(60*60*24)" office:value-type="time" office:time-value="PT00H30M39.477S" calcext:value-type="time">
            <text:p>00:30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2" calcext:value-type="float">
            <text:p>592.42</text:p>
          </table:table-cell>
          <table:table-cell office:value-type="float" office:value="255.3" calcext:value-type="float">
            <text:p>255.3</text:p>
          </table:table-cell>
          <table:table-cell office:value-type="float" office:value="309.68" calcext:value-type="float">
            <text:p>309.68</text:p>
          </table:table-cell>
        </table:table-row>
        <table:table-row table:style-name="ro1">
          <table:table-cell office:value-type="float" office:value="1855477" calcext:value-type="float">
            <text:p>1855477</text:p>
          </table:table-cell>
          <table:table-cell table:formula="of:=[.A118]/1000/(60*60*24)" office:value-type="time" office:time-value="PT00H30M55.477S" calcext:value-type="time">
            <text:p>00:30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1" calcext:value-type="float">
            <text:p>592.41</text:p>
          </table:table-cell>
          <table:table-cell office:value-type="float" office:value="257.52" calcext:value-type="float">
            <text:p>257.52</text:p>
          </table:table-cell>
          <table:table-cell office:value-type="float" office:value="312.31" calcext:value-type="float">
            <text:p>312.31</text:p>
          </table:table-cell>
        </table:table-row>
        <table:table-row table:style-name="ro1">
          <table:table-cell office:value-type="float" office:value="1871478" calcext:value-type="float">
            <text:p>1871478</text:p>
          </table:table-cell>
          <table:table-cell table:formula="of:=[.A119]/1000/(60*60*24)" office:value-type="time" office:time-value="PT00H31M11.478S" calcext:value-type="time">
            <text:p>00:31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1" calcext:value-type="float">
            <text:p>592.41</text:p>
          </table:table-cell>
          <table:table-cell office:value-type="float" office:value="259.74" calcext:value-type="float">
            <text:p>259.74</text:p>
          </table:table-cell>
          <table:table-cell office:value-type="float" office:value="314.95" calcext:value-type="float">
            <text:p>314.95</text:p>
          </table:table-cell>
        </table:table-row>
        <table:table-row table:style-name="ro1">
          <table:table-cell office:value-type="float" office:value="1887477" calcext:value-type="float">
            <text:p>1887477</text:p>
          </table:table-cell>
          <table:table-cell table:formula="of:=[.A120]/1000/(60*60*24)" office:value-type="time" office:time-value="PT00H31M27.477S" calcext:value-type="time">
            <text:p>00:31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8" calcext:value-type="float">
            <text:p>590.28</text:p>
          </table:table-cell>
          <table:table-cell office:value-type="float" office:value="261.96" calcext:value-type="float">
            <text:p>261.96</text:p>
          </table:table-cell>
          <table:table-cell office:value-type="float" office:value="317.58" calcext:value-type="float">
            <text:p>317.58</text:p>
          </table:table-cell>
        </table:table-row>
        <table:table-row table:style-name="ro1">
          <table:table-cell office:value-type="float" office:value="1903478" calcext:value-type="float">
            <text:p>1903478</text:p>
          </table:table-cell>
          <table:table-cell table:formula="of:=[.A121]/1000/(60*60*24)" office:value-type="time" office:time-value="PT00H31M43.478S" calcext:value-type="time">
            <text:p>00:31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264.18" calcext:value-type="float">
            <text:p>264.18</text:p>
          </table:table-cell>
          <table:table-cell office:value-type="float" office:value="320.2" calcext:value-type="float">
            <text:p>320.2</text:p>
          </table:table-cell>
        </table:table-row>
        <table:table-row table:style-name="ro1">
          <table:table-cell office:value-type="float" office:value="1919477" calcext:value-type="float">
            <text:p>1919477</text:p>
          </table:table-cell>
          <table:table-cell table:formula="of:=[.A122]/1000/(60*60*24)" office:value-type="time" office:time-value="PT00H31M59.477S" calcext:value-type="time">
            <text:p>00:31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" calcext:value-type="float">
            <text:p>590.4</text:p>
          </table:table-cell>
          <table:table-cell office:value-type="float" office:value="266.4" calcext:value-type="float">
            <text:p>266.4</text:p>
          </table:table-cell>
          <table:table-cell office:value-type="float" office:value="322.83" calcext:value-type="float">
            <text:p>322.83</text:p>
          </table:table-cell>
        </table:table-row>
        <table:table-row table:style-name="ro1">
          <table:table-cell office:value-type="float" office:value="1935477" calcext:value-type="float">
            <text:p>1935477</text:p>
          </table:table-cell>
          <table:table-cell table:formula="of:=[.A123]/1000/(60*60*24)" office:value-type="time" office:time-value="PT00H32M15.477S" calcext:value-type="time">
            <text:p>00:32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1" calcext:value-type="float">
            <text:p>590.41</text:p>
          </table:table-cell>
          <table:table-cell office:value-type="float" office:value="268.62" calcext:value-type="float">
            <text:p>268.62</text:p>
          </table:table-cell>
          <table:table-cell office:value-type="float" office:value="325.46" calcext:value-type="float">
            <text:p>325.46</text:p>
          </table:table-cell>
        </table:table-row>
        <table:table-row table:style-name="ro1">
          <table:table-cell office:value-type="float" office:value="1951477" calcext:value-type="float">
            <text:p>1951477</text:p>
          </table:table-cell>
          <table:table-cell table:formula="of:=[.A124]/1000/(60*60*24)" office:value-type="time" office:time-value="PT00H32M31.477S" calcext:value-type="time">
            <text:p>00:32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3" calcext:value-type="float">
            <text:p>590.43</text:p>
          </table:table-cell>
          <table:table-cell office:value-type="float" office:value="270.84" calcext:value-type="float">
            <text:p>270.84</text:p>
          </table:table-cell>
          <table:table-cell office:value-type="float" office:value="328.08" calcext:value-type="float">
            <text:p>328.08</text:p>
          </table:table-cell>
        </table:table-row>
        <table:table-row table:style-name="ro1">
          <table:table-cell office:value-type="float" office:value="1967477" calcext:value-type="float">
            <text:p>1967477</text:p>
          </table:table-cell>
          <table:table-cell table:formula="of:=[.A125]/1000/(60*60*24)" office:value-type="time" office:time-value="PT00H32M47.477S" calcext:value-type="time">
            <text:p>00:32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1" calcext:value-type="float">
            <text:p>592.51</text:p>
          </table:table-cell>
          <table:table-cell office:value-type="float" office:value="273.06" calcext:value-type="float">
            <text:p>273.06</text:p>
          </table:table-cell>
          <table:table-cell office:value-type="float" office:value="330.71" calcext:value-type="float">
            <text:p>330.71</text:p>
          </table:table-cell>
        </table:table-row>
        <table:table-row table:style-name="ro1">
          <table:table-cell office:value-type="float" office:value="1983477" calcext:value-type="float">
            <text:p>1983477</text:p>
          </table:table-cell>
          <table:table-cell table:formula="of:=[.A126]/1000/(60*60*24)" office:value-type="time" office:time-value="PT00H33M03.477S" calcext:value-type="time">
            <text:p>00:33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39" calcext:value-type="float">
            <text:p>590.39</text:p>
          </table:table-cell>
          <table:table-cell office:value-type="float" office:value="275.28" calcext:value-type="float">
            <text:p>275.28</text:p>
          </table:table-cell>
          <table:table-cell office:value-type="float" office:value="333.33" calcext:value-type="float">
            <text:p>333.33</text:p>
          </table:table-cell>
        </table:table-row>
        <table:table-row table:style-name="ro1">
          <table:table-cell office:value-type="float" office:value="1999477" calcext:value-type="float">
            <text:p>1999477</text:p>
          </table:table-cell>
          <table:table-cell table:formula="of:=[.A127]/1000/(60*60*24)" office:value-type="time" office:time-value="PT00H33M19.477S" calcext:value-type="time">
            <text:p>00:33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7" calcext:value-type="float">
            <text:p>592.27</text:p>
          </table:table-cell>
          <table:table-cell office:value-type="float" office:value="277.5" calcext:value-type="float">
            <text:p>277.5</text:p>
          </table:table-cell>
          <table:table-cell office:value-type="float" office:value="335.96" calcext:value-type="float">
            <text:p>335.96</text:p>
          </table:table-cell>
        </table:table-row>
        <table:table-row table:style-name="ro1">
          <table:table-cell office:value-type="float" office:value="2015477" calcext:value-type="float">
            <text:p>2015477</text:p>
          </table:table-cell>
          <table:table-cell table:formula="of:=[.A128]/1000/(60*60*24)" office:value-type="time" office:time-value="PT00H33M35.477S" calcext:value-type="time">
            <text:p>00:33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49" calcext:value-type="float">
            <text:p>590.49</text:p>
          </table:table-cell>
          <table:table-cell office:value-type="float" office:value="279.72" calcext:value-type="float">
            <text:p>279.72</text:p>
          </table:table-cell>
          <table:table-cell office:value-type="float" office:value="338.58" calcext:value-type="float">
            <text:p>338.58</text:p>
          </table:table-cell>
        </table:table-row>
        <table:table-row table:style-name="ro1">
          <table:table-cell office:value-type="float" office:value="2031477" calcext:value-type="float">
            <text:p>2031477</text:p>
          </table:table-cell>
          <table:table-cell table:formula="of:=[.A129]/1000/(60*60*24)" office:value-type="time" office:time-value="PT00H33M51.477S" calcext:value-type="time">
            <text:p>00:33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1" calcext:value-type="float">
            <text:p>590.41</text:p>
          </table:table-cell>
          <table:table-cell office:value-type="float" office:value="281.94" calcext:value-type="float">
            <text:p>281.94</text:p>
          </table:table-cell>
          <table:table-cell office:value-type="float" office:value="341.2" calcext:value-type="float">
            <text:p>341.2</text:p>
          </table:table-cell>
        </table:table-row>
        <table:table-row table:style-name="ro1">
          <table:table-cell office:value-type="float" office:value="2047477" calcext:value-type="float">
            <text:p>2047477</text:p>
          </table:table-cell>
          <table:table-cell table:formula="of:=[.A130]/1000/(60*60*24)" office:value-type="time" office:time-value="PT00H34M07.477S" calcext:value-type="time">
            <text:p>00:34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8" calcext:value-type="float">
            <text:p>590.18</text:p>
          </table:table-cell>
          <table:table-cell office:value-type="float" office:value="284.16" calcext:value-type="float">
            <text:p>284.16</text:p>
          </table:table-cell>
          <table:table-cell office:value-type="float" office:value="343.83" calcext:value-type="float">
            <text:p>343.83</text:p>
          </table:table-cell>
        </table:table-row>
        <table:table-row table:style-name="ro1">
          <table:table-cell office:value-type="float" office:value="2063478" calcext:value-type="float">
            <text:p>2063478</text:p>
          </table:table-cell>
          <table:table-cell table:formula="of:=[.A131]/1000/(60*60*24)" office:value-type="time" office:time-value="PT00H34M23.478S" calcext:value-type="time">
            <text:p>00:34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7" calcext:value-type="float">
            <text:p>590.27</text:p>
          </table:table-cell>
          <table:table-cell office:value-type="float" office:value="286.38" calcext:value-type="float">
            <text:p>286.38</text:p>
          </table:table-cell>
          <table:table-cell office:value-type="float" office:value="346.45" calcext:value-type="float">
            <text:p>346.45</text:p>
          </table:table-cell>
        </table:table-row>
        <table:table-row table:style-name="ro1">
          <table:table-cell office:value-type="float" office:value="2079477" calcext:value-type="float">
            <text:p>2079477</text:p>
          </table:table-cell>
          <table:table-cell table:formula="of:=[.A132]/1000/(60*60*24)" office:value-type="time" office:time-value="PT00H34M39.477S" calcext:value-type="time">
            <text:p>00:34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288.6" calcext:value-type="float">
            <text:p>288.6</text:p>
          </table:table-cell>
          <table:table-cell office:value-type="float" office:value="349.07" calcext:value-type="float">
            <text:p>349.07</text:p>
          </table:table-cell>
        </table:table-row>
        <table:table-row table:style-name="ro1">
          <table:table-cell office:value-type="float" office:value="2095477" calcext:value-type="float">
            <text:p>2095477</text:p>
          </table:table-cell>
          <table:table-cell table:formula="of:=[.A133]/1000/(60*60*24)" office:value-type="time" office:time-value="PT00H34M55.477S" calcext:value-type="time">
            <text:p>00:34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7" calcext:value-type="float">
            <text:p>590.27</text:p>
          </table:table-cell>
          <table:table-cell office:value-type="float" office:value="290.83" calcext:value-type="float">
            <text:p>290.83</text:p>
          </table:table-cell>
          <table:table-cell office:value-type="float" office:value="351.69" calcext:value-type="float">
            <text:p>351.69</text:p>
          </table:table-cell>
        </table:table-row>
        <table:table-row table:style-name="ro1">
          <table:table-cell office:value-type="float" office:value="2111478" calcext:value-type="float">
            <text:p>2111478</text:p>
          </table:table-cell>
          <table:table-cell table:formula="of:=[.A134]/1000/(60*60*24)" office:value-type="time" office:time-value="PT00H35M11.478S" calcext:value-type="time">
            <text:p>00:35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" calcext:value-type="float">
            <text:p>590.4</text:p>
          </table:table-cell>
          <table:table-cell office:value-type="float" office:value="293.05" calcext:value-type="float">
            <text:p>293.05</text:p>
          </table:table-cell>
          <table:table-cell office:value-type="float" office:value="354.31" calcext:value-type="float">
            <text:p>354.31</text:p>
          </table:table-cell>
        </table:table-row>
        <table:table-row table:style-name="ro1">
          <table:table-cell office:value-type="float" office:value="2127477" calcext:value-type="float">
            <text:p>2127477</text:p>
          </table:table-cell>
          <table:table-cell table:formula="of:=[.A135]/1000/(60*60*24)" office:value-type="time" office:time-value="PT00H35M27.477S" calcext:value-type="time">
            <text:p>00:35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1" calcext:value-type="float">
            <text:p>588.51</text:p>
          </table:table-cell>
          <table:table-cell office:value-type="float" office:value="295.27" calcext:value-type="float">
            <text:p>295.27</text:p>
          </table:table-cell>
          <table:table-cell office:value-type="float" office:value="356.93" calcext:value-type="float">
            <text:p>356.93</text:p>
          </table:table-cell>
        </table:table-row>
        <table:table-row table:style-name="ro1">
          <table:table-cell office:value-type="float" office:value="2143478" calcext:value-type="float">
            <text:p>2143478</text:p>
          </table:table-cell>
          <table:table-cell table:formula="of:=[.A136]/1000/(60*60*24)" office:value-type="time" office:time-value="PT00H35M43.478S" calcext:value-type="time">
            <text:p>00:35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5" calcext:value-type="float">
            <text:p>588.65</text:p>
          </table:table-cell>
          <table:table-cell office:value-type="float" office:value="297.49" calcext:value-type="float">
            <text:p>297.49</text:p>
          </table:table-cell>
          <table:table-cell office:value-type="float" office:value="359.55" calcext:value-type="float">
            <text:p>359.55</text:p>
          </table:table-cell>
        </table:table-row>
        <table:table-row table:style-name="ro1">
          <table:table-cell office:value-type="float" office:value="2159477" calcext:value-type="float">
            <text:p>2159477</text:p>
          </table:table-cell>
          <table:table-cell table:formula="of:=[.A137]/1000/(60*60*24)" office:value-type="time" office:time-value="PT00H35M59.477S" calcext:value-type="time">
            <text:p>00:35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299.71" calcext:value-type="float">
            <text:p>299.71</text:p>
          </table:table-cell>
          <table:table-cell office:value-type="float" office:value="362.17" calcext:value-type="float">
            <text:p>362.17</text:p>
          </table:table-cell>
        </table:table-row>
        <table:table-row table:style-name="ro1">
          <table:table-cell office:value-type="float" office:value="2175477" calcext:value-type="float">
            <text:p>2175477</text:p>
          </table:table-cell>
          <table:table-cell table:formula="of:=[.A138]/1000/(60*60*24)" office:value-type="time" office:time-value="PT00H36M15.477S" calcext:value-type="time">
            <text:p>00:36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1" calcext:value-type="float">
            <text:p>590.41</text:p>
          </table:table-cell>
          <table:table-cell office:value-type="float" office:value="301.93" calcext:value-type="float">
            <text:p>301.93</text:p>
          </table:table-cell>
          <table:table-cell office:value-type="float" office:value="364.78" calcext:value-type="float">
            <text:p>364.78</text:p>
          </table:table-cell>
        </table:table-row>
        <table:table-row table:style-name="ro1">
          <table:table-cell office:value-type="float" office:value="2191477" calcext:value-type="float">
            <text:p>2191477</text:p>
          </table:table-cell>
          <table:table-cell table:formula="of:=[.A139]/1000/(60*60*24)" office:value-type="time" office:time-value="PT00H36M31.477S" calcext:value-type="time">
            <text:p>00:36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4" calcext:value-type="float">
            <text:p>586.64</text:p>
          </table:table-cell>
          <table:table-cell office:value-type="float" office:value="304.15" calcext:value-type="float">
            <text:p>304.15</text:p>
          </table:table-cell>
          <table:table-cell office:value-type="float" office:value="367.4" calcext:value-type="float">
            <text:p>367.4</text:p>
          </table:table-cell>
        </table:table-row>
        <table:table-row table:style-name="ro1">
          <table:table-cell office:value-type="float" office:value="2207477" calcext:value-type="float">
            <text:p>2207477</text:p>
          </table:table-cell>
          <table:table-cell table:formula="of:=[.A140]/1000/(60*60*24)" office:value-type="time" office:time-value="PT00H36M47.477S" calcext:value-type="time">
            <text:p>00:36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306.37" calcext:value-type="float">
            <text:p>306.37</text:p>
          </table:table-cell>
          <table:table-cell office:value-type="float" office:value="370.01" calcext:value-type="float">
            <text:p>370.01</text:p>
          </table:table-cell>
        </table:table-row>
        <table:table-row table:style-name="ro1">
          <table:table-cell office:value-type="float" office:value="2223477" calcext:value-type="float">
            <text:p>2223477</text:p>
          </table:table-cell>
          <table:table-cell table:formula="of:=[.A141]/1000/(60*60*24)" office:value-type="time" office:time-value="PT00H37M03.477S" calcext:value-type="time">
            <text:p>00:37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3" calcext:value-type="float">
            <text:p>588.03</text:p>
          </table:table-cell>
          <table:table-cell office:value-type="float" office:value="308.59" calcext:value-type="float">
            <text:p>308.59</text:p>
          </table:table-cell>
          <table:table-cell office:value-type="float" office:value="372.63" calcext:value-type="float">
            <text:p>372.63</text:p>
          </table:table-cell>
        </table:table-row>
        <table:table-row table:style-name="ro1">
          <table:table-cell office:value-type="float" office:value="2239477" calcext:value-type="float">
            <text:p>2239477</text:p>
          </table:table-cell>
          <table:table-cell table:formula="of:=[.A142]/1000/(60*60*24)" office:value-type="time" office:time-value="PT00H37M19.477S" calcext:value-type="time">
            <text:p>00:37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6" calcext:value-type="float">
            <text:p>588.66</text:p>
          </table:table-cell>
          <table:table-cell office:value-type="float" office:value="310.81" calcext:value-type="float">
            <text:p>310.81</text:p>
          </table:table-cell>
          <table:table-cell office:value-type="float" office:value="375.24" calcext:value-type="float">
            <text:p>375.24</text:p>
          </table:table-cell>
        </table:table-row>
        <table:table-row table:style-name="ro1">
          <table:table-cell office:value-type="float" office:value="2255477" calcext:value-type="float">
            <text:p>2255477</text:p>
          </table:table-cell>
          <table:table-cell table:formula="of:=[.A143]/1000/(60*60*24)" office:value-type="time" office:time-value="PT00H37M35.477S" calcext:value-type="time">
            <text:p>00:37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313.03" calcext:value-type="float">
            <text:p>313.03</text:p>
          </table:table-cell>
          <table:table-cell office:value-type="float" office:value="377.86" calcext:value-type="float">
            <text:p>377.86</text:p>
          </table:table-cell>
        </table:table-row>
        <table:table-row table:style-name="ro1">
          <table:table-cell office:value-type="float" office:value="2271477" calcext:value-type="float">
            <text:p>2271477</text:p>
          </table:table-cell>
          <table:table-cell table:formula="of:=[.A144]/1000/(60*60*24)" office:value-type="time" office:time-value="PT00H37M51.477S" calcext:value-type="time">
            <text:p>00:37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315.25" calcext:value-type="float">
            <text:p>315.25</text:p>
          </table:table-cell>
          <table:table-cell office:value-type="float" office:value="380.47" calcext:value-type="float">
            <text:p>380.47</text:p>
          </table:table-cell>
        </table:table-row>
        <table:table-row table:style-name="ro1">
          <table:table-cell office:value-type="float" office:value="2287477" calcext:value-type="float">
            <text:p>2287477</text:p>
          </table:table-cell>
          <table:table-cell table:formula="of:=[.A145]/1000/(60*60*24)" office:value-type="time" office:time-value="PT00H38M07.477S" calcext:value-type="time">
            <text:p>00:38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8" calcext:value-type="float">
            <text:p>588.28</text:p>
          </table:table-cell>
          <table:table-cell office:value-type="float" office:value="317.47" calcext:value-type="float">
            <text:p>317.47</text:p>
          </table:table-cell>
          <table:table-cell office:value-type="float" office:value="383.08" calcext:value-type="float">
            <text:p>383.08</text:p>
          </table:table-cell>
        </table:table-row>
        <table:table-row table:style-name="ro1">
          <table:table-cell office:value-type="float" office:value="2303478" calcext:value-type="float">
            <text:p>2303478</text:p>
          </table:table-cell>
          <table:table-cell table:formula="of:=[.A146]/1000/(60*60*24)" office:value-type="time" office:time-value="PT00H38M23.478S" calcext:value-type="time">
            <text:p>00:38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49" calcext:value-type="float">
            <text:p>588.49</text:p>
          </table:table-cell>
          <table:table-cell office:value-type="float" office:value="319.69" calcext:value-type="float">
            <text:p>319.69</text:p>
          </table:table-cell>
          <table:table-cell office:value-type="float" office:value="385.7" calcext:value-type="float">
            <text:p>385.7</text:p>
          </table:table-cell>
        </table:table-row>
        <table:table-row table:style-name="ro1">
          <table:table-cell office:value-type="float" office:value="2319477" calcext:value-type="float">
            <text:p>2319477</text:p>
          </table:table-cell>
          <table:table-cell table:formula="of:=[.A147]/1000/(60*60*24)" office:value-type="time" office:time-value="PT00H38M39.477S" calcext:value-type="time">
            <text:p>00:38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321.91" calcext:value-type="float">
            <text:p>321.91</text:p>
          </table:table-cell>
          <table:table-cell office:value-type="float" office:value="388.31" calcext:value-type="float">
            <text:p>388.31</text:p>
          </table:table-cell>
        </table:table-row>
        <table:table-row table:style-name="ro1">
          <table:table-cell office:value-type="float" office:value="2335477" calcext:value-type="float">
            <text:p>2335477</text:p>
          </table:table-cell>
          <table:table-cell table:formula="of:=[.A148]/1000/(60*60*24)" office:value-type="time" office:time-value="PT00H38M55.477S" calcext:value-type="time">
            <text:p>00:38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5" calcext:value-type="float">
            <text:p>586.65</text:p>
          </table:table-cell>
          <table:table-cell office:value-type="float" office:value="324.13" calcext:value-type="float">
            <text:p>324.13</text:p>
          </table:table-cell>
          <table:table-cell office:value-type="float" office:value="390.92" calcext:value-type="float">
            <text:p>390.92</text:p>
          </table:table-cell>
        </table:table-row>
        <table:table-row table:style-name="ro1">
          <table:table-cell office:value-type="float" office:value="2351477" calcext:value-type="float">
            <text:p>2351477</text:p>
          </table:table-cell>
          <table:table-cell table:formula="of:=[.A149]/1000/(60*60*24)" office:value-type="time" office:time-value="PT00H39M11.477S" calcext:value-type="time">
            <text:p>00:39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326.35" calcext:value-type="float">
            <text:p>326.35</text:p>
          </table:table-cell>
          <table:table-cell office:value-type="float" office:value="393.53" calcext:value-type="float">
            <text:p>393.53</text:p>
          </table:table-cell>
        </table:table-row>
        <table:table-row table:style-name="ro1">
          <table:table-cell office:value-type="float" office:value="2367477" calcext:value-type="float">
            <text:p>2367477</text:p>
          </table:table-cell>
          <table:table-cell table:formula="of:=[.A150]/1000/(60*60*24)" office:value-type="time" office:time-value="PT00H39M27.477S" calcext:value-type="time">
            <text:p>00:39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9" calcext:value-type="float">
            <text:p>588.19</text:p>
          </table:table-cell>
          <table:table-cell office:value-type="float" office:value="328.57" calcext:value-type="float">
            <text:p>328.57</text:p>
          </table:table-cell>
          <table:table-cell office:value-type="float" office:value="396.14" calcext:value-type="float">
            <text:p>396.14</text:p>
          </table:table-cell>
        </table:table-row>
        <table:table-row table:style-name="ro1">
          <table:table-cell office:value-type="float" office:value="2383478" calcext:value-type="float">
            <text:p>2383478</text:p>
          </table:table-cell>
          <table:table-cell table:formula="of:=[.A151]/1000/(60*60*24)" office:value-type="time" office:time-value="PT00H39M43.478S" calcext:value-type="time">
            <text:p>00:39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330.79" calcext:value-type="float">
            <text:p>330.79</text:p>
          </table:table-cell>
          <table:table-cell office:value-type="float" office:value="398.75" calcext:value-type="float">
            <text:p>398.75</text:p>
          </table:table-cell>
        </table:table-row>
        <table:table-row table:style-name="ro1">
          <table:table-cell office:value-type="float" office:value="2399477" calcext:value-type="float">
            <text:p>2399477</text:p>
          </table:table-cell>
          <table:table-cell table:formula="of:=[.A152]/1000/(60*60*24)" office:value-type="time" office:time-value="PT00H39M59.477S" calcext:value-type="time">
            <text:p>00:39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333.01" calcext:value-type="float">
            <text:p>333.01</text:p>
          </table:table-cell>
          <table:table-cell office:value-type="float" office:value="401.36" calcext:value-type="float">
            <text:p>401.36</text:p>
          </table:table-cell>
        </table:table-row>
        <table:table-row table:style-name="ro1">
          <table:table-cell office:value-type="float" office:value="2415478" calcext:value-type="float">
            <text:p>2415478</text:p>
          </table:table-cell>
          <table:table-cell table:formula="of:=[.A153]/1000/(60*60*24)" office:value-type="time" office:time-value="PT00H40M15.478S" calcext:value-type="time">
            <text:p>00:40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335.23" calcext:value-type="float">
            <text:p>335.23</text:p>
          </table:table-cell>
          <table:table-cell office:value-type="float" office:value="403.96" calcext:value-type="float">
            <text:p>403.96</text:p>
          </table:table-cell>
        </table:table-row>
        <table:table-row table:style-name="ro1">
          <table:table-cell office:value-type="float" office:value="2431477" calcext:value-type="float">
            <text:p>2431477</text:p>
          </table:table-cell>
          <table:table-cell table:formula="of:=[.A154]/1000/(60*60*24)" office:value-type="time" office:time-value="PT00H40M31.477S" calcext:value-type="time">
            <text:p>00:40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337.45" calcext:value-type="float">
            <text:p>337.45</text:p>
          </table:table-cell>
          <table:table-cell office:value-type="float" office:value="406.57" calcext:value-type="float">
            <text:p>406.57</text:p>
          </table:table-cell>
        </table:table-row>
        <table:table-row table:style-name="ro1">
          <table:table-cell office:value-type="float" office:value="2447478" calcext:value-type="float">
            <text:p>2447478</text:p>
          </table:table-cell>
          <table:table-cell table:formula="of:=[.A155]/1000/(60*60*24)" office:value-type="time" office:time-value="PT00H40M47.478S" calcext:value-type="time">
            <text:p>00:40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8" calcext:value-type="float">
            <text:p>586.28</text:p>
          </table:table-cell>
          <table:table-cell office:value-type="float" office:value="339.67" calcext:value-type="float">
            <text:p>339.67</text:p>
          </table:table-cell>
          <table:table-cell office:value-type="float" office:value="409.18" calcext:value-type="float">
            <text:p>409.18</text:p>
          </table:table-cell>
        </table:table-row>
        <table:table-row table:style-name="ro1">
          <table:table-cell office:value-type="float" office:value="2463477" calcext:value-type="float">
            <text:p>2463477</text:p>
          </table:table-cell>
          <table:table-cell table:formula="of:=[.A156]/1000/(60*60*24)" office:value-type="time" office:time-value="PT00H41M03.477S" calcext:value-type="time">
            <text:p>00:41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5" calcext:value-type="float">
            <text:p>586.75</text:p>
          </table:table-cell>
          <table:table-cell office:value-type="float" office:value="341.89" calcext:value-type="float">
            <text:p>341.89</text:p>
          </table:table-cell>
          <table:table-cell office:value-type="float" office:value="411.78" calcext:value-type="float">
            <text:p>411.78</text:p>
          </table:table-cell>
        </table:table-row>
        <table:table-row table:style-name="ro1">
          <table:table-cell office:value-type="float" office:value="2479477" calcext:value-type="float">
            <text:p>2479477</text:p>
          </table:table-cell>
          <table:table-cell table:formula="of:=[.A157]/1000/(60*60*24)" office:value-type="time" office:time-value="PT00H41M19.477S" calcext:value-type="time">
            <text:p>00:41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4" calcext:value-type="float">
            <text:p>586.74</text:p>
          </table:table-cell>
          <table:table-cell office:value-type="float" office:value="344.11" calcext:value-type="float">
            <text:p>344.11</text:p>
          </table:table-cell>
          <table:table-cell office:value-type="float" office:value="414.39" calcext:value-type="float">
            <text:p>414.39</text:p>
          </table:table-cell>
        </table:table-row>
        <table:table-row table:style-name="ro1">
          <table:table-cell office:value-type="float" office:value="2495478" calcext:value-type="float">
            <text:p>2495478</text:p>
          </table:table-cell>
          <table:table-cell table:formula="of:=[.A158]/1000/(60*60*24)" office:value-type="time" office:time-value="PT00H41M35.478S" calcext:value-type="time">
            <text:p>00:41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4" calcext:value-type="float">
            <text:p>586.74</text:p>
          </table:table-cell>
          <table:table-cell office:value-type="float" office:value="346.33" calcext:value-type="float">
            <text:p>346.33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511477" calcext:value-type="float">
            <text:p>2511477</text:p>
          </table:table-cell>
          <table:table-cell table:formula="of:=[.A159]/1000/(60*60*24)" office:value-type="time" office:time-value="PT00H41M51.477S" calcext:value-type="time">
            <text:p>00:41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5" calcext:value-type="float">
            <text:p>584.75</text:p>
          </table:table-cell>
          <table:table-cell office:value-type="float" office:value="348.55" calcext:value-type="float">
            <text:p>348.55</text:p>
          </table:table-cell>
          <table:table-cell office:value-type="float" office:value="419.6" calcext:value-type="float">
            <text:p>419.6</text:p>
          </table:table-cell>
        </table:table-row>
        <table:table-row table:style-name="ro1">
          <table:table-cell office:value-type="float" office:value="2527478" calcext:value-type="float">
            <text:p>2527478</text:p>
          </table:table-cell>
          <table:table-cell table:formula="of:=[.A160]/1000/(60*60*24)" office:value-type="time" office:time-value="PT00H42M07.478S" calcext:value-type="time">
            <text:p>00:42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350.77" calcext:value-type="float">
            <text:p>350.77</text:p>
          </table:table-cell>
          <table:table-cell office:value-type="float" office:value="422.21" calcext:value-type="float">
            <text:p>422.21</text:p>
          </table:table-cell>
        </table:table-row>
        <table:table-row table:style-name="ro1">
          <table:table-cell office:value-type="float" office:value="2543478" calcext:value-type="float">
            <text:p>2543478</text:p>
          </table:table-cell>
          <table:table-cell table:formula="of:=[.A161]/1000/(60*60*24)" office:value-type="time" office:time-value="PT00H42M23.478S" calcext:value-type="time">
            <text:p>00:42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49" calcext:value-type="float">
            <text:p>584.49</text:p>
          </table:table-cell>
          <table:table-cell office:value-type="float" office:value="352.99" calcext:value-type="float">
            <text:p>352.99</text:p>
          </table:table-cell>
          <table:table-cell office:value-type="float" office:value="424.81" calcext:value-type="float">
            <text:p>424.81</text:p>
          </table:table-cell>
        </table:table-row>
        <table:table-row table:style-name="ro1">
          <table:table-cell office:value-type="float" office:value="2559478" calcext:value-type="float">
            <text:p>2559478</text:p>
          </table:table-cell>
          <table:table-cell table:formula="of:=[.A162]/1000/(60*60*24)" office:value-type="time" office:time-value="PT00H42M39.478S" calcext:value-type="time">
            <text:p>00:42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6" calcext:value-type="float">
            <text:p>584.66</text:p>
          </table:table-cell>
          <table:table-cell office:value-type="float" office:value="355.21" calcext:value-type="float">
            <text:p>355.21</text:p>
          </table:table-cell>
          <table:table-cell office:value-type="float" office:value="427.41" calcext:value-type="float">
            <text:p>427.41</text:p>
          </table:table-cell>
        </table:table-row>
        <table:table-row table:style-name="ro1">
          <table:table-cell office:value-type="float" office:value="2575478" calcext:value-type="float">
            <text:p>2575478</text:p>
          </table:table-cell>
          <table:table-cell table:formula="of:=[.A163]/1000/(60*60*24)" office:value-type="time" office:time-value="PT00H42M55.478S" calcext:value-type="time">
            <text:p>00:42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4.89" calcext:value-type="float">
            <text:p>584.89</text:p>
          </table:table-cell>
          <table:table-cell office:value-type="float" office:value="357.43" calcext:value-type="float">
            <text:p>357.43</text:p>
          </table:table-cell>
          <table:table-cell office:value-type="float" office:value="430.02" calcext:value-type="float">
            <text:p>430.02</text:p>
          </table:table-cell>
        </table:table-row>
        <table:table-row table:style-name="ro1">
          <table:table-cell office:value-type="float" office:value="2591477" calcext:value-type="float">
            <text:p>2591477</text:p>
          </table:table-cell>
          <table:table-cell table:formula="of:=[.A164]/1000/(60*60*24)" office:value-type="time" office:time-value="PT00H43M11.477S" calcext:value-type="time">
            <text:p>00:43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5" calcext:value-type="float">
            <text:p>586.65</text:p>
          </table:table-cell>
          <table:table-cell office:value-type="float" office:value="359.65" calcext:value-type="float">
            <text:p>359.65</text:p>
          </table:table-cell>
          <table:table-cell office:value-type="float" office:value="432.62" calcext:value-type="float">
            <text:p>432.62</text:p>
          </table:table-cell>
        </table:table-row>
        <table:table-row table:style-name="ro1">
          <table:table-cell office:value-type="float" office:value="2607477" calcext:value-type="float">
            <text:p>2607477</text:p>
          </table:table-cell>
          <table:table-cell table:formula="of:=[.A165]/1000/(60*60*24)" office:value-type="time" office:time-value="PT00H43M27.477S" calcext:value-type="time">
            <text:p>00:43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2" calcext:value-type="float">
            <text:p>586.42</text:p>
          </table:table-cell>
          <table:table-cell office:value-type="float" office:value="361.87" calcext:value-type="float">
            <text:p>361.87</text:p>
          </table:table-cell>
          <table:table-cell office:value-type="float" office:value="435.22" calcext:value-type="float">
            <text:p>435.22</text:p>
          </table:table-cell>
        </table:table-row>
        <table:table-row table:style-name="ro1">
          <table:table-cell office:value-type="float" office:value="2623478" calcext:value-type="float">
            <text:p>2623478</text:p>
          </table:table-cell>
          <table:table-cell table:formula="of:=[.A166]/1000/(60*60*24)" office:value-type="time" office:time-value="PT00H43M43.478S" calcext:value-type="time">
            <text:p>00:4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364.09" calcext:value-type="float">
            <text:p>364.09</text:p>
          </table:table-cell>
          <table:table-cell office:value-type="float" office:value="437.82" calcext:value-type="float">
            <text:p>437.82</text:p>
          </table:table-cell>
        </table:table-row>
        <table:table-row table:style-name="ro1">
          <table:table-cell office:value-type="float" office:value="2639477" calcext:value-type="float">
            <text:p>2639477</text:p>
          </table:table-cell>
          <table:table-cell table:formula="of:=[.A167]/1000/(60*60*24)" office:value-type="time" office:time-value="PT00H43M59.477S" calcext:value-type="time">
            <text:p>00:43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9" calcext:value-type="float">
            <text:p>584.19</text:p>
          </table:table-cell>
          <table:table-cell office:value-type="float" office:value="366.31" calcext:value-type="float">
            <text:p>366.31</text:p>
          </table:table-cell>
          <table:table-cell office:value-type="float" office:value="440.42" calcext:value-type="float">
            <text:p>440.42</text:p>
          </table:table-cell>
        </table:table-row>
        <table:table-row table:style-name="ro1">
          <table:table-cell office:value-type="float" office:value="2655478" calcext:value-type="float">
            <text:p>2655478</text:p>
          </table:table-cell>
          <table:table-cell table:formula="of:=[.A168]/1000/(60*60*24)" office:value-type="time" office:time-value="PT00H44M15.478S" calcext:value-type="time">
            <text:p>00:4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2" calcext:value-type="float">
            <text:p>584.52</text:p>
          </table:table-cell>
          <table:table-cell office:value-type="float" office:value="368.53" calcext:value-type="float">
            <text:p>368.53</text:p>
          </table:table-cell>
          <table:table-cell office:value-type="float" office:value="443.03" calcext:value-type="float">
            <text:p>443.03</text:p>
          </table:table-cell>
        </table:table-row>
        <table:table-row table:style-name="ro1">
          <table:table-cell office:value-type="float" office:value="2671477" calcext:value-type="float">
            <text:p>2671477</text:p>
          </table:table-cell>
          <table:table-cell table:formula="of:=[.A169]/1000/(60*60*24)" office:value-type="time" office:time-value="PT00H44M31.477S" calcext:value-type="time">
            <text:p>00:44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9" calcext:value-type="float">
            <text:p>586.19</text:p>
          </table:table-cell>
          <table:table-cell office:value-type="float" office:value="370.75" calcext:value-type="float">
            <text:p>370.75</text:p>
          </table:table-cell>
          <table:table-cell office:value-type="float" office:value="445.63" calcext:value-type="float">
            <text:p>445.63</text:p>
          </table:table-cell>
        </table:table-row>
        <table:table-row table:style-name="ro1">
          <table:table-cell office:value-type="float" office:value="2687477" calcext:value-type="float">
            <text:p>2687477</text:p>
          </table:table-cell>
          <table:table-cell table:formula="of:=[.A170]/1000/(60*60*24)" office:value-type="time" office:time-value="PT00H44M47.477S" calcext:value-type="time">
            <text:p>00:44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372.97" calcext:value-type="float">
            <text:p>372.97</text:p>
          </table:table-cell>
          <table:table-cell office:value-type="float" office:value="448.23" calcext:value-type="float">
            <text:p>448.23</text:p>
          </table:table-cell>
        </table:table-row>
        <table:table-row table:style-name="ro1">
          <table:table-cell office:value-type="float" office:value="2703477" calcext:value-type="float">
            <text:p>2703477</text:p>
          </table:table-cell>
          <table:table-cell table:formula="of:=[.A171]/1000/(60*60*24)" office:value-type="time" office:time-value="PT00H45M03.477S" calcext:value-type="time">
            <text:p>00:45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375.19" calcext:value-type="float">
            <text:p>375.19</text:p>
          </table:table-cell>
          <table:table-cell office:value-type="float" office:value="450.82" calcext:value-type="float">
            <text:p>450.82</text:p>
          </table:table-cell>
        </table:table-row>
        <table:table-row table:style-name="ro1">
          <table:table-cell office:value-type="float" office:value="2719477" calcext:value-type="float">
            <text:p>2719477</text:p>
          </table:table-cell>
          <table:table-cell table:formula="of:=[.A172]/1000/(60*60*24)" office:value-type="time" office:time-value="PT00H45M19.477S" calcext:value-type="time">
            <text:p>00:45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377.42" calcext:value-type="float">
            <text:p>377.42</text:p>
          </table:table-cell>
          <table:table-cell office:value-type="float" office:value="453.42" calcext:value-type="float">
            <text:p>453.42</text:p>
          </table:table-cell>
        </table:table-row>
        <table:table-row table:style-name="ro1">
          <table:table-cell office:value-type="float" office:value="2735477" calcext:value-type="float">
            <text:p>2735477</text:p>
          </table:table-cell>
          <table:table-cell table:formula="of:=[.A173]/1000/(60*60*24)" office:value-type="time" office:time-value="PT00H45M35.477S" calcext:value-type="time">
            <text:p>00:45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5" calcext:value-type="float">
            <text:p>584.75</text:p>
          </table:table-cell>
          <table:table-cell office:value-type="float" office:value="379.64" calcext:value-type="float">
            <text:p>379.64</text:p>
          </table:table-cell>
          <table:table-cell office:value-type="float" office:value="456.02" calcext:value-type="float">
            <text:p>456.02</text:p>
          </table:table-cell>
        </table:table-row>
        <table:table-row table:style-name="ro1">
          <table:table-cell office:value-type="float" office:value="2751477" calcext:value-type="float">
            <text:p>2751477</text:p>
          </table:table-cell>
          <table:table-cell table:formula="of:=[.A174]/1000/(60*60*24)" office:value-type="time" office:time-value="PT00H45M51.477S" calcext:value-type="time">
            <text:p>00:45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381.86" calcext:value-type="float">
            <text:p>381.86</text:p>
          </table:table-cell>
          <table:table-cell office:value-type="float" office:value="458.62" calcext:value-type="float">
            <text:p>458.62</text:p>
          </table:table-cell>
        </table:table-row>
        <table:table-row table:style-name="ro1">
          <table:table-cell office:value-type="float" office:value="2767477" calcext:value-type="float">
            <text:p>2767477</text:p>
          </table:table-cell>
          <table:table-cell table:formula="of:=[.A175]/1000/(60*60*24)" office:value-type="time" office:time-value="PT00H46M07.477S" calcext:value-type="time">
            <text:p>00:46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4.89" calcext:value-type="float">
            <text:p>584.89</text:p>
          </table:table-cell>
          <table:table-cell office:value-type="float" office:value="384.08" calcext:value-type="float">
            <text:p>384.08</text:p>
          </table:table-cell>
          <table:table-cell office:value-type="float" office:value="461.22" calcext:value-type="float">
            <text:p>461.22</text:p>
          </table:table-cell>
        </table:table-row>
        <table:table-row table:style-name="ro1">
          <table:table-cell office:value-type="float" office:value="2783478" calcext:value-type="float">
            <text:p>2783478</text:p>
          </table:table-cell>
          <table:table-cell table:formula="of:=[.A176]/1000/(60*60*24)" office:value-type="time" office:time-value="PT00H46M23.478S" calcext:value-type="time">
            <text:p>00:46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386.3" calcext:value-type="float">
            <text:p>386.3</text:p>
          </table:table-cell>
          <table:table-cell office:value-type="float" office:value="463.82" calcext:value-type="float">
            <text:p>463.82</text:p>
          </table:table-cell>
        </table:table-row>
        <table:table-row table:style-name="ro1">
          <table:table-cell office:value-type="float" office:value="2799477" calcext:value-type="float">
            <text:p>2799477</text:p>
          </table:table-cell>
          <table:table-cell table:formula="of:=[.A177]/1000/(60*60*24)" office:value-type="time" office:time-value="PT00H46M39.477S" calcext:value-type="time">
            <text:p>00:46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388.52" calcext:value-type="float">
            <text:p>388.52</text:p>
          </table:table-cell>
          <table:table-cell office:value-type="float" office:value="466.42" calcext:value-type="float">
            <text:p>466.42</text:p>
          </table:table-cell>
        </table:table-row>
        <table:table-row table:style-name="ro1">
          <table:table-cell office:value-type="float" office:value="2815477" calcext:value-type="float">
            <text:p>2815477</text:p>
          </table:table-cell>
          <table:table-cell table:formula="of:=[.A178]/1000/(60*60*24)" office:value-type="time" office:time-value="PT00H46M55.477S" calcext:value-type="time">
            <text:p>00:46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390.74" calcext:value-type="float">
            <text:p>390.74</text:p>
          </table:table-cell>
          <table:table-cell office:value-type="float" office:value="469.02" calcext:value-type="float">
            <text:p>469.02</text:p>
          </table:table-cell>
        </table:table-row>
        <table:table-row table:style-name="ro1">
          <table:table-cell office:value-type="float" office:value="2831478" calcext:value-type="float">
            <text:p>2831478</text:p>
          </table:table-cell>
          <table:table-cell table:formula="of:=[.A179]/1000/(60*60*24)" office:value-type="time" office:time-value="PT00H47M11.478S" calcext:value-type="time">
            <text:p>00:47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392.96" calcext:value-type="float">
            <text:p>392.96</text:p>
          </table:table-cell>
          <table:table-cell office:value-type="float" office:value="471.62" calcext:value-type="float">
            <text:p>471.62</text:p>
          </table:table-cell>
        </table:table-row>
        <table:table-row table:style-name="ro1">
          <table:table-cell office:value-type="float" office:value="2847477" calcext:value-type="float">
            <text:p>2847477</text:p>
          </table:table-cell>
          <table:table-cell table:formula="of:=[.A180]/1000/(60*60*24)" office:value-type="time" office:time-value="PT00H47M27.477S" calcext:value-type="time">
            <text:p>00:47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395.18" calcext:value-type="float">
            <text:p>395.18</text:p>
          </table:table-cell>
          <table:table-cell office:value-type="float" office:value="474.21" calcext:value-type="float">
            <text:p>474.21</text:p>
          </table:table-cell>
        </table:table-row>
        <table:table-row table:style-name="ro1">
          <table:table-cell office:value-type="float" office:value="2863477" calcext:value-type="float">
            <text:p>2863477</text:p>
          </table:table-cell>
          <table:table-cell table:formula="of:=[.A181]/1000/(60*60*24)" office:value-type="time" office:time-value="PT00H47M43.477S" calcext:value-type="time">
            <text:p>00:47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397.4" calcext:value-type="float">
            <text:p>397.4</text:p>
          </table:table-cell>
          <table:table-cell office:value-type="float" office:value="476.81" calcext:value-type="float">
            <text:p>476.81</text:p>
          </table:table-cell>
        </table:table-row>
        <table:table-row table:style-name="ro1">
          <table:table-cell office:value-type="float" office:value="2879478" calcext:value-type="float">
            <text:p>2879478</text:p>
          </table:table-cell>
          <table:table-cell table:formula="of:=[.A182]/1000/(60*60*24)" office:value-type="time" office:time-value="PT00H47M59.478S" calcext:value-type="time">
            <text:p>00:47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399.62" calcext:value-type="float">
            <text:p>399.62</text:p>
          </table:table-cell>
          <table:table-cell office:value-type="float" office:value="479.41" calcext:value-type="float">
            <text:p>479.41</text:p>
          </table:table-cell>
        </table:table-row>
        <table:table-row table:style-name="ro1">
          <table:table-cell office:value-type="float" office:value="2895477" calcext:value-type="float">
            <text:p>2895477</text:p>
          </table:table-cell>
          <table:table-cell table:formula="of:=[.A183]/1000/(60*60*24)" office:value-type="time" office:time-value="PT00H48M15.477S" calcext:value-type="time">
            <text:p>00:48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6" calcext:value-type="float">
            <text:p>584.66</text:p>
          </table:table-cell>
          <table:table-cell office:value-type="float" office:value="401.84" calcext:value-type="float">
            <text:p>401.84</text:p>
          </table:table-cell>
          <table:table-cell office:value-type="float" office:value="482.01" calcext:value-type="float">
            <text:p>482.01</text:p>
          </table:table-cell>
        </table:table-row>
        <table:table-row table:style-name="ro1">
          <table:table-cell office:value-type="float" office:value="2911477" calcext:value-type="float">
            <text:p>2911477</text:p>
          </table:table-cell>
          <table:table-cell table:formula="of:=[.A184]/1000/(60*60*24)" office:value-type="time" office:time-value="PT00H48M31.477S" calcext:value-type="time">
            <text:p>00:4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2" calcext:value-type="float">
            <text:p>584.52</text:p>
          </table:table-cell>
          <table:table-cell office:value-type="float" office:value="404.06" calcext:value-type="float">
            <text:p>404.06</text:p>
          </table:table-cell>
          <table:table-cell office:value-type="float" office:value="484.61" calcext:value-type="float">
            <text:p>484.61</text:p>
          </table:table-cell>
        </table:table-row>
        <table:table-row table:style-name="ro1">
          <table:table-cell office:value-type="float" office:value="2927477" calcext:value-type="float">
            <text:p>2927477</text:p>
          </table:table-cell>
          <table:table-cell table:formula="of:=[.A185]/1000/(60*60*24)" office:value-type="time" office:time-value="PT00H48M47.477S" calcext:value-type="time">
            <text:p>00:4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6" calcext:value-type="float">
            <text:p>584.66</text:p>
          </table:table-cell>
          <table:table-cell office:value-type="float" office:value="406.28" calcext:value-type="float">
            <text:p>406.28</text:p>
          </table:table-cell>
          <table:table-cell office:value-type="float" office:value="487.2" calcext:value-type="float">
            <text:p>487.2</text:p>
          </table:table-cell>
        </table:table-row>
        <table:table-row table:style-name="ro1">
          <table:table-cell office:value-type="float" office:value="2943477" calcext:value-type="float">
            <text:p>2943477</text:p>
          </table:table-cell>
          <table:table-cell table:formula="of:=[.A186]/1000/(60*60*24)" office:value-type="time" office:time-value="PT00H49M03.477S" calcext:value-type="time">
            <text:p>00:49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2" calcext:value-type="float">
            <text:p>584.52</text:p>
          </table:table-cell>
          <table:table-cell office:value-type="float" office:value="408.5" calcext:value-type="float">
            <text:p>408.5</text:p>
          </table:table-cell>
          <table:table-cell office:value-type="float" office:value="489.8" calcext:value-type="float">
            <text:p>489.8</text:p>
          </table:table-cell>
        </table:table-row>
        <table:table-row table:style-name="ro1">
          <table:table-cell office:value-type="float" office:value="2959477" calcext:value-type="float">
            <text:p>2959477</text:p>
          </table:table-cell>
          <table:table-cell table:formula="of:=[.A187]/1000/(60*60*24)" office:value-type="time" office:time-value="PT00H49M19.477S" calcext:value-type="time">
            <text:p>00:49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410.72" calcext:value-type="float">
            <text:p>410.72</text:p>
          </table:table-cell>
          <table:table-cell office:value-type="float" office:value="492.4" calcext:value-type="float">
            <text:p>492.4</text:p>
          </table:table-cell>
        </table:table-row>
        <table:table-row table:style-name="ro1">
          <table:table-cell office:value-type="float" office:value="2975477" calcext:value-type="float">
            <text:p>2975477</text:p>
          </table:table-cell>
          <table:table-cell table:formula="of:=[.A188]/1000/(60*60*24)" office:value-type="time" office:time-value="PT00H49M35.477S" calcext:value-type="time">
            <text:p>00:49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4.89" calcext:value-type="float">
            <text:p>584.89</text:p>
          </table:table-cell>
          <table:table-cell office:value-type="float" office:value="412.94" calcext:value-type="float">
            <text:p>412.94</text:p>
          </table:table-cell>
          <table:table-cell office:value-type="float" office:value="494.99" calcext:value-type="float">
            <text:p>494.99</text:p>
          </table:table-cell>
        </table:table-row>
        <table:table-row table:style-name="ro1">
          <table:table-cell office:value-type="float" office:value="2991478" calcext:value-type="float">
            <text:p>2991478</text:p>
          </table:table-cell>
          <table:table-cell table:formula="of:=[.A189]/1000/(60*60*24)" office:value-type="time" office:time-value="PT00H49M51.478S" calcext:value-type="time">
            <text:p>00:49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415.17" calcext:value-type="float">
            <text:p>415.17</text:p>
          </table:table-cell>
          <table:table-cell office:value-type="float" office:value="497.59" calcext:value-type="float">
            <text:p>497.59</text:p>
          </table:table-cell>
        </table:table-row>
        <table:table-row table:style-name="ro1">
          <table:table-cell office:value-type="float" office:value="3007477" calcext:value-type="float">
            <text:p>3007477</text:p>
          </table:table-cell>
          <table:table-cell table:formula="of:=[.A190]/1000/(60*60*24)" office:value-type="time" office:time-value="PT00H50M07.477S" calcext:value-type="time">
            <text:p>00:50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417.39" calcext:value-type="float">
            <text:p>417.39</text:p>
          </table:table-cell>
          <table:table-cell office:value-type="float" office:value="500.18" calcext:value-type="float">
            <text:p>500.18</text:p>
          </table:table-cell>
        </table:table-row>
        <table:table-row table:style-name="ro1">
          <table:table-cell office:value-type="float" office:value="3023477" calcext:value-type="float">
            <text:p>3023477</text:p>
          </table:table-cell>
          <table:table-cell table:formula="of:=[.A191]/1000/(60*60*24)" office:value-type="time" office:time-value="PT00H50M23.477S" calcext:value-type="time">
            <text:p>00:50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49" calcext:value-type="float">
            <text:p>582.49</text:p>
          </table:table-cell>
          <table:table-cell office:value-type="float" office:value="419.61" calcext:value-type="float">
            <text:p>419.61</text:p>
          </table:table-cell>
          <table:table-cell office:value-type="float" office:value="502.78" calcext:value-type="float">
            <text:p>502.78</text:p>
          </table:table-cell>
        </table:table-row>
        <table:table-row table:style-name="ro1">
          <table:table-cell office:value-type="float" office:value="3039477" calcext:value-type="float">
            <text:p>3039477</text:p>
          </table:table-cell>
          <table:table-cell table:formula="of:=[.A192]/1000/(60*60*24)" office:value-type="time" office:time-value="PT00H50M39.477S" calcext:value-type="time">
            <text:p>00:50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421.83" calcext:value-type="float">
            <text:p>421.83</text:p>
          </table:table-cell>
          <table:table-cell office:value-type="float" office:value="505.37" calcext:value-type="float">
            <text:p>505.37</text:p>
          </table:table-cell>
        </table:table-row>
        <table:table-row table:style-name="ro1">
          <table:table-cell office:value-type="float" office:value="3055477" calcext:value-type="float">
            <text:p>3055477</text:p>
          </table:table-cell>
          <table:table-cell table:formula="of:=[.A193]/1000/(60*60*24)" office:value-type="time" office:time-value="PT00H50M55.477S" calcext:value-type="time">
            <text:p>00:50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9" calcext:value-type="float">
            <text:p>582.19</text:p>
          </table:table-cell>
          <table:table-cell office:value-type="float" office:value="424.05" calcext:value-type="float">
            <text:p>424.05</text:p>
          </table:table-cell>
          <table:table-cell office:value-type="float" office:value="507.96" calcext:value-type="float">
            <text:p>507.96</text:p>
          </table:table-cell>
        </table:table-row>
        <table:table-row table:style-name="ro1">
          <table:table-cell office:value-type="float" office:value="3071477" calcext:value-type="float">
            <text:p>3071477</text:p>
          </table:table-cell>
          <table:table-cell table:formula="of:=[.A194]/1000/(60*60*24)" office:value-type="time" office:time-value="PT00H51M11.477S" calcext:value-type="time">
            <text:p>00:51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426.27" calcext:value-type="float">
            <text:p>426.27</text:p>
          </table:table-cell>
          <table:table-cell office:value-type="float" office:value="510.56" calcext:value-type="float">
            <text:p>510.56</text:p>
          </table:table-cell>
        </table:table-row>
        <table:table-row table:style-name="ro1">
          <table:table-cell office:value-type="float" office:value="3087477" calcext:value-type="float">
            <text:p>3087477</text:p>
          </table:table-cell>
          <table:table-cell table:formula="of:=[.A195]/1000/(60*60*24)" office:value-type="time" office:time-value="PT00H51M27.477S" calcext:value-type="time">
            <text:p>00:51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80.75" calcext:value-type="float">
            <text:p>580.75</text:p>
          </table:table-cell>
          <table:table-cell office:value-type="float" office:value="428.49" calcext:value-type="float">
            <text:p>428.49</text:p>
          </table:table-cell>
          <table:table-cell office:value-type="float" office:value="513.15" calcext:value-type="float">
            <text:p>513.15</text:p>
          </table:table-cell>
        </table:table-row>
        <table:table-row table:style-name="ro1">
          <table:table-cell office:value-type="float" office:value="3103478" calcext:value-type="float">
            <text:p>3103478</text:p>
          </table:table-cell>
          <table:table-cell table:formula="of:=[.A196]/1000/(60*60*24)" office:value-type="time" office:time-value="PT00H51M43.478S" calcext:value-type="time">
            <text:p>00:51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6" calcext:value-type="float">
            <text:p>582.66</text:p>
          </table:table-cell>
          <table:table-cell office:value-type="float" office:value="430.71" calcext:value-type="float">
            <text:p>430.71</text:p>
          </table:table-cell>
          <table:table-cell office:value-type="float" office:value="515.74" calcext:value-type="float">
            <text:p>515.74</text:p>
          </table:table-cell>
        </table:table-row>
        <table:table-row table:style-name="ro1">
          <table:table-cell office:value-type="float" office:value="3119477" calcext:value-type="float">
            <text:p>3119477</text:p>
          </table:table-cell>
          <table:table-cell table:formula="of:=[.A197]/1000/(60*60*24)" office:value-type="time" office:time-value="PT00H51M59.477S" calcext:value-type="time">
            <text:p>00:51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432.93" calcext:value-type="float">
            <text:p>432.93</text:p>
          </table:table-cell>
          <table:table-cell office:value-type="float" office:value="518.33" calcext:value-type="float">
            <text:p>518.33</text:p>
          </table:table-cell>
        </table:table-row>
        <table:table-row table:style-name="ro1">
          <table:table-cell office:value-type="float" office:value="3135477" calcext:value-type="float">
            <text:p>3135477</text:p>
          </table:table-cell>
          <table:table-cell table:formula="of:=[.A198]/1000/(60*60*24)" office:value-type="time" office:time-value="PT00H52M15.477S" calcext:value-type="time">
            <text:p>00:5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2.89" calcext:value-type="float">
            <text:p>582.89</text:p>
          </table:table-cell>
          <table:table-cell office:value-type="float" office:value="435.15" calcext:value-type="float">
            <text:p>435.15</text:p>
          </table:table-cell>
          <table:table-cell office:value-type="float" office:value="520.92" calcext:value-type="float">
            <text:p>520.92</text:p>
          </table:table-cell>
        </table:table-row>
        <table:table-row table:style-name="ro1">
          <table:table-cell office:value-type="float" office:value="3151477" calcext:value-type="float">
            <text:p>3151477</text:p>
          </table:table-cell>
          <table:table-cell table:formula="of:=[.A199]/1000/(60*60*24)" office:value-type="time" office:time-value="PT00H52M31.477S" calcext:value-type="time">
            <text:p>00:52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2.75" calcext:value-type="float">
            <text:p>582.75</text:p>
          </table:table-cell>
          <table:table-cell office:value-type="float" office:value="437.37" calcext:value-type="float">
            <text:p>437.37</text:p>
          </table:table-cell>
          <table:table-cell office:value-type="float" office:value="523.51" calcext:value-type="float">
            <text:p>523.51</text:p>
          </table:table-cell>
        </table:table-row>
        <table:table-row table:style-name="ro1">
          <table:table-cell office:value-type="float" office:value="3167477" calcext:value-type="float">
            <text:p>3167477</text:p>
          </table:table-cell>
          <table:table-cell table:formula="of:=[.A200]/1000/(60*60*24)" office:value-type="time" office:time-value="PT00H52M47.477S" calcext:value-type="time">
            <text:p>00:52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439.59" calcext:value-type="float">
            <text:p>439.59</text:p>
          </table:table-cell>
          <table:table-cell office:value-type="float" office:value="526.1" calcext:value-type="float">
            <text:p>526.1</text:p>
          </table:table-cell>
        </table:table-row>
        <table:table-row table:style-name="ro1">
          <table:table-cell office:value-type="float" office:value="3183477" calcext:value-type="float">
            <text:p>3183477</text:p>
          </table:table-cell>
          <table:table-cell table:formula="of:=[.A201]/1000/(60*60*24)" office:value-type="time" office:time-value="PT00H53M03.477S" calcext:value-type="time">
            <text:p>00:53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2" calcext:value-type="float">
            <text:p>582.52</text:p>
          </table:table-cell>
          <table:table-cell office:value-type="float" office:value="441.81" calcext:value-type="float">
            <text:p>441.81</text:p>
          </table:table-cell>
          <table:table-cell office:value-type="float" office:value="528.69" calcext:value-type="float">
            <text:p>528.69</text:p>
          </table:table-cell>
        </table:table-row>
        <table:table-row table:style-name="ro1">
          <table:table-cell office:value-type="float" office:value="3199477" calcext:value-type="float">
            <text:p>3199477</text:p>
          </table:table-cell>
          <table:table-cell table:formula="of:=[.A202]/1000/(60*60*24)" office:value-type="time" office:time-value="PT00H53M19.477S" calcext:value-type="time">
            <text:p>00:53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5" calcext:value-type="float">
            <text:p>582.65</text:p>
          </table:table-cell>
          <table:table-cell office:value-type="float" office:value="444.03" calcext:value-type="float">
            <text:p>444.03</text:p>
          </table:table-cell>
          <table:table-cell office:value-type="float" office:value="531.29" calcext:value-type="float">
            <text:p>531.29</text:p>
          </table:table-cell>
        </table:table-row>
        <table:table-row table:style-name="ro1">
          <table:table-cell office:value-type="float" office:value="3215478" calcext:value-type="float">
            <text:p>3215478</text:p>
          </table:table-cell>
          <table:table-cell table:formula="of:=[.A203]/1000/(60*60*24)" office:value-type="time" office:time-value="PT00H53M35.478S" calcext:value-type="time">
            <text:p>00:53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446.25" calcext:value-type="float">
            <text:p>446.25</text:p>
          </table:table-cell>
          <table:table-cell office:value-type="float" office:value="533.88" calcext:value-type="float">
            <text:p>533.88</text:p>
          </table:table-cell>
        </table:table-row>
        <table:table-row table:style-name="ro1">
          <table:table-cell office:value-type="float" office:value="3231478" calcext:value-type="float">
            <text:p>3231478</text:p>
          </table:table-cell>
          <table:table-cell table:formula="of:=[.A204]/1000/(60*60*24)" office:value-type="time" office:time-value="PT00H53M51.478S" calcext:value-type="time">
            <text:p>00:53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448.47" calcext:value-type="float">
            <text:p>448.47</text:p>
          </table:table-cell>
          <table:table-cell office:value-type="float" office:value="536.47" calcext:value-type="float">
            <text:p>536.47</text:p>
          </table:table-cell>
        </table:table-row>
        <table:table-row table:style-name="ro1">
          <table:table-cell office:value-type="float" office:value="3247478" calcext:value-type="float">
            <text:p>3247478</text:p>
          </table:table-cell>
          <table:table-cell table:formula="of:=[.A205]/1000/(60*60*24)" office:value-type="time" office:time-value="PT00H54M07.478S" calcext:value-type="time">
            <text:p>00:54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450.69" calcext:value-type="float">
            <text:p>450.69</text:p>
          </table:table-cell>
          <table:table-cell office:value-type="float" office:value="539.06" calcext:value-type="float">
            <text:p>539.06</text:p>
          </table:table-cell>
        </table:table-row>
        <table:table-row table:style-name="ro1">
          <table:table-cell office:value-type="float" office:value="3263477" calcext:value-type="float">
            <text:p>3263477</text:p>
          </table:table-cell>
          <table:table-cell table:formula="of:=[.A206]/1000/(60*60*24)" office:value-type="time" office:time-value="PT00H54M23.477S" calcext:value-type="time">
            <text:p>00:54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2" calcext:value-type="float">
            <text:p>582.52</text:p>
          </table:table-cell>
          <table:table-cell office:value-type="float" office:value="452.91" calcext:value-type="float">
            <text:p>452.91</text:p>
          </table:table-cell>
          <table:table-cell office:value-type="float" office:value="541.64" calcext:value-type="float">
            <text:p>541.64</text:p>
          </table:table-cell>
        </table:table-row>
        <table:table-row table:style-name="ro1">
          <table:table-cell office:value-type="float" office:value="3279478" calcext:value-type="float">
            <text:p>3279478</text:p>
          </table:table-cell>
          <table:table-cell table:formula="of:=[.A207]/1000/(60*60*24)" office:value-type="time" office:time-value="PT00H54M39.478S" calcext:value-type="time">
            <text:p>00:54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455.13" calcext:value-type="float">
            <text:p>455.13</text:p>
          </table:table-cell>
          <table:table-cell office:value-type="float" office:value="544.23" calcext:value-type="float">
            <text:p>544.23</text:p>
          </table:table-cell>
        </table:table-row>
        <table:table-row table:style-name="ro1">
          <table:table-cell office:value-type="float" office:value="3295478" calcext:value-type="float">
            <text:p>3295478</text:p>
          </table:table-cell>
          <table:table-cell table:formula="of:=[.A208]/1000/(60*60*24)" office:value-type="time" office:time-value="PT00H54M55.478S" calcext:value-type="time">
            <text:p>00:54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5" calcext:value-type="float">
            <text:p>580.65</text:p>
          </table:table-cell>
          <table:table-cell office:value-type="float" office:value="457.35" calcext:value-type="float">
            <text:p>457.35</text:p>
          </table:table-cell>
          <table:table-cell office:value-type="float" office:value="546.82" calcext:value-type="float">
            <text:p>546.82</text:p>
          </table:table-cell>
        </table:table-row>
        <table:table-row table:style-name="ro1">
          <table:table-cell office:value-type="float" office:value="3311478" calcext:value-type="float">
            <text:p>3311478</text:p>
          </table:table-cell>
          <table:table-cell table:formula="of:=[.A209]/1000/(60*60*24)" office:value-type="time" office:time-value="PT00H55M11.478S" calcext:value-type="time">
            <text:p>00:55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2.75" calcext:value-type="float">
            <text:p>582.75</text:p>
          </table:table-cell>
          <table:table-cell office:value-type="float" office:value="459.57" calcext:value-type="float">
            <text:p>459.57</text:p>
          </table:table-cell>
          <table:table-cell office:value-type="float" office:value="549.41" calcext:value-type="float">
            <text:p>549.41</text:p>
          </table:table-cell>
        </table:table-row>
        <table:table-row table:style-name="ro1">
          <table:table-cell office:value-type="float" office:value="3327477" calcext:value-type="float">
            <text:p>3327477</text:p>
          </table:table-cell>
          <table:table-cell table:formula="of:=[.A210]/1000/(60*60*24)" office:value-type="time" office:time-value="PT00H55M27.477S" calcext:value-type="time">
            <text:p>00:5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461.79" calcext:value-type="float">
            <text:p>461.79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3343477" calcext:value-type="float">
            <text:p>3343477</text:p>
          </table:table-cell>
          <table:table-cell table:formula="of:=[.A211]/1000/(60*60*24)" office:value-type="time" office:time-value="PT00H55M43.477S" calcext:value-type="time">
            <text:p>00:55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2" calcext:value-type="float">
            <text:p>582.52</text:p>
          </table:table-cell>
          <table:table-cell office:value-type="float" office:value="464.01" calcext:value-type="float">
            <text:p>464.01</text:p>
          </table:table-cell>
          <table:table-cell office:value-type="float" office:value="554.59" calcext:value-type="float">
            <text:p>554.59</text:p>
          </table:table-cell>
        </table:table-row>
        <table:table-row table:style-name="ro1">
          <table:table-cell office:value-type="float" office:value="3359477" calcext:value-type="float">
            <text:p>3359477</text:p>
          </table:table-cell>
          <table:table-cell table:formula="of:=[.A212]/1000/(60*60*24)" office:value-type="time" office:time-value="PT00H55M59.477S" calcext:value-type="time">
            <text:p>00:55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466.23" calcext:value-type="float">
            <text:p>466.23</text:p>
          </table:table-cell>
          <table:table-cell office:value-type="float" office:value="557.18" calcext:value-type="float">
            <text:p>557.18</text:p>
          </table:table-cell>
        </table:table-row>
        <table:table-row table:style-name="ro1">
          <table:table-cell office:value-type="float" office:value="3375477" calcext:value-type="float">
            <text:p>3375477</text:p>
          </table:table-cell>
          <table:table-cell table:formula="of:=[.A213]/1000/(60*60*24)" office:value-type="time" office:time-value="PT00H56M15.477S" calcext:value-type="time">
            <text:p>00:56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468.45" calcext:value-type="float">
            <text:p>468.45</text:p>
          </table:table-cell>
          <table:table-cell office:value-type="float" office:value="559.76" calcext:value-type="float">
            <text:p>559.76</text:p>
          </table:table-cell>
        </table:table-row>
        <table:table-row table:style-name="ro1">
          <table:table-cell office:value-type="float" office:value="3391478" calcext:value-type="float">
            <text:p>3391478</text:p>
          </table:table-cell>
          <table:table-cell table:formula="of:=[.A214]/1000/(60*60*24)" office:value-type="time" office:time-value="PT00H56M31.478S" calcext:value-type="time">
            <text:p>00:56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4" calcext:value-type="float">
            <text:p>582.64</text:p>
          </table:table-cell>
          <table:table-cell office:value-type="float" office:value="470.67" calcext:value-type="float">
            <text:p>470.67</text:p>
          </table:table-cell>
          <table:table-cell office:value-type="float" office:value="562.35" calcext:value-type="float">
            <text:p>562.35</text:p>
          </table:table-cell>
        </table:table-row>
        <table:table-row table:style-name="ro1">
          <table:table-cell office:value-type="float" office:value="3407477" calcext:value-type="float">
            <text:p>3407477</text:p>
          </table:table-cell>
          <table:table-cell table:formula="of:=[.A215]/1000/(60*60*24)" office:value-type="time" office:time-value="PT00H56M47.477S" calcext:value-type="time">
            <text:p>00:56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472.89" calcext:value-type="float">
            <text:p>472.89</text:p>
          </table:table-cell>
          <table:table-cell office:value-type="float" office:value="564.94" calcext:value-type="float">
            <text:p>564.94</text:p>
          </table:table-cell>
        </table:table-row>
        <table:table-row table:style-name="ro1">
          <table:table-cell office:value-type="float" office:value="3423477" calcext:value-type="float">
            <text:p>3423477</text:p>
          </table:table-cell>
          <table:table-cell table:formula="of:=[.A216]/1000/(60*60*24)" office:value-type="time" office:time-value="PT00H57M03.477S" calcext:value-type="time">
            <text:p>00:57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475.11" calcext:value-type="float">
            <text:p>475.11</text:p>
          </table:table-cell>
          <table:table-cell office:value-type="float" office:value="567.53" calcext:value-type="float">
            <text:p>567.53</text:p>
          </table:table-cell>
        </table:table-row>
        <table:table-row table:style-name="ro1">
          <table:table-cell office:value-type="float" office:value="3439477" calcext:value-type="float">
            <text:p>3439477</text:p>
          </table:table-cell>
          <table:table-cell table:formula="of:=[.A217]/1000/(60*60*24)" office:value-type="time" office:time-value="PT00H57M19.477S" calcext:value-type="time">
            <text:p>00:57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80.74" calcext:value-type="float">
            <text:p>580.74</text:p>
          </table:table-cell>
          <table:table-cell office:value-type="float" office:value="477.33" calcext:value-type="float">
            <text:p>477.33</text:p>
          </table:table-cell>
          <table:table-cell office:value-type="float" office:value="570.11" calcext:value-type="float">
            <text:p>570.11</text:p>
          </table:table-cell>
        </table:table-row>
        <table:table-row table:style-name="ro1">
          <table:table-cell office:value-type="float" office:value="3455477" calcext:value-type="float">
            <text:p>3455477</text:p>
          </table:table-cell>
          <table:table-cell table:formula="of:=[.A218]/1000/(60*60*24)" office:value-type="time" office:time-value="PT00H57M35.477S" calcext:value-type="time">
            <text:p>00:57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2.75" calcext:value-type="float">
            <text:p>582.75</text:p>
          </table:table-cell>
          <table:table-cell office:value-type="float" office:value="479.55" calcext:value-type="float">
            <text:p>479.55</text:p>
          </table:table-cell>
          <table:table-cell office:value-type="float" office:value="572.7" calcext:value-type="float">
            <text:p>572.7</text:p>
          </table:table-cell>
        </table:table-row>
        <table:table-row table:style-name="ro1">
          <table:table-cell office:value-type="float" office:value="3471478" calcext:value-type="float">
            <text:p>3471478</text:p>
          </table:table-cell>
          <table:table-cell table:formula="of:=[.A219]/1000/(60*60*24)" office:value-type="time" office:time-value="PT00H57M51.478S" calcext:value-type="time">
            <text:p>00:57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2.75" calcext:value-type="float">
            <text:p>582.75</text:p>
          </table:table-cell>
          <table:table-cell office:value-type="float" office:value="481.77" calcext:value-type="float">
            <text:p>481.77</text:p>
          </table:table-cell>
          <table:table-cell office:value-type="float" office:value="575.29" calcext:value-type="float">
            <text:p>575.29</text:p>
          </table:table-cell>
        </table:table-row>
        <table:table-row table:style-name="ro1">
          <table:table-cell office:value-type="float" office:value="3487478" calcext:value-type="float">
            <text:p>3487478</text:p>
          </table:table-cell>
          <table:table-cell table:formula="of:=[.A220]/1000/(60*60*24)" office:value-type="time" office:time-value="PT00H58M07.478S" calcext:value-type="time">
            <text:p>00:58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80.74" calcext:value-type="float">
            <text:p>580.74</text:p>
          </table:table-cell>
          <table:table-cell office:value-type="float" office:value="483.99" calcext:value-type="float">
            <text:p>483.99</text:p>
          </table:table-cell>
          <table:table-cell office:value-type="float" office:value="577.87" calcext:value-type="float">
            <text:p>577.87</text:p>
          </table:table-cell>
        </table:table-row>
        <table:table-row table:style-name="ro1">
          <table:table-cell office:value-type="float" office:value="3503477" calcext:value-type="float">
            <text:p>3503477</text:p>
          </table:table-cell>
          <table:table-cell table:formula="of:=[.A221]/1000/(60*60*24)" office:value-type="time" office:time-value="PT00H58M23.477S" calcext:value-type="time">
            <text:p>00:58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2" calcext:value-type="float">
            <text:p>582.52</text:p>
          </table:table-cell>
          <table:table-cell office:value-type="float" office:value="486.22" calcext:value-type="float">
            <text:p>486.22</text:p>
          </table:table-cell>
          <table:table-cell office:value-type="float" office:value="580.46" calcext:value-type="float">
            <text:p>580.46</text:p>
          </table:table-cell>
        </table:table-row>
        <table:table-row table:style-name="ro1">
          <table:table-cell office:value-type="float" office:value="3519477" calcext:value-type="float">
            <text:p>3519477</text:p>
          </table:table-cell>
          <table:table-cell table:formula="of:=[.A222]/1000/(60*60*24)" office:value-type="time" office:time-value="PT00H58M39.477S" calcext:value-type="time">
            <text:p>00:58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488.44" calcext:value-type="float">
            <text:p>488.44</text:p>
          </table:table-cell>
          <table:table-cell office:value-type="float" office:value="583.04" calcext:value-type="float">
            <text:p>583.04</text:p>
          </table:table-cell>
        </table:table-row>
        <table:table-row table:style-name="ro1">
          <table:table-cell office:value-type="float" office:value="3535478" calcext:value-type="float">
            <text:p>3535478</text:p>
          </table:table-cell>
          <table:table-cell table:formula="of:=[.A223]/1000/(60*60*24)" office:value-type="time" office:time-value="PT00H58M55.478S" calcext:value-type="time">
            <text:p>00:58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6" calcext:value-type="float">
            <text:p>582.66</text:p>
          </table:table-cell>
          <table:table-cell office:value-type="float" office:value="490.66" calcext:value-type="float">
            <text:p>490.66</text:p>
          </table:table-cell>
          <table:table-cell office:value-type="float" office:value="585.63" calcext:value-type="float">
            <text:p>585.63</text:p>
          </table:table-cell>
        </table:table-row>
        <table:table-row table:style-name="ro1">
          <table:table-cell office:value-type="float" office:value="3551477" calcext:value-type="float">
            <text:p>3551477</text:p>
          </table:table-cell>
          <table:table-cell table:formula="of:=[.A224]/1000/(60*60*24)" office:value-type="time" office:time-value="PT00H59M11.477S" calcext:value-type="time">
            <text:p>00:59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4" calcext:value-type="float">
            <text:p>580.64</text:p>
          </table:table-cell>
          <table:table-cell office:value-type="float" office:value="492.88" calcext:value-type="float">
            <text:p>492.88</text:p>
          </table:table-cell>
          <table:table-cell office:value-type="float" office:value="588.22" calcext:value-type="float">
            <text:p>588.22</text:p>
          </table:table-cell>
        </table:table-row>
        <table:table-row table:style-name="ro1">
          <table:table-cell office:value-type="float" office:value="3567478" calcext:value-type="float">
            <text:p>3567478</text:p>
          </table:table-cell>
          <table:table-cell table:formula="of:=[.A225]/1000/(60*60*24)" office:value-type="time" office:time-value="PT00H59M27.478S" calcext:value-type="time">
            <text:p>00:59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" calcext:value-type="float">
            <text:p>580.5</text:p>
          </table:table-cell>
          <table:table-cell office:value-type="float" office:value="495.1" calcext:value-type="float">
            <text:p>495.1</text:p>
          </table:table-cell>
          <table:table-cell office:value-type="float" office:value="590.8" calcext:value-type="float">
            <text:p>590.8</text:p>
          </table:table-cell>
        </table:table-row>
        <table:table-row table:style-name="ro1">
          <table:table-cell office:value-type="float" office:value="3583478" calcext:value-type="float">
            <text:p>3583478</text:p>
          </table:table-cell>
          <table:table-cell table:formula="of:=[.A226]/1000/(60*60*24)" office:value-type="time" office:time-value="PT00H59M43.478S" calcext:value-type="time">
            <text:p>00:59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" calcext:value-type="float">
            <text:p>580.5</text:p>
          </table:table-cell>
          <table:table-cell office:value-type="float" office:value="497.32" calcext:value-type="float">
            <text:p>497.32</text:p>
          </table:table-cell>
          <table:table-cell office:value-type="float" office:value="593.39" calcext:value-type="float">
            <text:p>593.39</text:p>
          </table:table-cell>
        </table:table-row>
        <table:table-row table:style-name="ro1">
          <table:table-cell office:value-type="float" office:value="3599477" calcext:value-type="float">
            <text:p>3599477</text:p>
          </table:table-cell>
          <table:table-cell table:formula="of:=[.A227]/1000/(60*60*24)" office:value-type="time" office:time-value="PT00H59M59.477S" calcext:value-type="time">
            <text:p>00:59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2.74" calcext:value-type="float">
            <text:p>582.74</text:p>
          </table:table-cell>
          <table:table-cell office:value-type="float" office:value="499.54" calcext:value-type="float">
            <text:p>499.54</text:p>
          </table:table-cell>
          <table:table-cell office:value-type="float" office:value="595.97" calcext:value-type="float">
            <text:p>595.97</text:p>
          </table:table-cell>
        </table:table-row>
        <table:table-row table:style-name="ro1">
          <table:table-cell office:value-type="float" office:value="3615478" calcext:value-type="float">
            <text:p>3615478</text:p>
          </table:table-cell>
          <table:table-cell table:formula="of:=[.A228]/1000/(60*60*24)" office:value-type="time" office:time-value="PT01H00M15.478S" calcext:value-type="time">
            <text:p>01:00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501.76" calcext:value-type="float">
            <text:p>501.76</text:p>
          </table:table-cell>
          <table:table-cell office:value-type="float" office:value="598.55" calcext:value-type="float">
            <text:p>598.55</text:p>
          </table:table-cell>
        </table:table-row>
        <table:table-row table:style-name="ro1">
          <table:table-cell office:value-type="float" office:value="3631478" calcext:value-type="float">
            <text:p>3631478</text:p>
          </table:table-cell>
          <table:table-cell table:formula="of:=[.A229]/1000/(60*60*24)" office:value-type="time" office:time-value="PT01H00M31.478S" calcext:value-type="time">
            <text:p>01:00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80.76" calcext:value-type="float">
            <text:p>580.76</text:p>
          </table:table-cell>
          <table:table-cell office:value-type="float" office:value="503.98" calcext:value-type="float">
            <text:p>503.98</text:p>
          </table:table-cell>
          <table:table-cell office:value-type="float" office:value="601.14" calcext:value-type="float">
            <text:p>601.14</text:p>
          </table:table-cell>
        </table:table-row>
        <table:table-row table:style-name="ro1">
          <table:table-cell office:value-type="float" office:value="3647477" calcext:value-type="float">
            <text:p>3647477</text:p>
          </table:table-cell>
          <table:table-cell table:formula="of:=[.A230]/1000/(60*60*24)" office:value-type="time" office:time-value="PT01H00M47.477S" calcext:value-type="time">
            <text:p>01:00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506.2" calcext:value-type="float">
            <text:p>506.2</text:p>
          </table:table-cell>
          <table:table-cell office:value-type="float" office:value="603.72" calcext:value-type="float">
            <text:p>603.72</text:p>
          </table:table-cell>
        </table:table-row>
        <table:table-row table:style-name="ro1">
          <table:table-cell office:value-type="float" office:value="3663477" calcext:value-type="float">
            <text:p>3663477</text:p>
          </table:table-cell>
          <table:table-cell table:formula="of:=[.A231]/1000/(60*60*24)" office:value-type="time" office:time-value="PT01H01M03.477S" calcext:value-type="time">
            <text:p>01:01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508.42" calcext:value-type="float">
            <text:p>508.42</text:p>
          </table:table-cell>
          <table:table-cell office:value-type="float" office:value="606.3" calcext:value-type="float">
            <text:p>606.3</text:p>
          </table:table-cell>
        </table:table-row>
        <table:table-row table:style-name="ro1">
          <table:table-cell office:value-type="float" office:value="3679477" calcext:value-type="float">
            <text:p>3679477</text:p>
          </table:table-cell>
          <table:table-cell table:formula="of:=[.A232]/1000/(60*60*24)" office:value-type="time" office:time-value="PT01H01M19.477S" calcext:value-type="time">
            <text:p>01:01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510.64" calcext:value-type="float">
            <text:p>510.64</text:p>
          </table:table-cell>
          <table:table-cell office:value-type="float" office:value="608.89" calcext:value-type="float">
            <text:p>608.89</text:p>
          </table:table-cell>
        </table:table-row>
        <table:table-row table:style-name="ro1">
          <table:table-cell office:value-type="float" office:value="3695477" calcext:value-type="float">
            <text:p>3695477</text:p>
          </table:table-cell>
          <table:table-cell table:formula="of:=[.A233]/1000/(60*60*24)" office:value-type="time" office:time-value="PT01H01M35.477S" calcext:value-type="time">
            <text:p>01:01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512.86" calcext:value-type="float">
            <text:p>512.86</text:p>
          </table:table-cell>
          <table:table-cell office:value-type="float" office:value="611.47" calcext:value-type="float">
            <text:p>611.47</text:p>
          </table:table-cell>
        </table:table-row>
        <table:table-row table:style-name="ro1">
          <table:table-cell office:value-type="float" office:value="3711477" calcext:value-type="float">
            <text:p>3711477</text:p>
          </table:table-cell>
          <table:table-cell table:formula="of:=[.A234]/1000/(60*60*24)" office:value-type="time" office:time-value="PT01H01M51.477S" calcext:value-type="time">
            <text:p>01:01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515.08" calcext:value-type="float">
            <text:p>515.08</text:p>
          </table:table-cell>
          <table:table-cell office:value-type="float" office:value="614.05" calcext:value-type="float">
            <text:p>614.05</text:p>
          </table:table-cell>
        </table:table-row>
        <table:table-row table:style-name="ro1">
          <table:table-cell office:value-type="float" office:value="3727478" calcext:value-type="float">
            <text:p>3727478</text:p>
          </table:table-cell>
          <table:table-cell table:formula="of:=[.A235]/1000/(60*60*24)" office:value-type="time" office:time-value="PT01H02M07.478S" calcext:value-type="time">
            <text:p>01:02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517.3" calcext:value-type="float">
            <text:p>517.3</text:p>
          </table:table-cell>
          <table:table-cell office:value-type="float" office:value="616.64" calcext:value-type="float">
            <text:p>616.64</text:p>
          </table:table-cell>
        </table:table-row>
        <table:table-row table:style-name="ro1">
          <table:table-cell office:value-type="float" office:value="3743477" calcext:value-type="float">
            <text:p>3743477</text:p>
          </table:table-cell>
          <table:table-cell table:formula="of:=[.A236]/1000/(60*60*24)" office:value-type="time" office:time-value="PT01H02M23.477S" calcext:value-type="time">
            <text:p>01:02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519.52" calcext:value-type="float">
            <text:p>519.52</text:p>
          </table:table-cell>
          <table:table-cell office:value-type="float" office:value="619.22" calcext:value-type="float">
            <text:p>619.22</text:p>
          </table:table-cell>
        </table:table-row>
        <table:table-row table:style-name="ro1">
          <table:table-cell office:value-type="float" office:value="3759478" calcext:value-type="float">
            <text:p>3759478</text:p>
          </table:table-cell>
          <table:table-cell table:formula="of:=[.A237]/1000/(60*60*24)" office:value-type="time" office:time-value="PT01H02M39.478S" calcext:value-type="time">
            <text:p>01:02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9" calcext:value-type="float">
            <text:p>580.29</text:p>
          </table:table-cell>
          <table:table-cell office:value-type="float" office:value="521.74" calcext:value-type="float">
            <text:p>521.74</text:p>
          </table:table-cell>
          <table:table-cell office:value-type="float" office:value="621.8" calcext:value-type="float">
            <text:p>621.8</text:p>
          </table:table-cell>
        </table:table-row>
        <table:table-row table:style-name="ro1">
          <table:table-cell office:value-type="float" office:value="3775477" calcext:value-type="float">
            <text:p>3775477</text:p>
          </table:table-cell>
          <table:table-cell table:formula="of:=[.A238]/1000/(60*60*24)" office:value-type="time" office:time-value="PT01H02M55.477S" calcext:value-type="time">
            <text:p>01:02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2" calcext:value-type="float">
            <text:p>580.52</text:p>
          </table:table-cell>
          <table:table-cell office:value-type="float" office:value="523.96" calcext:value-type="float">
            <text:p>523.96</text:p>
          </table:table-cell>
          <table:table-cell office:value-type="float" office:value="624.39" calcext:value-type="float">
            <text:p>624.39</text:p>
          </table:table-cell>
        </table:table-row>
        <table:table-row table:style-name="ro1">
          <table:table-cell office:value-type="float" office:value="3791477" calcext:value-type="float">
            <text:p>3791477</text:p>
          </table:table-cell>
          <table:table-cell table:formula="of:=[.A239]/1000/(60*60*24)" office:value-type="time" office:time-value="PT01H03M11.477S" calcext:value-type="time">
            <text:p>01:03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526.18" calcext:value-type="float">
            <text:p>526.18</text:p>
          </table:table-cell>
          <table:table-cell office:value-type="float" office:value="626.97" calcext:value-type="float">
            <text:p>626.97</text:p>
          </table:table-cell>
        </table:table-row>
        <table:table-row table:style-name="ro1">
          <table:table-cell office:value-type="float" office:value="3807477" calcext:value-type="float">
            <text:p>3807477</text:p>
          </table:table-cell>
          <table:table-cell table:formula="of:=[.A240]/1000/(60*60*24)" office:value-type="time" office:time-value="PT01H03M27.477S" calcext:value-type="time">
            <text:p>01:03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3" calcext:value-type="float">
            <text:p>580.63</text:p>
          </table:table-cell>
          <table:table-cell office:value-type="float" office:value="528.4" calcext:value-type="float">
            <text:p>528.4</text:p>
          </table:table-cell>
          <table:table-cell office:value-type="float" office:value="629.55" calcext:value-type="float">
            <text:p>629.55</text:p>
          </table:table-cell>
        </table:table-row>
        <table:table-row table:style-name="ro1">
          <table:table-cell office:value-type="float" office:value="3823478" calcext:value-type="float">
            <text:p>3823478</text:p>
          </table:table-cell>
          <table:table-cell table:formula="of:=[.A241]/1000/(60*60*24)" office:value-type="time" office:time-value="PT01H03M43.478S" calcext:value-type="time">
            <text:p>01:0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530.62" calcext:value-type="float">
            <text:p>530.62</text:p>
          </table:table-cell>
          <table:table-cell office:value-type="float" office:value="632.13" calcext:value-type="float">
            <text:p>632.13</text:p>
          </table:table-cell>
        </table:table-row>
        <table:table-row table:style-name="ro1">
          <table:table-cell office:value-type="float" office:value="3839478" calcext:value-type="float">
            <text:p>3839478</text:p>
          </table:table-cell>
          <table:table-cell table:formula="of:=[.A242]/1000/(60*60*24)" office:value-type="time" office:time-value="PT01H03M59.478S" calcext:value-type="time">
            <text:p>01:03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532.84" calcext:value-type="float">
            <text:p>532.84</text:p>
          </table:table-cell>
          <table:table-cell office:value-type="float" office:value="634.71" calcext:value-type="float">
            <text:p>634.71</text:p>
          </table:table-cell>
        </table:table-row>
        <table:table-row table:style-name="ro1">
          <table:table-cell office:value-type="float" office:value="3855477" calcext:value-type="float">
            <text:p>3855477</text:p>
          </table:table-cell>
          <table:table-cell table:formula="of:=[.A243]/1000/(60*60*24)" office:value-type="time" office:time-value="PT01H04M15.477S" calcext:value-type="time">
            <text:p>01:04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535.06" calcext:value-type="float">
            <text:p>535.06</text:p>
          </table:table-cell>
          <table:table-cell office:value-type="float" office:value="637.29" calcext:value-type="float">
            <text:p>637.29</text:p>
          </table:table-cell>
        </table:table-row>
        <table:table-row table:style-name="ro1">
          <table:table-cell office:value-type="float" office:value="3871477" calcext:value-type="float">
            <text:p>3871477</text:p>
          </table:table-cell>
          <table:table-cell table:formula="of:=[.A244]/1000/(60*60*24)" office:value-type="time" office:time-value="PT01H04M31.477S" calcext:value-type="time">
            <text:p>01:04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5" calcext:value-type="float">
            <text:p>580.65</text:p>
          </table:table-cell>
          <table:table-cell office:value-type="float" office:value="537.28" calcext:value-type="float">
            <text:p>537.28</text:p>
          </table:table-cell>
          <table:table-cell office:value-type="float" office:value="639.87" calcext:value-type="float">
            <text:p>639.87</text:p>
          </table:table-cell>
        </table:table-row>
        <table:table-row table:style-name="ro1">
          <table:table-cell office:value-type="float" office:value="3887477" calcext:value-type="float">
            <text:p>3887477</text:p>
          </table:table-cell>
          <table:table-cell table:formula="of:=[.A245]/1000/(60*60*24)" office:value-type="time" office:time-value="PT01H04M47.477S" calcext:value-type="time">
            <text:p>01:04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539.5" calcext:value-type="float">
            <text:p>539.5</text:p>
          </table:table-cell>
          <table:table-cell office:value-type="float" office:value="642.46" calcext:value-type="float">
            <text:p>642.46</text:p>
          </table:table-cell>
        </table:table-row>
        <table:table-row table:style-name="ro1">
          <table:table-cell office:value-type="float" office:value="3903477" calcext:value-type="float">
            <text:p>3903477</text:p>
          </table:table-cell>
          <table:table-cell table:formula="of:=[.A246]/1000/(60*60*24)" office:value-type="time" office:time-value="PT01H05M03.477S" calcext:value-type="time">
            <text:p>01:05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541.72" calcext:value-type="float">
            <text:p>541.72</text:p>
          </table:table-cell>
          <table:table-cell office:value-type="float" office:value="645.04" calcext:value-type="float">
            <text:p>645.04</text:p>
          </table:table-cell>
        </table:table-row>
        <table:table-row table:style-name="ro1">
          <table:table-cell office:value-type="float" office:value="3919477" calcext:value-type="float">
            <text:p>3919477</text:p>
          </table:table-cell>
          <table:table-cell table:formula="of:=[.A247]/1000/(60*60*24)" office:value-type="time" office:time-value="PT01H05M19.477S" calcext:value-type="time">
            <text:p>01:05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543.94" calcext:value-type="float">
            <text:p>543.94</text:p>
          </table:table-cell>
          <table:table-cell office:value-type="float" office:value="647.62" calcext:value-type="float">
            <text:p>647.62</text:p>
          </table:table-cell>
        </table:table-row>
        <table:table-row table:style-name="ro1">
          <table:table-cell office:value-type="float" office:value="3935477" calcext:value-type="float">
            <text:p>3935477</text:p>
          </table:table-cell>
          <table:table-cell table:formula="of:=[.A248]/1000/(60*60*24)" office:value-type="time" office:time-value="PT01H05M35.477S" calcext:value-type="time">
            <text:p>01:05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546.16" calcext:value-type="float">
            <text:p>546.16</text:p>
          </table:table-cell>
          <table:table-cell office:value-type="float" office:value="650.2" calcext:value-type="float">
            <text:p>650.2</text:p>
          </table:table-cell>
        </table:table-row>
        <table:table-row table:style-name="ro1">
          <table:table-cell office:value-type="float" office:value="3951477" calcext:value-type="float">
            <text:p>3951477</text:p>
          </table:table-cell>
          <table:table-cell table:formula="of:=[.A249]/1000/(60*60*24)" office:value-type="time" office:time-value="PT01H05M51.477S" calcext:value-type="time">
            <text:p>01:05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548.38" calcext:value-type="float">
            <text:p>548.38</text:p>
          </table:table-cell>
          <table:table-cell office:value-type="float" office:value="652.78" calcext:value-type="float">
            <text:p>652.78</text:p>
          </table:table-cell>
        </table:table-row>
        <table:table-row table:style-name="ro1">
          <table:table-cell office:value-type="float" office:value="3967477" calcext:value-type="float">
            <text:p>3967477</text:p>
          </table:table-cell>
          <table:table-cell table:formula="of:=[.A250]/1000/(60*60*24)" office:value-type="time" office:time-value="PT01H06M07.477S" calcext:value-type="time">
            <text:p>01:06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5" calcext:value-type="float">
            <text:p>580.05</text:p>
          </table:table-cell>
          <table:table-cell office:value-type="float" office:value="550.6" calcext:value-type="float">
            <text:p>550.6</text:p>
          </table:table-cell>
          <table:table-cell office:value-type="float" office:value="655.36" calcext:value-type="float">
            <text:p>655.36</text:p>
          </table:table-cell>
        </table:table-row>
        <table:table-row table:style-name="ro1">
          <table:table-cell office:value-type="float" office:value="3983477" calcext:value-type="float">
            <text:p>3983477</text:p>
          </table:table-cell>
          <table:table-cell table:formula="of:=[.A251]/1000/(60*60*24)" office:value-type="time" office:time-value="PT01H06M23.477S" calcext:value-type="time">
            <text:p>01:06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552.82" calcext:value-type="float">
            <text:p>552.82</text:p>
          </table:table-cell>
          <table:table-cell office:value-type="float" office:value="657.94" calcext:value-type="float">
            <text:p>657.94</text:p>
          </table:table-cell>
        </table:table-row>
        <table:table-row table:style-name="ro1">
          <table:table-cell office:value-type="float" office:value="3999478" calcext:value-type="float">
            <text:p>3999478</text:p>
          </table:table-cell>
          <table:table-cell table:formula="of:=[.A252]/1000/(60*60*24)" office:value-type="time" office:time-value="PT01H06M39.478S" calcext:value-type="time">
            <text:p>01:06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555.04" calcext:value-type="float">
            <text:p>555.04</text:p>
          </table:table-cell>
          <table:table-cell office:value-type="float" office:value="660.52" calcext:value-type="float">
            <text:p>660.52</text:p>
          </table:table-cell>
        </table:table-row>
        <table:table-row table:style-name="ro1">
          <table:table-cell office:value-type="float" office:value="4015477" calcext:value-type="float">
            <text:p>4015477</text:p>
          </table:table-cell>
          <table:table-cell table:formula="of:=[.A253]/1000/(60*60*24)" office:value-type="time" office:time-value="PT01H06M55.477S" calcext:value-type="time">
            <text:p>01:06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557.26" calcext:value-type="float">
            <text:p>557.26</text:p>
          </table:table-cell>
          <table:table-cell office:value-type="float" office:value="663.11" calcext:value-type="float">
            <text:p>663.11</text:p>
          </table:table-cell>
        </table:table-row>
        <table:table-row table:style-name="ro1">
          <table:table-cell office:value-type="float" office:value="4031477" calcext:value-type="float">
            <text:p>4031477</text:p>
          </table:table-cell>
          <table:table-cell table:formula="of:=[.A254]/1000/(60*60*24)" office:value-type="time" office:time-value="PT01H07M11.477S" calcext:value-type="time">
            <text:p>01:07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2" calcext:value-type="float">
            <text:p>580.52</text:p>
          </table:table-cell>
          <table:table-cell office:value-type="float" office:value="559.48" calcext:value-type="float">
            <text:p>559.48</text:p>
          </table:table-cell>
          <table:table-cell office:value-type="float" office:value="665.69" calcext:value-type="float">
            <text:p>665.69</text:p>
          </table:table-cell>
        </table:table-row>
        <table:table-row table:style-name="ro1">
          <table:table-cell office:value-type="float" office:value="4047478" calcext:value-type="float">
            <text:p>4047478</text:p>
          </table:table-cell>
          <table:table-cell table:formula="of:=[.A255]/1000/(60*60*24)" office:value-type="time" office:time-value="PT01H07M27.478S" calcext:value-type="time">
            <text:p>01:07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2" calcext:value-type="float">
            <text:p>580.52</text:p>
          </table:table-cell>
          <table:table-cell office:value-type="float" office:value="561.7" calcext:value-type="float">
            <text:p>561.7</text:p>
          </table:table-cell>
          <table:table-cell office:value-type="float" office:value="668.27" calcext:value-type="float">
            <text:p>668.27</text:p>
          </table:table-cell>
        </table:table-row>
        <table:table-row table:style-name="ro1">
          <table:table-cell office:value-type="float" office:value="4063477" calcext:value-type="float">
            <text:p>4063477</text:p>
          </table:table-cell>
          <table:table-cell table:formula="of:=[.A256]/1000/(60*60*24)" office:value-type="time" office:time-value="PT01H07M43.477S" calcext:value-type="time">
            <text:p>01:07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563.92" calcext:value-type="float">
            <text:p>563.92</text:p>
          </table:table-cell>
          <table:table-cell office:value-type="float" office:value="670.85" calcext:value-type="float">
            <text:p>670.85</text:p>
          </table:table-cell>
        </table:table-row>
        <table:table-row table:style-name="ro1">
          <table:table-cell office:value-type="float" office:value="4079477" calcext:value-type="float">
            <text:p>4079477</text:p>
          </table:table-cell>
          <table:table-cell table:formula="of:=[.A257]/1000/(60*60*24)" office:value-type="time" office:time-value="PT01H07M59.477S" calcext:value-type="time">
            <text:p>01:07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566.14" calcext:value-type="float">
            <text:p>566.14</text:p>
          </table:table-cell>
          <table:table-cell office:value-type="float" office:value="673.43" calcext:value-type="float">
            <text:p>673.43</text:p>
          </table:table-cell>
        </table:table-row>
        <table:table-row table:style-name="ro1">
          <table:table-cell office:value-type="float" office:value="4095477" calcext:value-type="float">
            <text:p>4095477</text:p>
          </table:table-cell>
          <table:table-cell table:formula="of:=[.A258]/1000/(60*60*24)" office:value-type="time" office:time-value="PT01H08M15.477S" calcext:value-type="time">
            <text:p>01:08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568.36" calcext:value-type="float">
            <text:p>568.36</text:p>
          </table:table-cell>
          <table:table-cell office:value-type="float" office:value="676.01" calcext:value-type="float">
            <text:p>676.01</text:p>
          </table:table-cell>
        </table:table-row>
        <table:table-row table:style-name="ro1">
          <table:table-cell office:value-type="float" office:value="4111478" calcext:value-type="float">
            <text:p>4111478</text:p>
          </table:table-cell>
          <table:table-cell table:formula="of:=[.A259]/1000/(60*60*24)" office:value-type="time" office:time-value="PT01H08M31.478S" calcext:value-type="time">
            <text:p>01:0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570.58" calcext:value-type="float">
            <text:p>570.58</text:p>
          </table:table-cell>
          <table:table-cell office:value-type="float" office:value="678.59" calcext:value-type="float">
            <text:p>678.59</text:p>
          </table:table-cell>
        </table:table-row>
        <table:table-row table:style-name="ro1">
          <table:table-cell office:value-type="float" office:value="4127478" calcext:value-type="float">
            <text:p>4127478</text:p>
          </table:table-cell>
          <table:table-cell table:formula="of:=[.A260]/1000/(60*60*24)" office:value-type="time" office:time-value="PT01H08M47.478S" calcext:value-type="time">
            <text:p>01:0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572.8" calcext:value-type="float">
            <text:p>572.8</text:p>
          </table:table-cell>
          <table:table-cell office:value-type="float" office:value="681.17" calcext:value-type="float">
            <text:p>681.17</text:p>
          </table:table-cell>
        </table:table-row>
        <table:table-row table:style-name="ro1">
          <table:table-cell office:value-type="float" office:value="4143477" calcext:value-type="float">
            <text:p>4143477</text:p>
          </table:table-cell>
          <table:table-cell table:formula="of:=[.A261]/1000/(60*60*24)" office:value-type="time" office:time-value="PT01H09M03.477S" calcext:value-type="time">
            <text:p>01:09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5" calcext:value-type="float">
            <text:p>580.65</text:p>
          </table:table-cell>
          <table:table-cell office:value-type="float" office:value="575.02" calcext:value-type="float">
            <text:p>575.02</text:p>
          </table:table-cell>
          <table:table-cell office:value-type="float" office:value="683.75" calcext:value-type="float">
            <text:p>683.75</text:p>
          </table:table-cell>
        </table:table-row>
        <table:table-row table:style-name="ro1">
          <table:table-cell office:value-type="float" office:value="4159477" calcext:value-type="float">
            <text:p>4159477</text:p>
          </table:table-cell>
          <table:table-cell table:formula="of:=[.A262]/1000/(60*60*24)" office:value-type="time" office:time-value="PT01H09M19.477S" calcext:value-type="time">
            <text:p>01:09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577.24" calcext:value-type="float">
            <text:p>577.24</text:p>
          </table:table-cell>
          <table:table-cell office:value-type="float" office:value="686.33" calcext:value-type="float">
            <text:p>686.33</text:p>
          </table:table-cell>
        </table:table-row>
        <table:table-row table:style-name="ro1">
          <table:table-cell office:value-type="float" office:value="4175478" calcext:value-type="float">
            <text:p>4175478</text:p>
          </table:table-cell>
          <table:table-cell table:formula="of:=[.A263]/1000/(60*60*24)" office:value-type="time" office:time-value="PT01H09M35.478S" calcext:value-type="time">
            <text:p>01:09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579.46" calcext:value-type="float">
            <text:p>579.46</text:p>
          </table:table-cell>
          <table:table-cell office:value-type="float" office:value="688.91" calcext:value-type="float">
            <text:p>688.91</text:p>
          </table:table-cell>
        </table:table-row>
        <table:table-row table:style-name="ro1">
          <table:table-cell office:value-type="float" office:value="4191477" calcext:value-type="float">
            <text:p>4191477</text:p>
          </table:table-cell>
          <table:table-cell table:formula="of:=[.A264]/1000/(60*60*24)" office:value-type="time" office:time-value="PT01H09M51.477S" calcext:value-type="time">
            <text:p>01:09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581.68" calcext:value-type="float">
            <text:p>581.68</text:p>
          </table:table-cell>
          <table:table-cell office:value-type="float" office:value="691.49" calcext:value-type="float">
            <text:p>691.49</text:p>
          </table:table-cell>
        </table:table-row>
        <table:table-row table:style-name="ro1">
          <table:table-cell office:value-type="float" office:value="4207478" calcext:value-type="float">
            <text:p>4207478</text:p>
          </table:table-cell>
          <table:table-cell table:formula="of:=[.A265]/1000/(60*60*24)" office:value-type="time" office:time-value="PT01H10M07.478S" calcext:value-type="time">
            <text:p>01:10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0.88" calcext:value-type="float">
            <text:p>580.88</text:p>
          </table:table-cell>
          <table:table-cell office:value-type="float" office:value="583.9" calcext:value-type="float">
            <text:p>583.9</text:p>
          </table:table-cell>
          <table:table-cell office:value-type="float" office:value="694.07" calcext:value-type="float">
            <text:p>694.07</text:p>
          </table:table-cell>
        </table:table-row>
        <table:table-row table:style-name="ro1">
          <table:table-cell office:value-type="float" office:value="4223478" calcext:value-type="float">
            <text:p>4223478</text:p>
          </table:table-cell>
          <table:table-cell table:formula="of:=[.A266]/1000/(60*60*24)" office:value-type="time" office:time-value="PT01H10M23.478S" calcext:value-type="time">
            <text:p>01:10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5" calcext:value-type="float">
            <text:p>580.65</text:p>
          </table:table-cell>
          <table:table-cell office:value-type="float" office:value="586.12" calcext:value-type="float">
            <text:p>586.12</text:p>
          </table:table-cell>
          <table:table-cell office:value-type="float" office:value="696.65" calcext:value-type="float">
            <text:p>696.65</text:p>
          </table:table-cell>
        </table:table-row>
        <table:table-row table:style-name="ro1">
          <table:table-cell office:value-type="float" office:value="4239478" calcext:value-type="float">
            <text:p>4239478</text:p>
          </table:table-cell>
          <table:table-cell table:formula="of:=[.A267]/1000/(60*60*24)" office:value-type="time" office:time-value="PT01H10M39.478S" calcext:value-type="time">
            <text:p>01:10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5" calcext:value-type="float">
            <text:p>580.65</text:p>
          </table:table-cell>
          <table:table-cell office:value-type="float" office:value="588.34" calcext:value-type="float">
            <text:p>588.34</text:p>
          </table:table-cell>
          <table:table-cell office:value-type="float" office:value="699.23" calcext:value-type="float">
            <text:p>699.23</text:p>
          </table:table-cell>
        </table:table-row>
        <table:table-row table:style-name="ro1">
          <table:table-cell office:value-type="float" office:value="4255478" calcext:value-type="float">
            <text:p>4255478</text:p>
          </table:table-cell>
          <table:table-cell table:formula="of:=[.A268]/1000/(60*60*24)" office:value-type="time" office:time-value="PT01H10M55.478S" calcext:value-type="time">
            <text:p>01:10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5" calcext:value-type="float">
            <text:p>580.65</text:p>
          </table:table-cell>
          <table:table-cell office:value-type="float" office:value="590.56" calcext:value-type="float">
            <text:p>590.56</text:p>
          </table:table-cell>
          <table:table-cell office:value-type="float" office:value="701.8" calcext:value-type="float">
            <text:p>701.8</text:p>
          </table:table-cell>
        </table:table-row>
        <table:table-row table:style-name="ro1">
          <table:table-cell office:value-type="float" office:value="4271477" calcext:value-type="float">
            <text:p>4271477</text:p>
          </table:table-cell>
          <table:table-cell table:formula="of:=[.A269]/1000/(60*60*24)" office:value-type="time" office:time-value="PT01H11M11.477S" calcext:value-type="time">
            <text:p>01:11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592.78" calcext:value-type="float">
            <text:p>592.78</text:p>
          </table:table-cell>
          <table:table-cell office:value-type="float" office:value="704.38" calcext:value-type="float">
            <text:p>704.38</text:p>
          </table:table-cell>
        </table:table-row>
        <table:table-row table:style-name="ro1">
          <table:table-cell office:value-type="float" office:value="4287477" calcext:value-type="float">
            <text:p>4287477</text:p>
          </table:table-cell>
          <table:table-cell table:formula="of:=[.A270]/1000/(60*60*24)" office:value-type="time" office:time-value="PT01H11M27.477S" calcext:value-type="time">
            <text:p>01:11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80.76" calcext:value-type="float">
            <text:p>580.76</text:p>
          </table:table-cell>
          <table:table-cell office:value-type="float" office:value="595" calcext:value-type="float">
            <text:p>595</text:p>
          </table:table-cell>
          <table:table-cell office:value-type="float" office:value="706.96" calcext:value-type="float">
            <text:p>706.96</text:p>
          </table:table-cell>
        </table:table-row>
        <table:table-row table:style-name="ro1">
          <table:table-cell office:value-type="float" office:value="4303477" calcext:value-type="float">
            <text:p>4303477</text:p>
          </table:table-cell>
          <table:table-cell table:formula="of:=[.A271]/1000/(60*60*24)" office:value-type="time" office:time-value="PT01H11M43.477S" calcext:value-type="time">
            <text:p>01:11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597.22" calcext:value-type="float">
            <text:p>597.22</text:p>
          </table:table-cell>
          <table:table-cell office:value-type="float" office:value="709.54" calcext:value-type="float">
            <text:p>709.54</text:p>
          </table:table-cell>
        </table:table-row>
        <table:table-row table:style-name="ro1">
          <table:table-cell office:value-type="float" office:value="4319478" calcext:value-type="float">
            <text:p>4319478</text:p>
          </table:table-cell>
          <table:table-cell table:formula="of:=[.A272]/1000/(60*60*24)" office:value-type="time" office:time-value="PT01H11M59.478S" calcext:value-type="time">
            <text:p>01:11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599.44" calcext:value-type="float">
            <text:p>599.44</text:p>
          </table:table-cell>
          <table:table-cell office:value-type="float" office:value="712.12" calcext:value-type="float">
            <text:p>712.12</text:p>
          </table:table-cell>
        </table:table-row>
        <table:table-row table:style-name="ro1">
          <table:table-cell office:value-type="float" office:value="4335477" calcext:value-type="float">
            <text:p>4335477</text:p>
          </table:table-cell>
          <table:table-cell table:formula="of:=[.A273]/1000/(60*60*24)" office:value-type="time" office:time-value="PT01H12M15.477S" calcext:value-type="time">
            <text:p>01:12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5" calcext:value-type="float">
            <text:p>580.65</text:p>
          </table:table-cell>
          <table:table-cell office:value-type="float" office:value="601.66" calcext:value-type="float">
            <text:p>601.66</text:p>
          </table:table-cell>
          <table:table-cell office:value-type="float" office:value="714.7" calcext:value-type="float">
            <text:p>714.7</text:p>
          </table:table-cell>
        </table:table-row>
        <table:table-row table:style-name="ro1">
          <table:table-cell office:value-type="float" office:value="4351477" calcext:value-type="float">
            <text:p>4351477</text:p>
          </table:table-cell>
          <table:table-cell table:formula="of:=[.A274]/1000/(60*60*24)" office:value-type="time" office:time-value="PT01H12M31.477S" calcext:value-type="time">
            <text:p>01:12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603.88" calcext:value-type="float">
            <text:p>603.88</text:p>
          </table:table-cell>
          <table:table-cell office:value-type="float" office:value="717.28" calcext:value-type="float">
            <text:p>717.28</text:p>
          </table:table-cell>
        </table:table-row>
        <table:table-row table:style-name="ro1">
          <table:table-cell office:value-type="float" office:value="4367477" calcext:value-type="float">
            <text:p>4367477</text:p>
          </table:table-cell>
          <table:table-cell table:formula="of:=[.A275]/1000/(60*60*24)" office:value-type="time" office:time-value="PT01H12M47.477S" calcext:value-type="time">
            <text:p>01:12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606.1" calcext:value-type="float">
            <text:p>606.1</text:p>
          </table:table-cell>
          <table:table-cell office:value-type="float" office:value="719.86" calcext:value-type="float">
            <text:p>719.86</text:p>
          </table:table-cell>
        </table:table-row>
        <table:table-row table:style-name="ro1">
          <table:table-cell office:value-type="float" office:value="4383477" calcext:value-type="float">
            <text:p>4383477</text:p>
          </table:table-cell>
          <table:table-cell table:formula="of:=[.A276]/1000/(60*60*24)" office:value-type="time" office:time-value="PT01H13M03.477S" calcext:value-type="time">
            <text:p>01:13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608.32" calcext:value-type="float">
            <text:p>608.32</text:p>
          </table:table-cell>
          <table:table-cell office:value-type="float" office:value="722.44" calcext:value-type="float">
            <text:p>722.44</text:p>
          </table:table-cell>
        </table:table-row>
        <table:table-row table:style-name="ro1">
          <table:table-cell office:value-type="float" office:value="4399477" calcext:value-type="float">
            <text:p>4399477</text:p>
          </table:table-cell>
          <table:table-cell table:formula="of:=[.A277]/1000/(60*60*24)" office:value-type="time" office:time-value="PT01H13M19.477S" calcext:value-type="time">
            <text:p>01:13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610.54" calcext:value-type="float">
            <text:p>610.54</text:p>
          </table:table-cell>
          <table:table-cell office:value-type="float" office:value="725.02" calcext:value-type="float">
            <text:p>725.02</text:p>
          </table:table-cell>
        </table:table-row>
        <table:table-row table:style-name="ro1">
          <table:table-cell office:value-type="float" office:value="4415477" calcext:value-type="float">
            <text:p>4415477</text:p>
          </table:table-cell>
          <table:table-cell table:formula="of:=[.A278]/1000/(60*60*24)" office:value-type="time" office:time-value="PT01H13M35.477S" calcext:value-type="time">
            <text:p>01:13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612.76" calcext:value-type="float">
            <text:p>612.76</text:p>
          </table:table-cell>
          <table:table-cell office:value-type="float" office:value="727.6" calcext:value-type="float">
            <text:p>727.6</text:p>
          </table:table-cell>
        </table:table-row>
        <table:table-row table:style-name="ro1">
          <table:table-cell office:value-type="float" office:value="4431478" calcext:value-type="float">
            <text:p>4431478</text:p>
          </table:table-cell>
          <table:table-cell table:formula="of:=[.A279]/1000/(60*60*24)" office:value-type="time" office:time-value="PT01H13M51.478S" calcext:value-type="time">
            <text:p>01:13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614.98" calcext:value-type="float">
            <text:p>614.98</text:p>
          </table:table-cell>
          <table:table-cell office:value-type="float" office:value="730.18" calcext:value-type="float">
            <text:p>730.18</text:p>
          </table:table-cell>
        </table:table-row>
        <table:table-row table:style-name="ro1">
          <table:table-cell office:value-type="float" office:value="4447477" calcext:value-type="float">
            <text:p>4447477</text:p>
          </table:table-cell>
          <table:table-cell table:formula="of:=[.A280]/1000/(60*60*24)" office:value-type="time" office:time-value="PT01H14M07.477S" calcext:value-type="time">
            <text:p>01:14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5" calcext:value-type="float">
            <text:p>580.65</text:p>
          </table:table-cell>
          <table:table-cell office:value-type="float" office:value="617.2" calcext:value-type="float">
            <text:p>617.2</text:p>
          </table:table-cell>
          <table:table-cell office:value-type="float" office:value="732.76" calcext:value-type="float">
            <text:p>732.76</text:p>
          </table:table-cell>
        </table:table-row>
        <table:table-row table:style-name="ro1">
          <table:table-cell office:value-type="float" office:value="4463478" calcext:value-type="float">
            <text:p>4463478</text:p>
          </table:table-cell>
          <table:table-cell table:formula="of:=[.A281]/1000/(60*60*24)" office:value-type="time" office:time-value="PT01H14M23.478S" calcext:value-type="time">
            <text:p>01:14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3" calcext:value-type="float">
            <text:p>580.53</text:p>
          </table:table-cell>
          <table:table-cell office:value-type="float" office:value="619.42" calcext:value-type="float">
            <text:p>619.42</text:p>
          </table:table-cell>
          <table:table-cell office:value-type="float" office:value="735.34" calcext:value-type="float">
            <text:p>735.34</text:p>
          </table:table-cell>
        </table:table-row>
        <table:table-row table:style-name="ro1">
          <table:table-cell office:value-type="float" office:value="4479477" calcext:value-type="float">
            <text:p>4479477</text:p>
          </table:table-cell>
          <table:table-cell table:formula="of:=[.A282]/1000/(60*60*24)" office:value-type="time" office:time-value="PT01H14M39.477S" calcext:value-type="time">
            <text:p>01:14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2" calcext:value-type="float">
            <text:p>580.52</text:p>
          </table:table-cell>
          <table:table-cell office:value-type="float" office:value="621.64" calcext:value-type="float">
            <text:p>621.64</text:p>
          </table:table-cell>
          <table:table-cell office:value-type="float" office:value="737.92" calcext:value-type="float">
            <text:p>737.92</text:p>
          </table:table-cell>
        </table:table-row>
        <table:table-row table:style-name="ro1">
          <table:table-cell office:value-type="float" office:value="4495478" calcext:value-type="float">
            <text:p>4495478</text:p>
          </table:table-cell>
          <table:table-cell table:formula="of:=[.A283]/1000/(60*60*24)" office:value-type="time" office:time-value="PT01H14M55.478S" calcext:value-type="time">
            <text:p>01:14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623.86" calcext:value-type="float">
            <text:p>623.86</text:p>
          </table:table-cell>
          <table:table-cell office:value-type="float" office:value="740.49" calcext:value-type="float">
            <text:p>740.49</text:p>
          </table:table-cell>
        </table:table-row>
        <table:table-row table:style-name="ro1">
          <table:table-cell office:value-type="float" office:value="4511477" calcext:value-type="float">
            <text:p>4511477</text:p>
          </table:table-cell>
          <table:table-cell table:formula="of:=[.A284]/1000/(60*60*24)" office:value-type="time" office:time-value="PT01H15M11.477S" calcext:value-type="time">
            <text:p>01:15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626.08" calcext:value-type="float">
            <text:p>626.08</text:p>
          </table:table-cell>
          <table:table-cell office:value-type="float" office:value="743.07" calcext:value-type="float">
            <text:p>743.07</text:p>
          </table:table-cell>
        </table:table-row>
        <table:table-row table:style-name="ro1">
          <table:table-cell office:value-type="float" office:value="4527478" calcext:value-type="float">
            <text:p>4527478</text:p>
          </table:table-cell>
          <table:table-cell table:formula="of:=[.A285]/1000/(60*60*24)" office:value-type="time" office:time-value="PT01H15M27.478S" calcext:value-type="time">
            <text:p>01:15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628.3" calcext:value-type="float">
            <text:p>628.3</text:p>
          </table:table-cell>
          <table:table-cell office:value-type="float" office:value="745.65" calcext:value-type="float">
            <text:p>745.65</text:p>
          </table:table-cell>
        </table:table-row>
        <table:table-row table:style-name="ro1">
          <table:table-cell office:value-type="float" office:value="4543478" calcext:value-type="float">
            <text:p>4543478</text:p>
          </table:table-cell>
          <table:table-cell table:formula="of:=[.A286]/1000/(60*60*24)" office:value-type="time" office:time-value="PT01H15M43.478S" calcext:value-type="time">
            <text:p>01:15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3" calcext:value-type="float">
            <text:p>578.43</text:p>
          </table:table-cell>
          <table:table-cell office:value-type="float" office:value="630.52" calcext:value-type="float">
            <text:p>630.52</text:p>
          </table:table-cell>
          <table:table-cell office:value-type="float" office:value="748.23" calcext:value-type="float">
            <text:p>748.23</text:p>
          </table:table-cell>
        </table:table-row>
        <table:table-row table:style-name="ro1">
          <table:table-cell office:value-type="float" office:value="4559478" calcext:value-type="float">
            <text:p>4559478</text:p>
          </table:table-cell>
          <table:table-cell table:formula="of:=[.A287]/1000/(60*60*24)" office:value-type="time" office:time-value="PT01H15M59.478S" calcext:value-type="time">
            <text:p>01:15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4" calcext:value-type="float">
            <text:p>580.64</text:p>
          </table:table-cell>
          <table:table-cell office:value-type="float" office:value="632.74" calcext:value-type="float">
            <text:p>632.74</text:p>
          </table:table-cell>
          <table:table-cell office:value-type="float" office:value="750.81" calcext:value-type="float">
            <text:p>750.81</text:p>
          </table:table-cell>
        </table:table-row>
        <table:table-row table:style-name="ro1">
          <table:table-cell office:value-type="float" office:value="4575478" calcext:value-type="float">
            <text:p>4575478</text:p>
          </table:table-cell>
          <table:table-cell table:formula="of:=[.A288]/1000/(60*60*24)" office:value-type="time" office:time-value="PT01H16M15.478S" calcext:value-type="time">
            <text:p>01:16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634.96" calcext:value-type="float">
            <text:p>634.96</text:p>
          </table:table-cell>
          <table:table-cell office:value-type="float" office:value="753.39" calcext:value-type="float">
            <text:p>753.39</text:p>
          </table:table-cell>
        </table:table-row>
        <table:table-row table:style-name="ro1">
          <table:table-cell office:value-type="float" office:value="4591478" calcext:value-type="float">
            <text:p>4591478</text:p>
          </table:table-cell>
          <table:table-cell table:formula="of:=[.A289]/1000/(60*60*24)" office:value-type="time" office:time-value="PT01H16M31.478S" calcext:value-type="time">
            <text:p>01:16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5" calcext:value-type="float">
            <text:p>580.65</text:p>
          </table:table-cell>
          <table:table-cell office:value-type="float" office:value="637.18" calcext:value-type="float">
            <text:p>637.18</text:p>
          </table:table-cell>
          <table:table-cell office:value-type="float" office:value="755.97" calcext:value-type="float">
            <text:p>755.97</text:p>
          </table:table-cell>
        </table:table-row>
        <table:table-row table:style-name="ro1">
          <table:table-cell office:value-type="float" office:value="4607477" calcext:value-type="float">
            <text:p>4607477</text:p>
          </table:table-cell>
          <table:table-cell table:formula="of:=[.A290]/1000/(60*60*24)" office:value-type="time" office:time-value="PT01H16M47.477S" calcext:value-type="time">
            <text:p>01:16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639.4" calcext:value-type="float">
            <text:p>639.4</text:p>
          </table:table-cell>
          <table:table-cell office:value-type="float" office:value="758.55" calcext:value-type="float">
            <text:p>758.55</text:p>
          </table:table-cell>
        </table:table-row>
        <table:table-row table:style-name="ro1">
          <table:table-cell office:value-type="float" office:value="4623477" calcext:value-type="float">
            <text:p>4623477</text:p>
          </table:table-cell>
          <table:table-cell table:formula="of:=[.A291]/1000/(60*60*24)" office:value-type="time" office:time-value="PT01H17M03.477S" calcext:value-type="time">
            <text:p>01:17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641.62" calcext:value-type="float">
            <text:p>641.62</text:p>
          </table:table-cell>
          <table:table-cell office:value-type="float" office:value="761.12" calcext:value-type="float">
            <text:p>761.12</text:p>
          </table:table-cell>
        </table:table-row>
        <table:table-row table:style-name="ro1">
          <table:table-cell office:value-type="float" office:value="4639477" calcext:value-type="float">
            <text:p>4639477</text:p>
          </table:table-cell>
          <table:table-cell table:formula="of:=[.A292]/1000/(60*60*24)" office:value-type="time" office:time-value="PT01H17M19.477S" calcext:value-type="time">
            <text:p>01:17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643.84" calcext:value-type="float">
            <text:p>643.84</text:p>
          </table:table-cell>
          <table:table-cell office:value-type="float" office:value="763.7" calcext:value-type="float">
            <text:p>763.7</text:p>
          </table:table-cell>
        </table:table-row>
        <table:table-row table:style-name="ro1">
          <table:table-cell office:value-type="float" office:value="4655477" calcext:value-type="float">
            <text:p>4655477</text:p>
          </table:table-cell>
          <table:table-cell table:formula="of:=[.A293]/1000/(60*60*24)" office:value-type="time" office:time-value="PT01H17M35.477S" calcext:value-type="time">
            <text:p>01:17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646.06" calcext:value-type="float">
            <text:p>646.06</text:p>
          </table:table-cell>
          <table:table-cell office:value-type="float" office:value="766.28" calcext:value-type="float">
            <text:p>766.28</text:p>
          </table:table-cell>
        </table:table-row>
        <table:table-row table:style-name="ro1">
          <table:table-cell office:value-type="float" office:value="4671478" calcext:value-type="float">
            <text:p>4671478</text:p>
          </table:table-cell>
          <table:table-cell table:formula="of:=[.A294]/1000/(60*60*24)" office:value-type="time" office:time-value="PT01H17M51.478S" calcext:value-type="time">
            <text:p>01:17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2" calcext:value-type="float">
            <text:p>578.52</text:p>
          </table:table-cell>
          <table:table-cell office:value-type="float" office:value="648.29" calcext:value-type="float">
            <text:p>648.29</text:p>
          </table:table-cell>
          <table:table-cell office:value-type="float" office:value="768.86" calcext:value-type="float">
            <text:p>768.86</text:p>
          </table:table-cell>
        </table:table-row>
        <table:table-row table:style-name="ro1">
          <table:table-cell office:value-type="float" office:value="4687477" calcext:value-type="float">
            <text:p>4687477</text:p>
          </table:table-cell>
          <table:table-cell table:formula="of:=[.A295]/1000/(60*60*24)" office:value-type="time" office:time-value="PT01H18M07.477S" calcext:value-type="time">
            <text:p>01:18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4" calcext:value-type="float">
            <text:p>580.64</text:p>
          </table:table-cell>
          <table:table-cell office:value-type="float" office:value="650.51" calcext:value-type="float">
            <text:p>650.51</text:p>
          </table:table-cell>
          <table:table-cell office:value-type="float" office:value="771.44" calcext:value-type="float">
            <text:p>771.44</text:p>
          </table:table-cell>
        </table:table-row>
        <table:table-row table:style-name="ro1">
          <table:table-cell office:value-type="float" office:value="4703477" calcext:value-type="float">
            <text:p>4703477</text:p>
          </table:table-cell>
          <table:table-cell table:formula="of:=[.A296]/1000/(60*60*24)" office:value-type="time" office:time-value="PT01H18M23.477S" calcext:value-type="time">
            <text:p>01:18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652.73" calcext:value-type="float">
            <text:p>652.73</text:p>
          </table:table-cell>
          <table:table-cell office:value-type="float" office:value="774.02" calcext:value-type="float">
            <text:p>774.02</text:p>
          </table:table-cell>
        </table:table-row>
        <table:table-row table:style-name="ro1">
          <table:table-cell office:value-type="float" office:value="4719478" calcext:value-type="float">
            <text:p>4719478</text:p>
          </table:table-cell>
          <table:table-cell table:formula="of:=[.A297]/1000/(60*60*24)" office:value-type="time" office:time-value="PT01H18M39.478S" calcext:value-type="time">
            <text:p>01:18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654.95" calcext:value-type="float">
            <text:p>654.95</text:p>
          </table:table-cell>
          <table:table-cell office:value-type="float" office:value="776.59" calcext:value-type="float">
            <text:p>776.59</text:p>
          </table:table-cell>
        </table:table-row>
        <table:table-row table:style-name="ro1">
          <table:table-cell office:value-type="float" office:value="4735477" calcext:value-type="float">
            <text:p>4735477</text:p>
          </table:table-cell>
          <table:table-cell table:formula="of:=[.A298]/1000/(60*60*24)" office:value-type="time" office:time-value="PT01H18M55.477S" calcext:value-type="time">
            <text:p>01:18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657.17" calcext:value-type="float">
            <text:p>657.17</text:p>
          </table:table-cell>
          <table:table-cell office:value-type="float" office:value="779.17" calcext:value-type="float">
            <text:p>779.17</text:p>
          </table:table-cell>
        </table:table-row>
        <table:table-row table:style-name="ro1">
          <table:table-cell office:value-type="float" office:value="4751478" calcext:value-type="float">
            <text:p>4751478</text:p>
          </table:table-cell>
          <table:table-cell table:formula="of:=[.A299]/1000/(60*60*24)" office:value-type="time" office:time-value="PT01H19M11.478S" calcext:value-type="time">
            <text:p>01:1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2" calcext:value-type="float">
            <text:p>582.2</text:p>
          </table:table-cell>
          <table:table-cell office:value-type="float" office:value="659.39" calcext:value-type="float">
            <text:p>659.39</text:p>
          </table:table-cell>
          <table:table-cell office:value-type="float" office:value="781.75" calcext:value-type="float">
            <text:p>781.75</text:p>
          </table:table-cell>
        </table:table-row>
        <table:table-row table:style-name="ro1">
          <table:table-cell office:value-type="float" office:value="4767477" calcext:value-type="float">
            <text:p>4767477</text:p>
          </table:table-cell>
          <table:table-cell table:formula="of:=[.A300]/1000/(60*60*24)" office:value-type="time" office:time-value="PT01H19M27.477S" calcext:value-type="time">
            <text:p>01:19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661.61" calcext:value-type="float">
            <text:p>661.61</text:p>
          </table:table-cell>
          <table:table-cell office:value-type="float" office:value="784.33" calcext:value-type="float">
            <text:p>784.33</text:p>
          </table:table-cell>
        </table:table-row>
        <table:table-row table:style-name="ro1">
          <table:table-cell office:value-type="float" office:value="4783477" calcext:value-type="float">
            <text:p>4783477</text:p>
          </table:table-cell>
          <table:table-cell table:formula="of:=[.A301]/1000/(60*60*24)" office:value-type="time" office:time-value="PT01H19M43.477S" calcext:value-type="time">
            <text:p>01:19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663.83" calcext:value-type="float">
            <text:p>663.83</text:p>
          </table:table-cell>
          <table:table-cell office:value-type="float" office:value="786.91" calcext:value-type="float">
            <text:p>786.91</text:p>
          </table:table-cell>
        </table:table-row>
        <table:table-row table:style-name="ro1">
          <table:table-cell office:value-type="float" office:value="4799477" calcext:value-type="float">
            <text:p>4799477</text:p>
          </table:table-cell>
          <table:table-cell table:formula="of:=[.A302]/1000/(60*60*24)" office:value-type="time" office:time-value="PT01H19M59.477S" calcext:value-type="time">
            <text:p>01:19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4" calcext:value-type="float">
            <text:p>578.04</text:p>
          </table:table-cell>
          <table:table-cell office:value-type="float" office:value="666.05" calcext:value-type="float">
            <text:p>666.05</text:p>
          </table:table-cell>
          <table:table-cell office:value-type="float" office:value="789.48" calcext:value-type="float">
            <text:p>789.48</text:p>
          </table:table-cell>
        </table:table-row>
        <table:table-row table:style-name="ro1">
          <table:table-cell office:value-type="float" office:value="4815477" calcext:value-type="float">
            <text:p>4815477</text:p>
          </table:table-cell>
          <table:table-cell table:formula="of:=[.A303]/1000/(60*60*24)" office:value-type="time" office:time-value="PT01H20M15.477S" calcext:value-type="time">
            <text:p>01:20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668.27" calcext:value-type="float">
            <text:p>668.27</text:p>
          </table:table-cell>
          <table:table-cell office:value-type="float" office:value="792.06" calcext:value-type="float">
            <text:p>792.06</text:p>
          </table:table-cell>
        </table:table-row>
        <table:table-row table:style-name="ro1">
          <table:table-cell office:value-type="float" office:value="4831477" calcext:value-type="float">
            <text:p>4831477</text:p>
          </table:table-cell>
          <table:table-cell table:formula="of:=[.A304]/1000/(60*60*24)" office:value-type="time" office:time-value="PT01H20M31.477S" calcext:value-type="time">
            <text:p>01:20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670.49" calcext:value-type="float">
            <text:p>670.49</text:p>
          </table:table-cell>
          <table:table-cell office:value-type="float" office:value="794.64" calcext:value-type="float">
            <text:p>794.64</text:p>
          </table:table-cell>
        </table:table-row>
        <table:table-row table:style-name="ro1">
          <table:table-cell office:value-type="float" office:value="4847478" calcext:value-type="float">
            <text:p>4847478</text:p>
          </table:table-cell>
          <table:table-cell table:formula="of:=[.A305]/1000/(60*60*24)" office:value-type="time" office:time-value="PT01H20M47.478S" calcext:value-type="time">
            <text:p>01:20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672.71" calcext:value-type="float">
            <text:p>672.71</text:p>
          </table:table-cell>
          <table:table-cell office:value-type="float" office:value="797.22" calcext:value-type="float">
            <text:p>797.22</text:p>
          </table:table-cell>
        </table:table-row>
        <table:table-row table:style-name="ro1">
          <table:table-cell office:value-type="float" office:value="4863477" calcext:value-type="float">
            <text:p>4863477</text:p>
          </table:table-cell>
          <table:table-cell table:formula="of:=[.A306]/1000/(60*60*24)" office:value-type="time" office:time-value="PT01H21M03.477S" calcext:value-type="time">
            <text:p>01:21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2" calcext:value-type="float">
            <text:p>580.52</text:p>
          </table:table-cell>
          <table:table-cell office:value-type="float" office:value="674.93" calcext:value-type="float">
            <text:p>674.93</text:p>
          </table:table-cell>
          <table:table-cell office:value-type="float" office:value="799.79" calcext:value-type="float">
            <text:p>799.79</text:p>
          </table:table-cell>
        </table:table-row>
        <table:table-row table:style-name="ro1">
          <table:table-cell office:value-type="float" office:value="4879477" calcext:value-type="float">
            <text:p>4879477</text:p>
          </table:table-cell>
          <table:table-cell table:formula="of:=[.A307]/1000/(60*60*24)" office:value-type="time" office:time-value="PT01H21M19.477S" calcext:value-type="time">
            <text:p>01:21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78.75" calcext:value-type="float">
            <text:p>578.75</text:p>
          </table:table-cell>
          <table:table-cell office:value-type="float" office:value="677.15" calcext:value-type="float">
            <text:p>677.15</text:p>
          </table:table-cell>
          <table:table-cell office:value-type="float" office:value="802.37" calcext:value-type="float">
            <text:p>802.37</text:p>
          </table:table-cell>
        </table:table-row>
        <table:table-row table:style-name="ro1">
          <table:table-cell office:value-type="float" office:value="4895478" calcext:value-type="float">
            <text:p>4895478</text:p>
          </table:table-cell>
          <table:table-cell table:formula="of:=[.A308]/1000/(60*60*24)" office:value-type="time" office:time-value="PT01H21M35.478S" calcext:value-type="time">
            <text:p>01:21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679.37" calcext:value-type="float">
            <text:p>679.37</text:p>
          </table:table-cell>
          <table:table-cell office:value-type="float" office:value="804.95" calcext:value-type="float">
            <text:p>804.95</text:p>
          </table:table-cell>
        </table:table-row>
        <table:table-row table:style-name="ro1">
          <table:table-cell office:value-type="float" office:value="4911477" calcext:value-type="float">
            <text:p>4911477</text:p>
          </table:table-cell>
          <table:table-cell table:formula="of:=[.A309]/1000/(60*60*24)" office:value-type="time" office:time-value="PT01H21M51.477S" calcext:value-type="time">
            <text:p>01:21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681.59" calcext:value-type="float">
            <text:p>681.59</text:p>
          </table:table-cell>
          <table:table-cell office:value-type="float" office:value="807.52" calcext:value-type="float">
            <text:p>807.52</text:p>
          </table:table-cell>
        </table:table-row>
        <table:table-row table:style-name="ro1">
          <table:table-cell office:value-type="float" office:value="4927478" calcext:value-type="float">
            <text:p>4927478</text:p>
          </table:table-cell>
          <table:table-cell table:formula="of:=[.A310]/1000/(60*60*24)" office:value-type="time" office:time-value="PT01H22M07.478S" calcext:value-type="time">
            <text:p>01:22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683.81" calcext:value-type="float">
            <text:p>683.81</text:p>
          </table:table-cell>
          <table:table-cell office:value-type="float" office:value="810.1" calcext:value-type="float">
            <text:p>810.1</text:p>
          </table:table-cell>
        </table:table-row>
        <table:table-row table:style-name="ro1">
          <table:table-cell office:value-type="float" office:value="4943477" calcext:value-type="float">
            <text:p>4943477</text:p>
          </table:table-cell>
          <table:table-cell table:formula="of:=[.A311]/1000/(60*60*24)" office:value-type="time" office:time-value="PT01H22M23.477S" calcext:value-type="time">
            <text:p>01:22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2" calcext:value-type="float">
            <text:p>580.52</text:p>
          </table:table-cell>
          <table:table-cell office:value-type="float" office:value="686.03" calcext:value-type="float">
            <text:p>686.03</text:p>
          </table:table-cell>
          <table:table-cell office:value-type="float" office:value="812.68" calcext:value-type="float">
            <text:p>812.68</text:p>
          </table:table-cell>
        </table:table-row>
        <table:table-row table:style-name="ro1">
          <table:table-cell office:value-type="float" office:value="4959477" calcext:value-type="float">
            <text:p>4959477</text:p>
          </table:table-cell>
          <table:table-cell table:formula="of:=[.A312]/1000/(60*60*24)" office:value-type="time" office:time-value="PT01H22M39.477S" calcext:value-type="time">
            <text:p>01:22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688.25" calcext:value-type="float">
            <text:p>688.25</text:p>
          </table:table-cell>
          <table:table-cell office:value-type="float" office:value="815.26" calcext:value-type="float">
            <text:p>815.26</text:p>
          </table:table-cell>
        </table:table-row>
        <table:table-row table:style-name="ro1">
          <table:table-cell office:value-type="float" office:value="4975478" calcext:value-type="float">
            <text:p>4975478</text:p>
          </table:table-cell>
          <table:table-cell table:formula="of:=[.A313]/1000/(60*60*24)" office:value-type="time" office:time-value="PT01H22M55.478S" calcext:value-type="time">
            <text:p>01:22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690.47" calcext:value-type="float">
            <text:p>690.47</text:p>
          </table:table-cell>
          <table:table-cell office:value-type="float" office:value="817.83" calcext:value-type="float">
            <text:p>817.83</text:p>
          </table:table-cell>
        </table:table-row>
        <table:table-row table:style-name="ro1">
          <table:table-cell office:value-type="float" office:value="4991477" calcext:value-type="float">
            <text:p>4991477</text:p>
          </table:table-cell>
          <table:table-cell table:formula="of:=[.A314]/1000/(60*60*24)" office:value-type="time" office:time-value="PT01H23M11.477S" calcext:value-type="time">
            <text:p>01:23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692.69" calcext:value-type="float">
            <text:p>692.69</text:p>
          </table:table-cell>
          <table:table-cell office:value-type="float" office:value="820.41" calcext:value-type="float">
            <text:p>820.41</text:p>
          </table:table-cell>
        </table:table-row>
        <table:table-row table:style-name="ro1">
          <table:table-cell office:value-type="float" office:value="5007477" calcext:value-type="float">
            <text:p>5007477</text:p>
          </table:table-cell>
          <table:table-cell table:formula="of:=[.A315]/1000/(60*60*24)" office:value-type="time" office:time-value="PT01H23M27.477S" calcext:value-type="time">
            <text:p>01:23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694.91" calcext:value-type="float">
            <text:p>694.91</text:p>
          </table:table-cell>
          <table:table-cell office:value-type="float" office:value="822.99" calcext:value-type="float">
            <text:p>822.99</text:p>
          </table:table-cell>
        </table:table-row>
        <table:table-row table:style-name="ro1">
          <table:table-cell office:value-type="float" office:value="5023477" calcext:value-type="float">
            <text:p>5023477</text:p>
          </table:table-cell>
          <table:table-cell table:formula="of:=[.A316]/1000/(60*60*24)" office:value-type="time" office:time-value="PT01H23M43.477S" calcext:value-type="time">
            <text:p>01:23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697.13" calcext:value-type="float">
            <text:p>697.13</text:p>
          </table:table-cell>
          <table:table-cell office:value-type="float" office:value="825.56" calcext:value-type="float">
            <text:p>825.56</text:p>
          </table:table-cell>
        </table:table-row>
        <table:table-row table:style-name="ro1">
          <table:table-cell office:value-type="float" office:value="5039478" calcext:value-type="float">
            <text:p>5039478</text:p>
          </table:table-cell>
          <table:table-cell table:formula="of:=[.A317]/1000/(60*60*24)" office:value-type="time" office:time-value="PT01H23M59.478S" calcext:value-type="time">
            <text:p>01:23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2" calcext:value-type="float">
            <text:p>580.52</text:p>
          </table:table-cell>
          <table:table-cell office:value-type="float" office:value="699.35" calcext:value-type="float">
            <text:p>699.35</text:p>
          </table:table-cell>
          <table:table-cell office:value-type="float" office:value="828.14" calcext:value-type="float">
            <text:p>828.14</text:p>
          </table:table-cell>
        </table:table-row>
        <table:table-row table:style-name="ro1">
          <table:table-cell office:value-type="float" office:value="5055477" calcext:value-type="float">
            <text:p>5055477</text:p>
          </table:table-cell>
          <table:table-cell table:formula="of:=[.A318]/1000/(60*60*24)" office:value-type="time" office:time-value="PT01H24M15.477S" calcext:value-type="time">
            <text:p>01:24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3" calcext:value-type="float">
            <text:p>580.43</text:p>
          </table:table-cell>
          <table:table-cell office:value-type="float" office:value="701.57" calcext:value-type="float">
            <text:p>701.57</text:p>
          </table:table-cell>
          <table:table-cell office:value-type="float" office:value="830.72" calcext:value-type="float">
            <text:p>830.72</text:p>
          </table:table-cell>
        </table:table-row>
        <table:table-row table:style-name="ro1">
          <table:table-cell office:value-type="float" office:value="5071478" calcext:value-type="float">
            <text:p>5071478</text:p>
          </table:table-cell>
          <table:table-cell table:formula="of:=[.A319]/1000/(60*60*24)" office:value-type="time" office:time-value="PT01H24M31.478S" calcext:value-type="time">
            <text:p>01:24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2" calcext:value-type="float">
            <text:p>578.2</text:p>
          </table:table-cell>
          <table:table-cell office:value-type="float" office:value="703.79" calcext:value-type="float">
            <text:p>703.79</text:p>
          </table:table-cell>
          <table:table-cell office:value-type="float" office:value="833.29" calcext:value-type="float">
            <text:p>833.29</text:p>
          </table:table-cell>
        </table:table-row>
        <table:table-row table:style-name="ro1">
          <table:table-cell office:value-type="float" office:value="5087477" calcext:value-type="float">
            <text:p>5087477</text:p>
          </table:table-cell>
          <table:table-cell table:formula="of:=[.A320]/1000/(60*60*24)" office:value-type="time" office:time-value="PT01H24M47.477S" calcext:value-type="time">
            <text:p>01:24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706.01" calcext:value-type="float">
            <text:p>706.01</text:p>
          </table:table-cell>
          <table:table-cell office:value-type="float" office:value="835.87" calcext:value-type="float">
            <text:p>835.87</text:p>
          </table:table-cell>
        </table:table-row>
        <table:table-row table:style-name="ro1">
          <table:table-cell office:value-type="float" office:value="5103477" calcext:value-type="float">
            <text:p>5103477</text:p>
          </table:table-cell>
          <table:table-cell table:formula="of:=[.A321]/1000/(60*60*24)" office:value-type="time" office:time-value="PT01H25M03.477S" calcext:value-type="time">
            <text:p>01:25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2" calcext:value-type="float">
            <text:p>580.52</text:p>
          </table:table-cell>
          <table:table-cell office:value-type="float" office:value="708.23" calcext:value-type="float">
            <text:p>708.23</text:p>
          </table:table-cell>
          <table:table-cell office:value-type="float" office:value="838.45" calcext:value-type="float">
            <text:p>838.45</text:p>
          </table:table-cell>
        </table:table-row>
        <table:table-row table:style-name="ro1">
          <table:table-cell office:value-type="float" office:value="5119478" calcext:value-type="float">
            <text:p>5119478</text:p>
          </table:table-cell>
          <table:table-cell table:formula="of:=[.A322]/1000/(60*60*24)" office:value-type="time" office:time-value="PT01H25M19.478S" calcext:value-type="time">
            <text:p>01:25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710.45" calcext:value-type="float">
            <text:p>710.45</text:p>
          </table:table-cell>
          <table:table-cell office:value-type="float" office:value="841.03" calcext:value-type="float">
            <text:p>841.03</text:p>
          </table:table-cell>
        </table:table-row>
        <table:table-row table:style-name="ro1">
          <table:table-cell office:value-type="float" office:value="5135477" calcext:value-type="float">
            <text:p>5135477</text:p>
          </table:table-cell>
          <table:table-cell table:formula="of:=[.A323]/1000/(60*60*24)" office:value-type="time" office:time-value="PT01H25M35.477S" calcext:value-type="time">
            <text:p>01:25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712.67" calcext:value-type="float">
            <text:p>712.67</text:p>
          </table:table-cell>
          <table:table-cell office:value-type="float" office:value="843.6" calcext:value-type="float">
            <text:p>843.6</text:p>
          </table:table-cell>
        </table:table-row>
        <table:table-row table:style-name="ro1">
          <table:table-cell office:value-type="float" office:value="5151477" calcext:value-type="float">
            <text:p>5151477</text:p>
          </table:table-cell>
          <table:table-cell table:formula="of:=[.A324]/1000/(60*60*24)" office:value-type="time" office:time-value="PT01H25M51.477S" calcext:value-type="time">
            <text:p>01:25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9" calcext:value-type="float">
            <text:p>580.19</text:p>
          </table:table-cell>
          <table:table-cell office:value-type="float" office:value="714.89" calcext:value-type="float">
            <text:p>714.89</text:p>
          </table:table-cell>
          <table:table-cell office:value-type="float" office:value="846.18" calcext:value-type="float">
            <text:p>846.18</text:p>
          </table:table-cell>
        </table:table-row>
        <table:table-row table:style-name="ro1">
          <table:table-cell office:value-type="float" office:value="5167477" calcext:value-type="float">
            <text:p>5167477</text:p>
          </table:table-cell>
          <table:table-cell table:formula="of:=[.A325]/1000/(60*60*24)" office:value-type="time" office:time-value="PT01H26M07.477S" calcext:value-type="time">
            <text:p>01:26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717.11" calcext:value-type="float">
            <text:p>717.11</text:p>
          </table:table-cell>
          <table:table-cell office:value-type="float" office:value="848.76" calcext:value-type="float">
            <text:p>848.76</text:p>
          </table:table-cell>
        </table:table-row>
        <table:table-row table:style-name="ro1">
          <table:table-cell office:value-type="float" office:value="5183477" calcext:value-type="float">
            <text:p>5183477</text:p>
          </table:table-cell>
          <table:table-cell table:formula="of:=[.A326]/1000/(60*60*24)" office:value-type="time" office:time-value="PT01H26M23.477S" calcext:value-type="time">
            <text:p>01:26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719.33" calcext:value-type="float">
            <text:p>719.33</text:p>
          </table:table-cell>
          <table:table-cell office:value-type="float" office:value="851.33" calcext:value-type="float">
            <text:p>851.33</text:p>
          </table:table-cell>
        </table:table-row>
        <table:table-row table:style-name="ro1">
          <table:table-cell office:value-type="float" office:value="5199478" calcext:value-type="float">
            <text:p>5199478</text:p>
          </table:table-cell>
          <table:table-cell table:formula="of:=[.A327]/1000/(60*60*24)" office:value-type="time" office:time-value="PT01H26M39.478S" calcext:value-type="time">
            <text:p>01:26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2" calcext:value-type="float">
            <text:p>578.2</text:p>
          </table:table-cell>
          <table:table-cell office:value-type="float" office:value="721.55" calcext:value-type="float">
            <text:p>721.55</text:p>
          </table:table-cell>
          <table:table-cell office:value-type="float" office:value="853.91" calcext:value-type="float">
            <text:p>853.91</text:p>
          </table:table-cell>
        </table:table-row>
        <table:table-row table:style-name="ro1">
          <table:table-cell office:value-type="float" office:value="5215477" calcext:value-type="float">
            <text:p>5215477</text:p>
          </table:table-cell>
          <table:table-cell table:formula="of:=[.A328]/1000/(60*60*24)" office:value-type="time" office:time-value="PT01H26M55.477S" calcext:value-type="time">
            <text:p>01:26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723.77" calcext:value-type="float">
            <text:p>723.77</text:p>
          </table:table-cell>
          <table:table-cell office:value-type="float" office:value="856.49" calcext:value-type="float">
            <text:p>856.49</text:p>
          </table:table-cell>
        </table:table-row>
        <table:table-row table:style-name="ro1">
          <table:table-cell office:value-type="float" office:value="5231477" calcext:value-type="float">
            <text:p>5231477</text:p>
          </table:table-cell>
          <table:table-cell table:formula="of:=[.A329]/1000/(60*60*24)" office:value-type="time" office:time-value="PT01H27M11.477S" calcext:value-type="time">
            <text:p>01:27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78.75" calcext:value-type="float">
            <text:p>578.75</text:p>
          </table:table-cell>
          <table:table-cell office:value-type="float" office:value="725.99" calcext:value-type="float">
            <text:p>725.99</text:p>
          </table:table-cell>
          <table:table-cell office:value-type="float" office:value="859.06" calcext:value-type="float">
            <text:p>859.06</text:p>
          </table:table-cell>
        </table:table-row>
        <table:table-row table:style-name="ro1">
          <table:table-cell office:value-type="float" office:value="5247477" calcext:value-type="float">
            <text:p>5247477</text:p>
          </table:table-cell>
          <table:table-cell table:formula="of:=[.A330]/1000/(60*60*24)" office:value-type="time" office:time-value="PT01H27M27.477S" calcext:value-type="time">
            <text:p>01:27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3" calcext:value-type="float">
            <text:p>578.53</text:p>
          </table:table-cell>
          <table:table-cell office:value-type="float" office:value="728.21" calcext:value-type="float">
            <text:p>728.21</text:p>
          </table:table-cell>
          <table:table-cell office:value-type="float" office:value="861.64" calcext:value-type="float">
            <text:p>861.64</text:p>
          </table:table-cell>
        </table:table-row>
        <table:table-row table:style-name="ro1">
          <table:table-cell office:value-type="float" office:value="5263477" calcext:value-type="float">
            <text:p>5263477</text:p>
          </table:table-cell>
          <table:table-cell table:formula="of:=[.A331]/1000/(60*60*24)" office:value-type="time" office:time-value="PT01H27M43.477S" calcext:value-type="time">
            <text:p>01:27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730.43" calcext:value-type="float">
            <text:p>730.43</text:p>
          </table:table-cell>
          <table:table-cell office:value-type="float" office:value="864.22" calcext:value-type="float">
            <text:p>864.22</text:p>
          </table:table-cell>
        </table:table-row>
        <table:table-row table:style-name="ro1">
          <table:table-cell office:value-type="float" office:value="5279477" calcext:value-type="float">
            <text:p>5279477</text:p>
          </table:table-cell>
          <table:table-cell table:formula="of:=[.A332]/1000/(60*60*24)" office:value-type="time" office:time-value="PT01H27M59.477S" calcext:value-type="time">
            <text:p>01:27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5" calcext:value-type="float">
            <text:p>580.65</text:p>
          </table:table-cell>
          <table:table-cell office:value-type="float" office:value="732.65" calcext:value-type="float">
            <text:p>732.65</text:p>
          </table:table-cell>
          <table:table-cell office:value-type="float" office:value="866.79" calcext:value-type="float">
            <text:p>866.79</text:p>
          </table:table-cell>
        </table:table-row>
        <table:table-row table:style-name="ro1">
          <table:table-cell office:value-type="float" office:value="5295477" calcext:value-type="float">
            <text:p>5295477</text:p>
          </table:table-cell>
          <table:table-cell table:formula="of:=[.A333]/1000/(60*60*24)" office:value-type="time" office:time-value="PT01H28M15.477S" calcext:value-type="time">
            <text:p>01:28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80.74" calcext:value-type="float">
            <text:p>580.74</text:p>
          </table:table-cell>
          <table:table-cell office:value-type="float" office:value="734.87" calcext:value-type="float">
            <text:p>734.87</text:p>
          </table:table-cell>
          <table:table-cell office:value-type="float" office:value="869.37" calcext:value-type="float">
            <text:p>869.37</text:p>
          </table:table-cell>
        </table:table-row>
        <table:table-row table:style-name="ro1">
          <table:table-cell office:value-type="float" office:value="5311477" calcext:value-type="float">
            <text:p>5311477</text:p>
          </table:table-cell>
          <table:table-cell table:formula="of:=[.A334]/1000/(60*60*24)" office:value-type="time" office:time-value="PT01H28M31.477S" calcext:value-type="time">
            <text:p>01:28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80.75" calcext:value-type="float">
            <text:p>580.75</text:p>
          </table:table-cell>
          <table:table-cell office:value-type="float" office:value="737.09" calcext:value-type="float">
            <text:p>737.09</text:p>
          </table:table-cell>
          <table:table-cell office:value-type="float" office:value="871.94" calcext:value-type="float">
            <text:p>871.94</text:p>
          </table:table-cell>
        </table:table-row>
        <table:table-row table:style-name="ro1">
          <table:table-cell office:value-type="float" office:value="5327477" calcext:value-type="float">
            <text:p>5327477</text:p>
          </table:table-cell>
          <table:table-cell table:formula="of:=[.A335]/1000/(60*60*24)" office:value-type="time" office:time-value="PT01H28M47.477S" calcext:value-type="time">
            <text:p>01:28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739.31" calcext:value-type="float">
            <text:p>739.31</text:p>
          </table:table-cell>
          <table:table-cell office:value-type="float" office:value="874.52" calcext:value-type="float">
            <text:p>874.52</text:p>
          </table:table-cell>
        </table:table-row>
        <table:table-row table:style-name="ro1">
          <table:table-cell office:value-type="float" office:value="5343477" calcext:value-type="float">
            <text:p>5343477</text:p>
          </table:table-cell>
          <table:table-cell table:formula="of:=[.A336]/1000/(60*60*24)" office:value-type="time" office:time-value="PT01H29M03.477S" calcext:value-type="time">
            <text:p>01:29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741.53" calcext:value-type="float">
            <text:p>741.53</text:p>
          </table:table-cell>
          <table:table-cell office:value-type="float" office:value="877.09" calcext:value-type="float">
            <text:p>877.09</text:p>
          </table:table-cell>
        </table:table-row>
        <table:table-row table:style-name="ro1">
          <table:table-cell office:value-type="float" office:value="5359477" calcext:value-type="float">
            <text:p>5359477</text:p>
          </table:table-cell>
          <table:table-cell table:formula="of:=[.A337]/1000/(60*60*24)" office:value-type="time" office:time-value="PT01H29M19.477S" calcext:value-type="time">
            <text:p>01:29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9" calcext:value-type="float">
            <text:p>578.29</text:p>
          </table:table-cell>
          <table:table-cell office:value-type="float" office:value="743.75" calcext:value-type="float">
            <text:p>743.75</text:p>
          </table:table-cell>
          <table:table-cell office:value-type="float" office:value="879.67" calcext:value-type="float">
            <text:p>879.67</text:p>
          </table:table-cell>
        </table:table-row>
        <table:table-row table:style-name="ro1">
          <table:table-cell office:value-type="float" office:value="5375477" calcext:value-type="float">
            <text:p>5375477</text:p>
          </table:table-cell>
          <table:table-cell table:formula="of:=[.A338]/1000/(60*60*24)" office:value-type="time" office:time-value="PT01H29M35.477S" calcext:value-type="time">
            <text:p>01:29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745.97" calcext:value-type="float">
            <text:p>745.97</text:p>
          </table:table-cell>
          <table:table-cell office:value-type="float" office:value="882.25" calcext:value-type="float">
            <text:p>882.25</text:p>
          </table:table-cell>
        </table:table-row>
        <table:table-row table:style-name="ro1">
          <table:table-cell office:value-type="float" office:value="5391477" calcext:value-type="float">
            <text:p>5391477</text:p>
          </table:table-cell>
          <table:table-cell table:formula="of:=[.A339]/1000/(60*60*24)" office:value-type="time" office:time-value="PT01H29M51.477S" calcext:value-type="time">
            <text:p>01:29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748.19" calcext:value-type="float">
            <text:p>748.19</text:p>
          </table:table-cell>
          <table:table-cell office:value-type="float" office:value="884.82" calcext:value-type="float">
            <text:p>884.82</text:p>
          </table:table-cell>
        </table:table-row>
        <table:table-row table:style-name="ro1">
          <table:table-cell office:value-type="float" office:value="5407478" calcext:value-type="float">
            <text:p>5407478</text:p>
          </table:table-cell>
          <table:table-cell table:formula="of:=[.A340]/1000/(60*60*24)" office:value-type="time" office:time-value="PT01H30M07.478S" calcext:value-type="time">
            <text:p>01:30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750.41" calcext:value-type="float">
            <text:p>750.41</text:p>
          </table:table-cell>
          <table:table-cell office:value-type="float" office:value="887.4" calcext:value-type="float">
            <text:p>887.4</text:p>
          </table:table-cell>
        </table:table-row>
        <table:table-row table:style-name="ro1">
          <table:table-cell office:value-type="float" office:value="5423477" calcext:value-type="float">
            <text:p>5423477</text:p>
          </table:table-cell>
          <table:table-cell table:formula="of:=[.A341]/1000/(60*60*24)" office:value-type="time" office:time-value="PT01H30M23.477S" calcext:value-type="time">
            <text:p>01:30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3" calcext:value-type="float">
            <text:p>578.53</text:p>
          </table:table-cell>
          <table:table-cell office:value-type="float" office:value="752.63" calcext:value-type="float">
            <text:p>752.63</text:p>
          </table:table-cell>
          <table:table-cell office:value-type="float" office:value="889.97" calcext:value-type="float">
            <text:p>889.97</text:p>
          </table:table-cell>
        </table:table-row>
        <table:table-row table:style-name="ro1">
          <table:table-cell office:value-type="float" office:value="5439478" calcext:value-type="float">
            <text:p>5439478</text:p>
          </table:table-cell>
          <table:table-cell table:formula="of:=[.A342]/1000/(60*60*24)" office:value-type="time" office:time-value="PT01H30M39.478S" calcext:value-type="time">
            <text:p>01:30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754.85" calcext:value-type="float">
            <text:p>754.85</text:p>
          </table:table-cell>
          <table:table-cell office:value-type="float" office:value="892.55" calcext:value-type="float">
            <text:p>892.55</text:p>
          </table:table-cell>
        </table:table-row>
        <table:table-row table:style-name="ro1">
          <table:table-cell office:value-type="float" office:value="5455478" calcext:value-type="float">
            <text:p>5455478</text:p>
          </table:table-cell>
          <table:table-cell table:formula="of:=[.A343]/1000/(60*60*24)" office:value-type="time" office:time-value="PT01H30M55.478S" calcext:value-type="time">
            <text:p>01:30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80.74" calcext:value-type="float">
            <text:p>580.74</text:p>
          </table:table-cell>
          <table:table-cell office:value-type="float" office:value="757.07" calcext:value-type="float">
            <text:p>757.07</text:p>
          </table:table-cell>
          <table:table-cell office:value-type="float" office:value="895.13" calcext:value-type="float">
            <text:p>895.13</text:p>
          </table:table-cell>
        </table:table-row>
        <table:table-row table:style-name="ro1">
          <table:table-cell office:value-type="float" office:value="5471477" calcext:value-type="float">
            <text:p>5471477</text:p>
          </table:table-cell>
          <table:table-cell table:formula="of:=[.A344]/1000/(60*60*24)" office:value-type="time" office:time-value="PT01H31M11.477S" calcext:value-type="time">
            <text:p>01:31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3" calcext:value-type="float">
            <text:p>578.03</text:p>
          </table:table-cell>
          <table:table-cell office:value-type="float" office:value="759.29" calcext:value-type="float">
            <text:p>759.29</text:p>
          </table:table-cell>
          <table:table-cell office:value-type="float" office:value="897.7" calcext:value-type="float">
            <text:p>897.7</text:p>
          </table:table-cell>
        </table:table-row>
        <table:table-row table:style-name="ro1">
          <table:table-cell office:value-type="float" office:value="5487477" calcext:value-type="float">
            <text:p>5487477</text:p>
          </table:table-cell>
          <table:table-cell table:formula="of:=[.A345]/1000/(60*60*24)" office:value-type="time" office:time-value="PT01H31M27.477S" calcext:value-type="time">
            <text:p>01:31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761.51" calcext:value-type="float">
            <text:p>761.51</text:p>
          </table:table-cell>
          <table:table-cell office:value-type="float" office:value="900.28" calcext:value-type="float">
            <text:p>900.28</text:p>
          </table:table-cell>
        </table:table-row>
        <table:table-row table:style-name="ro1">
          <table:table-cell office:value-type="float" office:value="5503478" calcext:value-type="float">
            <text:p>5503478</text:p>
          </table:table-cell>
          <table:table-cell table:formula="of:=[.A346]/1000/(60*60*24)" office:value-type="time" office:time-value="PT01H31M43.478S" calcext:value-type="time">
            <text:p>01:31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9" calcext:value-type="float">
            <text:p>580.19</text:p>
          </table:table-cell>
          <table:table-cell office:value-type="float" office:value="763.73" calcext:value-type="float">
            <text:p>763.73</text:p>
          </table:table-cell>
          <table:table-cell office:value-type="float" office:value="902.85" calcext:value-type="float">
            <text:p>902.85</text:p>
          </table:table-cell>
        </table:table-row>
        <table:table-row table:style-name="ro1">
          <table:table-cell office:value-type="float" office:value="5519477" calcext:value-type="float">
            <text:p>5519477</text:p>
          </table:table-cell>
          <table:table-cell table:formula="of:=[.A347]/1000/(60*60*24)" office:value-type="time" office:time-value="PT01H31M59.477S" calcext:value-type="time">
            <text:p>01:31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765.95" calcext:value-type="float">
            <text:p>765.95</text:p>
          </table:table-cell>
          <table:table-cell office:value-type="float" office:value="905.42" calcext:value-type="float">
            <text:p>905.42</text:p>
          </table:table-cell>
        </table:table-row>
        <table:table-row table:style-name="ro1">
          <table:table-cell office:value-type="float" office:value="5535477" calcext:value-type="float">
            <text:p>5535477</text:p>
          </table:table-cell>
          <table:table-cell table:formula="of:=[.A348]/1000/(60*60*24)" office:value-type="time" office:time-value="PT01H32M15.477S" calcext:value-type="time">
            <text:p>01:32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5" calcext:value-type="float">
            <text:p>578.05</text:p>
          </table:table-cell>
          <table:table-cell office:value-type="float" office:value="768.17" calcext:value-type="float">
            <text:p>768.17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5551477" calcext:value-type="float">
            <text:p>5551477</text:p>
          </table:table-cell>
          <table:table-cell table:formula="of:=[.A349]/1000/(60*60*24)" office:value-type="time" office:time-value="PT01H32M31.477S" calcext:value-type="time">
            <text:p>01:32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78.75" calcext:value-type="float">
            <text:p>578.75</text:p>
          </table:table-cell>
          <table:table-cell office:value-type="float" office:value="770.39" calcext:value-type="float">
            <text:p>770.39</text:p>
          </table:table-cell>
          <table:table-cell office:value-type="float" office:value="910.57" calcext:value-type="float">
            <text:p>910.57</text:p>
          </table:table-cell>
        </table:table-row>
        <table:table-row table:style-name="ro1">
          <table:table-cell office:value-type="float" office:value="5567478" calcext:value-type="float">
            <text:p>5567478</text:p>
          </table:table-cell>
          <table:table-cell table:formula="of:=[.A350]/1000/(60*60*24)" office:value-type="time" office:time-value="PT01H32M47.478S" calcext:value-type="time">
            <text:p>01:32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772.61" calcext:value-type="float">
            <text:p>772.61</text:p>
          </table:table-cell>
          <table:table-cell office:value-type="float" office:value="913.15" calcext:value-type="float">
            <text:p>913.15</text:p>
          </table:table-cell>
        </table:table-row>
        <table:table-row table:style-name="ro1">
          <table:table-cell office:value-type="float" office:value="5583477" calcext:value-type="float">
            <text:p>5583477</text:p>
          </table:table-cell>
          <table:table-cell table:formula="of:=[.A351]/1000/(60*60*24)" office:value-type="time" office:time-value="PT01H33M03.477S" calcext:value-type="time">
            <text:p>01:33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9" calcext:value-type="float">
            <text:p>578.29</text:p>
          </table:table-cell>
          <table:table-cell office:value-type="float" office:value="774.83" calcext:value-type="float">
            <text:p>774.83</text:p>
          </table:table-cell>
          <table:table-cell office:value-type="float" office:value="915.72" calcext:value-type="float">
            <text:p>915.72</text:p>
          </table:table-cell>
        </table:table-row>
        <table:table-row table:style-name="ro1">
          <table:table-cell office:value-type="float" office:value="5599477" calcext:value-type="float">
            <text:p>5599477</text:p>
          </table:table-cell>
          <table:table-cell table:formula="of:=[.A352]/1000/(60*60*24)" office:value-type="time" office:time-value="PT01H33M19.477S" calcext:value-type="time">
            <text:p>01:33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777.05" calcext:value-type="float">
            <text:p>777.05</text:p>
          </table:table-cell>
          <table:table-cell office:value-type="float" office:value="918.3" calcext:value-type="float">
            <text:p>918.3</text:p>
          </table:table-cell>
        </table:table-row>
        <table:table-row table:style-name="ro1">
          <table:table-cell office:value-type="float" office:value="5615477" calcext:value-type="float">
            <text:p>5615477</text:p>
          </table:table-cell>
          <table:table-cell table:formula="of:=[.A353]/1000/(60*60*24)" office:value-type="time" office:time-value="PT01H33M35.477S" calcext:value-type="time">
            <text:p>01:33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0.89" calcext:value-type="float">
            <text:p>580.89</text:p>
          </table:table-cell>
          <table:table-cell office:value-type="float" office:value="779.27" calcext:value-type="float">
            <text:p>779.27</text:p>
          </table:table-cell>
          <table:table-cell office:value-type="float" office:value="920.87" calcext:value-type="float">
            <text:p>920.87</text:p>
          </table:table-cell>
        </table:table-row>
        <table:table-row table:style-name="ro1">
          <table:table-cell office:value-type="float" office:value="5631477" calcext:value-type="float">
            <text:p>5631477</text:p>
          </table:table-cell>
          <table:table-cell table:formula="of:=[.A354]/1000/(60*60*24)" office:value-type="time" office:time-value="PT01H33M51.477S" calcext:value-type="time">
            <text:p>01:33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81.49" calcext:value-type="float">
            <text:p>781.49</text:p>
          </table:table-cell>
          <table:table-cell office:value-type="float" office:value="923.44" calcext:value-type="float">
            <text:p>923.44</text:p>
          </table:table-cell>
        </table:table-row>
        <table:table-row table:style-name="ro1">
          <table:table-cell office:value-type="float" office:value="5647477" calcext:value-type="float">
            <text:p>5647477</text:p>
          </table:table-cell>
          <table:table-cell table:formula="of:=[.A355]/1000/(60*60*24)" office:value-type="time" office:time-value="PT01H34M07.477S" calcext:value-type="time">
            <text:p>01:34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2" calcext:value-type="float">
            <text:p>580.52</text:p>
          </table:table-cell>
          <table:table-cell office:value-type="float" office:value="783.71" calcext:value-type="float">
            <text:p>783.71</text:p>
          </table:table-cell>
          <table:table-cell office:value-type="float" office:value="926.02" calcext:value-type="float">
            <text:p>926.02</text:p>
          </table:table-cell>
        </table:table-row>
        <table:table-row table:style-name="ro1">
          <table:table-cell office:value-type="float" office:value="5663477" calcext:value-type="float">
            <text:p>5663477</text:p>
          </table:table-cell>
          <table:table-cell table:formula="of:=[.A356]/1000/(60*60*24)" office:value-type="time" office:time-value="PT01H34M23.477S" calcext:value-type="time">
            <text:p>01:34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785.93" calcext:value-type="float">
            <text:p>785.93</text:p>
          </table:table-cell>
          <table:table-cell office:value-type="float" office:value="928.59" calcext:value-type="float">
            <text:p>928.59</text:p>
          </table:table-cell>
        </table:table-row>
        <table:table-row table:style-name="ro1">
          <table:table-cell office:value-type="float" office:value="5679477" calcext:value-type="float">
            <text:p>5679477</text:p>
          </table:table-cell>
          <table:table-cell table:formula="of:=[.A357]/1000/(60*60*24)" office:value-type="time" office:time-value="PT01H34M39.477S" calcext:value-type="time">
            <text:p>01:34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5" calcext:value-type="float">
            <text:p>579.95</text:p>
          </table:table-cell>
          <table:table-cell office:value-type="float" office:value="788.15" calcext:value-type="float">
            <text:p>788.15</text:p>
          </table:table-cell>
          <table:table-cell office:value-type="float" office:value="931.16" calcext:value-type="float">
            <text:p>931.16</text:p>
          </table:table-cell>
        </table:table-row>
        <table:table-row table:style-name="ro1">
          <table:table-cell office:value-type="float" office:value="5694479" calcext:value-type="float">
            <text:p>5694479</text:p>
          </table:table-cell>
          <table:table-cell table:formula="of:=[.A358]/1000/(60*60*24)" office:value-type="time" office:time-value="PT01H34M54.479S" calcext:value-type="time">
            <text:p>01:34:54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790.23" calcext:value-type="float">
            <text:p>790.23</text:p>
          </table:table-cell>
          <table:table-cell office:value-type="float" office:value="933.58" calcext:value-type="float">
            <text:p>933.58</text:p>
          </table:table-cell>
        </table:table-row>
        <table:table-row table:style-name="ro1">
          <table:table-cell office:value-type="float" office:value="5710478" calcext:value-type="float">
            <text:p>5710478</text:p>
          </table:table-cell>
          <table:table-cell table:formula="of:=[.A359]/1000/(60*60*24)" office:value-type="time" office:time-value="PT01H35M10.478S" calcext:value-type="time">
            <text:p>01:35:10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792.45" calcext:value-type="float">
            <text:p>792.45</text:p>
          </table:table-cell>
          <table:table-cell office:value-type="float" office:value="936.15" calcext:value-type="float">
            <text:p>936.15</text:p>
          </table:table-cell>
        </table:table-row>
        <table:table-row table:style-name="ro1">
          <table:table-cell office:value-type="float" office:value="5726478" calcext:value-type="float">
            <text:p>5726478</text:p>
          </table:table-cell>
          <table:table-cell table:formula="of:=[.A360]/1000/(60*60*24)" office:value-type="time" office:time-value="PT01H35M26.478S" calcext:value-type="time">
            <text:p>01:35:26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794.67" calcext:value-type="float">
            <text:p>794.67</text:p>
          </table:table-cell>
          <table:table-cell office:value-type="float" office:value="938.73" calcext:value-type="float">
            <text:p>938.73</text:p>
          </table:table-cell>
        </table:table-row>
        <table:table-row table:style-name="ro1">
          <table:table-cell office:value-type="float" office:value="5742478" calcext:value-type="float">
            <text:p>5742478</text:p>
          </table:table-cell>
          <table:table-cell table:formula="of:=[.A361]/1000/(60*60*24)" office:value-type="time" office:time-value="PT01H35M42.478S" calcext:value-type="time">
            <text:p>01:35:42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" calcext:value-type="float">
            <text:p>578.5</text:p>
          </table:table-cell>
          <table:table-cell office:value-type="float" office:value="796.89" calcext:value-type="float">
            <text:p>796.89</text:p>
          </table:table-cell>
          <table:table-cell office:value-type="float" office:value="941.3" calcext:value-type="float">
            <text:p>941.3</text:p>
          </table:table-cell>
        </table:table-row>
        <table:table-row table:style-name="ro1">
          <table:table-cell office:value-type="float" office:value="5758478" calcext:value-type="float">
            <text:p>5758478</text:p>
          </table:table-cell>
          <table:table-cell table:formula="of:=[.A362]/1000/(60*60*24)" office:value-type="time" office:time-value="PT01H35M58.478S" calcext:value-type="time">
            <text:p>01:35:58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5" calcext:value-type="float">
            <text:p>578.65</text:p>
          </table:table-cell>
          <table:table-cell office:value-type="float" office:value="799.11" calcext:value-type="float">
            <text:p>799.11</text:p>
          </table:table-cell>
          <table:table-cell office:value-type="float" office:value="943.87" calcext:value-type="float">
            <text:p>943.87</text:p>
          </table:table-cell>
        </table:table-row>
        <table:table-row table:style-name="ro1">
          <table:table-cell office:value-type="float" office:value="5774478" calcext:value-type="float">
            <text:p>5774478</text:p>
          </table:table-cell>
          <table:table-cell table:formula="of:=[.A363]/1000/(60*60*24)" office:value-type="time" office:time-value="PT01H36M14.478S" calcext:value-type="time">
            <text:p>01:36:14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801.33" calcext:value-type="float">
            <text:p>801.33</text:p>
          </table:table-cell>
          <table:table-cell office:value-type="float" office:value="946.45" calcext:value-type="float">
            <text:p>946.45</text:p>
          </table:table-cell>
        </table:table-row>
        <table:table-row table:style-name="ro1">
          <table:table-cell office:value-type="float" office:value="5790478" calcext:value-type="float">
            <text:p>5790478</text:p>
          </table:table-cell>
          <table:table-cell table:formula="of:=[.A364]/1000/(60*60*24)" office:value-type="time" office:time-value="PT01H36M30.478S" calcext:value-type="time">
            <text:p>01:36:30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803.55" calcext:value-type="float">
            <text:p>803.55</text:p>
          </table:table-cell>
          <table:table-cell office:value-type="float" office:value="949.02" calcext:value-type="float">
            <text:p>949.02</text:p>
          </table:table-cell>
        </table:table-row>
        <table:table-row table:style-name="ro1">
          <table:table-cell office:value-type="float" office:value="5806478" calcext:value-type="float">
            <text:p>5806478</text:p>
          </table:table-cell>
          <table:table-cell table:formula="of:=[.A365]/1000/(60*60*24)" office:value-type="time" office:time-value="PT01H36M46.478S" calcext:value-type="time">
            <text:p>01:36:46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9" calcext:value-type="float">
            <text:p>578.29</text:p>
          </table:table-cell>
          <table:table-cell office:value-type="float" office:value="805.77" calcext:value-type="float">
            <text:p>805.77</text:p>
          </table:table-cell>
          <table:table-cell office:value-type="float" office:value="951.59" calcext:value-type="float">
            <text:p>951.59</text:p>
          </table:table-cell>
        </table:table-row>
        <table:table-row table:style-name="ro1">
          <table:table-cell office:value-type="float" office:value="5822479" calcext:value-type="float">
            <text:p>5822479</text:p>
          </table:table-cell>
          <table:table-cell table:formula="of:=[.A366]/1000/(60*60*24)" office:value-type="time" office:time-value="PT01H37M02.479S" calcext:value-type="time">
            <text:p>01:37:02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" calcext:value-type="float">
            <text:p>580.5</text:p>
          </table:table-cell>
          <table:table-cell office:value-type="float" office:value="807.99" calcext:value-type="float">
            <text:p>807.99</text:p>
          </table:table-cell>
          <table:table-cell office:value-type="float" office:value="954.17" calcext:value-type="float">
            <text:p>954.17</text:p>
          </table:table-cell>
        </table:table-row>
        <table:table-row table:style-name="ro1">
          <table:table-cell office:value-type="float" office:value="5838478" calcext:value-type="float">
            <text:p>5838478</text:p>
          </table:table-cell>
          <table:table-cell table:formula="of:=[.A367]/1000/(60*60*24)" office:value-type="time" office:time-value="PT01H37M18.478S" calcext:value-type="time">
            <text:p>01:37:18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810.21" calcext:value-type="float">
            <text:p>810.21</text:p>
          </table:table-cell>
          <table:table-cell office:value-type="float" office:value="956.74" calcext:value-type="float">
            <text:p>956.74</text:p>
          </table:table-cell>
        </table:table-row>
        <table:table-row table:style-name="ro1">
          <table:table-cell office:value-type="float" office:value="5854478" calcext:value-type="float">
            <text:p>5854478</text:p>
          </table:table-cell>
          <table:table-cell table:formula="of:=[.A368]/1000/(60*60*24)" office:value-type="time" office:time-value="PT01H37M34.478S" calcext:value-type="time">
            <text:p>01:37:34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812.43" calcext:value-type="float">
            <text:p>812.43</text:p>
          </table:table-cell>
          <table:table-cell office:value-type="float" office:value="959.32" calcext:value-type="float">
            <text:p>959.32</text:p>
          </table:table-cell>
        </table:table-row>
        <table:table-row table:style-name="ro1">
          <table:table-cell office:value-type="float" office:value="5870478" calcext:value-type="float">
            <text:p>5870478</text:p>
          </table:table-cell>
          <table:table-cell table:formula="of:=[.A369]/1000/(60*60*24)" office:value-type="time" office:time-value="PT01H37M50.478S" calcext:value-type="time">
            <text:p>01:37:50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814.65" calcext:value-type="float">
            <text:p>814.65</text:p>
          </table:table-cell>
          <table:table-cell office:value-type="float" office:value="961.89" calcext:value-type="float">
            <text:p>961.89</text:p>
          </table:table-cell>
        </table:table-row>
        <table:table-row table:style-name="ro1">
          <table:table-cell office:value-type="float" office:value="5886478" calcext:value-type="float">
            <text:p>5886478</text:p>
          </table:table-cell>
          <table:table-cell table:formula="of:=[.A370]/1000/(60*60*24)" office:value-type="time" office:time-value="PT01H38M06.478S" calcext:value-type="time">
            <text:p>01:38:06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9" calcext:value-type="float">
            <text:p>580.19</text:p>
          </table:table-cell>
          <table:table-cell office:value-type="float" office:value="816.87" calcext:value-type="float">
            <text:p>816.87</text:p>
          </table:table-cell>
          <table:table-cell office:value-type="float" office:value="964.46" calcext:value-type="float">
            <text:p>964.46</text:p>
          </table:table-cell>
        </table:table-row>
        <table:table-row table:style-name="ro1">
          <table:table-cell office:value-type="float" office:value="5902478" calcext:value-type="float">
            <text:p>5902478</text:p>
          </table:table-cell>
          <table:table-cell table:formula="of:=[.A371]/1000/(60*60*24)" office:value-type="time" office:time-value="PT01H38M22.478S" calcext:value-type="time">
            <text:p>01:38:22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819.09" calcext:value-type="float">
            <text:p>819.09</text:p>
          </table:table-cell>
          <table:table-cell office:value-type="float" office:value="967.04" calcext:value-type="float">
            <text:p>967.04</text:p>
          </table:table-cell>
        </table:table-row>
        <table:table-row table:style-name="ro1">
          <table:table-cell office:value-type="float" office:value="5918478" calcext:value-type="float">
            <text:p>5918478</text:p>
          </table:table-cell>
          <table:table-cell table:formula="of:=[.A372]/1000/(60*60*24)" office:value-type="time" office:time-value="PT01H38M38.478S" calcext:value-type="time">
            <text:p>01:38:38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7" calcext:value-type="float">
            <text:p>578.17</text:p>
          </table:table-cell>
          <table:table-cell office:value-type="float" office:value="821.31" calcext:value-type="float">
            <text:p>821.31</text:p>
          </table:table-cell>
          <table:table-cell office:value-type="float" office:value="969.61" calcext:value-type="float">
            <text:p>969.61</text:p>
          </table:table-cell>
        </table:table-row>
        <table:table-row table:style-name="ro1">
          <table:table-cell office:value-type="float" office:value="5934478" calcext:value-type="float">
            <text:p>5934478</text:p>
          </table:table-cell>
          <table:table-cell table:formula="of:=[.A373]/1000/(60*60*24)" office:value-type="time" office:time-value="PT01H38M54.478S" calcext:value-type="time">
            <text:p>01:38:54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823.53" calcext:value-type="float">
            <text:p>823.53</text:p>
          </table:table-cell>
          <table:table-cell office:value-type="float" office:value="972.18" calcext:value-type="float">
            <text:p>972.18</text:p>
          </table:table-cell>
        </table:table-row>
        <table:table-row table:style-name="ro1">
          <table:table-cell office:value-type="float" office:value="5950479" calcext:value-type="float">
            <text:p>5950479</text:p>
          </table:table-cell>
          <table:table-cell table:formula="of:=[.A374]/1000/(60*60*24)" office:value-type="time" office:time-value="PT01H39M10.479S" calcext:value-type="time">
            <text:p>01:39:10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825.75" calcext:value-type="float">
            <text:p>825.75</text:p>
          </table:table-cell>
          <table:table-cell office:value-type="float" office:value="974.75" calcext:value-type="float">
            <text:p>974.75</text:p>
          </table:table-cell>
        </table:table-row>
        <table:table-row table:style-name="ro1">
          <table:table-cell office:value-type="float" office:value="5966478" calcext:value-type="float">
            <text:p>5966478</text:p>
          </table:table-cell>
          <table:table-cell table:formula="of:=[.A375]/1000/(60*60*24)" office:value-type="time" office:time-value="PT01H39M26.478S" calcext:value-type="time">
            <text:p>01:39:26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4" calcext:value-type="float">
            <text:p>578.64</text:p>
          </table:table-cell>
          <table:table-cell office:value-type="float" office:value="827.97" calcext:value-type="float">
            <text:p>827.97</text:p>
          </table:table-cell>
          <table:table-cell office:value-type="float" office:value="977.33" calcext:value-type="float">
            <text:p>977.33</text:p>
          </table:table-cell>
        </table:table-row>
        <table:table-row table:style-name="ro1">
          <table:table-cell office:value-type="float" office:value="5982478" calcext:value-type="float">
            <text:p>5982478</text:p>
          </table:table-cell>
          <table:table-cell table:formula="of:=[.A376]/1000/(60*60*24)" office:value-type="time" office:time-value="PT01H39M42.478S" calcext:value-type="time">
            <text:p>01:39:42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830.19" calcext:value-type="float">
            <text:p>830.19</text:p>
          </table:table-cell>
          <table:table-cell office:value-type="float" office:value="979.9" calcext:value-type="float">
            <text:p>979.9</text:p>
          </table:table-cell>
        </table:table-row>
        <table:table-row table:style-name="ro1">
          <table:table-cell office:value-type="float" office:value="5998478" calcext:value-type="float">
            <text:p>5998478</text:p>
          </table:table-cell>
          <table:table-cell table:formula="of:=[.A377]/1000/(60*60*24)" office:value-type="time" office:time-value="PT01H39M58.478S" calcext:value-type="time">
            <text:p>01:39:58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832.41" calcext:value-type="float">
            <text:p>832.41</text:p>
          </table:table-cell>
          <table:table-cell office:value-type="float" office:value="982.47" calcext:value-type="float">
            <text:p>982.47</text:p>
          </table:table-cell>
        </table:table-row>
        <table:table-row table:style-name="ro1">
          <table:table-cell office:value-type="float" office:value="6014478" calcext:value-type="float">
            <text:p>6014478</text:p>
          </table:table-cell>
          <table:table-cell table:formula="of:=[.A378]/1000/(60*60*24)" office:value-type="time" office:time-value="PT01H40M14.478S" calcext:value-type="time">
            <text:p>01:40:14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5" calcext:value-type="float">
            <text:p>578.05</text:p>
          </table:table-cell>
          <table:table-cell office:value-type="float" office:value="834.63" calcext:value-type="float">
            <text:p>834.63</text:p>
          </table:table-cell>
          <table:table-cell office:value-type="float" office:value="985.05" calcext:value-type="float">
            <text:p>985.05</text:p>
          </table:table-cell>
        </table:table-row>
        <table:table-row table:style-name="ro1">
          <table:table-cell office:value-type="float" office:value="6030479" calcext:value-type="float">
            <text:p>6030479</text:p>
          </table:table-cell>
          <table:table-cell table:formula="of:=[.A379]/1000/(60*60*24)" office:value-type="time" office:time-value="PT01H40M30.479S" calcext:value-type="time">
            <text:p>01:40:30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836.85" calcext:value-type="float">
            <text:p>836.85</text:p>
          </table:table-cell>
          <table:table-cell office:value-type="float" office:value="987.62" calcext:value-type="float">
            <text:p>987.62</text:p>
          </table:table-cell>
        </table:table-row>
        <table:table-row table:style-name="ro1">
          <table:table-cell office:value-type="float" office:value="6046478" calcext:value-type="float">
            <text:p>6046478</text:p>
          </table:table-cell>
          <table:table-cell table:formula="of:=[.A380]/1000/(60*60*24)" office:value-type="time" office:time-value="PT01H40M46.478S" calcext:value-type="time">
            <text:p>01:40:46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839.07" calcext:value-type="float">
            <text:p>839.07</text:p>
          </table:table-cell>
          <table:table-cell office:value-type="float" office:value="990.19" calcext:value-type="float">
            <text:p>990.19</text:p>
          </table:table-cell>
        </table:table-row>
        <table:table-row table:style-name="ro1">
          <table:table-cell office:value-type="float" office:value="6062479" calcext:value-type="float">
            <text:p>6062479</text:p>
          </table:table-cell>
          <table:table-cell table:formula="of:=[.A381]/1000/(60*60*24)" office:value-type="time" office:time-value="PT01H41M02.479S" calcext:value-type="time">
            <text:p>01:41:02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841.29" calcext:value-type="float">
            <text:p>841.29</text:p>
          </table:table-cell>
          <table:table-cell office:value-type="float" office:value="992.76" calcext:value-type="float">
            <text:p>992.76</text:p>
          </table:table-cell>
        </table:table-row>
        <table:table-row table:style-name="ro1">
          <table:table-cell office:value-type="float" office:value="6078478" calcext:value-type="float">
            <text:p>6078478</text:p>
          </table:table-cell>
          <table:table-cell table:formula="of:=[.A382]/1000/(60*60*24)" office:value-type="time" office:time-value="PT01H41M18.478S" calcext:value-type="time">
            <text:p>01:41:18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843.51" calcext:value-type="float">
            <text:p>843.51</text:p>
          </table:table-cell>
          <table:table-cell office:value-type="float" office:value="995.34" calcext:value-type="float">
            <text:p>995.34</text:p>
          </table:table-cell>
        </table:table-row>
        <table:table-row table:style-name="ro1">
          <table:table-cell office:value-type="float" office:value="6094479" calcext:value-type="float">
            <text:p>6094479</text:p>
          </table:table-cell>
          <table:table-cell table:formula="of:=[.A383]/1000/(60*60*24)" office:value-type="time" office:time-value="PT01H41M34.479S" calcext:value-type="time">
            <text:p>01:41:34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845.73" calcext:value-type="float">
            <text:p>845.73</text:p>
          </table:table-cell>
          <table:table-cell office:value-type="float" office:value="997.91" calcext:value-type="float">
            <text:p>997.91</text:p>
          </table:table-cell>
        </table:table-row>
        <table:table-row table:style-name="ro1">
          <table:table-cell office:value-type="float" office:value="6110479" calcext:value-type="float">
            <text:p>6110479</text:p>
          </table:table-cell>
          <table:table-cell table:formula="of:=[.A384]/1000/(60*60*24)" office:value-type="time" office:time-value="PT01H41M50.479S" calcext:value-type="time">
            <text:p>01:41:50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847.95" calcext:value-type="float">
            <text:p>847.95</text:p>
          </table:table-cell>
          <table:table-cell office:value-type="float" office:value="1000.48" calcext:value-type="float">
            <text:p>1000.48</text:p>
          </table:table-cell>
        </table:table-row>
        <table:table-row table:style-name="ro1">
          <table:table-cell office:value-type="float" office:value="6126479" calcext:value-type="float">
            <text:p>6126479</text:p>
          </table:table-cell>
          <table:table-cell table:formula="of:=[.A385]/1000/(60*60*24)" office:value-type="time" office:time-value="PT01H42M06.479S" calcext:value-type="time">
            <text:p>01:42:06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850.17" calcext:value-type="float">
            <text:p>850.17</text:p>
          </table:table-cell>
          <table:table-cell office:value-type="float" office:value="1003.05" calcext:value-type="float">
            <text:p>1003.05</text:p>
          </table:table-cell>
        </table:table-row>
        <table:table-row table:style-name="ro1">
          <table:table-cell office:value-type="float" office:value="6142478" calcext:value-type="float">
            <text:p>6142478</text:p>
          </table:table-cell>
          <table:table-cell table:formula="of:=[.A386]/1000/(60*60*24)" office:value-type="time" office:time-value="PT01H42M22.478S" calcext:value-type="time">
            <text:p>01:42:22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78.74" calcext:value-type="float">
            <text:p>578.74</text:p>
          </table:table-cell>
          <table:table-cell office:value-type="float" office:value="852.39" calcext:value-type="float">
            <text:p>852.39</text:p>
          </table:table-cell>
          <table:table-cell office:value-type="float" office:value="1005.62" calcext:value-type="float">
            <text:p>1005.62</text:p>
          </table:table-cell>
        </table:table-row>
        <table:table-row table:style-name="ro1">
          <table:table-cell office:value-type="float" office:value="6158478" calcext:value-type="float">
            <text:p>6158478</text:p>
          </table:table-cell>
          <table:table-cell table:formula="of:=[.A387]/1000/(60*60*24)" office:value-type="time" office:time-value="PT01H42M38.478S" calcext:value-type="time">
            <text:p>01:42:38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854.61" calcext:value-type="float">
            <text:p>854.61</text:p>
          </table:table-cell>
          <table:table-cell office:value-type="float" office:value="1008.19" calcext:value-type="float">
            <text:p>1008.19</text:p>
          </table:table-cell>
        </table:table-row>
        <table:table-row table:style-name="ro1">
          <table:table-cell office:value-type="float" office:value="6174478" calcext:value-type="float">
            <text:p>6174478</text:p>
          </table:table-cell>
          <table:table-cell table:formula="of:=[.A388]/1000/(60*60*24)" office:value-type="time" office:time-value="PT01H42M54.478S" calcext:value-type="time">
            <text:p>01:42:54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3" calcext:value-type="float">
            <text:p>578.43</text:p>
          </table:table-cell>
          <table:table-cell office:value-type="float" office:value="856.83" calcext:value-type="float">
            <text:p>856.83</text:p>
          </table:table-cell>
          <table:table-cell office:value-type="float" office:value="1010.77" calcext:value-type="float">
            <text:p>1010.77</text:p>
          </table:table-cell>
        </table:table-row>
        <table:table-row table:style-name="ro1">
          <table:table-cell office:value-type="float" office:value="6190479" calcext:value-type="float">
            <text:p>6190479</text:p>
          </table:table-cell>
          <table:table-cell table:formula="of:=[.A389]/1000/(60*60*24)" office:value-type="time" office:time-value="PT01H43M10.479S" calcext:value-type="time">
            <text:p>01:43:10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859.05" calcext:value-type="float">
            <text:p>859.05</text:p>
          </table:table-cell>
          <table:table-cell office:value-type="float" office:value="1013.34" calcext:value-type="float">
            <text:p>1013.34</text:p>
          </table:table-cell>
        </table:table-row>
        <table:table-row table:style-name="ro1">
          <table:table-cell office:value-type="float" office:value="6206479" calcext:value-type="float">
            <text:p>6206479</text:p>
          </table:table-cell>
          <table:table-cell table:formula="of:=[.A390]/1000/(60*60*24)" office:value-type="time" office:time-value="PT01H43M26.479S" calcext:value-type="time">
            <text:p>01:43:26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861.27" calcext:value-type="float">
            <text:p>861.27</text:p>
          </table:table-cell>
          <table:table-cell office:value-type="float" office:value="1015.91" calcext:value-type="float">
            <text:p>1015.91</text:p>
          </table:table-cell>
        </table:table-row>
        <table:table-row table:style-name="ro1">
          <table:table-cell office:value-type="float" office:value="6222478" calcext:value-type="float">
            <text:p>6222478</text:p>
          </table:table-cell>
          <table:table-cell table:formula="of:=[.A391]/1000/(60*60*24)" office:value-type="time" office:time-value="PT01H43M42.478S" calcext:value-type="time">
            <text:p>01:43:42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6" calcext:value-type="float">
            <text:p>578.66</text:p>
          </table:table-cell>
          <table:table-cell office:value-type="float" office:value="863.49" calcext:value-type="float">
            <text:p>863.49</text:p>
          </table:table-cell>
          <table:table-cell office:value-type="float" office:value="1018.48" calcext:value-type="float">
            <text:p>1018.48</text:p>
          </table:table-cell>
        </table:table-row>
        <table:table-row table:style-name="ro1">
          <table:table-cell office:value-type="float" office:value="6238478" calcext:value-type="float">
            <text:p>6238478</text:p>
          </table:table-cell>
          <table:table-cell table:formula="of:=[.A392]/1000/(60*60*24)" office:value-type="time" office:time-value="PT01H43M58.478S" calcext:value-type="time">
            <text:p>01:43:58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31" calcext:value-type="float">
            <text:p>578.31</text:p>
          </table:table-cell>
          <table:table-cell office:value-type="float" office:value="865.71" calcext:value-type="float">
            <text:p>865.71</text:p>
          </table:table-cell>
          <table:table-cell office:value-type="float" office:value="1021.05" calcext:value-type="float">
            <text:p>1021.05</text:p>
          </table:table-cell>
        </table:table-row>
        <table:table-row table:style-name="ro1">
          <table:table-cell office:value-type="float" office:value="6254478" calcext:value-type="float">
            <text:p>6254478</text:p>
          </table:table-cell>
          <table:table-cell table:formula="of:=[.A393]/1000/(60*60*24)" office:value-type="time" office:time-value="PT01H44M14.478S" calcext:value-type="time">
            <text:p>01:44:14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867.93" calcext:value-type="float">
            <text:p>867.93</text:p>
          </table:table-cell>
          <table:table-cell office:value-type="float" office:value="1023.62" calcext:value-type="float">
            <text:p>1023.62</text:p>
          </table:table-cell>
        </table:table-row>
        <table:table-row table:style-name="ro1">
          <table:table-cell office:value-type="float" office:value="6270478" calcext:value-type="float">
            <text:p>6270478</text:p>
          </table:table-cell>
          <table:table-cell table:formula="of:=[.A394]/1000/(60*60*24)" office:value-type="time" office:time-value="PT01H44M30.478S" calcext:value-type="time">
            <text:p>01:44:30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7" calcext:value-type="float">
            <text:p>578.67</text:p>
          </table:table-cell>
          <table:table-cell office:value-type="float" office:value="870.15" calcext:value-type="float">
            <text:p>870.15</text:p>
          </table:table-cell>
          <table:table-cell office:value-type="float" office:value="1026.19" calcext:value-type="float">
            <text:p>1026.19</text:p>
          </table:table-cell>
        </table:table-row>
        <table:table-row table:style-name="ro1">
          <table:table-cell office:value-type="float" office:value="6286479" calcext:value-type="float">
            <text:p>6286479</text:p>
          </table:table-cell>
          <table:table-cell table:formula="of:=[.A395]/1000/(60*60*24)" office:value-type="time" office:time-value="PT01H44M46.479S" calcext:value-type="time">
            <text:p>01:44:46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3" calcext:value-type="float">
            <text:p>578.43</text:p>
          </table:table-cell>
          <table:table-cell office:value-type="float" office:value="872.37" calcext:value-type="float">
            <text:p>872.37</text:p>
          </table:table-cell>
          <table:table-cell office:value-type="float" office:value="1028.77" calcext:value-type="float">
            <text:p>1028.77</text:p>
          </table:table-cell>
        </table:table-row>
        <table:table-row table:style-name="ro1">
          <table:table-cell office:value-type="float" office:value="6302479" calcext:value-type="float">
            <text:p>6302479</text:p>
          </table:table-cell>
          <table:table-cell table:formula="of:=[.A396]/1000/(60*60*24)" office:value-type="time" office:time-value="PT01H45M02.479S" calcext:value-type="time">
            <text:p>01:45:02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2" calcext:value-type="float">
            <text:p>576.52</text:p>
          </table:table-cell>
          <table:table-cell office:value-type="float" office:value="874.59" calcext:value-type="float">
            <text:p>874.59</text:p>
          </table:table-cell>
          <table:table-cell office:value-type="float" office:value="1031.34" calcext:value-type="float">
            <text:p>1031.34</text:p>
          </table:table-cell>
        </table:table-row>
        <table:table-row table:style-name="ro1">
          <table:table-cell office:value-type="float" office:value="6318479" calcext:value-type="float">
            <text:p>6318479</text:p>
          </table:table-cell>
          <table:table-cell table:formula="of:=[.A397]/1000/(60*60*24)" office:value-type="time" office:time-value="PT01H45M18.479S" calcext:value-type="time">
            <text:p>01:45:18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876.81" calcext:value-type="float">
            <text:p>876.81</text:p>
          </table:table-cell>
          <table:table-cell office:value-type="float" office:value="1033.91" calcext:value-type="float">
            <text:p>1033.91</text:p>
          </table:table-cell>
        </table:table-row>
        <table:table-row table:style-name="ro1">
          <table:table-cell office:value-type="float" office:value="6334478" calcext:value-type="float">
            <text:p>6334478</text:p>
          </table:table-cell>
          <table:table-cell table:formula="of:=[.A398]/1000/(60*60*24)" office:value-type="time" office:time-value="PT01H45M34.478S" calcext:value-type="time">
            <text:p>01:45:34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879.03" calcext:value-type="float">
            <text:p>879.03</text:p>
          </table:table-cell>
          <table:table-cell office:value-type="float" office:value="1036.48" calcext:value-type="float">
            <text:p>1036.48</text:p>
          </table:table-cell>
        </table:table-row>
        <table:table-row table:style-name="ro1">
          <table:table-cell office:value-type="float" office:value="6350478" calcext:value-type="float">
            <text:p>6350478</text:p>
          </table:table-cell>
          <table:table-cell table:formula="of:=[.A399]/1000/(60*60*24)" office:value-type="time" office:time-value="PT01H45M50.478S" calcext:value-type="time">
            <text:p>01:45:50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881.25" calcext:value-type="float">
            <text:p>881.25</text:p>
          </table:table-cell>
          <table:table-cell office:value-type="float" office:value="1039.05" calcext:value-type="float">
            <text:p>1039.05</text:p>
          </table:table-cell>
        </table:table-row>
        <table:table-row table:style-name="ro1">
          <table:table-cell office:value-type="float" office:value="6366479" calcext:value-type="float">
            <text:p>6366479</text:p>
          </table:table-cell>
          <table:table-cell table:formula="of:=[.A400]/1000/(60*60*24)" office:value-type="time" office:time-value="PT01H46M06.479S" calcext:value-type="time">
            <text:p>01:46:06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5" calcext:value-type="float">
            <text:p>578.65</text:p>
          </table:table-cell>
          <table:table-cell office:value-type="float" office:value="883.47" calcext:value-type="float">
            <text:p>883.47</text:p>
          </table:table-cell>
          <table:table-cell office:value-type="float" office:value="1041.62" calcext:value-type="float">
            <text:p>1041.62</text:p>
          </table:table-cell>
        </table:table-row>
        <table:table-row table:style-name="ro1">
          <table:table-cell office:value-type="float" office:value="6382478" calcext:value-type="float">
            <text:p>6382478</text:p>
          </table:table-cell>
          <table:table-cell table:formula="of:=[.A401]/1000/(60*60*24)" office:value-type="time" office:time-value="PT01H46M22.478S" calcext:value-type="time">
            <text:p>01:46:22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3" calcext:value-type="float">
            <text:p>578.53</text:p>
          </table:table-cell>
          <table:table-cell office:value-type="float" office:value="885.69" calcext:value-type="float">
            <text:p>885.69</text:p>
          </table:table-cell>
          <table:table-cell office:value-type="float" office:value="1044.19" calcext:value-type="float">
            <text:p>1044.19</text:p>
          </table:table-cell>
        </table:table-row>
        <table:table-row table:style-name="ro1">
          <table:table-cell office:value-type="float" office:value="6398478" calcext:value-type="float">
            <text:p>6398478</text:p>
          </table:table-cell>
          <table:table-cell table:formula="of:=[.A402]/1000/(60*60*24)" office:value-type="time" office:time-value="PT01H46M38.478S" calcext:value-type="time">
            <text:p>01:46:38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2" calcext:value-type="float">
            <text:p>578.52</text:p>
          </table:table-cell>
          <table:table-cell office:value-type="float" office:value="887.91" calcext:value-type="float">
            <text:p>887.91</text:p>
          </table:table-cell>
          <table:table-cell office:value-type="float" office:value="1046.76" calcext:value-type="float">
            <text:p>1046.76</text:p>
          </table:table-cell>
        </table:table-row>
        <table:table-row table:style-name="ro1">
          <table:table-cell office:value-type="float" office:value="6414479" calcext:value-type="float">
            <text:p>6414479</text:p>
          </table:table-cell>
          <table:table-cell table:formula="of:=[.A403]/1000/(60*60*24)" office:value-type="time" office:time-value="PT01H46M54.479S" calcext:value-type="time">
            <text:p>01:46:54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890.14" calcext:value-type="float">
            <text:p>890.14</text:p>
          </table:table-cell>
          <table:table-cell office:value-type="float" office:value="1049.33" calcext:value-type="float">
            <text:p>1049.33</text:p>
          </table:table-cell>
        </table:table-row>
        <table:table-row table:style-name="ro1">
          <table:table-cell office:value-type="float" office:value="6430479" calcext:value-type="float">
            <text:p>6430479</text:p>
          </table:table-cell>
          <table:table-cell table:formula="of:=[.A404]/1000/(60*60*24)" office:value-type="time" office:time-value="PT01H47M10.479S" calcext:value-type="time">
            <text:p>01:47:10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78.74" calcext:value-type="float">
            <text:p>578.74</text:p>
          </table:table-cell>
          <table:table-cell office:value-type="float" office:value="892.36" calcext:value-type="float">
            <text:p>892.36</text:p>
          </table:table-cell>
          <table:table-cell office:value-type="float" office:value="1051.9" calcext:value-type="float">
            <text:p>1051.9</text:p>
          </table:table-cell>
        </table:table-row>
        <table:table-row table:style-name="ro1">
          <table:table-cell office:value-type="float" office:value="6446478" calcext:value-type="float">
            <text:p>6446478</text:p>
          </table:table-cell>
          <table:table-cell table:formula="of:=[.A405]/1000/(60*60*24)" office:value-type="time" office:time-value="PT01H47M26.478S" calcext:value-type="time">
            <text:p>01:47:26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6" calcext:value-type="float">
            <text:p>578.66</text:p>
          </table:table-cell>
          <table:table-cell office:value-type="float" office:value="894.58" calcext:value-type="float">
            <text:p>894.58</text:p>
          </table:table-cell>
          <table:table-cell office:value-type="float" office:value="1054.47" calcext:value-type="float">
            <text:p>1054.47</text:p>
          </table:table-cell>
        </table:table-row>
        <table:table-row table:style-name="ro1">
          <table:table-cell office:value-type="float" office:value="6462478" calcext:value-type="float">
            <text:p>6462478</text:p>
          </table:table-cell>
          <table:table-cell table:formula="of:=[.A406]/1000/(60*60*24)" office:value-type="time" office:time-value="PT01H47M42.478S" calcext:value-type="time">
            <text:p>01:47:42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6.76" calcext:value-type="float">
            <text:p>576.76</text:p>
          </table:table-cell>
          <table:table-cell office:value-type="float" office:value="896.8" calcext:value-type="float">
            <text:p>896.8</text:p>
          </table:table-cell>
          <table:table-cell office:value-type="float" office:value="1057.04" calcext:value-type="float">
            <text:p>1057.04</text:p>
          </table:table-cell>
        </table:table-row>
        <table:table-row table:style-name="ro1">
          <table:table-cell office:value-type="float" office:value="6478478" calcext:value-type="float">
            <text:p>6478478</text:p>
          </table:table-cell>
          <table:table-cell table:formula="of:=[.A407]/1000/(60*60*24)" office:value-type="time" office:time-value="PT01H47M58.478S" calcext:value-type="time">
            <text:p>01:47:58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3" calcext:value-type="float">
            <text:p>578.53</text:p>
          </table:table-cell>
          <table:table-cell office:value-type="float" office:value="899.02" calcext:value-type="float">
            <text:p>899.02</text:p>
          </table:table-cell>
          <table:table-cell office:value-type="float" office:value="1059.61" calcext:value-type="float">
            <text:p>1059.61</text:p>
          </table:table-cell>
        </table:table-row>
        <table:table-row table:style-name="ro1">
          <table:table-cell office:value-type="float" office:value="6494479" calcext:value-type="float">
            <text:p>6494479</text:p>
          </table:table-cell>
          <table:table-cell table:formula="of:=[.A408]/1000/(60*60*24)" office:value-type="time" office:time-value="PT01H48M14.479S" calcext:value-type="time">
            <text:p>01:48:14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901.24" calcext:value-type="float">
            <text:p>901.24</text:p>
          </table:table-cell>
          <table:table-cell office:value-type="float" office:value="1062.19" calcext:value-type="float">
            <text:p>1062.19</text:p>
          </table:table-cell>
        </table:table-row>
        <table:table-row table:style-name="ro1">
          <table:table-cell office:value-type="float" office:value="6510478" calcext:value-type="float">
            <text:p>6510478</text:p>
          </table:table-cell>
          <table:table-cell table:formula="of:=[.A409]/1000/(60*60*24)" office:value-type="time" office:time-value="PT01H48M30.478S" calcext:value-type="time">
            <text:p>01:48:30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903.46" calcext:value-type="float">
            <text:p>903.46</text:p>
          </table:table-cell>
          <table:table-cell office:value-type="float" office:value="1064.76" calcext:value-type="float">
            <text:p>1064.76</text:p>
          </table:table-cell>
        </table:table-row>
        <table:table-row table:style-name="ro1">
          <table:table-cell office:value-type="float" office:value="6526479" calcext:value-type="float">
            <text:p>6526479</text:p>
          </table:table-cell>
          <table:table-cell table:formula="of:=[.A410]/1000/(60*60*24)" office:value-type="time" office:time-value="PT01H48M46.479S" calcext:value-type="time">
            <text:p>01:48:46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6" calcext:value-type="float">
            <text:p>578.66</text:p>
          </table:table-cell>
          <table:table-cell office:value-type="float" office:value="905.68" calcext:value-type="float">
            <text:p>905.68</text:p>
          </table:table-cell>
          <table:table-cell office:value-type="float" office:value="1067.33" calcext:value-type="float">
            <text:p>1067.33</text:p>
          </table:table-cell>
        </table:table-row>
        <table:table-row table:style-name="ro1">
          <table:table-cell office:value-type="float" office:value="6542478" calcext:value-type="float">
            <text:p>6542478</text:p>
          </table:table-cell>
          <table:table-cell table:formula="of:=[.A411]/1000/(60*60*24)" office:value-type="time" office:time-value="PT01H49M02.478S" calcext:value-type="time">
            <text:p>01:49:02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907.9" calcext:value-type="float">
            <text:p>907.9</text:p>
          </table:table-cell>
          <table:table-cell office:value-type="float" office:value="1069.9" calcext:value-type="float">
            <text:p>1069.9</text:p>
          </table:table-cell>
        </table:table-row>
        <table:table-row table:style-name="ro1">
          <table:table-cell office:value-type="float" office:value="6558478" calcext:value-type="float">
            <text:p>6558478</text:p>
          </table:table-cell>
          <table:table-cell table:formula="of:=[.A412]/1000/(60*60*24)" office:value-type="time" office:time-value="PT01H49M18.478S" calcext:value-type="time">
            <text:p>01:49:18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910.12" calcext:value-type="float">
            <text:p>910.12</text:p>
          </table:table-cell>
          <table:table-cell office:value-type="float" office:value="1072.47" calcext:value-type="float">
            <text:p>1072.47</text:p>
          </table:table-cell>
        </table:table-row>
        <table:table-row table:style-name="ro1">
          <table:table-cell office:value-type="float" office:value="6574478" calcext:value-type="float">
            <text:p>6574478</text:p>
          </table:table-cell>
          <table:table-cell table:formula="of:=[.A413]/1000/(60*60*24)" office:value-type="time" office:time-value="PT01H49M34.478S" calcext:value-type="time">
            <text:p>01:49:34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2" calcext:value-type="float">
            <text:p>576.52</text:p>
          </table:table-cell>
          <table:table-cell office:value-type="float" office:value="912.34" calcext:value-type="float">
            <text:p>912.34</text:p>
          </table:table-cell>
          <table:table-cell office:value-type="float" office:value="1075.04" calcext:value-type="float">
            <text:p>1075.04</text:p>
          </table:table-cell>
        </table:table-row>
        <table:table-row table:style-name="ro1">
          <table:table-cell office:value-type="float" office:value="6590479" calcext:value-type="float">
            <text:p>6590479</text:p>
          </table:table-cell>
          <table:table-cell table:formula="of:=[.A414]/1000/(60*60*24)" office:value-type="time" office:time-value="PT01H49M50.479S" calcext:value-type="time">
            <text:p>01:49:50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2" calcext:value-type="float">
            <text:p>576.52</text:p>
          </table:table-cell>
          <table:table-cell office:value-type="float" office:value="914.56" calcext:value-type="float">
            <text:p>914.56</text:p>
          </table:table-cell>
          <table:table-cell office:value-type="float" office:value="1077.61" calcext:value-type="float">
            <text:p>1077.61</text:p>
          </table:table-cell>
        </table:table-row>
        <table:table-row table:style-name="ro1">
          <table:table-cell office:value-type="float" office:value="6606478" calcext:value-type="float">
            <text:p>6606478</text:p>
          </table:table-cell>
          <table:table-cell table:formula="of:=[.A415]/1000/(60*60*24)" office:value-type="time" office:time-value="PT01H50M06.478S" calcext:value-type="time">
            <text:p>01:50:06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78.76" calcext:value-type="float">
            <text:p>578.76</text:p>
          </table:table-cell>
          <table:table-cell office:value-type="float" office:value="916.78" calcext:value-type="float">
            <text:p>916.78</text:p>
          </table:table-cell>
          <table:table-cell office:value-type="float" office:value="1080.17" calcext:value-type="float">
            <text:p>1080.17</text:p>
          </table:table-cell>
        </table:table-row>
        <table:table-row table:style-name="ro1">
          <table:table-cell office:value-type="float" office:value="6622478" calcext:value-type="float">
            <text:p>6622478</text:p>
          </table:table-cell>
          <table:table-cell table:formula="of:=[.A416]/1000/(60*60*24)" office:value-type="time" office:time-value="PT01H50M22.478S" calcext:value-type="time">
            <text:p>01:50:22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919" calcext:value-type="float">
            <text:p>919</text:p>
          </table:table-cell>
          <table:table-cell office:value-type="float" office:value="1082.74" calcext:value-type="float">
            <text:p>1082.74</text:p>
          </table:table-cell>
        </table:table-row>
        <table:table-row table:style-name="ro1">
          <table:table-cell office:value-type="float" office:value="6638478" calcext:value-type="float">
            <text:p>6638478</text:p>
          </table:table-cell>
          <table:table-cell table:formula="of:=[.A417]/1000/(60*60*24)" office:value-type="time" office:time-value="PT01H50M38.478S" calcext:value-type="time">
            <text:p>01:50:38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6" calcext:value-type="float">
            <text:p>578.66</text:p>
          </table:table-cell>
          <table:table-cell office:value-type="float" office:value="921.22" calcext:value-type="float">
            <text:p>921.22</text:p>
          </table:table-cell>
          <table:table-cell office:value-type="float" office:value="1085.31" calcext:value-type="float">
            <text:p>1085.31</text:p>
          </table:table-cell>
        </table:table-row>
        <table:table-row table:style-name="ro1">
          <table:table-cell office:value-type="float" office:value="6654478" calcext:value-type="float">
            <text:p>6654478</text:p>
          </table:table-cell>
          <table:table-cell table:formula="of:=[.A418]/1000/(60*60*24)" office:value-type="time" office:time-value="PT01H50M54.478S" calcext:value-type="time">
            <text:p>01:50:54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2" calcext:value-type="float">
            <text:p>578.52</text:p>
          </table:table-cell>
          <table:table-cell office:value-type="float" office:value="923.44" calcext:value-type="float">
            <text:p>923.44</text:p>
          </table:table-cell>
          <table:table-cell office:value-type="float" office:value="1087.88" calcext:value-type="float">
            <text:p>1087.88</text:p>
          </table:table-cell>
        </table:table-row>
        <table:table-row table:style-name="ro1">
          <table:table-cell office:value-type="float" office:value="6670478" calcext:value-type="float">
            <text:p>6670478</text:p>
          </table:table-cell>
          <table:table-cell table:formula="of:=[.A419]/1000/(60*60*24)" office:value-type="time" office:time-value="PT01H51M10.478S" calcext:value-type="time">
            <text:p>01:51:10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2" calcext:value-type="float">
            <text:p>578.52</text:p>
          </table:table-cell>
          <table:table-cell office:value-type="float" office:value="925.66" calcext:value-type="float">
            <text:p>925.66</text:p>
          </table:table-cell>
          <table:table-cell office:value-type="float" office:value="1090.45" calcext:value-type="float">
            <text:p>1090.45</text:p>
          </table:table-cell>
        </table:table-row>
        <table:table-row table:style-name="ro1">
          <table:table-cell office:value-type="float" office:value="6686478" calcext:value-type="float">
            <text:p>6686478</text:p>
          </table:table-cell>
          <table:table-cell table:formula="of:=[.A420]/1000/(60*60*24)" office:value-type="time" office:time-value="PT01H51M26.478S" calcext:value-type="time">
            <text:p>01:51:26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2" calcext:value-type="float">
            <text:p>576.52</text:p>
          </table:table-cell>
          <table:table-cell office:value-type="float" office:value="927.88" calcext:value-type="float">
            <text:p>927.88</text:p>
          </table:table-cell>
          <table:table-cell office:value-type="float" office:value="1093.02" calcext:value-type="float">
            <text:p>1093.02</text:p>
          </table:table-cell>
        </table:table-row>
        <table:table-row table:style-name="ro1">
          <table:table-cell office:value-type="float" office:value="6702478" calcext:value-type="float">
            <text:p>6702478</text:p>
          </table:table-cell>
          <table:table-cell table:formula="of:=[.A421]/1000/(60*60*24)" office:value-type="time" office:time-value="PT01H51M42.478S" calcext:value-type="time">
            <text:p>01:51:42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" calcext:value-type="float">
            <text:p>578.5</text:p>
          </table:table-cell>
          <table:table-cell office:value-type="float" office:value="930.1" calcext:value-type="float">
            <text:p>930.1</text:p>
          </table:table-cell>
          <table:table-cell office:value-type="float" office:value="1095.59" calcext:value-type="float">
            <text:p>1095.59</text:p>
          </table:table-cell>
        </table:table-row>
        <table:table-row table:style-name="ro1">
          <table:table-cell office:value-type="float" office:value="6718478" calcext:value-type="float">
            <text:p>6718478</text:p>
          </table:table-cell>
          <table:table-cell table:formula="of:=[.A422]/1000/(60*60*24)" office:value-type="time" office:time-value="PT01H51M58.478S" calcext:value-type="time">
            <text:p>01:51:58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6" calcext:value-type="float">
            <text:p>578.66</text:p>
          </table:table-cell>
          <table:table-cell office:value-type="float" office:value="932.32" calcext:value-type="float">
            <text:p>932.32</text:p>
          </table:table-cell>
          <table:table-cell office:value-type="float" office:value="1098.16" calcext:value-type="float">
            <text:p>1098.16</text:p>
          </table:table-cell>
        </table:table-row>
        <table:table-row table:style-name="ro1">
          <table:table-cell office:value-type="float" office:value="6734479" calcext:value-type="float">
            <text:p>6734479</text:p>
          </table:table-cell>
          <table:table-cell table:formula="of:=[.A423]/1000/(60*60*24)" office:value-type="time" office:time-value="PT01H52M14.479S" calcext:value-type="time">
            <text:p>01:52:14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934.54" calcext:value-type="float">
            <text:p>934.54</text:p>
          </table:table-cell>
          <table:table-cell office:value-type="float" office:value="1100.73" calcext:value-type="float">
            <text:p>1100.73</text:p>
          </table:table-cell>
        </table:table-row>
        <table:table-row table:style-name="ro1">
          <table:table-cell office:value-type="float" office:value="6750478" calcext:value-type="float">
            <text:p>6750478</text:p>
          </table:table-cell>
          <table:table-cell table:formula="of:=[.A424]/1000/(60*60*24)" office:value-type="time" office:time-value="PT01H52M30.478S" calcext:value-type="time">
            <text:p>01:52:30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9" calcext:value-type="float">
            <text:p>580.29</text:p>
          </table:table-cell>
          <table:table-cell office:value-type="float" office:value="936.76" calcext:value-type="float">
            <text:p>936.76</text:p>
          </table:table-cell>
          <table:table-cell office:value-type="float" office:value="1103.3" calcext:value-type="float">
            <text:p>1103.3</text:p>
          </table:table-cell>
        </table:table-row>
        <table:table-row table:style-name="ro1">
          <table:table-cell office:value-type="float" office:value="6766478" calcext:value-type="float">
            <text:p>6766478</text:p>
          </table:table-cell>
          <table:table-cell table:formula="of:=[.A425]/1000/(60*60*24)" office:value-type="time" office:time-value="PT01H52M46.478S" calcext:value-type="time">
            <text:p>01:52:46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4" calcext:value-type="float">
            <text:p>576.44</text:p>
          </table:table-cell>
          <table:table-cell office:value-type="float" office:value="938.98" calcext:value-type="float">
            <text:p>938.98</text:p>
          </table:table-cell>
          <table:table-cell office:value-type="float" office:value="1105.87" calcext:value-type="float">
            <text:p>1105.87</text:p>
          </table:table-cell>
        </table:table-row>
        <table:table-row table:style-name="ro1">
          <table:table-cell office:value-type="float" office:value="6782478" calcext:value-type="float">
            <text:p>6782478</text:p>
          </table:table-cell>
          <table:table-cell table:formula="of:=[.A426]/1000/(60*60*24)" office:value-type="time" office:time-value="PT01H53M02.478S" calcext:value-type="time">
            <text:p>01:53:02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6.74" calcext:value-type="float">
            <text:p>576.74</text:p>
          </table:table-cell>
          <table:table-cell office:value-type="float" office:value="941.2" calcext:value-type="float">
            <text:p>941.2</text:p>
          </table:table-cell>
          <table:table-cell office:value-type="float" office:value="1108.44" calcext:value-type="float">
            <text:p>1108.44</text:p>
          </table:table-cell>
        </table:table-row>
        <table:table-row table:style-name="ro1">
          <table:table-cell office:value-type="float" office:value="6798478" calcext:value-type="float">
            <text:p>6798478</text:p>
          </table:table-cell>
          <table:table-cell table:formula="of:=[.A427]/1000/(60*60*24)" office:value-type="time" office:time-value="PT01H53M18.478S" calcext:value-type="time">
            <text:p>01:53:18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5" calcext:value-type="float">
            <text:p>578.65</text:p>
          </table:table-cell>
          <table:table-cell office:value-type="float" office:value="943.42" calcext:value-type="float">
            <text:p>943.42</text:p>
          </table:table-cell>
          <table:table-cell office:value-type="float" office:value="1111.01" calcext:value-type="float">
            <text:p>1111.01</text:p>
          </table:table-cell>
        </table:table-row>
        <table:table-row table:style-name="ro1">
          <table:table-cell office:value-type="float" office:value="6814478" calcext:value-type="float">
            <text:p>6814478</text:p>
          </table:table-cell>
          <table:table-cell table:formula="of:=[.A428]/1000/(60*60*24)" office:value-type="time" office:time-value="PT01H53M34.478S" calcext:value-type="time">
            <text:p>01:53:34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5" calcext:value-type="float">
            <text:p>578.65</text:p>
          </table:table-cell>
          <table:table-cell office:value-type="float" office:value="945.64" calcext:value-type="float">
            <text:p>945.64</text:p>
          </table:table-cell>
          <table:table-cell office:value-type="float" office:value="1113.57" calcext:value-type="float">
            <text:p>1113.57</text:p>
          </table:table-cell>
        </table:table-row>
        <table:table-row table:style-name="ro1">
          <table:table-cell office:value-type="float" office:value="6830478" calcext:value-type="float">
            <text:p>6830478</text:p>
          </table:table-cell>
          <table:table-cell table:formula="of:=[.A429]/1000/(60*60*24)" office:value-type="time" office:time-value="PT01H53M50.478S" calcext:value-type="time">
            <text:p>01:53:50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3" calcext:value-type="float">
            <text:p>578.43</text:p>
          </table:table-cell>
          <table:table-cell office:value-type="float" office:value="947.86" calcext:value-type="float">
            <text:p>947.86</text:p>
          </table:table-cell>
          <table:table-cell office:value-type="float" office:value="1116.14" calcext:value-type="float">
            <text:p>1116.14</text:p>
          </table:table-cell>
        </table:table-row>
        <table:table-row table:style-name="ro1">
          <table:table-cell office:value-type="float" office:value="6846479" calcext:value-type="float">
            <text:p>6846479</text:p>
          </table:table-cell>
          <table:table-cell table:formula="of:=[.A430]/1000/(60*60*24)" office:value-type="time" office:time-value="PT01H54M06.479S" calcext:value-type="time">
            <text:p>01:54:06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6" calcext:value-type="float">
            <text:p>576.66</text:p>
          </table:table-cell>
          <table:table-cell office:value-type="float" office:value="950.08" calcext:value-type="float">
            <text:p>950.08</text:p>
          </table:table-cell>
          <table:table-cell office:value-type="float" office:value="1118.71" calcext:value-type="float">
            <text:p>1118.71</text:p>
          </table:table-cell>
        </table:table-row>
        <table:table-row table:style-name="ro1">
          <table:table-cell office:value-type="float" office:value="6862478" calcext:value-type="float">
            <text:p>6862478</text:p>
          </table:table-cell>
          <table:table-cell table:formula="of:=[.A431]/1000/(60*60*24)" office:value-type="time" office:time-value="PT01H54M22.478S" calcext:value-type="time">
            <text:p>01:54:22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952.3" calcext:value-type="float">
            <text:p>952.3</text:p>
          </table:table-cell>
          <table:table-cell office:value-type="float" office:value="1121.27" calcext:value-type="float">
            <text:p>1121.27</text:p>
          </table:table-cell>
        </table:table-row>
        <table:table-row table:style-name="ro1">
          <table:table-cell office:value-type="float" office:value="6878478" calcext:value-type="float">
            <text:p>6878478</text:p>
          </table:table-cell>
          <table:table-cell table:formula="of:=[.A432]/1000/(60*60*24)" office:value-type="time" office:time-value="PT01H54M38.478S" calcext:value-type="time">
            <text:p>01:54:38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9" calcext:value-type="float">
            <text:p>576.19</text:p>
          </table:table-cell>
          <table:table-cell office:value-type="float" office:value="954.52" calcext:value-type="float">
            <text:p>954.52</text:p>
          </table:table-cell>
          <table:table-cell office:value-type="float" office:value="1123.84" calcext:value-type="float">
            <text:p>1123.84</text:p>
          </table:table-cell>
        </table:table-row>
        <table:table-row table:style-name="ro1">
          <table:table-cell office:value-type="float" office:value="6894478" calcext:value-type="float">
            <text:p>6894478</text:p>
          </table:table-cell>
          <table:table-cell table:formula="of:=[.A433]/1000/(60*60*24)" office:value-type="time" office:time-value="PT01H54M54.478S" calcext:value-type="time">
            <text:p>01:54:54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1" calcext:value-type="float">
            <text:p>576.41</text:p>
          </table:table-cell>
          <table:table-cell office:value-type="float" office:value="956.74" calcext:value-type="float">
            <text:p>956.74</text:p>
          </table:table-cell>
          <table:table-cell office:value-type="float" office:value="1126.41" calcext:value-type="float">
            <text:p>1126.41</text:p>
          </table:table-cell>
        </table:table-row>
        <table:table-row table:style-name="ro1">
          <table:table-cell office:value-type="float" office:value="6910479" calcext:value-type="float">
            <text:p>6910479</text:p>
          </table:table-cell>
          <table:table-cell table:formula="of:=[.A434]/1000/(60*60*24)" office:value-type="time" office:time-value="PT01H55M10.479S" calcext:value-type="time">
            <text:p>01:55:10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6.74" calcext:value-type="float">
            <text:p>576.74</text:p>
          </table:table-cell>
          <table:table-cell office:value-type="float" office:value="958.96" calcext:value-type="float">
            <text:p>958.96</text:p>
          </table:table-cell>
          <table:table-cell office:value-type="float" office:value="1128.97" calcext:value-type="float">
            <text:p>1128.97</text:p>
          </table:table-cell>
        </table:table-row>
        <table:table-row table:style-name="ro1">
          <table:table-cell office:value-type="float" office:value="6926478" calcext:value-type="float">
            <text:p>6926478</text:p>
          </table:table-cell>
          <table:table-cell table:formula="of:=[.A435]/1000/(60*60*24)" office:value-type="time" office:time-value="PT01H55M26.478S" calcext:value-type="time">
            <text:p>01:55:26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6" calcext:value-type="float">
            <text:p>576.66</text:p>
          </table:table-cell>
          <table:table-cell office:value-type="float" office:value="961.18" calcext:value-type="float">
            <text:p>961.18</text:p>
          </table:table-cell>
          <table:table-cell office:value-type="float" office:value="1131.54" calcext:value-type="float">
            <text:p>1131.54</text:p>
          </table:table-cell>
        </table:table-row>
        <table:table-row table:style-name="ro1">
          <table:table-cell office:value-type="float" office:value="6942478" calcext:value-type="float">
            <text:p>6942478</text:p>
          </table:table-cell>
          <table:table-cell table:formula="of:=[.A436]/1000/(60*60*24)" office:value-type="time" office:time-value="PT01H55M42.478S" calcext:value-type="time">
            <text:p>01:55:42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5" calcext:value-type="float">
            <text:p>578.65</text:p>
          </table:table-cell>
          <table:table-cell office:value-type="float" office:value="963.41" calcext:value-type="float">
            <text:p>963.41</text:p>
          </table:table-cell>
          <table:table-cell office:value-type="float" office:value="1134.11" calcext:value-type="float">
            <text:p>1134.11</text:p>
          </table:table-cell>
        </table:table-row>
        <table:table-row table:style-name="ro1">
          <table:table-cell office:value-type="float" office:value="6958479" calcext:value-type="float">
            <text:p>6958479</text:p>
          </table:table-cell>
          <table:table-cell table:formula="of:=[.A437]/1000/(60*60*24)" office:value-type="time" office:time-value="PT01H55M58.479S" calcext:value-type="time">
            <text:p>01:55:58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2" calcext:value-type="float">
            <text:p>578.52</text:p>
          </table:table-cell>
          <table:table-cell office:value-type="float" office:value="965.63" calcext:value-type="float">
            <text:p>965.63</text:p>
          </table:table-cell>
          <table:table-cell office:value-type="float" office:value="1136.68" calcext:value-type="float">
            <text:p>1136.68</text:p>
          </table:table-cell>
        </table:table-row>
        <table:table-row table:style-name="ro1">
          <table:table-cell office:value-type="float" office:value="6974478" calcext:value-type="float">
            <text:p>6974478</text:p>
          </table:table-cell>
          <table:table-cell table:formula="of:=[.A438]/1000/(60*60*24)" office:value-type="time" office:time-value="PT01H56M14.478S" calcext:value-type="time">
            <text:p>01:56:14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7" calcext:value-type="float">
            <text:p>578.67</text:p>
          </table:table-cell>
          <table:table-cell office:value-type="float" office:value="967.85" calcext:value-type="float">
            <text:p>967.85</text:p>
          </table:table-cell>
          <table:table-cell office:value-type="float" office:value="1139.24" calcext:value-type="float">
            <text:p>1139.24</text:p>
          </table:table-cell>
        </table:table-row>
        <table:table-row table:style-name="ro1">
          <table:table-cell office:value-type="float" office:value="6990478" calcext:value-type="float">
            <text:p>6990478</text:p>
          </table:table-cell>
          <table:table-cell table:formula="of:=[.A439]/1000/(60*60*24)" office:value-type="time" office:time-value="PT01H56M30.478S" calcext:value-type="time">
            <text:p>01:56:30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2" calcext:value-type="float">
            <text:p>576.52</text:p>
          </table:table-cell>
          <table:table-cell office:value-type="float" office:value="970.07" calcext:value-type="float">
            <text:p>970.07</text:p>
          </table:table-cell>
          <table:table-cell office:value-type="float" office:value="1141.81" calcext:value-type="float">
            <text:p>1141.81</text:p>
          </table:table-cell>
        </table:table-row>
        <table:table-row table:style-name="ro1">
          <table:table-cell office:value-type="float" office:value="7006478" calcext:value-type="float">
            <text:p>7006478</text:p>
          </table:table-cell>
          <table:table-cell table:formula="of:=[.A440]/1000/(60*60*24)" office:value-type="time" office:time-value="PT01H56M46.478S" calcext:value-type="time">
            <text:p>01:56:46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6" calcext:value-type="float">
            <text:p>578.66</text:p>
          </table:table-cell>
          <table:table-cell office:value-type="float" office:value="972.29" calcext:value-type="float">
            <text:p>972.29</text:p>
          </table:table-cell>
          <table:table-cell office:value-type="float" office:value="1144.38" calcext:value-type="float">
            <text:p>1144.38</text:p>
          </table:table-cell>
        </table:table-row>
        <table:table-row table:style-name="ro1">
          <table:table-cell office:value-type="float" office:value="7022478" calcext:value-type="float">
            <text:p>7022478</text:p>
          </table:table-cell>
          <table:table-cell table:formula="of:=[.A441]/1000/(60*60*24)" office:value-type="time" office:time-value="PT01H57M02.478S" calcext:value-type="time">
            <text:p>01:57:02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5" calcext:value-type="float">
            <text:p>578.65</text:p>
          </table:table-cell>
          <table:table-cell office:value-type="float" office:value="974.51" calcext:value-type="float">
            <text:p>974.51</text:p>
          </table:table-cell>
          <table:table-cell office:value-type="float" office:value="1146.94" calcext:value-type="float">
            <text:p>1146.94</text:p>
          </table:table-cell>
        </table:table-row>
        <table:table-row table:style-name="ro1">
          <table:table-cell office:value-type="float" office:value="7038478" calcext:value-type="float">
            <text:p>7038478</text:p>
          </table:table-cell>
          <table:table-cell table:formula="of:=[.A442]/1000/(60*60*24)" office:value-type="time" office:time-value="PT01H57M18.478S" calcext:value-type="time">
            <text:p>01:57:18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976.73" calcext:value-type="float">
            <text:p>976.73</text:p>
          </table:table-cell>
          <table:table-cell office:value-type="float" office:value="1149.5" calcext:value-type="float">
            <text:p>1149.5</text:p>
          </table:table-cell>
        </table:table-row>
        <table:table-row table:style-name="ro1">
          <table:table-cell office:value-type="float" office:value="7054478" calcext:value-type="float">
            <text:p>7054478</text:p>
          </table:table-cell>
          <table:table-cell table:formula="of:=[.A443]/1000/(60*60*24)" office:value-type="time" office:time-value="PT01H57M34.478S" calcext:value-type="time">
            <text:p>01:57:34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1" calcext:value-type="float">
            <text:p>576.51</text:p>
          </table:table-cell>
          <table:table-cell office:value-type="float" office:value="978.95" calcext:value-type="float">
            <text:p>978.95</text:p>
          </table:table-cell>
          <table:table-cell office:value-type="float" office:value="1152.07" calcext:value-type="float">
            <text:p>1152.07</text:p>
          </table:table-cell>
        </table:table-row>
        <table:table-row table:style-name="ro1">
          <table:table-cell office:value-type="float" office:value="7070479" calcext:value-type="float">
            <text:p>7070479</text:p>
          </table:table-cell>
          <table:table-cell table:formula="of:=[.A444]/1000/(60*60*24)" office:value-type="time" office:time-value="PT01H57M50.479S" calcext:value-type="time">
            <text:p>01:57:50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9" calcext:value-type="float">
            <text:p>576.29</text:p>
          </table:table-cell>
          <table:table-cell office:value-type="float" office:value="981.17" calcext:value-type="float">
            <text:p>981.17</text:p>
          </table:table-cell>
          <table:table-cell office:value-type="float" office:value="1154.64" calcext:value-type="float">
            <text:p>1154.64</text:p>
          </table:table-cell>
        </table:table-row>
        <table:table-row table:style-name="ro1">
          <table:table-cell office:value-type="float" office:value="7086478" calcext:value-type="float">
            <text:p>7086478</text:p>
          </table:table-cell>
          <table:table-cell table:formula="of:=[.A445]/1000/(60*60*24)" office:value-type="time" office:time-value="PT01H58M06.478S" calcext:value-type="time">
            <text:p>01:58:06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983.39" calcext:value-type="float">
            <text:p>983.39</text:p>
          </table:table-cell>
          <table:table-cell office:value-type="float" office:value="1157.2" calcext:value-type="float">
            <text:p>1157.2</text:p>
          </table:table-cell>
        </table:table-row>
        <table:table-row table:style-name="ro1">
          <table:table-cell office:value-type="float" office:value="7102478" calcext:value-type="float">
            <text:p>7102478</text:p>
          </table:table-cell>
          <table:table-cell table:formula="of:=[.A446]/1000/(60*60*24)" office:value-type="time" office:time-value="PT01H58M22.478S" calcext:value-type="time">
            <text:p>01:58:22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5" calcext:value-type="float">
            <text:p>576.65</text:p>
          </table:table-cell>
          <table:table-cell office:value-type="float" office:value="985.61" calcext:value-type="float">
            <text:p>985.61</text:p>
          </table:table-cell>
          <table:table-cell office:value-type="float" office:value="1159.76" calcext:value-type="float">
            <text:p>1159.76</text:p>
          </table:table-cell>
        </table:table-row>
        <table:table-row table:style-name="ro1">
          <table:table-cell office:value-type="float" office:value="7118478" calcext:value-type="float">
            <text:p>7118478</text:p>
          </table:table-cell>
          <table:table-cell table:formula="of:=[.A447]/1000/(60*60*24)" office:value-type="time" office:time-value="PT01H58M38.478S" calcext:value-type="time">
            <text:p>01:58:38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987.83" calcext:value-type="float">
            <text:p>987.83</text:p>
          </table:table-cell>
          <table:table-cell office:value-type="float" office:value="1162.33" calcext:value-type="float">
            <text:p>1162.33</text:p>
          </table:table-cell>
        </table:table-row>
        <table:table-row table:style-name="ro1">
          <table:table-cell office:value-type="float" office:value="7134478" calcext:value-type="float">
            <text:p>7134478</text:p>
          </table:table-cell>
          <table:table-cell table:formula="of:=[.A448]/1000/(60*60*24)" office:value-type="time" office:time-value="PT01H58M54.478S" calcext:value-type="time">
            <text:p>01:58:54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9" calcext:value-type="float">
            <text:p>578.29</text:p>
          </table:table-cell>
          <table:table-cell office:value-type="float" office:value="990.05" calcext:value-type="float">
            <text:p>990.05</text:p>
          </table:table-cell>
          <table:table-cell office:value-type="float" office:value="1164.89" calcext:value-type="float">
            <text:p>1164.89</text:p>
          </table:table-cell>
        </table:table-row>
        <table:table-row table:style-name="ro1">
          <table:table-cell office:value-type="float" office:value="7150478" calcext:value-type="float">
            <text:p>7150478</text:p>
          </table:table-cell>
          <table:table-cell table:formula="of:=[.A449]/1000/(60*60*24)" office:value-type="time" office:time-value="PT01H59M10.478S" calcext:value-type="time">
            <text:p>01:59:10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" calcext:value-type="float">
            <text:p>576.5</text:p>
          </table:table-cell>
          <table:table-cell office:value-type="float" office:value="992.27" calcext:value-type="float">
            <text:p>992.27</text:p>
          </table:table-cell>
          <table:table-cell office:value-type="float" office:value="1167.46" calcext:value-type="float">
            <text:p>1167.46</text:p>
          </table:table-cell>
        </table:table-row>
        <table:table-row table:style-name="ro1">
          <table:table-cell office:value-type="float" office:value="7166478" calcext:value-type="float">
            <text:p>7166478</text:p>
          </table:table-cell>
          <table:table-cell table:formula="of:=[.A450]/1000/(60*60*24)" office:value-type="time" office:time-value="PT01H59M26.478S" calcext:value-type="time">
            <text:p>01:59:26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" calcext:value-type="float">
            <text:p>576.4</text:p>
          </table:table-cell>
          <table:table-cell office:value-type="float" office:value="994.49" calcext:value-type="float">
            <text:p>994.49</text:p>
          </table:table-cell>
          <table:table-cell office:value-type="float" office:value="1170.02" calcext:value-type="float">
            <text:p>1170.02</text:p>
          </table:table-cell>
        </table:table-row>
        <table:table-row table:style-name="ro1">
          <table:table-cell office:value-type="float" office:value="7182479" calcext:value-type="float">
            <text:p>7182479</text:p>
          </table:table-cell>
          <table:table-cell table:formula="of:=[.A451]/1000/(60*60*24)" office:value-type="time" office:time-value="PT01H59M42.479S" calcext:value-type="time">
            <text:p>01:59:42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6" calcext:value-type="float">
            <text:p>576.66</text:p>
          </table:table-cell>
          <table:table-cell office:value-type="float" office:value="996.71" calcext:value-type="float">
            <text:p>996.71</text:p>
          </table:table-cell>
          <table:table-cell office:value-type="float" office:value="1172.59" calcext:value-type="float">
            <text:p>1172.59</text:p>
          </table:table-cell>
        </table:table-row>
        <table:table-row table:style-name="ro1">
          <table:table-cell office:value-type="float" office:value="7198478" calcext:value-type="float">
            <text:p>7198478</text:p>
          </table:table-cell>
          <table:table-cell table:formula="of:=[.A452]/1000/(60*60*24)" office:value-type="time" office:time-value="PT01H59M58.478S" calcext:value-type="time">
            <text:p>01:59:58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998.93" calcext:value-type="float">
            <text:p>998.93</text:p>
          </table:table-cell>
          <table:table-cell office:value-type="float" office:value="1175.15" calcext:value-type="float">
            <text:p>1175.15</text:p>
          </table:table-cell>
        </table:table-row>
        <table:table-row table:style-name="ro1">
          <table:table-cell office:value-type="float" office:value="7214478" calcext:value-type="float">
            <text:p>7214478</text:p>
          </table:table-cell>
          <table:table-cell table:formula="of:=[.A453]/1000/(60*60*24)" office:value-type="time" office:time-value="PT02H00M14.478S" calcext:value-type="time">
            <text:p>02:00:14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001.15" calcext:value-type="float">
            <text:p>1001.15</text:p>
          </table:table-cell>
          <table:table-cell office:value-type="float" office:value="1177.71" calcext:value-type="float">
            <text:p>1177.71</text:p>
          </table:table-cell>
        </table:table-row>
        <table:table-row table:style-name="ro1">
          <table:table-cell office:value-type="float" office:value="7230478" calcext:value-type="float">
            <text:p>7230478</text:p>
          </table:table-cell>
          <table:table-cell table:formula="of:=[.A454]/1000/(60*60*24)" office:value-type="time" office:time-value="PT02H00M30.478S" calcext:value-type="time">
            <text:p>02:00:30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003.37" calcext:value-type="float">
            <text:p>1003.37</text:p>
          </table:table-cell>
          <table:table-cell office:value-type="float" office:value="1180.27" calcext:value-type="float">
            <text:p>1180.27</text:p>
          </table:table-cell>
        </table:table-row>
        <table:table-row table:style-name="ro1">
          <table:table-cell office:value-type="float" office:value="7246478" calcext:value-type="float">
            <text:p>7246478</text:p>
          </table:table-cell>
          <table:table-cell table:formula="of:=[.A455]/1000/(60*60*24)" office:value-type="time" office:time-value="PT02H00M46.478S" calcext:value-type="time">
            <text:p>02:00:46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182.84" calcext:value-type="float">
            <text:p>1182.84</text:p>
          </table:table-cell>
        </table:table-row>
        <table:table-row table:style-name="ro1">
          <table:table-cell office:value-type="float" office:value="7262479" calcext:value-type="float">
            <text:p>7262479</text:p>
          </table:table-cell>
          <table:table-cell table:formula="of:=[.A456]/1000/(60*60*24)" office:value-type="time" office:time-value="PT02H01M02.479S" calcext:value-type="time">
            <text:p>02:01:02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007.81" calcext:value-type="float">
            <text:p>1007.81</text:p>
          </table:table-cell>
          <table:table-cell office:value-type="float" office:value="1185.4" calcext:value-type="float">
            <text:p>1185.4</text:p>
          </table:table-cell>
        </table:table-row>
        <table:table-row table:style-name="ro1">
          <table:table-cell office:value-type="float" office:value="7278478" calcext:value-type="float">
            <text:p>7278478</text:p>
          </table:table-cell>
          <table:table-cell table:formula="of:=[.A457]/1000/(60*60*24)" office:value-type="time" office:time-value="PT02H01M18.478S" calcext:value-type="time">
            <text:p>02:01:18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3" calcext:value-type="float">
            <text:p>576.43</text:p>
          </table:table-cell>
          <table:table-cell office:value-type="float" office:value="1010.03" calcext:value-type="float">
            <text:p>1010.03</text:p>
          </table:table-cell>
          <table:table-cell office:value-type="float" office:value="1187.96" calcext:value-type="float">
            <text:p>1187.96</text:p>
          </table:table-cell>
        </table:table-row>
        <table:table-row table:style-name="ro1">
          <table:table-cell office:value-type="float" office:value="7294479" calcext:value-type="float">
            <text:p>7294479</text:p>
          </table:table-cell>
          <table:table-cell table:formula="of:=[.A458]/1000/(60*60*24)" office:value-type="time" office:time-value="PT02H01M34.479S" calcext:value-type="time">
            <text:p>02:01:34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012.25" calcext:value-type="float">
            <text:p>1012.25</text:p>
          </table:table-cell>
          <table:table-cell office:value-type="float" office:value="1190.52" calcext:value-type="float">
            <text:p>1190.52</text:p>
          </table:table-cell>
        </table:table-row>
        <table:table-row table:style-name="ro1">
          <table:table-cell office:value-type="float" office:value="7310479" calcext:value-type="float">
            <text:p>7310479</text:p>
          </table:table-cell>
          <table:table-cell table:formula="of:=[.A459]/1000/(60*60*24)" office:value-type="time" office:time-value="PT02H01M50.479S" calcext:value-type="time">
            <text:p>02:01:50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014.47" calcext:value-type="float">
            <text:p>1014.47</text:p>
          </table:table-cell>
          <table:table-cell office:value-type="float" office:value="1193.08" calcext:value-type="float">
            <text:p>1193.08</text:p>
          </table:table-cell>
        </table:table-row>
        <table:table-row table:style-name="ro1">
          <table:table-cell office:value-type="float" office:value="7326478" calcext:value-type="float">
            <text:p>7326478</text:p>
          </table:table-cell>
          <table:table-cell table:formula="of:=[.A460]/1000/(60*60*24)" office:value-type="time" office:time-value="PT02H02M06.478S" calcext:value-type="time">
            <text:p>02:02:06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6.74" calcext:value-type="float">
            <text:p>576.74</text:p>
          </table:table-cell>
          <table:table-cell office:value-type="float" office:value="1016.69" calcext:value-type="float">
            <text:p>1016.69</text:p>
          </table:table-cell>
          <table:table-cell office:value-type="float" office:value="1195.64" calcext:value-type="float">
            <text:p>1195.64</text:p>
          </table:table-cell>
        </table:table-row>
        <table:table-row table:style-name="ro1">
          <table:table-cell office:value-type="float" office:value="7342478" calcext:value-type="float">
            <text:p>7342478</text:p>
          </table:table-cell>
          <table:table-cell table:formula="of:=[.A461]/1000/(60*60*24)" office:value-type="time" office:time-value="PT02H02M22.478S" calcext:value-type="time">
            <text:p>02:02:22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6" calcext:value-type="float">
            <text:p>576.66</text:p>
          </table:table-cell>
          <table:table-cell office:value-type="float" office:value="1018.91" calcext:value-type="float">
            <text:p>1018.91</text:p>
          </table:table-cell>
          <table:table-cell office:value-type="float" office:value="1198.2" calcext:value-type="float">
            <text:p>1198.2</text:p>
          </table:table-cell>
        </table:table-row>
        <table:table-row table:style-name="ro1">
          <table:table-cell office:value-type="float" office:value="7358478" calcext:value-type="float">
            <text:p>7358478</text:p>
          </table:table-cell>
          <table:table-cell table:formula="of:=[.A462]/1000/(60*60*24)" office:value-type="time" office:time-value="PT02H02M38.478S" calcext:value-type="time">
            <text:p>02:02:38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1" calcext:value-type="float">
            <text:p>576.51</text:p>
          </table:table-cell>
          <table:table-cell office:value-type="float" office:value="1021.13" calcext:value-type="float">
            <text:p>1021.13</text:p>
          </table:table-cell>
          <table:table-cell office:value-type="float" office:value="1200.77" calcext:value-type="float">
            <text:p>1200.77</text:p>
          </table:table-cell>
        </table:table-row>
        <table:table-row table:style-name="ro1">
          <table:table-cell office:value-type="float" office:value="7374479" calcext:value-type="float">
            <text:p>7374479</text:p>
          </table:table-cell>
          <table:table-cell table:formula="of:=[.A463]/1000/(60*60*24)" office:value-type="time" office:time-value="PT02H02M54.479S" calcext:value-type="time">
            <text:p>02:02:54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023.35" calcext:value-type="float">
            <text:p>1023.35</text:p>
          </table:table-cell>
          <table:table-cell office:value-type="float" office:value="1203.33" calcext:value-type="float">
            <text:p>1203.33</text:p>
          </table:table-cell>
        </table:table-row>
        <table:table-row table:style-name="ro1">
          <table:table-cell office:value-type="float" office:value="7390478" calcext:value-type="float">
            <text:p>7390478</text:p>
          </table:table-cell>
          <table:table-cell table:formula="of:=[.A464]/1000/(60*60*24)" office:value-type="time" office:time-value="PT02H03M10.478S" calcext:value-type="time">
            <text:p>02:03:10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5" calcext:value-type="float">
            <text:p>576.05</text:p>
          </table:table-cell>
          <table:table-cell office:value-type="float" office:value="1025.57" calcext:value-type="float">
            <text:p>1025.57</text:p>
          </table:table-cell>
          <table:table-cell office:value-type="float" office:value="1205.89" calcext:value-type="float">
            <text:p>1205.89</text:p>
          </table:table-cell>
        </table:table-row>
        <table:table-row table:style-name="ro1">
          <table:table-cell office:value-type="float" office:value="7406478" calcext:value-type="float">
            <text:p>7406478</text:p>
          </table:table-cell>
          <table:table-cell table:formula="of:=[.A465]/1000/(60*60*24)" office:value-type="time" office:time-value="PT02H03M26.478S" calcext:value-type="time">
            <text:p>02:03:26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9" calcext:value-type="float">
            <text:p>576.29</text:p>
          </table:table-cell>
          <table:table-cell office:value-type="float" office:value="1027.79" calcext:value-type="float">
            <text:p>1027.79</text:p>
          </table:table-cell>
          <table:table-cell office:value-type="float" office:value="1208.45" calcext:value-type="float">
            <text:p>1208.45</text:p>
          </table:table-cell>
        </table:table-row>
        <table:table-row table:style-name="ro1">
          <table:table-cell office:value-type="float" office:value="7422479" calcext:value-type="float">
            <text:p>7422479</text:p>
          </table:table-cell>
          <table:table-cell table:formula="of:=[.A466]/1000/(60*60*24)" office:value-type="time" office:time-value="PT02H03M42.479S" calcext:value-type="time">
            <text:p>02:03:42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5" calcext:value-type="float">
            <text:p>576.05</text:p>
          </table:table-cell>
          <table:table-cell office:value-type="float" office:value="1030.01" calcext:value-type="float">
            <text:p>1030.01</text:p>
          </table:table-cell>
          <table:table-cell office:value-type="float" office:value="1211.01" calcext:value-type="float">
            <text:p>1211.01</text:p>
          </table:table-cell>
        </table:table-row>
        <table:table-row table:style-name="ro1">
          <table:table-cell office:value-type="float" office:value="7438478" calcext:value-type="float">
            <text:p>7438478</text:p>
          </table:table-cell>
          <table:table-cell table:formula="of:=[.A467]/1000/(60*60*24)" office:value-type="time" office:time-value="PT02H03M58.478S" calcext:value-type="time">
            <text:p>02:03:58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032.23" calcext:value-type="float">
            <text:p>1032.23</text:p>
          </table:table-cell>
          <table:table-cell office:value-type="float" office:value="1213.57" calcext:value-type="float">
            <text:p>1213.57</text:p>
          </table:table-cell>
        </table:table-row>
        <table:table-row table:style-name="ro1">
          <table:table-cell office:value-type="float" office:value="7454478" calcext:value-type="float">
            <text:p>7454478</text:p>
          </table:table-cell>
          <table:table-cell table:formula="of:=[.A468]/1000/(60*60*24)" office:value-type="time" office:time-value="PT02H04M14.478S" calcext:value-type="time">
            <text:p>02:04:14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6" calcext:value-type="float">
            <text:p>575.96</text:p>
          </table:table-cell>
          <table:table-cell office:value-type="float" office:value="1034.44" calcext:value-type="float">
            <text:p>1034.44</text:p>
          </table:table-cell>
          <table:table-cell office:value-type="float" office:value="1216.13" calcext:value-type="float">
            <text:p>1216.13</text:p>
          </table:table-cell>
        </table:table-row>
        <table:table-row table:style-name="ro1">
          <table:table-cell office:value-type="float" office:value="7470478" calcext:value-type="float">
            <text:p>7470478</text:p>
          </table:table-cell>
          <table:table-cell table:formula="of:=[.A469]/1000/(60*60*24)" office:value-type="time" office:time-value="PT02H04M30.478S" calcext:value-type="time">
            <text:p>02:04:30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036.66" calcext:value-type="float">
            <text:p>1036.66</text:p>
          </table:table-cell>
          <table:table-cell office:value-type="float" office:value="1218.69" calcext:value-type="float">
            <text:p>1218.69</text:p>
          </table:table-cell>
        </table:table-row>
        <table:table-row table:style-name="ro1">
          <table:table-cell office:value-type="float" office:value="7486478" calcext:value-type="float">
            <text:p>7486478</text:p>
          </table:table-cell>
          <table:table-cell table:formula="of:=[.A470]/1000/(60*60*24)" office:value-type="time" office:time-value="PT02H04M46.478S" calcext:value-type="time">
            <text:p>02:04:46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038.88" calcext:value-type="float">
            <text:p>1038.88</text:p>
          </table:table-cell>
          <table:table-cell office:value-type="float" office:value="1221.25" calcext:value-type="float">
            <text:p>1221.25</text:p>
          </table:table-cell>
        </table:table-row>
        <table:table-row table:style-name="ro1">
          <table:table-cell office:value-type="float" office:value="7502478" calcext:value-type="float">
            <text:p>7502478</text:p>
          </table:table-cell>
          <table:table-cell table:formula="of:=[.A471]/1000/(60*60*24)" office:value-type="time" office:time-value="PT02H05M02.478S" calcext:value-type="time">
            <text:p>02:05:02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041.1" calcext:value-type="float">
            <text:p>1041.1</text:p>
          </table:table-cell>
          <table:table-cell office:value-type="float" office:value="1223.81" calcext:value-type="float">
            <text:p>1223.81</text:p>
          </table:table-cell>
        </table:table-row>
        <table:table-row table:style-name="ro1">
          <table:table-cell office:value-type="float" office:value="7518479" calcext:value-type="float">
            <text:p>7518479</text:p>
          </table:table-cell>
          <table:table-cell table:formula="of:=[.A472]/1000/(60*60*24)" office:value-type="time" office:time-value="PT02H05M18.479S" calcext:value-type="time">
            <text:p>02:05:18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043.32" calcext:value-type="float">
            <text:p>1043.32</text:p>
          </table:table-cell>
          <table:table-cell office:value-type="float" office:value="1226.37" calcext:value-type="float">
            <text:p>1226.37</text:p>
          </table:table-cell>
        </table:table-row>
        <table:table-row table:style-name="ro1">
          <table:table-cell office:value-type="float" office:value="7534479" calcext:value-type="float">
            <text:p>7534479</text:p>
          </table:table-cell>
          <table:table-cell table:formula="of:=[.A473]/1000/(60*60*24)" office:value-type="time" office:time-value="PT02H05M34.479S" calcext:value-type="time">
            <text:p>02:05:34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045.54" calcext:value-type="float">
            <text:p>1045.54</text:p>
          </table:table-cell>
          <table:table-cell office:value-type="float" office:value="1228.92" calcext:value-type="float">
            <text:p>1228.92</text:p>
          </table:table-cell>
        </table:table-row>
        <table:table-row table:style-name="ro1">
          <table:table-cell office:value-type="float" office:value="7550478" calcext:value-type="float">
            <text:p>7550478</text:p>
          </table:table-cell>
          <table:table-cell table:formula="of:=[.A474]/1000/(60*60*24)" office:value-type="time" office:time-value="PT02H05M50.478S" calcext:value-type="time">
            <text:p>02:05:50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5" calcext:value-type="float">
            <text:p>576.05</text:p>
          </table:table-cell>
          <table:table-cell office:value-type="float" office:value="1047.76" calcext:value-type="float">
            <text:p>1047.76</text:p>
          </table:table-cell>
          <table:table-cell office:value-type="float" office:value="1231.48" calcext:value-type="float">
            <text:p>1231.48</text:p>
          </table:table-cell>
        </table:table-row>
        <table:table-row table:style-name="ro1">
          <table:table-cell office:value-type="float" office:value="7566479" calcext:value-type="float">
            <text:p>7566479</text:p>
          </table:table-cell>
          <table:table-cell table:formula="of:=[.A475]/1000/(60*60*24)" office:value-type="time" office:time-value="PT02H06M06.479S" calcext:value-type="time">
            <text:p>02:06:06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049.98" calcext:value-type="float">
            <text:p>1049.98</text:p>
          </table:table-cell>
          <table:table-cell office:value-type="float" office:value="1234.04" calcext:value-type="float">
            <text:p>1234.04</text:p>
          </table:table-cell>
        </table:table-row>
        <table:table-row table:style-name="ro1">
          <table:table-cell office:value-type="float" office:value="7582478" calcext:value-type="float">
            <text:p>7582478</text:p>
          </table:table-cell>
          <table:table-cell table:formula="of:=[.A476]/1000/(60*60*24)" office:value-type="time" office:time-value="PT02H06M22.478S" calcext:value-type="time">
            <text:p>02:06:22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052.2" calcext:value-type="float">
            <text:p>1052.2</text:p>
          </table:table-cell>
          <table:table-cell office:value-type="float" office:value="1236.6" calcext:value-type="float">
            <text:p>1236.6</text:p>
          </table:table-cell>
        </table:table-row>
        <table:table-row table:style-name="ro1">
          <table:table-cell office:value-type="float" office:value="7598479" calcext:value-type="float">
            <text:p>7598479</text:p>
          </table:table-cell>
          <table:table-cell table:formula="of:=[.A477]/1000/(60*60*24)" office:value-type="time" office:time-value="PT02H06M38.479S" calcext:value-type="time">
            <text:p>02:06:38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3" calcext:value-type="float">
            <text:p>576.43</text:p>
          </table:table-cell>
          <table:table-cell office:value-type="float" office:value="1054.42" calcext:value-type="float">
            <text:p>1054.42</text:p>
          </table:table-cell>
          <table:table-cell office:value-type="float" office:value="1239.16" calcext:value-type="float">
            <text:p>1239.16</text:p>
          </table:table-cell>
        </table:table-row>
        <table:table-row table:style-name="ro1">
          <table:table-cell office:value-type="float" office:value="7614478" calcext:value-type="float">
            <text:p>7614478</text:p>
          </table:table-cell>
          <table:table-cell table:formula="of:=[.A478]/1000/(60*60*24)" office:value-type="time" office:time-value="PT02H06M54.478S" calcext:value-type="time">
            <text:p>02:06:54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056.64" calcext:value-type="float">
            <text:p>1056.64</text:p>
          </table:table-cell>
          <table:table-cell office:value-type="float" office:value="1241.72" calcext:value-type="float">
            <text:p>1241.72</text:p>
          </table:table-cell>
        </table:table-row>
        <table:table-row table:style-name="ro1">
          <table:table-cell office:value-type="float" office:value="7630479" calcext:value-type="float">
            <text:p>7630479</text:p>
          </table:table-cell>
          <table:table-cell table:formula="of:=[.A479]/1000/(60*60*24)" office:value-type="time" office:time-value="PT02H07M10.479S" calcext:value-type="time">
            <text:p>02:07:10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058.86" calcext:value-type="float">
            <text:p>1058.86</text:p>
          </table:table-cell>
          <table:table-cell office:value-type="float" office:value="1244.28" calcext:value-type="float">
            <text:p>1244.28</text:p>
          </table:table-cell>
        </table:table-row>
        <table:table-row table:style-name="ro1">
          <table:table-cell office:value-type="float" office:value="7646478" calcext:value-type="float">
            <text:p>7646478</text:p>
          </table:table-cell>
          <table:table-cell table:formula="of:=[.A480]/1000/(60*60*24)" office:value-type="time" office:time-value="PT02H07M26.478S" calcext:value-type="time">
            <text:p>02:07:26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1" calcext:value-type="float">
            <text:p>576.41</text:p>
          </table:table-cell>
          <table:table-cell office:value-type="float" office:value="1061.08" calcext:value-type="float">
            <text:p>1061.08</text:p>
          </table:table-cell>
          <table:table-cell office:value-type="float" office:value="1246.83" calcext:value-type="float">
            <text:p>1246.83</text:p>
          </table:table-cell>
        </table:table-row>
        <table:table-row table:style-name="ro1">
          <table:table-cell office:value-type="float" office:value="7662479" calcext:value-type="float">
            <text:p>7662479</text:p>
          </table:table-cell>
          <table:table-cell table:formula="of:=[.A481]/1000/(60*60*24)" office:value-type="time" office:time-value="PT02H07M42.479S" calcext:value-type="time">
            <text:p>02:07:42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063.3" calcext:value-type="float">
            <text:p>1063.3</text:p>
          </table:table-cell>
          <table:table-cell office:value-type="float" office:value="1249.39" calcext:value-type="float">
            <text:p>1249.39</text:p>
          </table:table-cell>
        </table:table-row>
        <table:table-row table:style-name="ro1">
          <table:table-cell office:value-type="float" office:value="7678478" calcext:value-type="float">
            <text:p>7678478</text:p>
          </table:table-cell>
          <table:table-cell table:formula="of:=[.A482]/1000/(60*60*24)" office:value-type="time" office:time-value="PT02H07M58.478S" calcext:value-type="time">
            <text:p>02:07:58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2" calcext:value-type="float">
            <text:p>576.2</text:p>
          </table:table-cell>
          <table:table-cell office:value-type="float" office:value="1065.52" calcext:value-type="float">
            <text:p>1065.52</text:p>
          </table:table-cell>
          <table:table-cell office:value-type="float" office:value="1251.95" calcext:value-type="float">
            <text:p>1251.95</text:p>
          </table:table-cell>
        </table:table-row>
        <table:table-row table:style-name="ro1">
          <table:table-cell office:value-type="float" office:value="7694478" calcext:value-type="float">
            <text:p>7694478</text:p>
          </table:table-cell>
          <table:table-cell table:formula="of:=[.A483]/1000/(60*60*24)" office:value-type="time" office:time-value="PT02H08M14.478S" calcext:value-type="time">
            <text:p>02:08:14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1" calcext:value-type="float">
            <text:p>574.51</text:p>
          </table:table-cell>
          <table:table-cell office:value-type="float" office:value="1067.74" calcext:value-type="float">
            <text:p>1067.74</text:p>
          </table:table-cell>
          <table:table-cell office:value-type="float" office:value="1254.51" calcext:value-type="float">
            <text:p>1254.51</text:p>
          </table:table-cell>
        </table:table-row>
        <table:table-row table:style-name="ro1">
          <table:table-cell office:value-type="float" office:value="7710478" calcext:value-type="float">
            <text:p>7710478</text:p>
          </table:table-cell>
          <table:table-cell table:formula="of:=[.A484]/1000/(60*60*24)" office:value-type="time" office:time-value="PT02H08M30.478S" calcext:value-type="time">
            <text:p>02:08:30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5" calcext:value-type="float">
            <text:p>576.65</text:p>
          </table:table-cell>
          <table:table-cell office:value-type="float" office:value="1069.96" calcext:value-type="float">
            <text:p>1069.96</text:p>
          </table:table-cell>
          <table:table-cell office:value-type="float" office:value="1257.06" calcext:value-type="float">
            <text:p>1257.06</text:p>
          </table:table-cell>
        </table:table-row>
        <table:table-row table:style-name="ro1">
          <table:table-cell office:value-type="float" office:value="7726478" calcext:value-type="float">
            <text:p>7726478</text:p>
          </table:table-cell>
          <table:table-cell table:formula="of:=[.A485]/1000/(60*60*24)" office:value-type="time" office:time-value="PT02H08M46.478S" calcext:value-type="time">
            <text:p>02:08:46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6" calcext:value-type="float">
            <text:p>574.66</text:p>
          </table:table-cell>
          <table:table-cell office:value-type="float" office:value="1072.18" calcext:value-type="float">
            <text:p>1072.18</text:p>
          </table:table-cell>
          <table:table-cell office:value-type="float" office:value="1259.62" calcext:value-type="float">
            <text:p>1259.62</text:p>
          </table:table-cell>
        </table:table-row>
        <table:table-row table:style-name="ro1">
          <table:table-cell office:value-type="float" office:value="7742478" calcext:value-type="float">
            <text:p>7742478</text:p>
          </table:table-cell>
          <table:table-cell table:formula="of:=[.A486]/1000/(60*60*24)" office:value-type="time" office:time-value="PT02H09M02.478S" calcext:value-type="time">
            <text:p>02:09:02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31" calcext:value-type="float">
            <text:p>574.31</text:p>
          </table:table-cell>
          <table:table-cell office:value-type="float" office:value="1074.4" calcext:value-type="float">
            <text:p>1074.4</text:p>
          </table:table-cell>
          <table:table-cell office:value-type="float" office:value="1262.18" calcext:value-type="float">
            <text:p>1262.18</text:p>
          </table:table-cell>
        </table:table-row>
        <table:table-row table:style-name="ro1">
          <table:table-cell office:value-type="float" office:value="7758479" calcext:value-type="float">
            <text:p>7758479</text:p>
          </table:table-cell>
          <table:table-cell table:formula="of:=[.A487]/1000/(60*60*24)" office:value-type="time" office:time-value="PT02H09M18.479S" calcext:value-type="time">
            <text:p>02:09:18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6" calcext:value-type="float">
            <text:p>574.66</text:p>
          </table:table-cell>
          <table:table-cell office:value-type="float" office:value="1076.62" calcext:value-type="float">
            <text:p>1076.62</text:p>
          </table:table-cell>
          <table:table-cell office:value-type="float" office:value="1264.74" calcext:value-type="float">
            <text:p>1264.74</text:p>
          </table:table-cell>
        </table:table-row>
        <table:table-row table:style-name="ro1">
          <table:table-cell office:value-type="float" office:value="7774478" calcext:value-type="float">
            <text:p>7774478</text:p>
          </table:table-cell>
          <table:table-cell table:formula="of:=[.A488]/1000/(60*60*24)" office:value-type="time" office:time-value="PT02H09M34.478S" calcext:value-type="time">
            <text:p>02:09:34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1" calcext:value-type="float">
            <text:p>574.51</text:p>
          </table:table-cell>
          <table:table-cell office:value-type="float" office:value="1078.84" calcext:value-type="float">
            <text:p>1078.84</text:p>
          </table:table-cell>
          <table:table-cell office:value-type="float" office:value="1267.29" calcext:value-type="float">
            <text:p>1267.29</text:p>
          </table:table-cell>
        </table:table-row>
        <table:table-row table:style-name="ro1">
          <table:table-cell office:value-type="float" office:value="7790478" calcext:value-type="float">
            <text:p>7790478</text:p>
          </table:table-cell>
          <table:table-cell table:formula="of:=[.A489]/1000/(60*60*24)" office:value-type="time" office:time-value="PT02H09M50.478S" calcext:value-type="time">
            <text:p>02:09:50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081.06" calcext:value-type="float">
            <text:p>1081.06</text:p>
          </table:table-cell>
          <table:table-cell office:value-type="float" office:value="1269.85" calcext:value-type="float">
            <text:p>1269.85</text:p>
          </table:table-cell>
        </table:table-row>
        <table:table-row table:style-name="ro1">
          <table:table-cell office:value-type="float" office:value="7806478" calcext:value-type="float">
            <text:p>7806478</text:p>
          </table:table-cell>
          <table:table-cell table:formula="of:=[.A490]/1000/(60*60*24)" office:value-type="time" office:time-value="PT02H10M06.478S" calcext:value-type="time">
            <text:p>02:10:06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6" calcext:value-type="float">
            <text:p>576.66</text:p>
          </table:table-cell>
          <table:table-cell office:value-type="float" office:value="1083.28" calcext:value-type="float">
            <text:p>1083.28</text:p>
          </table:table-cell>
          <table:table-cell office:value-type="float" office:value="1272.41" calcext:value-type="float">
            <text:p>1272.41</text:p>
          </table:table-cell>
        </table:table-row>
        <table:table-row table:style-name="ro1">
          <table:table-cell office:value-type="float" office:value="7822479" calcext:value-type="float">
            <text:p>7822479</text:p>
          </table:table-cell>
          <table:table-cell table:formula="of:=[.A491]/1000/(60*60*24)" office:value-type="time" office:time-value="PT02H10M22.479S" calcext:value-type="time">
            <text:p>02:10:22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3" calcext:value-type="float">
            <text:p>574.53</text:p>
          </table:table-cell>
          <table:table-cell office:value-type="float" office:value="1085.5" calcext:value-type="float">
            <text:p>1085.5</text:p>
          </table:table-cell>
          <table:table-cell office:value-type="float" office:value="1274.96" calcext:value-type="float">
            <text:p>1274.96</text:p>
          </table:table-cell>
        </table:table-row>
        <table:table-row table:style-name="ro1">
          <table:table-cell office:value-type="float" office:value="7838478" calcext:value-type="float">
            <text:p>7838478</text:p>
          </table:table-cell>
          <table:table-cell table:formula="of:=[.A492]/1000/(60*60*24)" office:value-type="time" office:time-value="PT02H10M38.478S" calcext:value-type="time">
            <text:p>02:10:38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4" calcext:value-type="float">
            <text:p>576.64</text:p>
          </table:table-cell>
          <table:table-cell office:value-type="float" office:value="1087.72" calcext:value-type="float">
            <text:p>1087.72</text:p>
          </table:table-cell>
          <table:table-cell office:value-type="float" office:value="1277.52" calcext:value-type="float">
            <text:p>1277.52</text:p>
          </table:table-cell>
        </table:table-row>
        <table:table-row table:style-name="ro1">
          <table:table-cell office:value-type="float" office:value="7854479" calcext:value-type="float">
            <text:p>7854479</text:p>
          </table:table-cell>
          <table:table-cell table:formula="of:=[.A493]/1000/(60*60*24)" office:value-type="time" office:time-value="PT02H10M54.479S" calcext:value-type="time">
            <text:p>02:10:54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1" calcext:value-type="float">
            <text:p>576.51</text:p>
          </table:table-cell>
          <table:table-cell office:value-type="float" office:value="1089.95" calcext:value-type="float">
            <text:p>1089.95</text:p>
          </table:table-cell>
          <table:table-cell office:value-type="float" office:value="1280.07" calcext:value-type="float">
            <text:p>1280.07</text:p>
          </table:table-cell>
        </table:table-row>
        <table:table-row table:style-name="ro1">
          <table:table-cell office:value-type="float" office:value="7870478" calcext:value-type="float">
            <text:p>7870478</text:p>
          </table:table-cell>
          <table:table-cell table:formula="of:=[.A494]/1000/(60*60*24)" office:value-type="time" office:time-value="PT02H11M10.478S" calcext:value-type="time">
            <text:p>02:11:10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4" calcext:value-type="float">
            <text:p>574.64</text:p>
          </table:table-cell>
          <table:table-cell office:value-type="float" office:value="1092.17" calcext:value-type="float">
            <text:p>1092.17</text:p>
          </table:table-cell>
          <table:table-cell office:value-type="float" office:value="1282.63" calcext:value-type="float">
            <text:p>1282.63</text:p>
          </table:table-cell>
        </table:table-row>
        <table:table-row table:style-name="ro1">
          <table:table-cell office:value-type="float" office:value="7886479" calcext:value-type="float">
            <text:p>7886479</text:p>
          </table:table-cell>
          <table:table-cell table:formula="of:=[.A495]/1000/(60*60*24)" office:value-type="time" office:time-value="PT02H11M26.479S" calcext:value-type="time">
            <text:p>02:11:26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094.39" calcext:value-type="float">
            <text:p>1094.39</text:p>
          </table:table-cell>
          <table:table-cell office:value-type="float" office:value="1285.18" calcext:value-type="float">
            <text:p>1285.18</text:p>
          </table:table-cell>
        </table:table-row>
        <table:table-row table:style-name="ro1">
          <table:table-cell office:value-type="float" office:value="7902479" calcext:value-type="float">
            <text:p>7902479</text:p>
          </table:table-cell>
          <table:table-cell table:formula="of:=[.A496]/1000/(60*60*24)" office:value-type="time" office:time-value="PT02H11M42.479S" calcext:value-type="time">
            <text:p>02:11:42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096.61" calcext:value-type="float">
            <text:p>1096.61</text:p>
          </table:table-cell>
          <table:table-cell office:value-type="float" office:value="1287.74" calcext:value-type="float">
            <text:p>1287.74</text:p>
          </table:table-cell>
        </table:table-row>
        <table:table-row table:style-name="ro1">
          <table:table-cell office:value-type="float" office:value="7918478" calcext:value-type="float">
            <text:p>7918478</text:p>
          </table:table-cell>
          <table:table-cell table:formula="of:=[.A497]/1000/(60*60*24)" office:value-type="time" office:time-value="PT02H11M58.478S" calcext:value-type="time">
            <text:p>02:11:58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2" calcext:value-type="float">
            <text:p>574.52</text:p>
          </table:table-cell>
          <table:table-cell office:value-type="float" office:value="1098.83" calcext:value-type="float">
            <text:p>1098.83</text:p>
          </table:table-cell>
          <table:table-cell office:value-type="float" office:value="1290.29" calcext:value-type="float">
            <text:p>1290.29</text:p>
          </table:table-cell>
        </table:table-row>
        <table:table-row table:style-name="ro1">
          <table:table-cell office:value-type="float" office:value="7934478" calcext:value-type="float">
            <text:p>7934478</text:p>
          </table:table-cell>
          <table:table-cell table:formula="of:=[.A498]/1000/(60*60*24)" office:value-type="time" office:time-value="PT02H12M14.478S" calcext:value-type="time">
            <text:p>02:12:14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2" calcext:value-type="float">
            <text:p>574.52</text:p>
          </table:table-cell>
          <table:table-cell office:value-type="float" office:value="1101.05" calcext:value-type="float">
            <text:p>1101.05</text:p>
          </table:table-cell>
          <table:table-cell office:value-type="float" office:value="1292.85" calcext:value-type="float">
            <text:p>1292.85</text:p>
          </table:table-cell>
        </table:table-row>
        <table:table-row table:style-name="ro1">
          <table:table-cell office:value-type="float" office:value="7950478" calcext:value-type="float">
            <text:p>7950478</text:p>
          </table:table-cell>
          <table:table-cell table:formula="of:=[.A499]/1000/(60*60*24)" office:value-type="time" office:time-value="PT02H12M30.478S" calcext:value-type="time">
            <text:p>02:12:30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5" calcext:value-type="float">
            <text:p>574.65</text:p>
          </table:table-cell>
          <table:table-cell office:value-type="float" office:value="1103.27" calcext:value-type="float">
            <text:p>1103.27</text:p>
          </table:table-cell>
          <table:table-cell office:value-type="float" office:value="1295.4" calcext:value-type="float">
            <text:p>1295.4</text:p>
          </table:table-cell>
        </table:table-row>
        <table:table-row table:style-name="ro1">
          <table:table-cell office:value-type="float" office:value="7966479" calcext:value-type="float">
            <text:p>7966479</text:p>
          </table:table-cell>
          <table:table-cell table:formula="of:=[.A500]/1000/(60*60*24)" office:value-type="time" office:time-value="PT02H12M46.479S" calcext:value-type="time">
            <text:p>02:12:46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5" calcext:value-type="float">
            <text:p>574.65</text:p>
          </table:table-cell>
          <table:table-cell office:value-type="float" office:value="1105.49" calcext:value-type="float">
            <text:p>1105.49</text:p>
          </table:table-cell>
          <table:table-cell office:value-type="float" office:value="1297.96" calcext:value-type="float">
            <text:p>1297.96</text:p>
          </table:table-cell>
        </table:table-row>
        <table:table-row table:style-name="ro1">
          <table:table-cell office:value-type="float" office:value="7982478" calcext:value-type="float">
            <text:p>7982478</text:p>
          </table:table-cell>
          <table:table-cell table:formula="of:=[.A501]/1000/(60*60*24)" office:value-type="time" office:time-value="PT02H13M02.478S" calcext:value-type="time">
            <text:p>02:13:02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2" calcext:value-type="float">
            <text:p>574.2</text:p>
          </table:table-cell>
          <table:table-cell office:value-type="float" office:value="1107.71" calcext:value-type="float">
            <text:p>1107.71</text:p>
          </table:table-cell>
          <table:table-cell office:value-type="float" office:value="1300.51" calcext:value-type="float">
            <text:p>1300.51</text:p>
          </table:table-cell>
        </table:table-row>
        <table:table-row table:style-name="ro1">
          <table:table-cell office:value-type="float" office:value="7998479" calcext:value-type="float">
            <text:p>7998479</text:p>
          </table:table-cell>
          <table:table-cell table:formula="of:=[.A502]/1000/(60*60*24)" office:value-type="time" office:time-value="PT02H13M18.479S" calcext:value-type="time">
            <text:p>02:13:18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6" calcext:value-type="float">
            <text:p>574.66</text:p>
          </table:table-cell>
          <table:table-cell office:value-type="float" office:value="1109.93" calcext:value-type="float">
            <text:p>1109.93</text:p>
          </table:table-cell>
          <table:table-cell office:value-type="float" office:value="1303.06" calcext:value-type="float">
            <text:p>1303.06</text:p>
          </table:table-cell>
        </table:table-row>
        <table:table-row table:style-name="ro1">
          <table:table-cell office:value-type="float" office:value="8014478" calcext:value-type="float">
            <text:p>8014478</text:p>
          </table:table-cell>
          <table:table-cell table:formula="of:=[.A503]/1000/(60*60*24)" office:value-type="time" office:time-value="PT02H13M34.478S" calcext:value-type="time">
            <text:p>02:13:34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112.15" calcext:value-type="float">
            <text:p>1112.15</text:p>
          </table:table-cell>
          <table:table-cell office:value-type="float" office:value="1305.62" calcext:value-type="float">
            <text:p>1305.62</text:p>
          </table:table-cell>
        </table:table-row>
        <table:table-row table:style-name="ro1">
          <table:table-cell office:value-type="float" office:value="8030479" calcext:value-type="float">
            <text:p>8030479</text:p>
          </table:table-cell>
          <table:table-cell table:formula="of:=[.A504]/1000/(60*60*24)" office:value-type="time" office:time-value="PT02H13M50.479S" calcext:value-type="time">
            <text:p>02:13:50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9" calcext:value-type="float">
            <text:p>576.29</text:p>
          </table:table-cell>
          <table:table-cell office:value-type="float" office:value="1114.37" calcext:value-type="float">
            <text:p>1114.37</text:p>
          </table:table-cell>
          <table:table-cell office:value-type="float" office:value="1308.17" calcext:value-type="float">
            <text:p>1308.17</text:p>
          </table:table-cell>
        </table:table-row>
        <table:table-row table:style-name="ro1">
          <table:table-cell office:value-type="float" office:value="8046478" calcext:value-type="float">
            <text:p>8046478</text:p>
          </table:table-cell>
          <table:table-cell table:formula="of:=[.A505]/1000/(60*60*24)" office:value-type="time" office:time-value="PT02H14M06.478S" calcext:value-type="time">
            <text:p>02:14:06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116.59" calcext:value-type="float">
            <text:p>1116.59</text:p>
          </table:table-cell>
          <table:table-cell office:value-type="float" office:value="1310.73" calcext:value-type="float">
            <text:p>1310.73</text:p>
          </table:table-cell>
        </table:table-row>
        <table:table-row table:style-name="ro1">
          <table:table-cell office:value-type="float" office:value="8062478" calcext:value-type="float">
            <text:p>8062478</text:p>
          </table:table-cell>
          <table:table-cell table:formula="of:=[.A506]/1000/(60*60*24)" office:value-type="time" office:time-value="PT02H14M22.478S" calcext:value-type="time">
            <text:p>02:14:22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5" calcext:value-type="float">
            <text:p>574.05</text:p>
          </table:table-cell>
          <table:table-cell office:value-type="float" office:value="1118.81" calcext:value-type="float">
            <text:p>1118.81</text:p>
          </table:table-cell>
          <table:table-cell office:value-type="float" office:value="1313.28" calcext:value-type="float">
            <text:p>1313.28</text:p>
          </table:table-cell>
        </table:table-row>
        <table:table-row table:style-name="ro1">
          <table:table-cell office:value-type="float" office:value="8078478" calcext:value-type="float">
            <text:p>8078478</text:p>
          </table:table-cell>
          <table:table-cell table:formula="of:=[.A507]/1000/(60*60*24)" office:value-type="time" office:time-value="PT02H14M38.478S" calcext:value-type="time">
            <text:p>02:14:38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1" calcext:value-type="float">
            <text:p>576.41</text:p>
          </table:table-cell>
          <table:table-cell office:value-type="float" office:value="1121.03" calcext:value-type="float">
            <text:p>1121.03</text:p>
          </table:table-cell>
          <table:table-cell office:value-type="float" office:value="1315.83" calcext:value-type="float">
            <text:p>1315.83</text:p>
          </table:table-cell>
        </table:table-row>
        <table:table-row table:style-name="ro1">
          <table:table-cell office:value-type="float" office:value="8094478" calcext:value-type="float">
            <text:p>8094478</text:p>
          </table:table-cell>
          <table:table-cell table:formula="of:=[.A508]/1000/(60*60*24)" office:value-type="time" office:time-value="PT02H14M54.478S" calcext:value-type="time">
            <text:p>02:14:54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4" calcext:value-type="float">
            <text:p>574.44</text:p>
          </table:table-cell>
          <table:table-cell office:value-type="float" office:value="1123.25" calcext:value-type="float">
            <text:p>1123.25</text:p>
          </table:table-cell>
          <table:table-cell office:value-type="float" office:value="1318.39" calcext:value-type="float">
            <text:p>1318.39</text:p>
          </table:table-cell>
        </table:table-row>
        <table:table-row table:style-name="ro1">
          <table:table-cell office:value-type="float" office:value="8110478" calcext:value-type="float">
            <text:p>8110478</text:p>
          </table:table-cell>
          <table:table-cell table:formula="of:=[.A509]/1000/(60*60*24)" office:value-type="time" office:time-value="PT02H15M10.478S" calcext:value-type="time">
            <text:p>02:15:10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125.47" calcext:value-type="float">
            <text:p>1125.47</text:p>
          </table:table-cell>
          <table:table-cell office:value-type="float" office:value="1320.94" calcext:value-type="float">
            <text:p>1320.94</text:p>
          </table:table-cell>
        </table:table-row>
        <table:table-row table:style-name="ro1">
          <table:table-cell office:value-type="float" office:value="8126478" calcext:value-type="float">
            <text:p>8126478</text:p>
          </table:table-cell>
          <table:table-cell table:formula="of:=[.A510]/1000/(60*60*24)" office:value-type="time" office:time-value="PT02H15M26.478S" calcext:value-type="time">
            <text:p>02:15:26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3" calcext:value-type="float">
            <text:p>576.43</text:p>
          </table:table-cell>
          <table:table-cell office:value-type="float" office:value="1127.69" calcext:value-type="float">
            <text:p>1127.69</text:p>
          </table:table-cell>
          <table:table-cell office:value-type="float" office:value="1323.49" calcext:value-type="float">
            <text:p>1323.49</text:p>
          </table:table-cell>
        </table:table-row>
        <table:table-row table:style-name="ro1">
          <table:table-cell office:value-type="float" office:value="8142479" calcext:value-type="float">
            <text:p>8142479</text:p>
          </table:table-cell>
          <table:table-cell table:formula="of:=[.A511]/1000/(60*60*24)" office:value-type="time" office:time-value="PT02H15M42.479S" calcext:value-type="time">
            <text:p>02:15:42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129.91" calcext:value-type="float">
            <text:p>1129.91</text:p>
          </table:table-cell>
          <table:table-cell office:value-type="float" office:value="1326.04" calcext:value-type="float">
            <text:p>1326.04</text:p>
          </table:table-cell>
        </table:table-row>
        <table:table-row table:style-name="ro1">
          <table:table-cell office:value-type="float" office:value="8158478" calcext:value-type="float">
            <text:p>8158478</text:p>
          </table:table-cell>
          <table:table-cell table:formula="of:=[.A512]/1000/(60*60*24)" office:value-type="time" office:time-value="PT02H15M58.478S" calcext:value-type="time">
            <text:p>02:15:58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5" calcext:value-type="float">
            <text:p>574.65</text:p>
          </table:table-cell>
          <table:table-cell office:value-type="float" office:value="1132.13" calcext:value-type="float">
            <text:p>1132.13</text:p>
          </table:table-cell>
          <table:table-cell office:value-type="float" office:value="1328.59" calcext:value-type="float">
            <text:p>1328.59</text:p>
          </table:table-cell>
        </table:table-row>
        <table:table-row table:style-name="ro1">
          <table:table-cell office:value-type="float" office:value="8174478" calcext:value-type="float">
            <text:p>8174478</text:p>
          </table:table-cell>
          <table:table-cell table:formula="of:=[.A513]/1000/(60*60*24)" office:value-type="time" office:time-value="PT02H16M14.478S" calcext:value-type="time">
            <text:p>02:16:14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134.35" calcext:value-type="float">
            <text:p>1134.35</text:p>
          </table:table-cell>
          <table:table-cell office:value-type="float" office:value="1331.15" calcext:value-type="float">
            <text:p>1331.15</text:p>
          </table:table-cell>
        </table:table-row>
        <table:table-row table:style-name="ro1">
          <table:table-cell office:value-type="float" office:value="8190478" calcext:value-type="float">
            <text:p>8190478</text:p>
          </table:table-cell>
          <table:table-cell table:formula="of:=[.A514]/1000/(60*60*24)" office:value-type="time" office:time-value="PT02H16M30.478S" calcext:value-type="time">
            <text:p>02:16:30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2" calcext:value-type="float">
            <text:p>572.2</text:p>
          </table:table-cell>
          <table:table-cell office:value-type="float" office:value="1136.57" calcext:value-type="float">
            <text:p>1136.57</text:p>
          </table:table-cell>
          <table:table-cell office:value-type="float" office:value="1333.7" calcext:value-type="float">
            <text:p>1333.7</text:p>
          </table:table-cell>
        </table:table-row>
        <table:table-row table:style-name="ro1">
          <table:table-cell office:value-type="float" office:value="8206479" calcext:value-type="float">
            <text:p>8206479</text:p>
          </table:table-cell>
          <table:table-cell table:formula="of:=[.A515]/1000/(60*60*24)" office:value-type="time" office:time-value="PT02H16M46.479S" calcext:value-type="time">
            <text:p>02:16:46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138.79" calcext:value-type="float">
            <text:p>1138.79</text:p>
          </table:table-cell>
          <table:table-cell office:value-type="float" office:value="1336.25" calcext:value-type="float">
            <text:p>1336.25</text:p>
          </table:table-cell>
        </table:table-row>
        <table:table-row table:style-name="ro1">
          <table:table-cell office:value-type="float" office:value="8222479" calcext:value-type="float">
            <text:p>8222479</text:p>
          </table:table-cell>
          <table:table-cell table:formula="of:=[.A516]/1000/(60*60*24)" office:value-type="time" office:time-value="PT02H17M02.479S" calcext:value-type="time">
            <text:p>02:17:02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141.01" calcext:value-type="float">
            <text:p>1141.01</text:p>
          </table:table-cell>
          <table:table-cell office:value-type="float" office:value="1338.8" calcext:value-type="float">
            <text:p>1338.8</text:p>
          </table:table-cell>
        </table:table-row>
        <table:table-row table:style-name="ro1">
          <table:table-cell office:value-type="float" office:value="8238478" calcext:value-type="float">
            <text:p>8238478</text:p>
          </table:table-cell>
          <table:table-cell table:formula="of:=[.A517]/1000/(60*60*24)" office:value-type="time" office:time-value="PT02H17M18.478S" calcext:value-type="time">
            <text:p>02:17:18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1" calcext:value-type="float">
            <text:p>574.51</text:p>
          </table:table-cell>
          <table:table-cell office:value-type="float" office:value="1143.23" calcext:value-type="float">
            <text:p>1143.23</text:p>
          </table:table-cell>
          <table:table-cell office:value-type="float" office:value="1341.35" calcext:value-type="float">
            <text:p>1341.35</text:p>
          </table:table-cell>
        </table:table-row>
        <table:table-row table:style-name="ro1">
          <table:table-cell office:value-type="float" office:value="8254478" calcext:value-type="float">
            <text:p>8254478</text:p>
          </table:table-cell>
          <table:table-cell table:formula="of:=[.A518]/1000/(60*60*24)" office:value-type="time" office:time-value="PT02H17M34.478S" calcext:value-type="time">
            <text:p>02:17:34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145.45" calcext:value-type="float">
            <text:p>1145.45</text:p>
          </table:table-cell>
          <table:table-cell office:value-type="float" office:value="1343.9" calcext:value-type="float">
            <text:p>1343.9</text:p>
          </table:table-cell>
        </table:table-row>
        <table:table-row table:style-name="ro1">
          <table:table-cell office:value-type="float" office:value="8270478" calcext:value-type="float">
            <text:p>8270478</text:p>
          </table:table-cell>
          <table:table-cell table:formula="of:=[.A519]/1000/(60*60*24)" office:value-type="time" office:time-value="PT02H17M50.478S" calcext:value-type="time">
            <text:p>02:17:50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2" calcext:value-type="float">
            <text:p>572.2</text:p>
          </table:table-cell>
          <table:table-cell office:value-type="float" office:value="1147.67" calcext:value-type="float">
            <text:p>1147.67</text:p>
          </table:table-cell>
          <table:table-cell office:value-type="float" office:value="1346.45" calcext:value-type="float">
            <text:p>1346.45</text:p>
          </table:table-cell>
        </table:table-row>
        <table:table-row table:style-name="ro1">
          <table:table-cell office:value-type="float" office:value="8286478" calcext:value-type="float">
            <text:p>8286478</text:p>
          </table:table-cell>
          <table:table-cell table:formula="of:=[.A520]/1000/(60*60*24)" office:value-type="time" office:time-value="PT02H18M06.478S" calcext:value-type="time">
            <text:p>02:18:06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4" calcext:value-type="float">
            <text:p>572.44</text:p>
          </table:table-cell>
          <table:table-cell office:value-type="float" office:value="1149.89" calcext:value-type="float">
            <text:p>1149.89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float" office:value="8302478" calcext:value-type="float">
            <text:p>8302478</text:p>
          </table:table-cell>
          <table:table-cell table:formula="of:=[.A521]/1000/(60*60*24)" office:value-type="time" office:time-value="PT02H18M22.478S" calcext:value-type="time">
            <text:p>02:18:22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152.11" calcext:value-type="float">
            <text:p>1152.11</text:p>
          </table:table-cell>
          <table:table-cell office:value-type="float" office:value="1351.55" calcext:value-type="float">
            <text:p>1351.55</text:p>
          </table:table-cell>
        </table:table-row>
        <table:table-row table:style-name="ro1">
          <table:table-cell office:value-type="float" office:value="8318479" calcext:value-type="float">
            <text:p>8318479</text:p>
          </table:table-cell>
          <table:table-cell table:formula="of:=[.A522]/1000/(60*60*24)" office:value-type="time" office:time-value="PT02H18M38.479S" calcext:value-type="time">
            <text:p>02:18:38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3" calcext:value-type="float">
            <text:p>574.43</text:p>
          </table:table-cell>
          <table:table-cell office:value-type="float" office:value="1154.33" calcext:value-type="float">
            <text:p>1154.33</text:p>
          </table:table-cell>
          <table:table-cell office:value-type="float" office:value="1354.1" calcext:value-type="float">
            <text:p>1354.1</text:p>
          </table:table-cell>
        </table:table-row>
        <table:table-row table:style-name="ro1">
          <table:table-cell office:value-type="float" office:value="8334478" calcext:value-type="float">
            <text:p>8334478</text:p>
          </table:table-cell>
          <table:table-cell table:formula="of:=[.A523]/1000/(60*60*24)" office:value-type="time" office:time-value="PT02H18M54.478S" calcext:value-type="time">
            <text:p>02:18:54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156.55" calcext:value-type="float">
            <text:p>1156.55</text:p>
          </table:table-cell>
          <table:table-cell office:value-type="float" office:value="1356.65" calcext:value-type="float">
            <text:p>1356.65</text:p>
          </table:table-cell>
        </table:table-row>
        <table:table-row table:style-name="ro1">
          <table:table-cell office:value-type="float" office:value="8350478" calcext:value-type="float">
            <text:p>8350478</text:p>
          </table:table-cell>
          <table:table-cell table:formula="of:=[.A524]/1000/(60*60*24)" office:value-type="time" office:time-value="PT02H19M10.478S" calcext:value-type="time">
            <text:p>02:19:10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158.77" calcext:value-type="float">
            <text:p>1158.77</text:p>
          </table:table-cell>
          <table:table-cell office:value-type="float" office:value="1359.2" calcext:value-type="float">
            <text:p>1359.2</text:p>
          </table:table-cell>
        </table:table-row>
        <table:table-row table:style-name="ro1">
          <table:table-cell office:value-type="float" office:value="8366478" calcext:value-type="float">
            <text:p>8366478</text:p>
          </table:table-cell>
          <table:table-cell table:formula="of:=[.A525]/1000/(60*60*24)" office:value-type="time" office:time-value="PT02H19M26.478S" calcext:value-type="time">
            <text:p>02:19:26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2" calcext:value-type="float">
            <text:p>572.52</text:p>
          </table:table-cell>
          <table:table-cell office:value-type="float" office:value="1160.99" calcext:value-type="float">
            <text:p>1160.99</text:p>
          </table:table-cell>
          <table:table-cell office:value-type="float" office:value="1361.74" calcext:value-type="float">
            <text:p>1361.74</text:p>
          </table:table-cell>
        </table:table-row>
        <table:table-row table:style-name="ro1">
          <table:table-cell office:value-type="float" office:value="8382479" calcext:value-type="float">
            <text:p>8382479</text:p>
          </table:table-cell>
          <table:table-cell table:formula="of:=[.A526]/1000/(60*60*24)" office:value-type="time" office:time-value="PT02H19M42.479S" calcext:value-type="time">
            <text:p>02:19:42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6" calcext:value-type="float">
            <text:p>572.06</text:p>
          </table:table-cell>
          <table:table-cell office:value-type="float" office:value="1163.21" calcext:value-type="float">
            <text:p>1163.21</text:p>
          </table:table-cell>
          <table:table-cell office:value-type="float" office:value="1364.29" calcext:value-type="float">
            <text:p>1364.29</text:p>
          </table:table-cell>
        </table:table-row>
        <table:table-row table:style-name="ro1">
          <table:table-cell office:value-type="float" office:value="8398478" calcext:value-type="float">
            <text:p>8398478</text:p>
          </table:table-cell>
          <table:table-cell table:formula="of:=[.A527]/1000/(60*60*24)" office:value-type="time" office:time-value="PT02H19M58.478S" calcext:value-type="time">
            <text:p>02:19:58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2" calcext:value-type="float">
            <text:p>574.52</text:p>
          </table:table-cell>
          <table:table-cell office:value-type="float" office:value="1165.43" calcext:value-type="float">
            <text:p>1165.43</text:p>
          </table:table-cell>
          <table:table-cell office:value-type="float" office:value="1366.84" calcext:value-type="float">
            <text:p>1366.84</text:p>
          </table:table-cell>
        </table:table-row>
        <table:table-row table:style-name="ro1">
          <table:table-cell office:value-type="float" office:value="8414479" calcext:value-type="float">
            <text:p>8414479</text:p>
          </table:table-cell>
          <table:table-cell table:formula="of:=[.A528]/1000/(60*60*24)" office:value-type="time" office:time-value="PT02H20M14.479S" calcext:value-type="time">
            <text:p>02:20:14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167.65" calcext:value-type="float">
            <text:p>1167.65</text:p>
          </table:table-cell>
          <table:table-cell office:value-type="float" office:value="1369.39" calcext:value-type="float">
            <text:p>1369.39</text:p>
          </table:table-cell>
        </table:table-row>
        <table:table-row table:style-name="ro1">
          <table:table-cell office:value-type="float" office:value="8430479" calcext:value-type="float">
            <text:p>8430479</text:p>
          </table:table-cell>
          <table:table-cell table:formula="of:=[.A529]/1000/(60*60*24)" office:value-type="time" office:time-value="PT02H20M30.479S" calcext:value-type="time">
            <text:p>02:20:30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1" calcext:value-type="float">
            <text:p>572.41</text:p>
          </table:table-cell>
          <table:table-cell office:value-type="float" office:value="1169.87" calcext:value-type="float">
            <text:p>1169.87</text:p>
          </table:table-cell>
          <table:table-cell office:value-type="float" office:value="1371.93" calcext:value-type="float">
            <text:p>1371.93</text:p>
          </table:table-cell>
        </table:table-row>
        <table:table-row table:style-name="ro1">
          <table:table-cell office:value-type="float" office:value="8446478" calcext:value-type="float">
            <text:p>8446478</text:p>
          </table:table-cell>
          <table:table-cell table:formula="of:=[.A530]/1000/(60*60*24)" office:value-type="time" office:time-value="PT02H20M46.478S" calcext:value-type="time">
            <text:p>02:20:46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172.09" calcext:value-type="float">
            <text:p>1172.09</text:p>
          </table:table-cell>
          <table:table-cell office:value-type="float" office:value="1374.48" calcext:value-type="float">
            <text:p>1374.48</text:p>
          </table:table-cell>
        </table:table-row>
        <table:table-row table:style-name="ro1">
          <table:table-cell office:value-type="float" office:value="8462478" calcext:value-type="float">
            <text:p>8462478</text:p>
          </table:table-cell>
          <table:table-cell table:formula="of:=[.A531]/1000/(60*60*24)" office:value-type="time" office:time-value="PT02H21M02.478S" calcext:value-type="time">
            <text:p>02:21:02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2" calcext:value-type="float">
            <text:p>572.2</text:p>
          </table:table-cell>
          <table:table-cell office:value-type="float" office:value="1174.31" calcext:value-type="float">
            <text:p>1174.31</text:p>
          </table:table-cell>
          <table:table-cell office:value-type="float" office:value="1377.03" calcext:value-type="float">
            <text:p>1377.03</text:p>
          </table:table-cell>
        </table:table-row>
        <table:table-row table:style-name="ro1">
          <table:table-cell office:value-type="float" office:value="8478479" calcext:value-type="float">
            <text:p>8478479</text:p>
          </table:table-cell>
          <table:table-cell table:formula="of:=[.A532]/1000/(60*60*24)" office:value-type="time" office:time-value="PT02H21M18.479S" calcext:value-type="time">
            <text:p>02:21:18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1" calcext:value-type="float">
            <text:p>572.51</text:p>
          </table:table-cell>
          <table:table-cell office:value-type="float" office:value="1176.53" calcext:value-type="float">
            <text:p>1176.53</text:p>
          </table:table-cell>
          <table:table-cell office:value-type="float" office:value="1379.57" calcext:value-type="float">
            <text:p>1379.57</text:p>
          </table:table-cell>
        </table:table-row>
        <table:table-row table:style-name="ro1">
          <table:table-cell office:value-type="float" office:value="8494478" calcext:value-type="float">
            <text:p>8494478</text:p>
          </table:table-cell>
          <table:table-cell table:formula="of:=[.A533]/1000/(60*60*24)" office:value-type="time" office:time-value="PT02H21M34.478S" calcext:value-type="time">
            <text:p>02:21:34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2.65" calcext:value-type="float">
            <text:p>572.65</text:p>
          </table:table-cell>
          <table:table-cell office:value-type="float" office:value="1178.75" calcext:value-type="float">
            <text:p>1178.75</text:p>
          </table:table-cell>
          <table:table-cell office:value-type="float" office:value="1382.12" calcext:value-type="float">
            <text:p>1382.12</text:p>
          </table:table-cell>
        </table:table-row>
        <table:table-row table:style-name="ro1">
          <table:table-cell office:value-type="float" office:value="8510478" calcext:value-type="float">
            <text:p>8510478</text:p>
          </table:table-cell>
          <table:table-cell table:formula="of:=[.A534]/1000/(60*60*24)" office:value-type="time" office:time-value="PT02H21M50.478S" calcext:value-type="time">
            <text:p>02:21:50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2.65" calcext:value-type="float">
            <text:p>572.65</text:p>
          </table:table-cell>
          <table:table-cell office:value-type="float" office:value="1180.98" calcext:value-type="float">
            <text:p>1180.98</text:p>
          </table:table-cell>
          <table:table-cell office:value-type="float" office:value="1384.66" calcext:value-type="float">
            <text:p>1384.66</text:p>
          </table:table-cell>
        </table:table-row>
        <table:table-row table:style-name="ro1">
          <table:table-cell office:value-type="float" office:value="8526478" calcext:value-type="float">
            <text:p>8526478</text:p>
          </table:table-cell>
          <table:table-cell table:formula="of:=[.A535]/1000/(60*60*24)" office:value-type="time" office:time-value="PT02H22M06.478S" calcext:value-type="time">
            <text:p>02:22:06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2" calcext:value-type="float">
            <text:p>572.42</text:p>
          </table:table-cell>
          <table:table-cell office:value-type="float" office:value="1183.2" calcext:value-type="float">
            <text:p>1183.2</text:p>
          </table:table-cell>
          <table:table-cell office:value-type="float" office:value="1387.21" calcext:value-type="float">
            <text:p>1387.21</text:p>
          </table:table-cell>
        </table:table-row>
        <table:table-row table:style-name="ro1">
          <table:table-cell office:value-type="float" office:value="8542478" calcext:value-type="float">
            <text:p>8542478</text:p>
          </table:table-cell>
          <table:table-cell table:formula="of:=[.A536]/1000/(60*60*24)" office:value-type="time" office:time-value="PT02H22M22.478S" calcext:value-type="time">
            <text:p>02:22:22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9" calcext:value-type="float">
            <text:p>572.29</text:p>
          </table:table-cell>
          <table:table-cell office:value-type="float" office:value="1185.41" calcext:value-type="float">
            <text:p>1185.41</text:p>
          </table:table-cell>
          <table:table-cell office:value-type="float" office:value="1389.76" calcext:value-type="float">
            <text:p>1389.76</text:p>
          </table:table-cell>
        </table:table-row>
        <table:table-row table:style-name="ro1">
          <table:table-cell office:value-type="float" office:value="8558478" calcext:value-type="float">
            <text:p>8558478</text:p>
          </table:table-cell>
          <table:table-cell table:formula="of:=[.A537]/1000/(60*60*24)" office:value-type="time" office:time-value="PT02H22M38.478S" calcext:value-type="time">
            <text:p>02:22:38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187.63" calcext:value-type="float">
            <text:p>1187.63</text:p>
          </table:table-cell>
          <table:table-cell office:value-type="float" office:value="1392.3" calcext:value-type="float">
            <text:p>1392.3</text:p>
          </table:table-cell>
        </table:table-row>
        <table:table-row table:style-name="ro1">
          <table:table-cell office:value-type="float" office:value="8574479" calcext:value-type="float">
            <text:p>8574479</text:p>
          </table:table-cell>
          <table:table-cell table:formula="of:=[.A538]/1000/(60*60*24)" office:value-type="time" office:time-value="PT02H22M54.479S" calcext:value-type="time">
            <text:p>02:22:54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2" calcext:value-type="float">
            <text:p>572.52</text:p>
          </table:table-cell>
          <table:table-cell office:value-type="float" office:value="1189.85" calcext:value-type="float">
            <text:p>1189.85</text:p>
          </table:table-cell>
          <table:table-cell office:value-type="float" office:value="1394.85" calcext:value-type="float">
            <text:p>1394.85</text:p>
          </table:table-cell>
        </table:table-row>
        <table:table-row table:style-name="ro1">
          <table:table-cell office:value-type="float" office:value="8590478" calcext:value-type="float">
            <text:p>8590478</text:p>
          </table:table-cell>
          <table:table-cell table:formula="of:=[.A539]/1000/(60*60*24)" office:value-type="time" office:time-value="PT02H23M10.478S" calcext:value-type="time">
            <text:p>02:23:10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1" calcext:value-type="float">
            <text:p>572.41</text:p>
          </table:table-cell>
          <table:table-cell office:value-type="float" office:value="1192.07" calcext:value-type="float">
            <text:p>1192.07</text:p>
          </table:table-cell>
          <table:table-cell office:value-type="float" office:value="1397.39" calcext:value-type="float">
            <text:p>1397.39</text:p>
          </table:table-cell>
        </table:table-row>
        <table:table-row table:style-name="ro1">
          <table:table-cell office:value-type="float" office:value="8606478" calcext:value-type="float">
            <text:p>8606478</text:p>
          </table:table-cell>
          <table:table-cell table:formula="of:=[.A540]/1000/(60*60*24)" office:value-type="time" office:time-value="PT02H23M26.478S" calcext:value-type="time">
            <text:p>02:23:26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2" calcext:value-type="float">
            <text:p>572.52</text:p>
          </table:table-cell>
          <table:table-cell office:value-type="float" office:value="1194.29" calcext:value-type="float">
            <text:p>1194.29</text:p>
          </table:table-cell>
          <table:table-cell office:value-type="float" office:value="1399.94" calcext:value-type="float">
            <text:p>1399.94</text:p>
          </table:table-cell>
        </table:table-row>
        <table:table-row table:style-name="ro1">
          <table:table-cell office:value-type="float" office:value="8622478" calcext:value-type="float">
            <text:p>8622478</text:p>
          </table:table-cell>
          <table:table-cell table:formula="of:=[.A541]/1000/(60*60*24)" office:value-type="time" office:time-value="PT02H23M42.478S" calcext:value-type="time">
            <text:p>02:23:42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2.64" calcext:value-type="float">
            <text:p>572.64</text:p>
          </table:table-cell>
          <table:table-cell office:value-type="float" office:value="1196.51" calcext:value-type="float">
            <text:p>1196.51</text:p>
          </table:table-cell>
          <table:table-cell office:value-type="float" office:value="1402.48" calcext:value-type="float">
            <text:p>1402.48</text:p>
          </table:table-cell>
        </table:table-row>
        <table:table-row table:style-name="ro1">
          <table:table-cell office:value-type="float" office:value="8638479" calcext:value-type="float">
            <text:p>8638479</text:p>
          </table:table-cell>
          <table:table-cell table:formula="of:=[.A542]/1000/(60*60*24)" office:value-type="time" office:time-value="PT02H23M58.479S" calcext:value-type="time">
            <text:p>02:23:58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2" calcext:value-type="float">
            <text:p>572.2</text:p>
          </table:table-cell>
          <table:table-cell office:value-type="float" office:value="1198.73" calcext:value-type="float">
            <text:p>1198.73</text:p>
          </table:table-cell>
          <table:table-cell office:value-type="float" office:value="1405.02" calcext:value-type="float">
            <text:p>1405.02</text:p>
          </table:table-cell>
        </table:table-row>
        <table:table-row table:style-name="ro1">
          <table:table-cell office:value-type="float" office:value="8654478" calcext:value-type="float">
            <text:p>8654478</text:p>
          </table:table-cell>
          <table:table-cell table:formula="of:=[.A543]/1000/(60*60*24)" office:value-type="time" office:time-value="PT02H24M14.478S" calcext:value-type="time">
            <text:p>02:24:14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200.95" calcext:value-type="float">
            <text:p>1200.95</text:p>
          </table:table-cell>
          <table:table-cell office:value-type="float" office:value="1407.57" calcext:value-type="float">
            <text:p>1407.57</text:p>
          </table:table-cell>
        </table:table-row>
        <table:table-row table:style-name="ro1">
          <table:table-cell office:value-type="float" office:value="8670478" calcext:value-type="float">
            <text:p>8670478</text:p>
          </table:table-cell>
          <table:table-cell table:formula="of:=[.A544]/1000/(60*60*24)" office:value-type="time" office:time-value="PT02H24M30.478S" calcext:value-type="time">
            <text:p>02:24:30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203.17" calcext:value-type="float">
            <text:p>1203.17</text:p>
          </table:table-cell>
          <table:table-cell office:value-type="float" office:value="1410.11" calcext:value-type="float">
            <text:p>1410.11</text:p>
          </table:table-cell>
        </table:table-row>
        <table:table-row table:style-name="ro1">
          <table:table-cell office:value-type="float" office:value="8686478" calcext:value-type="float">
            <text:p>8686478</text:p>
          </table:table-cell>
          <table:table-cell table:formula="of:=[.A545]/1000/(60*60*24)" office:value-type="time" office:time-value="PT02H24M46.478S" calcext:value-type="time">
            <text:p>02:24:46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9" calcext:value-type="float">
            <text:p>572.29</text:p>
          </table:table-cell>
          <table:table-cell office:value-type="float" office:value="1205.39" calcext:value-type="float">
            <text:p>1205.39</text:p>
          </table:table-cell>
          <table:table-cell office:value-type="float" office:value="1412.65" calcext:value-type="float">
            <text:p>1412.65</text:p>
          </table:table-cell>
        </table:table-row>
        <table:table-row table:style-name="ro1">
          <table:table-cell office:value-type="float" office:value="8702478" calcext:value-type="float">
            <text:p>8702478</text:p>
          </table:table-cell>
          <table:table-cell table:formula="of:=[.A546]/1000/(60*60*24)" office:value-type="time" office:time-value="PT02H25M02.478S" calcext:value-type="time">
            <text:p>02:25:02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2" calcext:value-type="float">
            <text:p>572.2</text:p>
          </table:table-cell>
          <table:table-cell office:value-type="float" office:value="1207.61" calcext:value-type="float">
            <text:p>1207.61</text:p>
          </table:table-cell>
          <table:table-cell office:value-type="float" office:value="1415.2" calcext:value-type="float">
            <text:p>1415.2</text:p>
          </table:table-cell>
        </table:table-row>
        <table:table-row table:style-name="ro1">
          <table:table-cell office:value-type="float" office:value="8718478" calcext:value-type="float">
            <text:p>8718478</text:p>
          </table:table-cell>
          <table:table-cell table:formula="of:=[.A547]/1000/(60*60*24)" office:value-type="time" office:time-value="PT02H25M18.478S" calcext:value-type="time">
            <text:p>02:25:18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1" calcext:value-type="float">
            <text:p>572.41</text:p>
          </table:table-cell>
          <table:table-cell office:value-type="float" office:value="1209.83" calcext:value-type="float">
            <text:p>1209.83</text:p>
          </table:table-cell>
          <table:table-cell office:value-type="float" office:value="1417.74" calcext:value-type="float">
            <text:p>1417.74</text:p>
          </table:table-cell>
        </table:table-row>
        <table:table-row table:style-name="ro1">
          <table:table-cell office:value-type="float" office:value="8734478" calcext:value-type="float">
            <text:p>8734478</text:p>
          </table:table-cell>
          <table:table-cell table:formula="of:=[.A548]/1000/(60*60*24)" office:value-type="time" office:time-value="PT02H25M34.478S" calcext:value-type="time">
            <text:p>02:25:34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3" calcext:value-type="float">
            <text:p>570.43</text:p>
          </table:table-cell>
          <table:table-cell office:value-type="float" office:value="1212.05" calcext:value-type="float">
            <text:p>1212.05</text:p>
          </table:table-cell>
          <table:table-cell office:value-type="float" office:value="1420.28" calcext:value-type="float">
            <text:p>1420.28</text:p>
          </table:table-cell>
        </table:table-row>
        <table:table-row table:style-name="ro1">
          <table:table-cell office:value-type="float" office:value="8750478" calcext:value-type="float">
            <text:p>8750478</text:p>
          </table:table-cell>
          <table:table-cell table:formula="of:=[.A549]/1000/(60*60*24)" office:value-type="time" office:time-value="PT02H25M50.478S" calcext:value-type="time">
            <text:p>02:25:50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9" calcext:value-type="float">
            <text:p>572.29</text:p>
          </table:table-cell>
          <table:table-cell office:value-type="float" office:value="1214.27" calcext:value-type="float">
            <text:p>1214.27</text:p>
          </table:table-cell>
          <table:table-cell office:value-type="float" office:value="1422.83" calcext:value-type="float">
            <text:p>1422.83</text:p>
          </table:table-cell>
        </table:table-row>
        <table:table-row table:style-name="ro1">
          <table:table-cell office:value-type="float" office:value="8766478" calcext:value-type="float">
            <text:p>8766478</text:p>
          </table:table-cell>
          <table:table-cell table:formula="of:=[.A550]/1000/(60*60*24)" office:value-type="time" office:time-value="PT02H26M06.478S" calcext:value-type="time">
            <text:p>02:26:06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216.49" calcext:value-type="float">
            <text:p>1216.49</text:p>
          </table:table-cell>
          <table:table-cell office:value-type="float" office:value="1425.37" calcext:value-type="float">
            <text:p>1425.37</text:p>
          </table:table-cell>
        </table:table-row>
        <table:table-row table:style-name="ro1">
          <table:table-cell office:value-type="float" office:value="8782478" calcext:value-type="float">
            <text:p>8782478</text:p>
          </table:table-cell>
          <table:table-cell table:formula="of:=[.A551]/1000/(60*60*24)" office:value-type="time" office:time-value="PT02H26M22.478S" calcext:value-type="time">
            <text:p>02:26:22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2" calcext:value-type="float">
            <text:p>572.52</text:p>
          </table:table-cell>
          <table:table-cell office:value-type="float" office:value="1218.71" calcext:value-type="float">
            <text:p>1218.71</text:p>
          </table:table-cell>
          <table:table-cell office:value-type="float" office:value="1427.91" calcext:value-type="float">
            <text:p>1427.91</text:p>
          </table:table-cell>
        </table:table-row>
        <table:table-row table:style-name="ro1">
          <table:table-cell office:value-type="float" office:value="8798478" calcext:value-type="float">
            <text:p>8798478</text:p>
          </table:table-cell>
          <table:table-cell table:formula="of:=[.A552]/1000/(60*60*24)" office:value-type="time" office:time-value="PT02H26M38.478S" calcext:value-type="time">
            <text:p>02:26:38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220.93" calcext:value-type="float">
            <text:p>1220.93</text:p>
          </table:table-cell>
          <table:table-cell office:value-type="float" office:value="1430.45" calcext:value-type="float">
            <text:p>1430.45</text:p>
          </table:table-cell>
        </table:table-row>
        <table:table-row table:style-name="ro1">
          <table:table-cell office:value-type="float" office:value="8814478" calcext:value-type="float">
            <text:p>8814478</text:p>
          </table:table-cell>
          <table:table-cell table:formula="of:=[.A553]/1000/(60*60*24)" office:value-type="time" office:time-value="PT02H26M54.478S" calcext:value-type="time">
            <text:p>02:26:54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223.15" calcext:value-type="float">
            <text:p>1223.15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8830478" calcext:value-type="float">
            <text:p>8830478</text:p>
          </table:table-cell>
          <table:table-cell table:formula="of:=[.A554]/1000/(60*60*24)" office:value-type="time" office:time-value="PT02H27M10.478S" calcext:value-type="time">
            <text:p>02:27:10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9" calcext:value-type="float">
            <text:p>572.29</text:p>
          </table:table-cell>
          <table:table-cell office:value-type="float" office:value="1225.37" calcext:value-type="float">
            <text:p>1225.37</text:p>
          </table:table-cell>
          <table:table-cell office:value-type="float" office:value="1435.54" calcext:value-type="float">
            <text:p>1435.54</text:p>
          </table:table-cell>
        </table:table-row>
        <table:table-row table:style-name="ro1">
          <table:table-cell office:value-type="float" office:value="8846478" calcext:value-type="float">
            <text:p>8846478</text:p>
          </table:table-cell>
          <table:table-cell table:formula="of:=[.A555]/1000/(60*60*24)" office:value-type="time" office:time-value="PT02H27M26.478S" calcext:value-type="time">
            <text:p>02:27:26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2" calcext:value-type="float">
            <text:p>572.2</text:p>
          </table:table-cell>
          <table:table-cell office:value-type="float" office:value="1227.59" calcext:value-type="float">
            <text:p>1227.59</text:p>
          </table:table-cell>
          <table:table-cell office:value-type="float" office:value="1438.08" calcext:value-type="float">
            <text:p>1438.08</text:p>
          </table:table-cell>
        </table:table-row>
        <table:table-row table:style-name="ro1">
          <table:table-cell office:value-type="float" office:value="8862478" calcext:value-type="float">
            <text:p>8862478</text:p>
          </table:table-cell>
          <table:table-cell table:formula="of:=[.A556]/1000/(60*60*24)" office:value-type="time" office:time-value="PT02H27M42.478S" calcext:value-type="time">
            <text:p>02:27:42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2" calcext:value-type="float">
            <text:p>572.52</text:p>
          </table:table-cell>
          <table:table-cell office:value-type="float" office:value="1229.81" calcext:value-type="float">
            <text:p>1229.81</text:p>
          </table:table-cell>
          <table:table-cell office:value-type="float" office:value="1440.62" calcext:value-type="float">
            <text:p>1440.62</text:p>
          </table:table-cell>
        </table:table-row>
        <table:table-row table:style-name="ro1">
          <table:table-cell office:value-type="float" office:value="8878478" calcext:value-type="float">
            <text:p>8878478</text:p>
          </table:table-cell>
          <table:table-cell table:formula="of:=[.A557]/1000/(60*60*24)" office:value-type="time" office:time-value="PT02H27M58.478S" calcext:value-type="time">
            <text:p>02:27:58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3" calcext:value-type="float">
            <text:p>572.43</text:p>
          </table:table-cell>
          <table:table-cell office:value-type="float" office:value="1232.03" calcext:value-type="float">
            <text:p>1232.03</text:p>
          </table:table-cell>
          <table:table-cell office:value-type="float" office:value="1443.16" calcext:value-type="float">
            <text:p>1443.16</text:p>
          </table:table-cell>
        </table:table-row>
        <table:table-row table:style-name="ro1">
          <table:table-cell office:value-type="float" office:value="8894478" calcext:value-type="float">
            <text:p>8894478</text:p>
          </table:table-cell>
          <table:table-cell table:formula="of:=[.A558]/1000/(60*60*24)" office:value-type="time" office:time-value="PT02H28M14.478S" calcext:value-type="time">
            <text:p>02:28:14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3" calcext:value-type="float">
            <text:p>570.43</text:p>
          </table:table-cell>
          <table:table-cell office:value-type="float" office:value="1234.25" calcext:value-type="float">
            <text:p>1234.25</text:p>
          </table:table-cell>
          <table:table-cell office:value-type="float" office:value="1445.7" calcext:value-type="float">
            <text:p>1445.7</text:p>
          </table:table-cell>
        </table:table-row>
        <table:table-row table:style-name="ro1">
          <table:table-cell office:value-type="float" office:value="8910478" calcext:value-type="float">
            <text:p>8910478</text:p>
          </table:table-cell>
          <table:table-cell table:formula="of:=[.A559]/1000/(60*60*24)" office:value-type="time" office:time-value="PT02H28M30.478S" calcext:value-type="time">
            <text:p>02:28:30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236.47" calcext:value-type="float">
            <text:p>1236.47</text:p>
          </table:table-cell>
          <table:table-cell office:value-type="float" office:value="1448.24" calcext:value-type="float">
            <text:p>1448.24</text:p>
          </table:table-cell>
        </table:table-row>
        <table:table-row table:style-name="ro1">
          <table:table-cell office:value-type="float" office:value="8926478" calcext:value-type="float">
            <text:p>8926478</text:p>
          </table:table-cell>
          <table:table-cell table:formula="of:=[.A560]/1000/(60*60*24)" office:value-type="time" office:time-value="PT02H28M46.478S" calcext:value-type="time">
            <text:p>02:28:46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9" calcext:value-type="float">
            <text:p>570.29</text:p>
          </table:table-cell>
          <table:table-cell office:value-type="float" office:value="1238.69" calcext:value-type="float">
            <text:p>1238.69</text:p>
          </table:table-cell>
          <table:table-cell office:value-type="float" office:value="1450.78" calcext:value-type="float">
            <text:p>1450.78</text:p>
          </table:table-cell>
        </table:table-row>
        <table:table-row table:style-name="ro1">
          <table:table-cell office:value-type="float" office:value="8942478" calcext:value-type="float">
            <text:p>8942478</text:p>
          </table:table-cell>
          <table:table-cell table:formula="of:=[.A561]/1000/(60*60*24)" office:value-type="time" office:time-value="PT02H29M02.478S" calcext:value-type="time">
            <text:p>02:29:02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9" calcext:value-type="float">
            <text:p>570.29</text:p>
          </table:table-cell>
          <table:table-cell office:value-type="float" office:value="1240.91" calcext:value-type="float">
            <text:p>1240.91</text:p>
          </table:table-cell>
          <table:table-cell office:value-type="float" office:value="1453.32" calcext:value-type="float">
            <text:p>1453.32</text:p>
          </table:table-cell>
        </table:table-row>
        <table:table-row table:style-name="ro1">
          <table:table-cell office:value-type="float" office:value="8958478" calcext:value-type="float">
            <text:p>8958478</text:p>
          </table:table-cell>
          <table:table-cell table:formula="of:=[.A562]/1000/(60*60*24)" office:value-type="time" office:time-value="PT02H29M18.478S" calcext:value-type="time">
            <text:p>02:29:18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243.13" calcext:value-type="float">
            <text:p>1243.13</text:p>
          </table:table-cell>
          <table:table-cell office:value-type="float" office:value="1455.86" calcext:value-type="float">
            <text:p>1455.86</text:p>
          </table:table-cell>
        </table:table-row>
        <table:table-row table:style-name="ro1">
          <table:table-cell office:value-type="float" office:value="8974478" calcext:value-type="float">
            <text:p>8974478</text:p>
          </table:table-cell>
          <table:table-cell table:formula="of:=[.A563]/1000/(60*60*24)" office:value-type="time" office:time-value="PT02H29M34.478S" calcext:value-type="time">
            <text:p>02:29:34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245.35" calcext:value-type="float">
            <text:p>1245.35</text:p>
          </table:table-cell>
          <table:table-cell office:value-type="float" office:value="1458.4" calcext:value-type="float">
            <text:p>1458.4</text:p>
          </table:table-cell>
        </table:table-row>
        <table:table-row table:style-name="ro1">
          <table:table-cell office:value-type="float" office:value="8990478" calcext:value-type="float">
            <text:p>8990478</text:p>
          </table:table-cell>
          <table:table-cell table:formula="of:=[.A564]/1000/(60*60*24)" office:value-type="time" office:time-value="PT02H29M50.478S" calcext:value-type="time">
            <text:p>02:29:50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2" calcext:value-type="float">
            <text:p>570.52</text:p>
          </table:table-cell>
          <table:table-cell office:value-type="float" office:value="1247.57" calcext:value-type="float">
            <text:p>1247.57</text:p>
          </table:table-cell>
          <table:table-cell office:value-type="float" office:value="1460.94" calcext:value-type="float">
            <text:p>1460.94</text:p>
          </table:table-cell>
        </table:table-row>
        <table:table-row table:style-name="ro1">
          <table:table-cell office:value-type="float" office:value="9006478" calcext:value-type="float">
            <text:p>9006478</text:p>
          </table:table-cell>
          <table:table-cell table:formula="of:=[.A565]/1000/(60*60*24)" office:value-type="time" office:time-value="PT02H30M06.478S" calcext:value-type="time">
            <text:p>02:30:06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6" calcext:value-type="float">
            <text:p>572.06</text:p>
          </table:table-cell>
          <table:table-cell office:value-type="float" office:value="1249.79" calcext:value-type="float">
            <text:p>1249.79</text:p>
          </table:table-cell>
          <table:table-cell office:value-type="float" office:value="1463.48" calcext:value-type="float">
            <text:p>1463.48</text:p>
          </table:table-cell>
        </table:table-row>
        <table:table-row table:style-name="ro1">
          <table:table-cell office:value-type="float" office:value="9022478" calcext:value-type="float">
            <text:p>9022478</text:p>
          </table:table-cell>
          <table:table-cell table:formula="of:=[.A566]/1000/(60*60*24)" office:value-type="time" office:time-value="PT02H30M22.478S" calcext:value-type="time">
            <text:p>02:30:22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3" calcext:value-type="float">
            <text:p>570.43</text:p>
          </table:table-cell>
          <table:table-cell office:value-type="float" office:value="1252.01" calcext:value-type="float">
            <text:p>1252.01</text:p>
          </table:table-cell>
          <table:table-cell office:value-type="float" office:value="1466.01" calcext:value-type="float">
            <text:p>1466.01</text:p>
          </table:table-cell>
        </table:table-row>
        <table:table-row table:style-name="ro1">
          <table:table-cell office:value-type="float" office:value="9038478" calcext:value-type="float">
            <text:p>9038478</text:p>
          </table:table-cell>
          <table:table-cell table:formula="of:=[.A567]/1000/(60*60*24)" office:value-type="time" office:time-value="PT02H30M38.478S" calcext:value-type="time">
            <text:p>02:30:38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9" calcext:value-type="float">
            <text:p>570.29</text:p>
          </table:table-cell>
          <table:table-cell office:value-type="float" office:value="1254.23" calcext:value-type="float">
            <text:p>1254.23</text:p>
          </table:table-cell>
          <table:table-cell office:value-type="float" office:value="1468.55" calcext:value-type="float">
            <text:p>1468.55</text:p>
          </table:table-cell>
        </table:table-row>
        <table:table-row table:style-name="ro1">
          <table:table-cell office:value-type="float" office:value="9054479" calcext:value-type="float">
            <text:p>9054479</text:p>
          </table:table-cell>
          <table:table-cell table:formula="of:=[.A568]/1000/(60*60*24)" office:value-type="time" office:time-value="PT02H30M54.479S" calcext:value-type="time">
            <text:p>02:30:54</text:p>
          </table:table-cell>
          <table:table-cell office:value-type="float" office:value="1.14" calcext:value-type="float">
            <text:p>1.14</text:p>
          </table:table-cell>
          <table:table-cell office:value-type="float" office:value="499.8" calcext:value-type="float">
            <text:p>499.8</text:p>
          </table:table-cell>
          <table:table-cell office:value-type="float" office:value="570.76" calcext:value-type="float">
            <text:p>570.76</text:p>
          </table:table-cell>
          <table:table-cell office:value-type="float" office:value="1256.45" calcext:value-type="float">
            <text:p>1256.45</text:p>
          </table:table-cell>
          <table:table-cell office:value-type="float" office:value="1471.09" calcext:value-type="float">
            <text:p>1471.09</text:p>
          </table:table-cell>
        </table:table-row>
        <table:table-row table:style-name="ro1">
          <table:table-cell office:value-type="float" office:value="9070478" calcext:value-type="float">
            <text:p>9070478</text:p>
          </table:table-cell>
          <table:table-cell table:formula="of:=[.A569]/1000/(60*60*24)" office:value-type="time" office:time-value="PT02H31M10.478S" calcext:value-type="time">
            <text:p>02:31:10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8.66" calcext:value-type="float">
            <text:p>568.66</text:p>
          </table:table-cell>
          <table:table-cell office:value-type="float" office:value="1258.67" calcext:value-type="float">
            <text:p>1258.67</text:p>
          </table:table-cell>
          <table:table-cell office:value-type="float" office:value="1473.62" calcext:value-type="float">
            <text:p>1473.62</text:p>
          </table:table-cell>
        </table:table-row>
        <table:table-row table:style-name="ro1">
          <table:table-cell office:value-type="float" office:value="9086478" calcext:value-type="float">
            <text:p>9086478</text:p>
          </table:table-cell>
          <table:table-cell table:formula="of:=[.A570]/1000/(60*60*24)" office:value-type="time" office:time-value="PT02H31M26.478S" calcext:value-type="time">
            <text:p>02:31:26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2" calcext:value-type="float">
            <text:p>570.52</text:p>
          </table:table-cell>
          <table:table-cell office:value-type="float" office:value="1260.89" calcext:value-type="float">
            <text:p>1260.89</text:p>
          </table:table-cell>
          <table:table-cell office:value-type="float" office:value="1476.16" calcext:value-type="float">
            <text:p>1476.16</text:p>
          </table:table-cell>
        </table:table-row>
        <table:table-row table:style-name="ro1">
          <table:table-cell office:value-type="float" office:value="9102478" calcext:value-type="float">
            <text:p>9102478</text:p>
          </table:table-cell>
          <table:table-cell table:formula="of:=[.A571]/1000/(60*60*24)" office:value-type="time" office:time-value="PT02H31M42.478S" calcext:value-type="time">
            <text:p>02:31:42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1" calcext:value-type="float">
            <text:p>570.51</text:p>
          </table:table-cell>
          <table:table-cell office:value-type="float" office:value="1263.11" calcext:value-type="float">
            <text:p>1263.11</text:p>
          </table:table-cell>
          <table:table-cell office:value-type="float" office:value="1478.7" calcext:value-type="float">
            <text:p>1478.7</text:p>
          </table:table-cell>
        </table:table-row>
        <table:table-row table:style-name="ro1">
          <table:table-cell office:value-type="float" office:value="9118478" calcext:value-type="float">
            <text:p>9118478</text:p>
          </table:table-cell>
          <table:table-cell table:formula="of:=[.A572]/1000/(60*60*24)" office:value-type="time" office:time-value="PT02H31M58.478S" calcext:value-type="time">
            <text:p>02:31:58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2" calcext:value-type="float">
            <text:p>570.52</text:p>
          </table:table-cell>
          <table:table-cell office:value-type="float" office:value="1265.33" calcext:value-type="float">
            <text:p>1265.33</text:p>
          </table:table-cell>
          <table:table-cell office:value-type="float" office:value="1481.23" calcext:value-type="float">
            <text:p>1481.23</text:p>
          </table:table-cell>
        </table:table-row>
        <table:table-row table:style-name="ro1">
          <table:table-cell office:value-type="float" office:value="9134478" calcext:value-type="float">
            <text:p>9134478</text:p>
          </table:table-cell>
          <table:table-cell table:formula="of:=[.A573]/1000/(60*60*24)" office:value-type="time" office:time-value="PT02H32M14.478S" calcext:value-type="time">
            <text:p>02:32:14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2" calcext:value-type="float">
            <text:p>570.52</text:p>
          </table:table-cell>
          <table:table-cell office:value-type="float" office:value="1267.55" calcext:value-type="float">
            <text:p>1267.55</text:p>
          </table:table-cell>
          <table:table-cell office:value-type="float" office:value="1483.77" calcext:value-type="float">
            <text:p>1483.77</text:p>
          </table:table-cell>
        </table:table-row>
        <table:table-row table:style-name="ro1">
          <table:table-cell office:value-type="float" office:value="9150478" calcext:value-type="float">
            <text:p>9150478</text:p>
          </table:table-cell>
          <table:table-cell table:formula="of:=[.A574]/1000/(60*60*24)" office:value-type="time" office:time-value="PT02H32M30.478S" calcext:value-type="time">
            <text:p>02:32:30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2" calcext:value-type="float">
            <text:p>570.52</text:p>
          </table:table-cell>
          <table:table-cell office:value-type="float" office:value="1269.77" calcext:value-type="float">
            <text:p>1269.77</text:p>
          </table:table-cell>
          <table:table-cell office:value-type="float" office:value="1486.31" calcext:value-type="float">
            <text:p>1486.31</text:p>
          </table:table-cell>
        </table:table-row>
        <table:table-row table:style-name="ro1">
          <table:table-cell office:value-type="float" office:value="9166478" calcext:value-type="float">
            <text:p>9166478</text:p>
          </table:table-cell>
          <table:table-cell table:formula="of:=[.A575]/1000/(60*60*24)" office:value-type="time" office:time-value="PT02H32M46.478S" calcext:value-type="time">
            <text:p>02:32:46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0.66" calcext:value-type="float">
            <text:p>570.66</text:p>
          </table:table-cell>
          <table:table-cell office:value-type="float" office:value="1271.99" calcext:value-type="float">
            <text:p>1271.99</text:p>
          </table:table-cell>
          <table:table-cell office:value-type="float" office:value="1488.84" calcext:value-type="float">
            <text:p>1488.84</text:p>
          </table:table-cell>
        </table:table-row>
        <table:table-row table:style-name="ro1">
          <table:table-cell office:value-type="float" office:value="9182478" calcext:value-type="float">
            <text:p>9182478</text:p>
          </table:table-cell>
          <table:table-cell table:formula="of:=[.A576]/1000/(60*60*24)" office:value-type="time" office:time-value="PT02H33M02.478S" calcext:value-type="time">
            <text:p>02:33:02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9" calcext:value-type="float">
            <text:p>572.29</text:p>
          </table:table-cell>
          <table:table-cell office:value-type="float" office:value="1274.21" calcext:value-type="float">
            <text:p>1274.21</text:p>
          </table:table-cell>
          <table:table-cell office:value-type="float" office:value="1491.38" calcext:value-type="float">
            <text:p>1491.38</text:p>
          </table:table-cell>
        </table:table-row>
        <table:table-row table:style-name="ro1">
          <table:table-cell office:value-type="float" office:value="9198478" calcext:value-type="float">
            <text:p>9198478</text:p>
          </table:table-cell>
          <table:table-cell table:formula="of:=[.A577]/1000/(60*60*24)" office:value-type="time" office:time-value="PT02H33M18.478S" calcext:value-type="time">
            <text:p>02:33:18</text:p>
          </table:table-cell>
          <table:table-cell office:value-type="float" office:value="1.14" calcext:value-type="float">
            <text:p>1.14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9.98" calcext:value-type="float">
            <text:p>569.98</text:p>
          </table:table-cell>
          <table:table-cell office:value-type="float" office:value="1276.43" calcext:value-type="float">
            <text:p>1276.43</text:p>
          </table:table-cell>
          <table:table-cell office:value-type="float" office:value="1493.92" calcext:value-type="float">
            <text:p>1493.92</text:p>
          </table:table-cell>
        </table:table-row>
        <table:table-row table:style-name="ro1">
          <table:table-cell office:value-type="float" office:value="9214478" calcext:value-type="float">
            <text:p>9214478</text:p>
          </table:table-cell>
          <table:table-cell table:formula="of:=[.A578]/1000/(60*60*24)" office:value-type="time" office:time-value="PT02H33M34.478S" calcext:value-type="time">
            <text:p>02:33:34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68.05" calcext:value-type="float">
            <text:p>568.05</text:p>
          </table:table-cell>
          <table:table-cell office:value-type="float" office:value="1278.65" calcext:value-type="float">
            <text:p>1278.65</text:p>
          </table:table-cell>
          <table:table-cell office:value-type="float" office:value="1496.45" calcext:value-type="float">
            <text:p>1496.45</text:p>
          </table:table-cell>
        </table:table-row>
        <table:table-row table:style-name="ro1">
          <table:table-cell office:value-type="float" office:value="9230478" calcext:value-type="float">
            <text:p>9230478</text:p>
          </table:table-cell>
          <table:table-cell table:formula="of:=[.A579]/1000/(60*60*24)" office:value-type="time" office:time-value="PT02H33M50.478S" calcext:value-type="time">
            <text:p>02:33:50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9" calcext:value-type="float">
            <text:p>570.29</text:p>
          </table:table-cell>
          <table:table-cell office:value-type="float" office:value="1280.87" calcext:value-type="float">
            <text:p>1280.87</text:p>
          </table:table-cell>
          <table:table-cell office:value-type="float" office:value="1498.99" calcext:value-type="float">
            <text:p>1498.99</text:p>
          </table:table-cell>
        </table:table-row>
        <table:table-row table:style-name="ro1">
          <table:table-cell office:value-type="float" office:value="9246478" calcext:value-type="float">
            <text:p>9246478</text:p>
          </table:table-cell>
          <table:table-cell table:formula="of:=[.A580]/1000/(60*60*24)" office:value-type="time" office:time-value="PT02H34M06.478S" calcext:value-type="time">
            <text:p>02:34:06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9" calcext:value-type="float">
            <text:p>570.29</text:p>
          </table:table-cell>
          <table:table-cell office:value-type="float" office:value="1283.09" calcext:value-type="float">
            <text:p>1283.09</text:p>
          </table:table-cell>
          <table:table-cell office:value-type="float" office:value="1501.52" calcext:value-type="float">
            <text:p>1501.52</text:p>
          </table:table-cell>
        </table:table-row>
        <table:table-row table:style-name="ro1">
          <table:table-cell office:value-type="float" office:value="9262479" calcext:value-type="float">
            <text:p>9262479</text:p>
          </table:table-cell>
          <table:table-cell table:formula="of:=[.A581]/1000/(60*60*24)" office:value-type="time" office:time-value="PT02H34M22.479S" calcext:value-type="time">
            <text:p>02:34:22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1" calcext:value-type="float">
            <text:p>570.51</text:p>
          </table:table-cell>
          <table:table-cell office:value-type="float" office:value="1285.31" calcext:value-type="float">
            <text:p>1285.31</text:p>
          </table:table-cell>
          <table:table-cell office:value-type="float" office:value="1504.06" calcext:value-type="float">
            <text:p>1504.06</text:p>
          </table:table-cell>
        </table:table-row>
        <table:table-row table:style-name="ro1">
          <table:table-cell office:value-type="float" office:value="9278478" calcext:value-type="float">
            <text:p>9278478</text:p>
          </table:table-cell>
          <table:table-cell table:formula="of:=[.A582]/1000/(60*60*24)" office:value-type="time" office:time-value="PT02H34M38.478S" calcext:value-type="time">
            <text:p>02:34:38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3" calcext:value-type="float">
            <text:p>570.43</text:p>
          </table:table-cell>
          <table:table-cell office:value-type="float" office:value="1287.53" calcext:value-type="float">
            <text:p>1287.53</text:p>
          </table:table-cell>
          <table:table-cell office:value-type="float" office:value="1506.59" calcext:value-type="float">
            <text:p>1506.59</text:p>
          </table:table-cell>
        </table:table-row>
        <table:table-row table:style-name="ro1">
          <table:table-cell office:value-type="float" office:value="9294478" calcext:value-type="float">
            <text:p>9294478</text:p>
          </table:table-cell>
          <table:table-cell table:formula="of:=[.A583]/1000/(60*60*24)" office:value-type="time" office:time-value="PT02H34M54.478S" calcext:value-type="time">
            <text:p>02:34:54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4" calcext:value-type="float">
            <text:p>570.44</text:p>
          </table:table-cell>
          <table:table-cell office:value-type="float" office:value="1289.75" calcext:value-type="float">
            <text:p>1289.75</text:p>
          </table:table-cell>
          <table:table-cell office:value-type="float" office:value="1509.13" calcext:value-type="float">
            <text:p>1509.13</text:p>
          </table:table-cell>
        </table:table-row>
        <table:table-row table:style-name="ro1">
          <table:table-cell office:value-type="float" office:value="9310478" calcext:value-type="float">
            <text:p>9310478</text:p>
          </table:table-cell>
          <table:table-cell table:formula="of:=[.A584]/1000/(60*60*24)" office:value-type="time" office:time-value="PT02H35M10.478S" calcext:value-type="time">
            <text:p>02:35:10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2" calcext:value-type="float">
            <text:p>570.52</text:p>
          </table:table-cell>
          <table:table-cell office:value-type="float" office:value="1291.97" calcext:value-type="float">
            <text:p>1291.97</text:p>
          </table:table-cell>
          <table:table-cell office:value-type="float" office:value="1511.66" calcext:value-type="float">
            <text:p>1511.66</text:p>
          </table:table-cell>
        </table:table-row>
        <table:table-row table:style-name="ro1">
          <table:table-cell office:value-type="float" office:value="9326479" calcext:value-type="float">
            <text:p>9326479</text:p>
          </table:table-cell>
          <table:table-cell table:formula="of:=[.A585]/1000/(60*60*24)" office:value-type="time" office:time-value="PT02H35M26.479S" calcext:value-type="time">
            <text:p>02:35:26</text:p>
          </table:table-cell>
          <table:table-cell office:value-type="float" office:value="1.14" calcext:value-type="float">
            <text:p>1.14</text:p>
          </table:table-cell>
          <table:table-cell office:value-type="float" office:value="499.8" calcext:value-type="float">
            <text:p>499.8</text:p>
          </table:table-cell>
          <table:table-cell office:value-type="float" office:value="570.76" calcext:value-type="float">
            <text:p>570.76</text:p>
          </table:table-cell>
          <table:table-cell office:value-type="float" office:value="1294.19" calcext:value-type="float">
            <text:p>1294.19</text:p>
          </table:table-cell>
          <table:table-cell office:value-type="float" office:value="1514.2" calcext:value-type="float">
            <text:p>1514.2</text:p>
          </table:table-cell>
        </table:table-row>
        <table:table-row table:style-name="ro1">
          <table:table-cell office:value-type="float" office:value="9342478" calcext:value-type="float">
            <text:p>9342478</text:p>
          </table:table-cell>
          <table:table-cell table:formula="of:=[.A586]/1000/(60*60*24)" office:value-type="time" office:time-value="PT02H35M42.478S" calcext:value-type="time">
            <text:p>02:35:42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3" calcext:value-type="float">
            <text:p>570.43</text:p>
          </table:table-cell>
          <table:table-cell office:value-type="float" office:value="1296.41" calcext:value-type="float">
            <text:p>1296.41</text:p>
          </table:table-cell>
          <table:table-cell office:value-type="float" office:value="1516.73" calcext:value-type="float">
            <text:p>1516.73</text:p>
          </table:table-cell>
        </table:table-row>
        <table:table-row table:style-name="ro1">
          <table:table-cell office:value-type="float" office:value="9358478" calcext:value-type="float">
            <text:p>9358478</text:p>
          </table:table-cell>
          <table:table-cell table:formula="of:=[.A587]/1000/(60*60*24)" office:value-type="time" office:time-value="PT02H35M58.478S" calcext:value-type="time">
            <text:p>02:35:58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3" calcext:value-type="float">
            <text:p>568.43</text:p>
          </table:table-cell>
          <table:table-cell office:value-type="float" office:value="1298.63" calcext:value-type="float">
            <text:p>1298.63</text:p>
          </table:table-cell>
          <table:table-cell office:value-type="float" office:value="1519.26" calcext:value-type="float">
            <text:p>1519.26</text:p>
          </table:table-cell>
        </table:table-row>
        <table:table-row table:style-name="ro1">
          <table:table-cell office:value-type="float" office:value="9374478" calcext:value-type="float">
            <text:p>9374478</text:p>
          </table:table-cell>
          <table:table-cell table:formula="of:=[.A588]/1000/(60*60*24)" office:value-type="time" office:time-value="PT02H36M14.478S" calcext:value-type="time">
            <text:p>02:36:14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6" calcext:value-type="float">
            <text:p>570.06</text:p>
          </table:table-cell>
          <table:table-cell office:value-type="float" office:value="1300.85" calcext:value-type="float">
            <text:p>1300.85</text:p>
          </table:table-cell>
          <table:table-cell office:value-type="float" office:value="1521.8" calcext:value-type="float">
            <text:p>1521.8</text:p>
          </table:table-cell>
        </table:table-row>
        <table:table-row table:style-name="ro1">
          <table:table-cell office:value-type="float" office:value="9390478" calcext:value-type="float">
            <text:p>9390478</text:p>
          </table:table-cell>
          <table:table-cell table:formula="of:=[.A589]/1000/(60*60*24)" office:value-type="time" office:time-value="PT02H36M30.478S" calcext:value-type="time">
            <text:p>02:36:30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2" calcext:value-type="float">
            <text:p>570.52</text:p>
          </table:table-cell>
          <table:table-cell office:value-type="float" office:value="1303.07" calcext:value-type="float">
            <text:p>1303.07</text:p>
          </table:table-cell>
          <table:table-cell office:value-type="float" office:value="1524.33" calcext:value-type="float">
            <text:p>1524.33</text:p>
          </table:table-cell>
        </table:table-row>
        <table:table-row table:style-name="ro1">
          <table:table-cell office:value-type="float" office:value="9406478" calcext:value-type="float">
            <text:p>9406478</text:p>
          </table:table-cell>
          <table:table-cell table:formula="of:=[.A590]/1000/(60*60*24)" office:value-type="time" office:time-value="PT02H36M46.478S" calcext:value-type="time">
            <text:p>02:36:46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2" calcext:value-type="float">
            <text:p>570.52</text:p>
          </table:table-cell>
          <table:table-cell office:value-type="float" office:value="1305.29" calcext:value-type="float">
            <text:p>1305.29</text:p>
          </table:table-cell>
          <table:table-cell office:value-type="float" office:value="1526.87" calcext:value-type="float">
            <text:p>1526.87</text:p>
          </table:table-cell>
        </table:table-row>
        <table:table-row table:style-name="ro1">
          <table:table-cell office:value-type="float" office:value="9422478" calcext:value-type="float">
            <text:p>9422478</text:p>
          </table:table-cell>
          <table:table-cell table:formula="of:=[.A591]/1000/(60*60*24)" office:value-type="time" office:time-value="PT02H37M02.478S" calcext:value-type="time">
            <text:p>02:37:02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0.67" calcext:value-type="float">
            <text:p>570.67</text:p>
          </table:table-cell>
          <table:table-cell office:value-type="float" office:value="1307.51" calcext:value-type="float">
            <text:p>1307.51</text:p>
          </table:table-cell>
          <table:table-cell office:value-type="float" office:value="1529.4" calcext:value-type="float">
            <text:p>1529.4</text:p>
          </table:table-cell>
        </table:table-row>
        <table:table-row table:style-name="ro1">
          <table:table-cell office:value-type="float" office:value="9438479" calcext:value-type="float">
            <text:p>9438479</text:p>
          </table:table-cell>
          <table:table-cell table:formula="of:=[.A592]/1000/(60*60*24)" office:value-type="time" office:time-value="PT02H37M18.479S" calcext:value-type="time">
            <text:p>02:37:18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6" calcext:value-type="float">
            <text:p>570.06</text:p>
          </table:table-cell>
          <table:table-cell office:value-type="float" office:value="1309.73" calcext:value-type="float">
            <text:p>1309.73</text:p>
          </table:table-cell>
          <table:table-cell office:value-type="float" office:value="1531.94" calcext:value-type="float">
            <text:p>1531.94</text:p>
          </table:table-cell>
        </table:table-row>
        <table:table-row table:style-name="ro1">
          <table:table-cell office:value-type="float" office:value="9454478" calcext:value-type="float">
            <text:p>9454478</text:p>
          </table:table-cell>
          <table:table-cell table:formula="of:=[.A593]/1000/(60*60*24)" office:value-type="time" office:time-value="PT02H37M34.478S" calcext:value-type="time">
            <text:p>02:37:34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1" calcext:value-type="float">
            <text:p>570.51</text:p>
          </table:table-cell>
          <table:table-cell office:value-type="float" office:value="1311.95" calcext:value-type="float">
            <text:p>1311.95</text:p>
          </table:table-cell>
          <table:table-cell office:value-type="float" office:value="1534.47" calcext:value-type="float">
            <text:p>1534.47</text:p>
          </table:table-cell>
        </table:table-row>
        <table:table-row table:style-name="ro1">
          <table:table-cell office:value-type="float" office:value="9470478" calcext:value-type="float">
            <text:p>9470478</text:p>
          </table:table-cell>
          <table:table-cell table:formula="of:=[.A594]/1000/(60*60*24)" office:value-type="time" office:time-value="PT02H37M50.478S" calcext:value-type="time">
            <text:p>02:37:50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0.65" calcext:value-type="float">
            <text:p>570.65</text:p>
          </table:table-cell>
          <table:table-cell office:value-type="float" office:value="1314.17" calcext:value-type="float">
            <text:p>1314.17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9486478" calcext:value-type="float">
            <text:p>9486478</text:p>
          </table:table-cell>
          <table:table-cell table:formula="of:=[.A595]/1000/(60*60*24)" office:value-type="time" office:time-value="PT02H38M06.478S" calcext:value-type="time">
            <text:p>02:38:06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2" calcext:value-type="float">
            <text:p>568.52</text:p>
          </table:table-cell>
          <table:table-cell office:value-type="float" office:value="1316.4" calcext:value-type="float">
            <text:p>1316.4</text:p>
          </table:table-cell>
          <table:table-cell office:value-type="float" office:value="1539.53" calcext:value-type="float">
            <text:p>1539.53</text:p>
          </table:table-cell>
        </table:table-row>
        <table:table-row table:style-name="ro1">
          <table:table-cell office:value-type="float" office:value="9502478" calcext:value-type="float">
            <text:p>9502478</text:p>
          </table:table-cell>
          <table:table-cell table:formula="of:=[.A596]/1000/(60*60*24)" office:value-type="time" office:time-value="PT02H38M22.478S" calcext:value-type="time">
            <text:p>02:38:22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2" calcext:value-type="float">
            <text:p>570.42</text:p>
          </table:table-cell>
          <table:table-cell office:value-type="float" office:value="1318.62" calcext:value-type="float">
            <text:p>1318.62</text:p>
          </table:table-cell>
          <table:table-cell office:value-type="float" office:value="1542.06" calcext:value-type="float">
            <text:p>1542.06</text:p>
          </table:table-cell>
        </table:table-row>
        <table:table-row table:style-name="ro1">
          <table:table-cell office:value-type="float" office:value="9518478" calcext:value-type="float">
            <text:p>9518478</text:p>
          </table:table-cell>
          <table:table-cell table:formula="of:=[.A597]/1000/(60*60*24)" office:value-type="time" office:time-value="PT02H38M38.478S" calcext:value-type="time">
            <text:p>02:38:38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2" calcext:value-type="float">
            <text:p>570.52</text:p>
          </table:table-cell>
          <table:table-cell office:value-type="float" office:value="1320.84" calcext:value-type="float">
            <text:p>1320.84</text:p>
          </table:table-cell>
          <table:table-cell office:value-type="float" office:value="1544.59" calcext:value-type="float">
            <text:p>1544.59</text:p>
          </table:table-cell>
        </table:table-row>
        <table:table-row table:style-name="ro1">
          <table:table-cell office:value-type="float" office:value="9534478" calcext:value-type="float">
            <text:p>9534478</text:p>
          </table:table-cell>
          <table:table-cell table:formula="of:=[.A598]/1000/(60*60*24)" office:value-type="time" office:time-value="PT02H38M54.478S" calcext:value-type="time">
            <text:p>02:38:54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323.06" calcext:value-type="float">
            <text:p>1323.06</text:p>
          </table:table-cell>
          <table:table-cell office:value-type="float" office:value="1547.13" calcext:value-type="float">
            <text:p>1547.13</text:p>
          </table:table-cell>
        </table:table-row>
        <table:table-row table:style-name="ro1">
          <table:table-cell office:value-type="float" office:value="9550478" calcext:value-type="float">
            <text:p>9550478</text:p>
          </table:table-cell>
          <table:table-cell table:formula="of:=[.A599]/1000/(60*60*24)" office:value-type="time" office:time-value="PT02H39M10.478S" calcext:value-type="time">
            <text:p>02:39:10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3" calcext:value-type="float">
            <text:p>568.43</text:p>
          </table:table-cell>
          <table:table-cell office:value-type="float" office:value="1325.28" calcext:value-type="float">
            <text:p>1325.28</text:p>
          </table:table-cell>
          <table:table-cell office:value-type="float" office:value="1549.66" calcext:value-type="float">
            <text:p>1549.66</text:p>
          </table:table-cell>
        </table:table-row>
        <table:table-row table:style-name="ro1">
          <table:table-cell office:value-type="float" office:value="9566478" calcext:value-type="float">
            <text:p>9566478</text:p>
          </table:table-cell>
          <table:table-cell table:formula="of:=[.A600]/1000/(60*60*24)" office:value-type="time" office:time-value="PT02H39M26.478S" calcext:value-type="time">
            <text:p>02:39:26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2" calcext:value-type="float">
            <text:p>570.52</text:p>
          </table:table-cell>
          <table:table-cell office:value-type="float" office:value="1327.5" calcext:value-type="float">
            <text:p>1327.5</text:p>
          </table:table-cell>
          <table:table-cell office:value-type="float" office:value="1552.19" calcext:value-type="float">
            <text:p>1552.19</text:p>
          </table:table-cell>
        </table:table-row>
        <table:table-row table:style-name="ro1">
          <table:table-cell office:value-type="float" office:value="9582478" calcext:value-type="float">
            <text:p>9582478</text:p>
          </table:table-cell>
          <table:table-cell table:formula="of:=[.A601]/1000/(60*60*24)" office:value-type="time" office:time-value="PT02H39M42.478S" calcext:value-type="time">
            <text:p>02:39:42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9" calcext:value-type="float">
            <text:p>568.29</text:p>
          </table:table-cell>
          <table:table-cell office:value-type="float" office:value="1329.72" calcext:value-type="float">
            <text:p>1329.72</text:p>
          </table:table-cell>
          <table:table-cell office:value-type="float" office:value="1554.71" calcext:value-type="float">
            <text:p>1554.71</text:p>
          </table:table-cell>
        </table:table-row>
        <table:table-row table:style-name="ro1">
          <table:table-cell office:value-type="float" office:value="9598478" calcext:value-type="float">
            <text:p>9598478</text:p>
          </table:table-cell>
          <table:table-cell table:formula="of:=[.A602]/1000/(60*60*24)" office:value-type="time" office:time-value="PT02H39M58.478S" calcext:value-type="time">
            <text:p>02:39:58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2" calcext:value-type="float">
            <text:p>570.42</text:p>
          </table:table-cell>
          <table:table-cell office:value-type="float" office:value="1331.94" calcext:value-type="float">
            <text:p>1331.94</text:p>
          </table:table-cell>
          <table:table-cell office:value-type="float" office:value="1557.24" calcext:value-type="float">
            <text:p>1557.24</text:p>
          </table:table-cell>
        </table:table-row>
        <table:table-row table:style-name="ro1">
          <table:table-cell office:value-type="float" office:value="9614478" calcext:value-type="float">
            <text:p>9614478</text:p>
          </table:table-cell>
          <table:table-cell table:formula="of:=[.A603]/1000/(60*60*24)" office:value-type="time" office:time-value="PT02H40M14.478S" calcext:value-type="time">
            <text:p>02:40:14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3" calcext:value-type="float">
            <text:p>568.43</text:p>
          </table:table-cell>
          <table:table-cell office:value-type="float" office:value="1334.16" calcext:value-type="float">
            <text:p>1334.16</text:p>
          </table:table-cell>
          <table:table-cell office:value-type="float" office:value="1559.77" calcext:value-type="float">
            <text:p>1559.77</text:p>
          </table:table-cell>
        </table:table-row>
        <table:table-row table:style-name="ro1">
          <table:table-cell office:value-type="float" office:value="9630479" calcext:value-type="float">
            <text:p>9630479</text:p>
          </table:table-cell>
          <table:table-cell table:formula="of:=[.A604]/1000/(60*60*24)" office:value-type="time" office:time-value="PT02H40M30.479S" calcext:value-type="time">
            <text:p>02:40:30</text:p>
          </table:table-cell>
          <table:table-cell office:value-type="float" office:value="1.14" calcext:value-type="float">
            <text:p>1.14</text:p>
          </table:table-cell>
          <table:table-cell office:value-type="float" office:value="499.8" calcext:value-type="float">
            <text:p>499.8</text:p>
          </table:table-cell>
          <table:table-cell office:value-type="float" office:value="570.75" calcext:value-type="float">
            <text:p>570.75</text:p>
          </table:table-cell>
          <table:table-cell office:value-type="float" office:value="1336.38" calcext:value-type="float">
            <text:p>1336.38</text:p>
          </table:table-cell>
          <table:table-cell office:value-type="float" office:value="1562.3" calcext:value-type="float">
            <text:p>1562.3</text:p>
          </table:table-cell>
        </table:table-row>
        <table:table-row table:style-name="ro1">
          <table:table-cell office:value-type="float" office:value="9646478" calcext:value-type="float">
            <text:p>9646478</text:p>
          </table:table-cell>
          <table:table-cell table:formula="of:=[.A605]/1000/(60*60*24)" office:value-type="time" office:time-value="PT02H40M46.478S" calcext:value-type="time">
            <text:p>02:40:46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0.66" calcext:value-type="float">
            <text:p>570.66</text:p>
          </table:table-cell>
          <table:table-cell office:value-type="float" office:value="1338.6" calcext:value-type="float">
            <text:p>1338.6</text:p>
          </table:table-cell>
          <table:table-cell office:value-type="float" office:value="1564.83" calcext:value-type="float">
            <text:p>1564.83</text:p>
          </table:table-cell>
        </table:table-row>
        <table:table-row table:style-name="ro1">
          <table:table-cell office:value-type="float" office:value="9662478" calcext:value-type="float">
            <text:p>9662478</text:p>
          </table:table-cell>
          <table:table-cell table:formula="of:=[.A606]/1000/(60*60*24)" office:value-type="time" office:time-value="PT02H41M02.478S" calcext:value-type="time">
            <text:p>02:41:02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2" calcext:value-type="float">
            <text:p>568.42</text:p>
          </table:table-cell>
          <table:table-cell office:value-type="float" office:value="1340.82" calcext:value-type="float">
            <text:p>1340.82</text:p>
          </table:table-cell>
          <table:table-cell office:value-type="float" office:value="1567.36" calcext:value-type="float">
            <text:p>1567.36</text:p>
          </table:table-cell>
        </table:table-row>
        <table:table-row table:style-name="ro1">
          <table:table-cell office:value-type="float" office:value="9678479" calcext:value-type="float">
            <text:p>9678479</text:p>
          </table:table-cell>
          <table:table-cell table:formula="of:=[.A607]/1000/(60*60*24)" office:value-type="time" office:time-value="PT02H41M18.479S" calcext:value-type="time">
            <text:p>02:41:18</text:p>
          </table:table-cell>
          <table:table-cell office:value-type="float" office:value="1.14" calcext:value-type="float">
            <text:p>1.14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9.97" calcext:value-type="float">
            <text:p>569.97</text:p>
          </table:table-cell>
          <table:table-cell office:value-type="float" office:value="1343.04" calcext:value-type="float">
            <text:p>1343.04</text:p>
          </table:table-cell>
          <table:table-cell office:value-type="float" office:value="1569.89" calcext:value-type="float">
            <text:p>1569.89</text:p>
          </table:table-cell>
        </table:table-row>
        <table:table-row table:style-name="ro1">
          <table:table-cell office:value-type="float" office:value="9694479" calcext:value-type="float">
            <text:p>9694479</text:p>
          </table:table-cell>
          <table:table-cell table:formula="of:=[.A608]/1000/(60*60*24)" office:value-type="time" office:time-value="PT02H41M34.479S" calcext:value-type="time">
            <text:p>02:41:34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2" calcext:value-type="float">
            <text:p>568.52</text:p>
          </table:table-cell>
          <table:table-cell office:value-type="float" office:value="1345.26" calcext:value-type="float">
            <text:p>1345.26</text:p>
          </table:table-cell>
          <table:table-cell office:value-type="float" office:value="1572.42" calcext:value-type="float">
            <text:p>1572.42</text:p>
          </table:table-cell>
        </table:table-row>
        <table:table-row table:style-name="ro1">
          <table:table-cell office:value-type="float" office:value="9710478" calcext:value-type="float">
            <text:p>9710478</text:p>
          </table:table-cell>
          <table:table-cell table:formula="of:=[.A609]/1000/(60*60*24)" office:value-type="time" office:time-value="PT02H41M50.478S" calcext:value-type="time">
            <text:p>02:41:50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3" calcext:value-type="float">
            <text:p>568.3</text:p>
          </table:table-cell>
          <table:table-cell office:value-type="float" office:value="1347.48" calcext:value-type="float">
            <text:p>1347.48</text:p>
          </table:table-cell>
          <table:table-cell office:value-type="float" office:value="1574.95" calcext:value-type="float">
            <text:p>1574.95</text:p>
          </table:table-cell>
        </table:table-row>
        <table:table-row table:style-name="ro1">
          <table:table-cell office:value-type="float" office:value="9726478" calcext:value-type="float">
            <text:p>9726478</text:p>
          </table:table-cell>
          <table:table-cell table:formula="of:=[.A610]/1000/(60*60*24)" office:value-type="time" office:time-value="PT02H42M06.478S" calcext:value-type="time">
            <text:p>02:42:06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2" calcext:value-type="float">
            <text:p>568.2</text:p>
          </table:table-cell>
          <table:table-cell office:value-type="float" office:value="1349.7" calcext:value-type="float">
            <text:p>1349.7</text:p>
          </table:table-cell>
          <table:table-cell office:value-type="float" office:value="1577.47" calcext:value-type="float">
            <text:p>1577.47</text:p>
          </table:table-cell>
        </table:table-row>
        <table:table-row table:style-name="ro1">
          <table:table-cell office:value-type="float" office:value="9742479" calcext:value-type="float">
            <text:p>9742479</text:p>
          </table:table-cell>
          <table:table-cell table:formula="of:=[.A611]/1000/(60*60*24)" office:value-type="time" office:time-value="PT02H42M22.479S" calcext:value-type="time">
            <text:p>02:42:22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9" calcext:value-type="float">
            <text:p>570.29</text:p>
          </table:table-cell>
          <table:table-cell office:value-type="float" office:value="1351.92" calcext:value-type="float">
            <text:p>1351.92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9758478" calcext:value-type="float">
            <text:p>9758478</text:p>
          </table:table-cell>
          <table:table-cell table:formula="of:=[.A612]/1000/(60*60*24)" office:value-type="time" office:time-value="PT02H42M38.478S" calcext:value-type="time">
            <text:p>02:42:38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3" calcext:value-type="float">
            <text:p>568.43</text:p>
          </table:table-cell>
          <table:table-cell office:value-type="float" office:value="1354.14" calcext:value-type="float">
            <text:p>1354.14</text:p>
          </table:table-cell>
          <table:table-cell office:value-type="float" office:value="1582.53" calcext:value-type="float">
            <text:p>1582.53</text:p>
          </table:table-cell>
        </table:table-row>
        <table:table-row table:style-name="ro1">
          <table:table-cell office:value-type="float" office:value="9774479" calcext:value-type="float">
            <text:p>9774479</text:p>
          </table:table-cell>
          <table:table-cell table:formula="of:=[.A613]/1000/(60*60*24)" office:value-type="time" office:time-value="PT02H42M54.479S" calcext:value-type="time">
            <text:p>02:42:54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8" calcext:value-type="float">
            <text:p>568.28</text:p>
          </table:table-cell>
          <table:table-cell office:value-type="float" office:value="1356.36" calcext:value-type="float">
            <text:p>1356.36</text:p>
          </table:table-cell>
          <table:table-cell office:value-type="float" office:value="1585.06" calcext:value-type="float">
            <text:p>1585.06</text:p>
          </table:table-cell>
        </table:table-row>
        <table:table-row table:style-name="ro1">
          <table:table-cell office:value-type="float" office:value="9790478" calcext:value-type="float">
            <text:p>9790478</text:p>
          </table:table-cell>
          <table:table-cell table:formula="of:=[.A614]/1000/(60*60*24)" office:value-type="time" office:time-value="PT02H43M10.478S" calcext:value-type="time">
            <text:p>02:43:10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3" calcext:value-type="float">
            <text:p>568.3</text:p>
          </table:table-cell>
          <table:table-cell office:value-type="float" office:value="1358.58" calcext:value-type="float">
            <text:p>1358.58</text:p>
          </table:table-cell>
          <table:table-cell office:value-type="float" office:value="1587.58" calcext:value-type="float">
            <text:p>1587.58</text:p>
          </table:table-cell>
        </table:table-row>
        <table:table-row table:style-name="ro1">
          <table:table-cell office:value-type="float" office:value="9806479" calcext:value-type="float">
            <text:p>9806479</text:p>
          </table:table-cell>
          <table:table-cell table:formula="of:=[.A615]/1000/(60*60*24)" office:value-type="time" office:time-value="PT02H43M26.479S" calcext:value-type="time">
            <text:p>02:43:26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9" calcext:value-type="float">
            <text:p>568.29</text:p>
          </table:table-cell>
          <table:table-cell office:value-type="float" office:value="1360.8" calcext:value-type="float">
            <text:p>1360.8</text:p>
          </table:table-cell>
          <table:table-cell office:value-type="float" office:value="1590.11" calcext:value-type="float">
            <text:p>1590.11</text:p>
          </table:table-cell>
        </table:table-row>
        <table:table-row table:style-name="ro1">
          <table:table-cell office:value-type="float" office:value="9822479" calcext:value-type="float">
            <text:p>9822479</text:p>
          </table:table-cell>
          <table:table-cell table:formula="of:=[.A616]/1000/(60*60*24)" office:value-type="time" office:time-value="PT02H43M42.479S" calcext:value-type="time">
            <text:p>02:43:42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2" calcext:value-type="float">
            <text:p>568.42</text:p>
          </table:table-cell>
          <table:table-cell office:value-type="float" office:value="1363.02" calcext:value-type="float">
            <text:p>1363.02</text:p>
          </table:table-cell>
          <table:table-cell office:value-type="float" office:value="1592.64" calcext:value-type="float">
            <text:p>1592.64</text:p>
          </table:table-cell>
        </table:table-row>
        <table:table-row table:style-name="ro1">
          <table:table-cell office:value-type="float" office:value="9838479" calcext:value-type="float">
            <text:p>9838479</text:p>
          </table:table-cell>
          <table:table-cell table:formula="of:=[.A617]/1000/(60*60*24)" office:value-type="time" office:time-value="PT02H43M58.479S" calcext:value-type="time">
            <text:p>02:43:58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31" calcext:value-type="float">
            <text:p>568.31</text:p>
          </table:table-cell>
          <table:table-cell office:value-type="float" office:value="1365.24" calcext:value-type="float">
            <text:p>1365.24</text:p>
          </table:table-cell>
          <table:table-cell office:value-type="float" office:value="1595.16" calcext:value-type="float">
            <text:p>1595.16</text:p>
          </table:table-cell>
        </table:table-row>
        <table:table-row table:style-name="ro1">
          <table:table-cell office:value-type="float" office:value="9854478" calcext:value-type="float">
            <text:p>9854478</text:p>
          </table:table-cell>
          <table:table-cell table:formula="of:=[.A618]/1000/(60*60*24)" office:value-type="time" office:time-value="PT02H44M14.478S" calcext:value-type="time">
            <text:p>02:44:14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68.06" calcext:value-type="float">
            <text:p>568.06</text:p>
          </table:table-cell>
          <table:table-cell office:value-type="float" office:value="1367.46" calcext:value-type="float">
            <text:p>1367.46</text:p>
          </table:table-cell>
          <table:table-cell office:value-type="float" office:value="1597.69" calcext:value-type="float">
            <text:p>1597.69</text:p>
          </table:table-cell>
        </table:table-row>
        <table:table-row table:style-name="ro1">
          <table:table-cell office:value-type="float" office:value="9870478" calcext:value-type="float">
            <text:p>9870478</text:p>
          </table:table-cell>
          <table:table-cell table:formula="of:=[.A619]/1000/(60*60*24)" office:value-type="time" office:time-value="PT02H44M30.478S" calcext:value-type="time">
            <text:p>02:44:30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2" calcext:value-type="float">
            <text:p>568.2</text:p>
          </table:table-cell>
          <table:table-cell office:value-type="float" office:value="1369.68" calcext:value-type="float">
            <text:p>1369.68</text:p>
          </table:table-cell>
          <table:table-cell office:value-type="float" office:value="1600.21" calcext:value-type="float">
            <text:p>1600.21</text:p>
          </table:table-cell>
        </table:table-row>
        <table:table-row table:style-name="ro1">
          <table:table-cell office:value-type="float" office:value="9886478" calcext:value-type="float">
            <text:p>9886478</text:p>
          </table:table-cell>
          <table:table-cell table:formula="of:=[.A620]/1000/(60*60*24)" office:value-type="time" office:time-value="PT02H44M46.478S" calcext:value-type="time">
            <text:p>02:44:46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7" calcext:value-type="float">
            <text:p>566.07</text:p>
          </table:table-cell>
          <table:table-cell office:value-type="float" office:value="1371.9" calcext:value-type="float">
            <text:p>1371.9</text:p>
          </table:table-cell>
          <table:table-cell office:value-type="float" office:value="1602.73" calcext:value-type="float">
            <text:p>1602.73</text:p>
          </table:table-cell>
        </table:table-row>
        <table:table-row table:style-name="ro1">
          <table:table-cell office:value-type="float" office:value="9902479" calcext:value-type="float">
            <text:p>9902479</text:p>
          </table:table-cell>
          <table:table-cell table:formula="of:=[.A621]/1000/(60*60*24)" office:value-type="time" office:time-value="PT02H45M02.479S" calcext:value-type="time">
            <text:p>02:45:02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3" calcext:value-type="float">
            <text:p>568.43</text:p>
          </table:table-cell>
          <table:table-cell office:value-type="float" office:value="1374.12" calcext:value-type="float">
            <text:p>1374.12</text:p>
          </table:table-cell>
          <table:table-cell office:value-type="float" office:value="1605.26" calcext:value-type="float">
            <text:p>1605.26</text:p>
          </table:table-cell>
        </table:table-row>
        <table:table-row table:style-name="ro1">
          <table:table-cell office:value-type="float" office:value="9918478" calcext:value-type="float">
            <text:p>9918478</text:p>
          </table:table-cell>
          <table:table-cell table:formula="of:=[.A622]/1000/(60*60*24)" office:value-type="time" office:time-value="PT02H45M18.478S" calcext:value-type="time">
            <text:p>02:45:18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8.65" calcext:value-type="float">
            <text:p>568.65</text:p>
          </table:table-cell>
          <table:table-cell office:value-type="float" office:value="1376.34" calcext:value-type="float">
            <text:p>1376.34</text:p>
          </table:table-cell>
          <table:table-cell office:value-type="float" office:value="1607.78" calcext:value-type="float">
            <text:p>1607.78</text:p>
          </table:table-cell>
        </table:table-row>
        <table:table-row table:style-name="ro1">
          <table:table-cell office:value-type="float" office:value="9934478" calcext:value-type="float">
            <text:p>9934478</text:p>
          </table:table-cell>
          <table:table-cell table:formula="of:=[.A623]/1000/(60*60*24)" office:value-type="time" office:time-value="PT02H45M34.478S" calcext:value-type="time">
            <text:p>02:45:34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2" calcext:value-type="float">
            <text:p>568.42</text:p>
          </table:table-cell>
          <table:table-cell office:value-type="float" office:value="1378.56" calcext:value-type="float">
            <text:p>1378.56</text:p>
          </table:table-cell>
          <table:table-cell office:value-type="float" office:value="1610.31" calcext:value-type="float">
            <text:p>1610.31</text:p>
          </table:table-cell>
        </table:table-row>
        <table:table-row table:style-name="ro1">
          <table:table-cell office:value-type="float" office:value="9950479" calcext:value-type="float">
            <text:p>9950479</text:p>
          </table:table-cell>
          <table:table-cell table:formula="of:=[.A624]/1000/(60*60*24)" office:value-type="time" office:time-value="PT02H45M50.479S" calcext:value-type="time">
            <text:p>02:45:50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6.65" calcext:value-type="float">
            <text:p>566.65</text:p>
          </table:table-cell>
          <table:table-cell office:value-type="float" office:value="1380.78" calcext:value-type="float">
            <text:p>1380.78</text:p>
          </table:table-cell>
          <table:table-cell office:value-type="float" office:value="1612.83" calcext:value-type="float">
            <text:p>1612.83</text:p>
          </table:table-cell>
        </table:table-row>
        <table:table-row table:style-name="ro1">
          <table:table-cell office:value-type="float" office:value="9966478" calcext:value-type="float">
            <text:p>9966478</text:p>
          </table:table-cell>
          <table:table-cell table:formula="of:=[.A625]/1000/(60*60*24)" office:value-type="time" office:time-value="PT02H46M06.478S" calcext:value-type="time">
            <text:p>02:46:06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4" calcext:value-type="float">
            <text:p>566.44</text:p>
          </table:table-cell>
          <table:table-cell office:value-type="float" office:value="1383" calcext:value-type="float">
            <text:p>1383</text:p>
          </table:table-cell>
          <table:table-cell office:value-type="float" office:value="1615.35" calcext:value-type="float">
            <text:p>1615.35</text:p>
          </table:table-cell>
        </table:table-row>
        <table:table-row table:style-name="ro1">
          <table:table-cell office:value-type="float" office:value="9982479" calcext:value-type="float">
            <text:p>9982479</text:p>
          </table:table-cell>
          <table:table-cell table:formula="of:=[.A626]/1000/(60*60*24)" office:value-type="time" office:time-value="PT02H46M22.479S" calcext:value-type="time">
            <text:p>02:46:22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4" calcext:value-type="float">
            <text:p>568.44</text:p>
          </table:table-cell>
          <table:table-cell office:value-type="float" office:value="1385.22" calcext:value-type="float">
            <text:p>1385.22</text:p>
          </table:table-cell>
          <table:table-cell office:value-type="float" office:value="1617.88" calcext:value-type="float">
            <text:p>1617.88</text:p>
          </table:table-cell>
        </table:table-row>
        <table:table-row table:style-name="ro1">
          <table:table-cell office:value-type="float" office:value="9998478" calcext:value-type="float">
            <text:p>9998478</text:p>
          </table:table-cell>
          <table:table-cell table:formula="of:=[.A627]/1000/(60*60*24)" office:value-type="time" office:time-value="PT02H46M38.478S" calcext:value-type="time">
            <text:p>02:46:38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1" calcext:value-type="float">
            <text:p>568.51</text:p>
          </table:table-cell>
          <table:table-cell office:value-type="float" office:value="1387.44" calcext:value-type="float">
            <text:p>1387.44</text:p>
          </table:table-cell>
          <table:table-cell office:value-type="float" office:value="1620.4" calcext:value-type="float">
            <text:p>1620.4</text:p>
          </table:table-cell>
        </table:table-row>
        <table:table-row table:style-name="ro1">
          <table:table-cell office:value-type="float" office:value="10014478" calcext:value-type="float">
            <text:p>10014478</text:p>
          </table:table-cell>
          <table:table-cell table:formula="of:=[.A628]/1000/(60*60*24)" office:value-type="time" office:time-value="PT02H46M54.478S" calcext:value-type="time">
            <text:p>02:46:54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68.06" calcext:value-type="float">
            <text:p>568.06</text:p>
          </table:table-cell>
          <table:table-cell office:value-type="float" office:value="1389.66" calcext:value-type="float">
            <text:p>1389.66</text:p>
          </table:table-cell>
          <table:table-cell office:value-type="float" office:value="1622.92" calcext:value-type="float">
            <text:p>1622.92</text:p>
          </table:table-cell>
        </table:table-row>
        <table:table-row table:style-name="ro1">
          <table:table-cell office:value-type="float" office:value="10030478" calcext:value-type="float">
            <text:p>10030478</text:p>
          </table:table-cell>
          <table:table-cell table:formula="of:=[.A629]/1000/(60*60*24)" office:value-type="time" office:time-value="PT02H47M10.478S" calcext:value-type="time">
            <text:p>02:47:10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2" calcext:value-type="float">
            <text:p>566.2</text:p>
          </table:table-cell>
          <table:table-cell office:value-type="float" office:value="1391.88" calcext:value-type="float">
            <text:p>1391.88</text:p>
          </table:table-cell>
          <table:table-cell office:value-type="float" office:value="1625.44" calcext:value-type="float">
            <text:p>1625.44</text:p>
          </table:table-cell>
        </table:table-row>
        <table:table-row table:style-name="ro1">
          <table:table-cell office:value-type="float" office:value="10046478" calcext:value-type="float">
            <text:p>10046478</text:p>
          </table:table-cell>
          <table:table-cell table:formula="of:=[.A630]/1000/(60*60*24)" office:value-type="time" office:time-value="PT02H47M26.478S" calcext:value-type="time">
            <text:p>02:47:26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9" calcext:value-type="float">
            <text:p>566.29</text:p>
          </table:table-cell>
          <table:table-cell office:value-type="float" office:value="1394.1" calcext:value-type="float">
            <text:p>1394.1</text:p>
          </table:table-cell>
          <table:table-cell office:value-type="float" office:value="1627.96" calcext:value-type="float">
            <text:p>1627.96</text:p>
          </table:table-cell>
        </table:table-row>
        <table:table-row table:style-name="ro1">
          <table:table-cell office:value-type="float" office:value="10062478" calcext:value-type="float">
            <text:p>10062478</text:p>
          </table:table-cell>
          <table:table-cell table:formula="of:=[.A631]/1000/(60*60*24)" office:value-type="time" office:time-value="PT02H47M42.478S" calcext:value-type="time">
            <text:p>02:47:42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3" calcext:value-type="float">
            <text:p>566.3</text:p>
          </table:table-cell>
          <table:table-cell office:value-type="float" office:value="1396.32" calcext:value-type="float">
            <text:p>1396.32</text:p>
          </table:table-cell>
          <table:table-cell office:value-type="float" office:value="1630.48" calcext:value-type="float">
            <text:p>1630.48</text:p>
          </table:table-cell>
        </table:table-row>
        <table:table-row table:style-name="ro1">
          <table:table-cell office:value-type="float" office:value="10078478" calcext:value-type="float">
            <text:p>10078478</text:p>
          </table:table-cell>
          <table:table-cell table:formula="of:=[.A632]/1000/(60*60*24)" office:value-type="time" office:time-value="PT02H47M58.478S" calcext:value-type="time">
            <text:p>02:47:58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398.54" calcext:value-type="float">
            <text:p>1398.54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float" office:value="10094479" calcext:value-type="float">
            <text:p>10094479</text:p>
          </table:table-cell>
          <table:table-cell table:formula="of:=[.A633]/1000/(60*60*24)" office:value-type="time" office:time-value="PT02H48M14.479S" calcext:value-type="time">
            <text:p>02:48:14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8" calcext:value-type="float">
            <text:p>568.28</text:p>
          </table:table-cell>
          <table:table-cell office:value-type="float" office:value="1400.76" calcext:value-type="float">
            <text:p>1400.76</text:p>
          </table:table-cell>
          <table:table-cell office:value-type="float" office:value="1635.52" calcext:value-type="float">
            <text:p>1635.52</text:p>
          </table:table-cell>
        </table:table-row>
        <table:table-row table:style-name="ro1">
          <table:table-cell office:value-type="float" office:value="10110478" calcext:value-type="float">
            <text:p>10110478</text:p>
          </table:table-cell>
          <table:table-cell table:formula="of:=[.A634]/1000/(60*60*24)" office:value-type="time" office:time-value="PT02H48M30.478S" calcext:value-type="time">
            <text:p>02:48:30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2" calcext:value-type="float">
            <text:p>568.2</text:p>
          </table:table-cell>
          <table:table-cell office:value-type="float" office:value="1402.98" calcext:value-type="float">
            <text:p>1402.98</text:p>
          </table:table-cell>
          <table:table-cell office:value-type="float" office:value="1638.04" calcext:value-type="float">
            <text:p>1638.04</text:p>
          </table:table-cell>
        </table:table-row>
        <table:table-row table:style-name="ro1">
          <table:table-cell office:value-type="float" office:value="10126479" calcext:value-type="float">
            <text:p>10126479</text:p>
          </table:table-cell>
          <table:table-cell table:formula="of:=[.A635]/1000/(60*60*24)" office:value-type="time" office:time-value="PT02H48M46.479S" calcext:value-type="time">
            <text:p>02:48:46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9" calcext:value-type="float">
            <text:p>566.29</text:p>
          </table:table-cell>
          <table:table-cell office:value-type="float" office:value="1405.2" calcext:value-type="float">
            <text:p>1405.2</text:p>
          </table:table-cell>
          <table:table-cell office:value-type="float" office:value="1640.56" calcext:value-type="float">
            <text:p>1640.56</text:p>
          </table:table-cell>
        </table:table-row>
        <table:table-row table:style-name="ro1">
          <table:table-cell office:value-type="float" office:value="10142478" calcext:value-type="float">
            <text:p>10142478</text:p>
          </table:table-cell>
          <table:table-cell table:formula="of:=[.A636]/1000/(60*60*24)" office:value-type="time" office:time-value="PT02H49M02.478S" calcext:value-type="time">
            <text:p>02:49:02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407.42" calcext:value-type="float">
            <text:p>1407.42</text:p>
          </table:table-cell>
          <table:table-cell office:value-type="float" office:value="1643.07" calcext:value-type="float">
            <text:p>1643.07</text:p>
          </table:table-cell>
        </table:table-row>
        <table:table-row table:style-name="ro1">
          <table:table-cell office:value-type="float" office:value="10158478" calcext:value-type="float">
            <text:p>10158478</text:p>
          </table:table-cell>
          <table:table-cell table:formula="of:=[.A637]/1000/(60*60*24)" office:value-type="time" office:time-value="PT02H49M18.478S" calcext:value-type="time">
            <text:p>02:49:18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3" calcext:value-type="float">
            <text:p>566.3</text:p>
          </table:table-cell>
          <table:table-cell office:value-type="float" office:value="1409.64" calcext:value-type="float">
            <text:p>1409.64</text:p>
          </table:table-cell>
          <table:table-cell office:value-type="float" office:value="1645.59" calcext:value-type="float">
            <text:p>1645.59</text:p>
          </table:table-cell>
        </table:table-row>
        <table:table-row table:style-name="ro1">
          <table:table-cell office:value-type="float" office:value="10174478" calcext:value-type="float">
            <text:p>10174478</text:p>
          </table:table-cell>
          <table:table-cell table:formula="of:=[.A638]/1000/(60*60*24)" office:value-type="time" office:time-value="PT02H49M34.478S" calcext:value-type="time">
            <text:p>02:49:34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2" calcext:value-type="float">
            <text:p>566.52</text:p>
          </table:table-cell>
          <table:table-cell office:value-type="float" office:value="1411.86" calcext:value-type="float">
            <text:p>1411.86</text:p>
          </table:table-cell>
          <table:table-cell office:value-type="float" office:value="1648.11" calcext:value-type="float">
            <text:p>1648.11</text:p>
          </table:table-cell>
        </table:table-row>
        <table:table-row table:style-name="ro1">
          <table:table-cell office:value-type="float" office:value="10190478" calcext:value-type="float">
            <text:p>10190478</text:p>
          </table:table-cell>
          <table:table-cell table:formula="of:=[.A639]/1000/(60*60*24)" office:value-type="time" office:time-value="PT02H49M50.478S" calcext:value-type="time">
            <text:p>02:49:50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3" calcext:value-type="float">
            <text:p>566.3</text:p>
          </table:table-cell>
          <table:table-cell office:value-type="float" office:value="1414.08" calcext:value-type="float">
            <text:p>1414.08</text:p>
          </table:table-cell>
          <table:table-cell office:value-type="float" office:value="1650.63" calcext:value-type="float">
            <text:p>1650.63</text:p>
          </table:table-cell>
        </table:table-row>
        <table:table-row table:style-name="ro1">
          <table:table-cell office:value-type="float" office:value="10206478" calcext:value-type="float">
            <text:p>10206478</text:p>
          </table:table-cell>
          <table:table-cell table:formula="of:=[.A640]/1000/(60*60*24)" office:value-type="time" office:time-value="PT02H50M06.478S" calcext:value-type="time">
            <text:p>02:50:06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3" calcext:value-type="float">
            <text:p>566.3</text:p>
          </table:table-cell>
          <table:table-cell office:value-type="float" office:value="1416.3" calcext:value-type="float">
            <text:p>1416.3</text:p>
          </table:table-cell>
          <table:table-cell office:value-type="float" office:value="1653.15" calcext:value-type="float">
            <text:p>1653.15</text:p>
          </table:table-cell>
        </table:table-row>
        <table:table-row table:style-name="ro1">
          <table:table-cell office:value-type="float" office:value="10222478" calcext:value-type="float">
            <text:p>10222478</text:p>
          </table:table-cell>
          <table:table-cell table:formula="of:=[.A641]/1000/(60*60*24)" office:value-type="time" office:time-value="PT02H50M22.478S" calcext:value-type="time">
            <text:p>02:50:22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4" calcext:value-type="float">
            <text:p>566.44</text:p>
          </table:table-cell>
          <table:table-cell office:value-type="float" office:value="1418.52" calcext:value-type="float">
            <text:p>1418.52</text:p>
          </table:table-cell>
          <table:table-cell office:value-type="float" office:value="1655.66" calcext:value-type="float">
            <text:p>1655.66</text:p>
          </table:table-cell>
        </table:table-row>
        <table:table-row table:style-name="ro1">
          <table:table-cell office:value-type="float" office:value="10238478" calcext:value-type="float">
            <text:p>10238478</text:p>
          </table:table-cell>
          <table:table-cell table:formula="of:=[.A642]/1000/(60*60*24)" office:value-type="time" office:time-value="PT02H50M38.478S" calcext:value-type="time">
            <text:p>02:50:38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5.97" calcext:value-type="float">
            <text:p>565.97</text:p>
          </table:table-cell>
          <table:table-cell office:value-type="float" office:value="1420.74" calcext:value-type="float">
            <text:p>1420.74</text:p>
          </table:table-cell>
          <table:table-cell office:value-type="float" office:value="1658.18" calcext:value-type="float">
            <text:p>1658.18</text:p>
          </table:table-cell>
        </table:table-row>
        <table:table-row table:style-name="ro1">
          <table:table-cell office:value-type="float" office:value="10254478" calcext:value-type="float">
            <text:p>10254478</text:p>
          </table:table-cell>
          <table:table-cell table:formula="of:=[.A643]/1000/(60*60*24)" office:value-type="time" office:time-value="PT02H50M54.478S" calcext:value-type="time">
            <text:p>02:50:54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3" calcext:value-type="float">
            <text:p>566.43</text:p>
          </table:table-cell>
          <table:table-cell office:value-type="float" office:value="1422.96" calcext:value-type="float">
            <text:p>1422.96</text:p>
          </table:table-cell>
          <table:table-cell office:value-type="float" office:value="1660.7" calcext:value-type="float">
            <text:p>1660.7</text:p>
          </table:table-cell>
        </table:table-row>
        <table:table-row table:style-name="ro1">
          <table:table-cell office:value-type="float" office:value="10270478" calcext:value-type="float">
            <text:p>10270478</text:p>
          </table:table-cell>
          <table:table-cell table:formula="of:=[.A644]/1000/(60*60*24)" office:value-type="time" office:time-value="PT02H51M10.478S" calcext:value-type="time">
            <text:p>02:51:10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3" calcext:value-type="float">
            <text:p>566.53</text:p>
          </table:table-cell>
          <table:table-cell office:value-type="float" office:value="1425.18" calcext:value-type="float">
            <text:p>1425.18</text:p>
          </table:table-cell>
          <table:table-cell office:value-type="float" office:value="1663.22" calcext:value-type="float">
            <text:p>1663.22</text:p>
          </table:table-cell>
        </table:table-row>
        <table:table-row table:style-name="ro1">
          <table:table-cell office:value-type="float" office:value="10286478" calcext:value-type="float">
            <text:p>10286478</text:p>
          </table:table-cell>
          <table:table-cell table:formula="of:=[.A645]/1000/(60*60*24)" office:value-type="time" office:time-value="PT02H51M26.478S" calcext:value-type="time">
            <text:p>02:51:26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4.66" calcext:value-type="float">
            <text:p>564.66</text:p>
          </table:table-cell>
          <table:table-cell office:value-type="float" office:value="1427.4" calcext:value-type="float">
            <text:p>1427.4</text:p>
          </table:table-cell>
          <table:table-cell office:value-type="float" office:value="1665.73" calcext:value-type="float">
            <text:p>1665.73</text:p>
          </table:table-cell>
        </table:table-row>
        <table:table-row table:style-name="ro1">
          <table:table-cell office:value-type="float" office:value="10302478" calcext:value-type="float">
            <text:p>10302478</text:p>
          </table:table-cell>
          <table:table-cell table:formula="of:=[.A646]/1000/(60*60*24)" office:value-type="time" office:time-value="PT02H51M42.478S" calcext:value-type="time">
            <text:p>02:51:42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2" calcext:value-type="float">
            <text:p>564.52</text:p>
          </table:table-cell>
          <table:table-cell office:value-type="float" office:value="1429.62" calcext:value-type="float">
            <text:p>1429.62</text:p>
          </table:table-cell>
          <table:table-cell office:value-type="float" office:value="1668.25" calcext:value-type="float">
            <text:p>1668.25</text:p>
          </table:table-cell>
        </table:table-row>
        <table:table-row table:style-name="ro1">
          <table:table-cell office:value-type="float" office:value="10318479" calcext:value-type="float">
            <text:p>10318479</text:p>
          </table:table-cell>
          <table:table-cell table:formula="of:=[.A647]/1000/(60*60*24)" office:value-type="time" office:time-value="PT02H51M58.479S" calcext:value-type="time">
            <text:p>02:51:58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3" calcext:value-type="float">
            <text:p>566.53</text:p>
          </table:table-cell>
          <table:table-cell office:value-type="float" office:value="1431.84" calcext:value-type="float">
            <text:p>1431.84</text:p>
          </table:table-cell>
          <table:table-cell office:value-type="float" office:value="1670.76" calcext:value-type="float">
            <text:p>1670.76</text:p>
          </table:table-cell>
        </table:table-row>
        <table:table-row table:style-name="ro1">
          <table:table-cell office:value-type="float" office:value="10334479" calcext:value-type="float">
            <text:p>10334479</text:p>
          </table:table-cell>
          <table:table-cell table:formula="of:=[.A648]/1000/(60*60*24)" office:value-type="time" office:time-value="PT02H52M14.479S" calcext:value-type="time">
            <text:p>02:52:14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2" calcext:value-type="float">
            <text:p>564.52</text:p>
          </table:table-cell>
          <table:table-cell office:value-type="float" office:value="1434.06" calcext:value-type="float">
            <text:p>1434.06</text:p>
          </table:table-cell>
          <table:table-cell office:value-type="float" office:value="1673.28" calcext:value-type="float">
            <text:p>1673.28</text:p>
          </table:table-cell>
        </table:table-row>
        <table:table-row table:style-name="ro1">
          <table:table-cell office:value-type="float" office:value="10350478" calcext:value-type="float">
            <text:p>10350478</text:p>
          </table:table-cell>
          <table:table-cell table:formula="of:=[.A649]/1000/(60*60*24)" office:value-type="time" office:time-value="PT02H52M30.478S" calcext:value-type="time">
            <text:p>02:52:30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2" calcext:value-type="float">
            <text:p>566.52</text:p>
          </table:table-cell>
          <table:table-cell office:value-type="float" office:value="1436.28" calcext:value-type="float">
            <text:p>1436.28</text:p>
          </table:table-cell>
          <table:table-cell office:value-type="float" office:value="1675.79" calcext:value-type="float">
            <text:p>1675.79</text:p>
          </table:table-cell>
        </table:table-row>
        <table:table-row table:style-name="ro1">
          <table:table-cell office:value-type="float" office:value="10366478" calcext:value-type="float">
            <text:p>10366478</text:p>
          </table:table-cell>
          <table:table-cell table:formula="of:=[.A650]/1000/(60*60*24)" office:value-type="time" office:time-value="PT02H52M46.478S" calcext:value-type="time">
            <text:p>02:52:46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4" calcext:value-type="float">
            <text:p>564.44</text:p>
          </table:table-cell>
          <table:table-cell office:value-type="float" office:value="1438.5" calcext:value-type="float">
            <text:p>1438.5</text:p>
          </table:table-cell>
          <table:table-cell office:value-type="float" office:value="1678.31" calcext:value-type="float">
            <text:p>1678.31</text:p>
          </table:table-cell>
        </table:table-row>
        <table:table-row table:style-name="ro1">
          <table:table-cell office:value-type="float" office:value="10382478" calcext:value-type="float">
            <text:p>10382478</text:p>
          </table:table-cell>
          <table:table-cell table:formula="of:=[.A651]/1000/(60*60*24)" office:value-type="time" office:time-value="PT02H53M02.478S" calcext:value-type="time">
            <text:p>02:53:02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3" calcext:value-type="float">
            <text:p>564.43</text:p>
          </table:table-cell>
          <table:table-cell office:value-type="float" office:value="1440.72" calcext:value-type="float">
            <text:p>1440.72</text:p>
          </table:table-cell>
          <table:table-cell office:value-type="float" office:value="1680.82" calcext:value-type="float">
            <text:p>1680.82</text:p>
          </table:table-cell>
        </table:table-row>
        <table:table-row table:style-name="ro1">
          <table:table-cell office:value-type="float" office:value="10398478" calcext:value-type="float">
            <text:p>10398478</text:p>
          </table:table-cell>
          <table:table-cell table:formula="of:=[.A652]/1000/(60*60*24)" office:value-type="time" office:time-value="PT02H53M18.478S" calcext:value-type="time">
            <text:p>02:53:18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3" calcext:value-type="float">
            <text:p>566.43</text:p>
          </table:table-cell>
          <table:table-cell office:value-type="float" office:value="1442.94" calcext:value-type="float">
            <text:p>1442.94</text:p>
          </table:table-cell>
          <table:table-cell office:value-type="float" office:value="1683.34" calcext:value-type="float">
            <text:p>1683.34</text:p>
          </table:table-cell>
        </table:table-row>
        <table:table-row table:style-name="ro1">
          <table:table-cell office:value-type="float" office:value="10414478" calcext:value-type="float">
            <text:p>10414478</text:p>
          </table:table-cell>
          <table:table-cell table:formula="of:=[.A653]/1000/(60*60*24)" office:value-type="time" office:time-value="PT02H53M34.478S" calcext:value-type="time">
            <text:p>02:53:34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4.66" calcext:value-type="float">
            <text:p>564.66</text:p>
          </table:table-cell>
          <table:table-cell office:value-type="float" office:value="1445.16" calcext:value-type="float">
            <text:p>1445.16</text:p>
          </table:table-cell>
          <table:table-cell office:value-type="float" office:value="1685.85" calcext:value-type="float">
            <text:p>1685.85</text:p>
          </table:table-cell>
        </table:table-row>
        <table:table-row table:style-name="ro1">
          <table:table-cell office:value-type="float" office:value="10430478" calcext:value-type="float">
            <text:p>10430478</text:p>
          </table:table-cell>
          <table:table-cell table:formula="of:=[.A654]/1000/(60*60*24)" office:value-type="time" office:time-value="PT02H53M50.478S" calcext:value-type="time">
            <text:p>02:53:50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6.66" calcext:value-type="float">
            <text:p>566.66</text:p>
          </table:table-cell>
          <table:table-cell office:value-type="float" office:value="1447.38" calcext:value-type="float">
            <text:p>1447.38</text:p>
          </table:table-cell>
          <table:table-cell office:value-type="float" office:value="1688.37" calcext:value-type="float">
            <text:p>1688.37</text:p>
          </table:table-cell>
        </table:table-row>
        <table:table-row table:style-name="ro1">
          <table:table-cell office:value-type="float" office:value="10446479" calcext:value-type="float">
            <text:p>10446479</text:p>
          </table:table-cell>
          <table:table-cell table:formula="of:=[.A655]/1000/(60*60*24)" office:value-type="time" office:time-value="PT02H54M06.479S" calcext:value-type="time">
            <text:p>02:54:06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6.67" calcext:value-type="float">
            <text:p>566.67</text:p>
          </table:table-cell>
          <table:table-cell office:value-type="float" office:value="1449.6" calcext:value-type="float">
            <text:p>1449.6</text:p>
          </table:table-cell>
          <table:table-cell office:value-type="float" office:value="1690.88" calcext:value-type="float">
            <text:p>1690.88</text:p>
          </table:table-cell>
        </table:table-row>
        <table:table-row table:style-name="ro1">
          <table:table-cell office:value-type="float" office:value="10462478" calcext:value-type="float">
            <text:p>10462478</text:p>
          </table:table-cell>
          <table:table-cell table:formula="of:=[.A656]/1000/(60*60*24)" office:value-type="time" office:time-value="PT02H54M22.478S" calcext:value-type="time">
            <text:p>02:54:22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1" calcext:value-type="float">
            <text:p>564.21</text:p>
          </table:table-cell>
          <table:table-cell office:value-type="float" office:value="1451.82" calcext:value-type="float">
            <text:p>1451.82</text:p>
          </table:table-cell>
          <table:table-cell office:value-type="float" office:value="1693.39" calcext:value-type="float">
            <text:p>1693.39</text:p>
          </table:table-cell>
        </table:table-row>
        <table:table-row table:style-name="ro1">
          <table:table-cell office:value-type="float" office:value="10478478" calcext:value-type="float">
            <text:p>10478478</text:p>
          </table:table-cell>
          <table:table-cell table:formula="of:=[.A657]/1000/(60*60*24)" office:value-type="time" office:time-value="PT02H54M38.478S" calcext:value-type="time">
            <text:p>02:54:38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6.66" calcext:value-type="float">
            <text:p>566.66</text:p>
          </table:table-cell>
          <table:table-cell office:value-type="float" office:value="1454.04" calcext:value-type="float">
            <text:p>1454.04</text:p>
          </table:table-cell>
          <table:table-cell office:value-type="float" office:value="1695.91" calcext:value-type="float">
            <text:p>1695.91</text:p>
          </table:table-cell>
        </table:table-row>
        <table:table-row table:style-name="ro1">
          <table:table-cell office:value-type="float" office:value="10494478" calcext:value-type="float">
            <text:p>10494478</text:p>
          </table:table-cell>
          <table:table-cell table:formula="of:=[.A658]/1000/(60*60*24)" office:value-type="time" office:time-value="PT02H54M54.478S" calcext:value-type="time">
            <text:p>02:54:54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2" calcext:value-type="float">
            <text:p>566.52</text:p>
          </table:table-cell>
          <table:table-cell office:value-type="float" office:value="1456.26" calcext:value-type="float">
            <text:p>1456.26</text:p>
          </table:table-cell>
          <table:table-cell office:value-type="float" office:value="1698.42" calcext:value-type="float">
            <text:p>1698.42</text:p>
          </table:table-cell>
        </table:table-row>
        <table:table-row table:style-name="ro1">
          <table:table-cell office:value-type="float" office:value="10510478" calcext:value-type="float">
            <text:p>10510478</text:p>
          </table:table-cell>
          <table:table-cell table:formula="of:=[.A659]/1000/(60*60*24)" office:value-type="time" office:time-value="PT02H55M10.478S" calcext:value-type="time">
            <text:p>02:55:10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6.66" calcext:value-type="float">
            <text:p>566.66</text:p>
          </table:table-cell>
          <table:table-cell office:value-type="float" office:value="1458.48" calcext:value-type="float">
            <text:p>1458.48</text:p>
          </table:table-cell>
          <table:table-cell office:value-type="float" office:value="1700.93" calcext:value-type="float">
            <text:p>1700.93</text:p>
          </table:table-cell>
        </table:table-row>
        <table:table-row table:style-name="ro1">
          <table:table-cell office:value-type="float" office:value="10526479" calcext:value-type="float">
            <text:p>10526479</text:p>
          </table:table-cell>
          <table:table-cell table:formula="of:=[.A660]/1000/(60*60*24)" office:value-type="time" office:time-value="PT02H55M26.479S" calcext:value-type="time">
            <text:p>02:55:26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3" calcext:value-type="float">
            <text:p>564.3</text:p>
          </table:table-cell>
          <table:table-cell office:value-type="float" office:value="1460.7" calcext:value-type="float">
            <text:p>1460.7</text:p>
          </table:table-cell>
          <table:table-cell office:value-type="float" office:value="1703.44" calcext:value-type="float">
            <text:p>1703.44</text:p>
          </table:table-cell>
        </table:table-row>
        <table:table-row table:style-name="ro1">
          <table:table-cell office:value-type="float" office:value="10542478" calcext:value-type="float">
            <text:p>10542478</text:p>
          </table:table-cell>
          <table:table-cell table:formula="of:=[.A661]/1000/(60*60*24)" office:value-type="time" office:time-value="PT02H55M42.478S" calcext:value-type="time">
            <text:p>02:55:42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2" calcext:value-type="float">
            <text:p>564.52</text:p>
          </table:table-cell>
          <table:table-cell office:value-type="float" office:value="1462.92" calcext:value-type="float">
            <text:p>1462.92</text:p>
          </table:table-cell>
          <table:table-cell office:value-type="float" office:value="1705.95" calcext:value-type="float">
            <text:p>1705.95</text:p>
          </table:table-cell>
        </table:table-row>
        <table:table-row table:style-name="ro1">
          <table:table-cell office:value-type="float" office:value="10558478" calcext:value-type="float">
            <text:p>10558478</text:p>
          </table:table-cell>
          <table:table-cell table:formula="of:=[.A662]/1000/(60*60*24)" office:value-type="time" office:time-value="PT02H55M58.478S" calcext:value-type="time">
            <text:p>02:55:58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1" calcext:value-type="float">
            <text:p>564.51</text:p>
          </table:table-cell>
          <table:table-cell office:value-type="float" office:value="1465.14" calcext:value-type="float">
            <text:p>1465.14</text:p>
          </table:table-cell>
          <table:table-cell office:value-type="float" office:value="1708.46" calcext:value-type="float">
            <text:p>1708.46</text:p>
          </table:table-cell>
        </table:table-row>
        <table:table-row table:style-name="ro1">
          <table:table-cell office:value-type="float" office:value="10574479" calcext:value-type="float">
            <text:p>10574479</text:p>
          </table:table-cell>
          <table:table-cell table:formula="of:=[.A663]/1000/(60*60*24)" office:value-type="time" office:time-value="PT02H56M14.479S" calcext:value-type="time">
            <text:p>02:56:14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2" calcext:value-type="float">
            <text:p>564.52</text:p>
          </table:table-cell>
          <table:table-cell office:value-type="float" office:value="1467.37" calcext:value-type="float">
            <text:p>1467.37</text:p>
          </table:table-cell>
          <table:table-cell office:value-type="float" office:value="1710.97" calcext:value-type="float">
            <text:p>1710.97</text:p>
          </table:table-cell>
        </table:table-row>
        <table:table-row table:style-name="ro1">
          <table:table-cell office:value-type="float" office:value="10590478" calcext:value-type="float">
            <text:p>10590478</text:p>
          </table:table-cell>
          <table:table-cell table:formula="of:=[.A664]/1000/(60*60*24)" office:value-type="time" office:time-value="PT02H56M30.478S" calcext:value-type="time">
            <text:p>02:56:30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3" calcext:value-type="float">
            <text:p>564.3</text:p>
          </table:table-cell>
          <table:table-cell office:value-type="float" office:value="1469.59" calcext:value-type="float">
            <text:p>1469.59</text:p>
          </table:table-cell>
          <table:table-cell office:value-type="float" office:value="1713.48" calcext:value-type="float">
            <text:p>1713.48</text:p>
          </table:table-cell>
        </table:table-row>
        <table:table-row table:style-name="ro1">
          <table:table-cell office:value-type="float" office:value="10606478" calcext:value-type="float">
            <text:p>10606478</text:p>
          </table:table-cell>
          <table:table-cell table:formula="of:=[.A665]/1000/(60*60*24)" office:value-type="time" office:time-value="PT02H56M46.478S" calcext:value-type="time">
            <text:p>02:56:46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4.65" calcext:value-type="float">
            <text:p>564.65</text:p>
          </table:table-cell>
          <table:table-cell office:value-type="float" office:value="1471.81" calcext:value-type="float">
            <text:p>1471.81</text:p>
          </table:table-cell>
          <table:table-cell office:value-type="float" office:value="1715.99" calcext:value-type="float">
            <text:p>1715.99</text:p>
          </table:table-cell>
        </table:table-row>
        <table:table-row table:style-name="ro1">
          <table:table-cell office:value-type="float" office:value="10622478" calcext:value-type="float">
            <text:p>10622478</text:p>
          </table:table-cell>
          <table:table-cell table:formula="of:=[.A666]/1000/(60*60*24)" office:value-type="time" office:time-value="PT02H57M02.478S" calcext:value-type="time">
            <text:p>02:57:02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4.67" calcext:value-type="float">
            <text:p>564.67</text:p>
          </table:table-cell>
          <table:table-cell office:value-type="float" office:value="1474.03" calcext:value-type="float">
            <text:p>1474.03</text:p>
          </table:table-cell>
          <table:table-cell office:value-type="float" office:value="1718.5" calcext:value-type="float">
            <text:p>1718.5</text:p>
          </table:table-cell>
        </table:table-row>
        <table:table-row table:style-name="ro1">
          <table:table-cell office:value-type="float" office:value="10638479" calcext:value-type="float">
            <text:p>10638479</text:p>
          </table:table-cell>
          <table:table-cell table:formula="of:=[.A667]/1000/(60*60*24)" office:value-type="time" office:time-value="PT02H57M18.479S" calcext:value-type="time">
            <text:p>02:57:18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4.66" calcext:value-type="float">
            <text:p>564.66</text:p>
          </table:table-cell>
          <table:table-cell office:value-type="float" office:value="1476.25" calcext:value-type="float">
            <text:p>1476.25</text:p>
          </table:table-cell>
          <table:table-cell office:value-type="float" office:value="1721.01" calcext:value-type="float">
            <text:p>1721.01</text:p>
          </table:table-cell>
        </table:table-row>
        <table:table-row table:style-name="ro1">
          <table:table-cell office:value-type="float" office:value="10654478" calcext:value-type="float">
            <text:p>10654478</text:p>
          </table:table-cell>
          <table:table-cell table:formula="of:=[.A668]/1000/(60*60*24)" office:value-type="time" office:time-value="PT02H57M34.478S" calcext:value-type="time">
            <text:p>02:57:34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4" calcext:value-type="float">
            <text:p>564.54</text:p>
          </table:table-cell>
          <table:table-cell office:value-type="float" office:value="1478.47" calcext:value-type="float">
            <text:p>1478.47</text:p>
          </table:table-cell>
          <table:table-cell office:value-type="float" office:value="1723.52" calcext:value-type="float">
            <text:p>1723.52</text:p>
          </table:table-cell>
        </table:table-row>
        <table:table-row table:style-name="ro1">
          <table:table-cell office:value-type="float" office:value="10670478" calcext:value-type="float">
            <text:p>10670478</text:p>
          </table:table-cell>
          <table:table-cell table:formula="of:=[.A669]/1000/(60*60*24)" office:value-type="time" office:time-value="PT02H57M50.478S" calcext:value-type="time">
            <text:p>02:57:50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3" calcext:value-type="float">
            <text:p>564.3</text:p>
          </table:table-cell>
          <table:table-cell office:value-type="float" office:value="1480.69" calcext:value-type="float">
            <text:p>1480.69</text:p>
          </table:table-cell>
          <table:table-cell office:value-type="float" office:value="1726.03" calcext:value-type="float">
            <text:p>1726.03</text:p>
          </table:table-cell>
        </table:table-row>
        <table:table-row table:style-name="ro1">
          <table:table-cell office:value-type="float" office:value="10686478" calcext:value-type="float">
            <text:p>10686478</text:p>
          </table:table-cell>
          <table:table-cell table:formula="of:=[.A670]/1000/(60*60*24)" office:value-type="time" office:time-value="PT02H58M06.478S" calcext:value-type="time">
            <text:p>02:58:06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3" calcext:value-type="float">
            <text:p>564.3</text:p>
          </table:table-cell>
          <table:table-cell office:value-type="float" office:value="1482.91" calcext:value-type="float">
            <text:p>1482.91</text:p>
          </table:table-cell>
          <table:table-cell office:value-type="float" office:value="1728.54" calcext:value-type="float">
            <text:p>1728.54</text:p>
          </table:table-cell>
        </table:table-row>
        <table:table-row table:style-name="ro1">
          <table:table-cell office:value-type="float" office:value="10702479" calcext:value-type="float">
            <text:p>10702479</text:p>
          </table:table-cell>
          <table:table-cell table:formula="of:=[.A671]/1000/(60*60*24)" office:value-type="time" office:time-value="PT02H58M22.479S" calcext:value-type="time">
            <text:p>02:58:22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2" calcext:value-type="float">
            <text:p>564.52</text:p>
          </table:table-cell>
          <table:table-cell office:value-type="float" office:value="1485.13" calcext:value-type="float">
            <text:p>1485.13</text:p>
          </table:table-cell>
          <table:table-cell office:value-type="float" office:value="1731.04" calcext:value-type="float">
            <text:p>1731.04</text:p>
          </table:table-cell>
        </table:table-row>
        <table:table-row table:style-name="ro1">
          <table:table-cell office:value-type="float" office:value="10718478" calcext:value-type="float">
            <text:p>10718478</text:p>
          </table:table-cell>
          <table:table-cell table:formula="of:=[.A672]/1000/(60*60*24)" office:value-type="time" office:time-value="PT02H58M38.478S" calcext:value-type="time">
            <text:p>02:58:38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3" calcext:value-type="float">
            <text:p>564.3</text:p>
          </table:table-cell>
          <table:table-cell office:value-type="float" office:value="1487.35" calcext:value-type="float">
            <text:p>1487.35</text:p>
          </table:table-cell>
          <table:table-cell office:value-type="float" office:value="1733.55" calcext:value-type="float">
            <text:p>1733.55</text:p>
          </table:table-cell>
        </table:table-row>
        <table:table-row table:style-name="ro1">
          <table:table-cell office:value-type="float" office:value="10734478" calcext:value-type="float">
            <text:p>10734478</text:p>
          </table:table-cell>
          <table:table-cell table:formula="of:=[.A673]/1000/(60*60*24)" office:value-type="time" office:time-value="PT02H58M54.478S" calcext:value-type="time">
            <text:p>02:58:54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2" calcext:value-type="float">
            <text:p>562.52</text:p>
          </table:table-cell>
          <table:table-cell office:value-type="float" office:value="1489.57" calcext:value-type="float">
            <text:p>1489.57</text:p>
          </table:table-cell>
          <table:table-cell office:value-type="float" office:value="1736.06" calcext:value-type="float">
            <text:p>1736.06</text:p>
          </table:table-cell>
        </table:table-row>
        <table:table-row table:style-name="ro1">
          <table:table-cell office:value-type="float" office:value="10750478" calcext:value-type="float">
            <text:p>10750478</text:p>
          </table:table-cell>
          <table:table-cell table:formula="of:=[.A674]/1000/(60*60*24)" office:value-type="time" office:time-value="PT02H59M10.478S" calcext:value-type="time">
            <text:p>02:59:10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3" calcext:value-type="float">
            <text:p>562.43</text:p>
          </table:table-cell>
          <table:table-cell office:value-type="float" office:value="1491.79" calcext:value-type="float">
            <text:p>1491.79</text:p>
          </table:table-cell>
          <table:table-cell office:value-type="float" office:value="1738.56" calcext:value-type="float">
            <text:p>1738.56</text:p>
          </table:table-cell>
        </table:table-row>
        <table:table-row table:style-name="ro1">
          <table:table-cell office:value-type="float" office:value="10766478" calcext:value-type="float">
            <text:p>10766478</text:p>
          </table:table-cell>
          <table:table-cell table:formula="of:=[.A675]/1000/(60*60*24)" office:value-type="time" office:time-value="PT02H59M26.478S" calcext:value-type="time">
            <text:p>02:59:26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1" calcext:value-type="float">
            <text:p>562.51</text:p>
          </table:table-cell>
          <table:table-cell office:value-type="float" office:value="1494.01" calcext:value-type="float">
            <text:p>1494.01</text:p>
          </table:table-cell>
          <table:table-cell office:value-type="float" office:value="1741.07" calcext:value-type="float">
            <text:p>1741.07</text:p>
          </table:table-cell>
        </table:table-row>
        <table:table-row table:style-name="ro1">
          <table:table-cell office:value-type="float" office:value="10782478" calcext:value-type="float">
            <text:p>10782478</text:p>
          </table:table-cell>
          <table:table-cell table:formula="of:=[.A676]/1000/(60*60*24)" office:value-type="time" office:time-value="PT02H59M42.478S" calcext:value-type="time">
            <text:p>02:59:42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4.67" calcext:value-type="float">
            <text:p>564.67</text:p>
          </table:table-cell>
          <table:table-cell office:value-type="float" office:value="1496.23" calcext:value-type="float">
            <text:p>1496.23</text:p>
          </table:table-cell>
          <table:table-cell office:value-type="float" office:value="1743.58" calcext:value-type="float">
            <text:p>1743.58</text:p>
          </table:table-cell>
        </table:table-row>
        <table:table-row table:style-name="ro1">
          <table:table-cell office:value-type="float" office:value="10798478" calcext:value-type="float">
            <text:p>10798478</text:p>
          </table:table-cell>
          <table:table-cell table:formula="of:=[.A677]/1000/(60*60*24)" office:value-type="time" office:time-value="PT02H59M58.478S" calcext:value-type="time">
            <text:p>02:59:58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9" calcext:value-type="float">
            <text:p>564.29</text:p>
          </table:table-cell>
          <table:table-cell office:value-type="float" office:value="1498.45" calcext:value-type="float">
            <text:p>1498.45</text:p>
          </table:table-cell>
          <table:table-cell office:value-type="float" office:value="1746.08" calcext:value-type="float">
            <text:p>1746.08</text:p>
          </table:table-cell>
        </table:table-row>
        <table:table-row table:style-name="ro1">
          <table:table-cell office:value-type="float" office:value="10814479" calcext:value-type="float">
            <text:p>10814479</text:p>
          </table:table-cell>
          <table:table-cell table:formula="of:=[.A678]/1000/(60*60*24)" office:value-type="time" office:time-value="PT03H00M14.479S" calcext:value-type="time">
            <text:p>03:00:14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4.67" calcext:value-type="float">
            <text:p>564.67</text:p>
          </table:table-cell>
          <table:table-cell office:value-type="float" office:value="1500.67" calcext:value-type="float">
            <text:p>1500.67</text:p>
          </table:table-cell>
          <table:table-cell office:value-type="float" office:value="1748.59" calcext:value-type="float">
            <text:p>1748.59</text:p>
          </table:table-cell>
        </table:table-row>
        <table:table-row table:style-name="ro1">
          <table:table-cell office:value-type="float" office:value="10830479" calcext:value-type="float">
            <text:p>10830479</text:p>
          </table:table-cell>
          <table:table-cell table:formula="of:=[.A679]/1000/(60*60*24)" office:value-type="time" office:time-value="PT03H00M30.479S" calcext:value-type="time">
            <text:p>03:00:30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19" calcext:value-type="float">
            <text:p>564.19</text:p>
          </table:table-cell>
          <table:table-cell office:value-type="float" office:value="1502.89" calcext:value-type="float">
            <text:p>1502.89</text:p>
          </table:table-cell>
          <table:table-cell office:value-type="float" office:value="1751.09" calcext:value-type="float">
            <text:p>1751.09</text:p>
          </table:table-cell>
        </table:table-row>
        <table:table-row table:style-name="ro1">
          <table:table-cell office:value-type="float" office:value="10846479" calcext:value-type="float">
            <text:p>10846479</text:p>
          </table:table-cell>
          <table:table-cell table:formula="of:=[.A680]/1000/(60*60*24)" office:value-type="time" office:time-value="PT03H00M46.479S" calcext:value-type="time">
            <text:p>03:00:46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2" calcext:value-type="float">
            <text:p>564.52</text:p>
          </table:table-cell>
          <table:table-cell office:value-type="float" office:value="1505.11" calcext:value-type="float">
            <text:p>1505.11</text:p>
          </table:table-cell>
          <table:table-cell office:value-type="float" office:value="1753.6" calcext:value-type="float">
            <text:p>1753.6</text:p>
          </table:table-cell>
        </table:table-row>
        <table:table-row table:style-name="ro1">
          <table:table-cell office:value-type="float" office:value="10862479" calcext:value-type="float">
            <text:p>10862479</text:p>
          </table:table-cell>
          <table:table-cell table:formula="of:=[.A681]/1000/(60*60*24)" office:value-type="time" office:time-value="PT03H01M02.479S" calcext:value-type="time">
            <text:p>03:01:02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3" calcext:value-type="float">
            <text:p>564.53</text:p>
          </table:table-cell>
          <table:table-cell office:value-type="float" office:value="1507.33" calcext:value-type="float">
            <text:p>1507.33</text:p>
          </table:table-cell>
          <table:table-cell office:value-type="float" office:value="1756.1" calcext:value-type="float">
            <text:p>1756.1</text:p>
          </table:table-cell>
        </table:table-row>
        <table:table-row table:style-name="ro1">
          <table:table-cell office:value-type="float" office:value="10878478" calcext:value-type="float">
            <text:p>10878478</text:p>
          </table:table-cell>
          <table:table-cell table:formula="of:=[.A682]/1000/(60*60*24)" office:value-type="time" office:time-value="PT03H01M18.478S" calcext:value-type="time">
            <text:p>03:01:18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1" calcext:value-type="float">
            <text:p>562.31</text:p>
          </table:table-cell>
          <table:table-cell office:value-type="float" office:value="1509.55" calcext:value-type="float">
            <text:p>1509.55</text:p>
          </table:table-cell>
          <table:table-cell office:value-type="float" office:value="1758.61" calcext:value-type="float">
            <text:p>1758.61</text:p>
          </table:table-cell>
        </table:table-row>
        <table:table-row table:style-name="ro1">
          <table:table-cell office:value-type="float" office:value="10894478" calcext:value-type="float">
            <text:p>10894478</text:p>
          </table:table-cell>
          <table:table-cell table:formula="of:=[.A683]/1000/(60*60*24)" office:value-type="time" office:time-value="PT03H01M34.478S" calcext:value-type="time">
            <text:p>03:01:34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3" calcext:value-type="float">
            <text:p>564.53</text:p>
          </table:table-cell>
          <table:table-cell office:value-type="float" office:value="1511.77" calcext:value-type="float">
            <text:p>1511.77</text:p>
          </table:table-cell>
          <table:table-cell office:value-type="float" office:value="1761.11" calcext:value-type="float">
            <text:p>1761.11</text:p>
          </table:table-cell>
        </table:table-row>
        <table:table-row table:style-name="ro1">
          <table:table-cell office:value-type="float" office:value="10910478" calcext:value-type="float">
            <text:p>10910478</text:p>
          </table:table-cell>
          <table:table-cell table:formula="of:=[.A684]/1000/(60*60*24)" office:value-type="time" office:time-value="PT03H01M50.478S" calcext:value-type="time">
            <text:p>03:01:50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3" calcext:value-type="float">
            <text:p>564.53</text:p>
          </table:table-cell>
          <table:table-cell office:value-type="float" office:value="1513.99" calcext:value-type="float">
            <text:p>1513.99</text:p>
          </table:table-cell>
          <table:table-cell office:value-type="float" office:value="1763.62" calcext:value-type="float">
            <text:p>1763.62</text:p>
          </table:table-cell>
        </table:table-row>
        <table:table-row table:style-name="ro1">
          <table:table-cell office:value-type="float" office:value="10926478" calcext:value-type="float">
            <text:p>10926478</text:p>
          </table:table-cell>
          <table:table-cell table:formula="of:=[.A685]/1000/(60*60*24)" office:value-type="time" office:time-value="PT03H02M06.478S" calcext:value-type="time">
            <text:p>03:02:06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4.66" calcext:value-type="float">
            <text:p>564.66</text:p>
          </table:table-cell>
          <table:table-cell office:value-type="float" office:value="1516.21" calcext:value-type="float">
            <text:p>1516.21</text:p>
          </table:table-cell>
          <table:table-cell office:value-type="float" office:value="1766.12" calcext:value-type="float">
            <text:p>1766.12</text:p>
          </table:table-cell>
        </table:table-row>
        <table:table-row table:style-name="ro1">
          <table:table-cell office:value-type="float" office:value="10942478" calcext:value-type="float">
            <text:p>10942478</text:p>
          </table:table-cell>
          <table:table-cell table:formula="of:=[.A686]/1000/(60*60*24)" office:value-type="time" office:time-value="PT03H02M22.478S" calcext:value-type="time">
            <text:p>03:02:22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2" calcext:value-type="float">
            <text:p>564.42</text:p>
          </table:table-cell>
          <table:table-cell office:value-type="float" office:value="1518.43" calcext:value-type="float">
            <text:p>1518.43</text:p>
          </table:table-cell>
          <table:table-cell office:value-type="float" office:value="1768.62" calcext:value-type="float">
            <text:p>1768.62</text:p>
          </table:table-cell>
        </table:table-row>
        <table:table-row table:style-name="ro1">
          <table:table-cell office:value-type="float" office:value="10958478" calcext:value-type="float">
            <text:p>10958478</text:p>
          </table:table-cell>
          <table:table-cell table:formula="of:=[.A687]/1000/(60*60*24)" office:value-type="time" office:time-value="PT03H02M38.478S" calcext:value-type="time">
            <text:p>03:02:38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2" calcext:value-type="float">
            <text:p>562.42</text:p>
          </table:table-cell>
          <table:table-cell office:value-type="float" office:value="1520.65" calcext:value-type="float">
            <text:p>1520.65</text:p>
          </table:table-cell>
          <table:table-cell office:value-type="float" office:value="1771.13" calcext:value-type="float">
            <text:p>1771.13</text:p>
          </table:table-cell>
        </table:table-row>
        <table:table-row table:style-name="ro1">
          <table:table-cell office:value-type="float" office:value="10974478" calcext:value-type="float">
            <text:p>10974478</text:p>
          </table:table-cell>
          <table:table-cell table:formula="of:=[.A688]/1000/(60*60*24)" office:value-type="time" office:time-value="PT03H02M54.478S" calcext:value-type="time">
            <text:p>03:02:54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4" calcext:value-type="float">
            <text:p>562.54</text:p>
          </table:table-cell>
          <table:table-cell office:value-type="float" office:value="1522.87" calcext:value-type="float">
            <text:p>1522.87</text:p>
          </table:table-cell>
          <table:table-cell office:value-type="float" office:value="1773.63" calcext:value-type="float">
            <text:p>1773.63</text:p>
          </table:table-cell>
        </table:table-row>
        <table:table-row table:style-name="ro1">
          <table:table-cell office:value-type="float" office:value="10990479" calcext:value-type="float">
            <text:p>10990479</text:p>
          </table:table-cell>
          <table:table-cell table:formula="of:=[.A689]/1000/(60*60*24)" office:value-type="time" office:time-value="PT03H03M10.479S" calcext:value-type="time">
            <text:p>03:03:10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2" calcext:value-type="float">
            <text:p>562.52</text:p>
          </table:table-cell>
          <table:table-cell office:value-type="float" office:value="1525.09" calcext:value-type="float">
            <text:p>1525.09</text:p>
          </table:table-cell>
          <table:table-cell office:value-type="float" office:value="1776.13" calcext:value-type="float">
            <text:p>1776.13</text:p>
          </table:table-cell>
        </table:table-row>
        <table:table-row table:style-name="ro1">
          <table:table-cell office:value-type="float" office:value="11006479" calcext:value-type="float">
            <text:p>11006479</text:p>
          </table:table-cell>
          <table:table-cell table:formula="of:=[.A690]/1000/(60*60*24)" office:value-type="time" office:time-value="PT03H03M26.479S" calcext:value-type="time">
            <text:p>03:03:26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5" calcext:value-type="float">
            <text:p>562.45</text:p>
          </table:table-cell>
          <table:table-cell office:value-type="float" office:value="1527.31" calcext:value-type="float">
            <text:p>1527.31</text:p>
          </table:table-cell>
          <table:table-cell office:value-type="float" office:value="1778.63" calcext:value-type="float">
            <text:p>1778.63</text:p>
          </table:table-cell>
        </table:table-row>
        <table:table-row table:style-name="ro1">
          <table:table-cell office:value-type="float" office:value="11022478" calcext:value-type="float">
            <text:p>11022478</text:p>
          </table:table-cell>
          <table:table-cell table:formula="of:=[.A691]/1000/(60*60*24)" office:value-type="time" office:time-value="PT03H03M42.478S" calcext:value-type="time">
            <text:p>03:03:42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" calcext:value-type="float">
            <text:p>562.3</text:p>
          </table:table-cell>
          <table:table-cell office:value-type="float" office:value="1529.53" calcext:value-type="float">
            <text:p>1529.53</text:p>
          </table:table-cell>
          <table:table-cell office:value-type="float" office:value="1781.13" calcext:value-type="float">
            <text:p>1781.13</text:p>
          </table:table-cell>
        </table:table-row>
        <table:table-row table:style-name="ro1">
          <table:table-cell office:value-type="float" office:value="11038479" calcext:value-type="float">
            <text:p>11038479</text:p>
          </table:table-cell>
          <table:table-cell table:formula="of:=[.A692]/1000/(60*60*24)" office:value-type="time" office:time-value="PT03H03M58.479S" calcext:value-type="time">
            <text:p>03:03:58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29" calcext:value-type="float">
            <text:p>560.29</text:p>
          </table:table-cell>
          <table:table-cell office:value-type="float" office:value="1531.75" calcext:value-type="float">
            <text:p>1531.75</text:p>
          </table:table-cell>
          <table:table-cell office:value-type="float" office:value="1783.63" calcext:value-type="float">
            <text:p>1783.63</text:p>
          </table:table-cell>
        </table:table-row>
        <table:table-row table:style-name="ro1">
          <table:table-cell office:value-type="float" office:value="11054478" calcext:value-type="float">
            <text:p>11054478</text:p>
          </table:table-cell>
          <table:table-cell table:formula="of:=[.A693]/1000/(60*60*24)" office:value-type="time" office:time-value="PT03H04M14.478S" calcext:value-type="time">
            <text:p>03:04:14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9" calcext:value-type="float">
            <text:p>562.29</text:p>
          </table:table-cell>
          <table:table-cell office:value-type="float" office:value="1533.97" calcext:value-type="float">
            <text:p>1533.97</text:p>
          </table:table-cell>
          <table:table-cell office:value-type="float" office:value="1786.13" calcext:value-type="float">
            <text:p>1786.13</text:p>
          </table:table-cell>
        </table:table-row>
        <table:table-row table:style-name="ro1">
          <table:table-cell office:value-type="float" office:value="11070478" calcext:value-type="float">
            <text:p>11070478</text:p>
          </table:table-cell>
          <table:table-cell table:formula="of:=[.A694]/1000/(60*60*24)" office:value-type="time" office:time-value="PT03H04M30.478S" calcext:value-type="time">
            <text:p>03:04:30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2.67" calcext:value-type="float">
            <text:p>562.67</text:p>
          </table:table-cell>
          <table:table-cell office:value-type="float" office:value="1536.19" calcext:value-type="float">
            <text:p>1536.19</text:p>
          </table:table-cell>
          <table:table-cell office:value-type="float" office:value="1788.63" calcext:value-type="float">
            <text:p>1788.63</text:p>
          </table:table-cell>
        </table:table-row>
        <table:table-row table:style-name="ro1">
          <table:table-cell office:value-type="float" office:value="11086478" calcext:value-type="float">
            <text:p>11086478</text:p>
          </table:table-cell>
          <table:table-cell table:formula="of:=[.A695]/1000/(60*60*24)" office:value-type="time" office:time-value="PT03H04M46.478S" calcext:value-type="time">
            <text:p>03:04:46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1" calcext:value-type="float">
            <text:p>562.31</text:p>
          </table:table-cell>
          <table:table-cell office:value-type="float" office:value="1538.41" calcext:value-type="float">
            <text:p>1538.41</text:p>
          </table:table-cell>
          <table:table-cell office:value-type="float" office:value="1791.13" calcext:value-type="float">
            <text:p>1791.13</text:p>
          </table:table-cell>
        </table:table-row>
        <table:table-row table:style-name="ro1">
          <table:table-cell office:value-type="float" office:value="11102478" calcext:value-type="float">
            <text:p>11102478</text:p>
          </table:table-cell>
          <table:table-cell table:formula="of:=[.A696]/1000/(60*60*24)" office:value-type="time" office:time-value="PT03H05M02.478S" calcext:value-type="time">
            <text:p>03:05:02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3" calcext:value-type="float">
            <text:p>562.53</text:p>
          </table:table-cell>
          <table:table-cell office:value-type="float" office:value="1540.63" calcext:value-type="float">
            <text:p>1540.63</text:p>
          </table:table-cell>
          <table:table-cell office:value-type="float" office:value="1793.63" calcext:value-type="float">
            <text:p>1793.63</text:p>
          </table:table-cell>
        </table:table-row>
        <table:table-row table:style-name="ro1">
          <table:table-cell office:value-type="float" office:value="11118478" calcext:value-type="float">
            <text:p>11118478</text:p>
          </table:table-cell>
          <table:table-cell table:formula="of:=[.A697]/1000/(60*60*24)" office:value-type="time" office:time-value="PT03H05M18.478S" calcext:value-type="time">
            <text:p>03:05:18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2" calcext:value-type="float">
            <text:p>562.52</text:p>
          </table:table-cell>
          <table:table-cell office:value-type="float" office:value="1542.85" calcext:value-type="float">
            <text:p>1542.85</text:p>
          </table:table-cell>
          <table:table-cell office:value-type="float" office:value="1796.13" calcext:value-type="float">
            <text:p>1796.13</text:p>
          </table:table-cell>
        </table:table-row>
        <table:table-row table:style-name="ro1">
          <table:table-cell office:value-type="float" office:value="11134478" calcext:value-type="float">
            <text:p>11134478</text:p>
          </table:table-cell>
          <table:table-cell table:formula="of:=[.A698]/1000/(60*60*24)" office:value-type="time" office:time-value="PT03H05M34.478S" calcext:value-type="time">
            <text:p>03:05:34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9" calcext:value-type="float">
            <text:p>562.29</text:p>
          </table:table-cell>
          <table:table-cell office:value-type="float" office:value="1545.07" calcext:value-type="float">
            <text:p>1545.07</text:p>
          </table:table-cell>
          <table:table-cell office:value-type="float" office:value="1798.63" calcext:value-type="float">
            <text:p>1798.63</text:p>
          </table:table-cell>
        </table:table-row>
        <table:table-row table:style-name="ro1">
          <table:table-cell office:value-type="float" office:value="11150478" calcext:value-type="float">
            <text:p>11150478</text:p>
          </table:table-cell>
          <table:table-cell table:formula="of:=[.A699]/1000/(60*60*24)" office:value-type="time" office:time-value="PT03H05M50.478S" calcext:value-type="time">
            <text:p>03:05:50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2" calcext:value-type="float">
            <text:p>562.52</text:p>
          </table:table-cell>
          <table:table-cell office:value-type="float" office:value="1547.29" calcext:value-type="float">
            <text:p>1547.29</text:p>
          </table:table-cell>
          <table:table-cell office:value-type="float" office:value="1801.13" calcext:value-type="float">
            <text:p>1801.13</text:p>
          </table:table-cell>
        </table:table-row>
        <table:table-row table:style-name="ro1">
          <table:table-cell office:value-type="float" office:value="11166478" calcext:value-type="float">
            <text:p>11166478</text:p>
          </table:table-cell>
          <table:table-cell table:formula="of:=[.A700]/1000/(60*60*24)" office:value-type="time" office:time-value="PT03H06M06.478S" calcext:value-type="time">
            <text:p>03:06:06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2" calcext:value-type="float">
            <text:p>562.52</text:p>
          </table:table-cell>
          <table:table-cell office:value-type="float" office:value="1549.52" calcext:value-type="float">
            <text:p>1549.52</text:p>
          </table:table-cell>
          <table:table-cell office:value-type="float" office:value="1803.62" calcext:value-type="float">
            <text:p>1803.62</text:p>
          </table:table-cell>
        </table:table-row>
        <table:table-row table:style-name="ro1">
          <table:table-cell office:value-type="float" office:value="11182479" calcext:value-type="float">
            <text:p>11182479</text:p>
          </table:table-cell>
          <table:table-cell table:formula="of:=[.A701]/1000/(60*60*24)" office:value-type="time" office:time-value="PT03H06M22.479S" calcext:value-type="time">
            <text:p>03:06:22</text:p>
          </table:table-cell>
          <table:table-cell office:value-type="float" office:value="1.13" calcext:value-type="float">
            <text:p>1.13</text:p>
          </table:table-cell>
          <table:table-cell office:value-type="float" office:value="499.8" calcext:value-type="float">
            <text:p>499.8</text:p>
          </table:table-cell>
          <table:table-cell office:value-type="float" office:value="562.75" calcext:value-type="float">
            <text:p>562.75</text:p>
          </table:table-cell>
          <table:table-cell office:value-type="float" office:value="1551.74" calcext:value-type="float">
            <text:p>1551.74</text:p>
          </table:table-cell>
          <table:table-cell office:value-type="float" office:value="1806.12" calcext:value-type="float">
            <text:p>1806.12</text:p>
          </table:table-cell>
        </table:table-row>
        <table:table-row table:style-name="ro1">
          <table:table-cell office:value-type="float" office:value="11198479" calcext:value-type="float">
            <text:p>11198479</text:p>
          </table:table-cell>
          <table:table-cell table:formula="of:=[.A702]/1000/(60*60*24)" office:value-type="time" office:time-value="PT03H06M38.479S" calcext:value-type="time">
            <text:p>03:06:38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0.66" calcext:value-type="float">
            <text:p>560.66</text:p>
          </table:table-cell>
          <table:table-cell office:value-type="float" office:value="1553.96" calcext:value-type="float">
            <text:p>1553.96</text:p>
          </table:table-cell>
          <table:table-cell office:value-type="float" office:value="1808.62" calcext:value-type="float">
            <text:p>1808.62</text:p>
          </table:table-cell>
        </table:table-row>
        <table:table-row table:style-name="ro1">
          <table:table-cell office:value-type="float" office:value="11214478" calcext:value-type="float">
            <text:p>11214478</text:p>
          </table:table-cell>
          <table:table-cell table:formula="of:=[.A703]/1000/(60*60*24)" office:value-type="time" office:time-value="PT03H06M54.478S" calcext:value-type="time">
            <text:p>03:06:54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60.53" calcext:value-type="float">
            <text:p>560.53</text:p>
          </table:table-cell>
          <table:table-cell office:value-type="float" office:value="1556.17" calcext:value-type="float">
            <text:p>1556.17</text:p>
          </table:table-cell>
          <table:table-cell office:value-type="float" office:value="1811.11" calcext:value-type="float">
            <text:p>1811.11</text:p>
          </table:table-cell>
        </table:table-row>
        <table:table-row table:style-name="ro1">
          <table:table-cell office:value-type="float" office:value="11230479" calcext:value-type="float">
            <text:p>11230479</text:p>
          </table:table-cell>
          <table:table-cell table:formula="of:=[.A704]/1000/(60*60*24)" office:value-type="time" office:time-value="PT03H07M10.479S" calcext:value-type="time">
            <text:p>03:07:10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" calcext:value-type="float">
            <text:p>562.3</text:p>
          </table:table-cell>
          <table:table-cell office:value-type="float" office:value="1558.4" calcext:value-type="float">
            <text:p>1558.4</text:p>
          </table:table-cell>
          <table:table-cell office:value-type="float" office:value="1813.61" calcext:value-type="float">
            <text:p>1813.61</text:p>
          </table:table-cell>
        </table:table-row>
        <table:table-row table:style-name="ro1">
          <table:table-cell office:value-type="float" office:value="11246478" calcext:value-type="float">
            <text:p>11246478</text:p>
          </table:table-cell>
          <table:table-cell table:formula="of:=[.A705]/1000/(60*60*24)" office:value-type="time" office:time-value="PT03H07M26.478S" calcext:value-type="time">
            <text:p>03:07:26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4" calcext:value-type="float">
            <text:p>560.44</text:p>
          </table:table-cell>
          <table:table-cell office:value-type="float" office:value="1560.62" calcext:value-type="float">
            <text:p>1560.62</text:p>
          </table:table-cell>
          <table:table-cell office:value-type="float" office:value="1816.11" calcext:value-type="float">
            <text:p>1816.11</text:p>
          </table:table-cell>
        </table:table-row>
        <table:table-row table:style-name="ro1">
          <table:table-cell office:value-type="float" office:value="11262478" calcext:value-type="float">
            <text:p>11262478</text:p>
          </table:table-cell>
          <table:table-cell table:formula="of:=[.A706]/1000/(60*60*24)" office:value-type="time" office:time-value="PT03H07M42.478S" calcext:value-type="time">
            <text:p>03:07:42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3" calcext:value-type="float">
            <text:p>562.43</text:p>
          </table:table-cell>
          <table:table-cell office:value-type="float" office:value="1562.83" calcext:value-type="float">
            <text:p>1562.83</text:p>
          </table:table-cell>
          <table:table-cell office:value-type="float" office:value="1818.6" calcext:value-type="float">
            <text:p>1818.6</text:p>
          </table:table-cell>
        </table:table-row>
        <table:table-row table:style-name="ro1">
          <table:table-cell office:value-type="float" office:value="11278478" calcext:value-type="float">
            <text:p>11278478</text:p>
          </table:table-cell>
          <table:table-cell table:formula="of:=[.A707]/1000/(60*60*24)" office:value-type="time" office:time-value="PT03H07M58.478S" calcext:value-type="time">
            <text:p>03:07:58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2.65" calcext:value-type="float">
            <text:p>562.65</text:p>
          </table:table-cell>
          <table:table-cell office:value-type="float" office:value="1565.06" calcext:value-type="float">
            <text:p>1565.06</text:p>
          </table:table-cell>
          <table:table-cell office:value-type="float" office:value="1821.1" calcext:value-type="float">
            <text:p>1821.1</text:p>
          </table:table-cell>
        </table:table-row>
        <table:table-row table:style-name="ro1">
          <table:table-cell office:value-type="float" office:value="11294478" calcext:value-type="float">
            <text:p>11294478</text:p>
          </table:table-cell>
          <table:table-cell table:formula="of:=[.A708]/1000/(60*60*24)" office:value-type="time" office:time-value="PT03H08M14.478S" calcext:value-type="time">
            <text:p>03:08:14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4" calcext:value-type="float">
            <text:p>560.44</text:p>
          </table:table-cell>
          <table:table-cell office:value-type="float" office:value="1567.28" calcext:value-type="float">
            <text:p>1567.28</text:p>
          </table:table-cell>
          <table:table-cell office:value-type="float" office:value="1823.59" calcext:value-type="float">
            <text:p>1823.59</text:p>
          </table:table-cell>
        </table:table-row>
        <table:table-row table:style-name="ro1">
          <table:table-cell office:value-type="float" office:value="11310478" calcext:value-type="float">
            <text:p>11310478</text:p>
          </table:table-cell>
          <table:table-cell table:formula="of:=[.A709]/1000/(60*60*24)" office:value-type="time" office:time-value="PT03H08M30.478S" calcext:value-type="time">
            <text:p>03:08:30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29" calcext:value-type="float">
            <text:p>560.29</text:p>
          </table:table-cell>
          <table:table-cell office:value-type="float" office:value="1569.5" calcext:value-type="float">
            <text:p>1569.5</text:p>
          </table:table-cell>
          <table:table-cell office:value-type="float" office:value="1826.09" calcext:value-type="float">
            <text:p>1826.09</text:p>
          </table:table-cell>
        </table:table-row>
        <table:table-row table:style-name="ro1">
          <table:table-cell office:value-type="float" office:value="11326479" calcext:value-type="float">
            <text:p>11326479</text:p>
          </table:table-cell>
          <table:table-cell table:formula="of:=[.A710]/1000/(60*60*24)" office:value-type="time" office:time-value="PT03H08M46.479S" calcext:value-type="time">
            <text:p>03:08:46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0.66" calcext:value-type="float">
            <text:p>560.66</text:p>
          </table:table-cell>
          <table:table-cell office:value-type="float" office:value="1571.72" calcext:value-type="float">
            <text:p>1571.72</text:p>
          </table:table-cell>
          <table:table-cell office:value-type="float" office:value="1828.58" calcext:value-type="float">
            <text:p>1828.58</text:p>
          </table:table-cell>
        </table:table-row>
        <table:table-row table:style-name="ro1">
          <table:table-cell office:value-type="float" office:value="11342478" calcext:value-type="float">
            <text:p>11342478</text:p>
          </table:table-cell>
          <table:table-cell table:formula="of:=[.A711]/1000/(60*60*24)" office:value-type="time" office:time-value="PT03H09M02.478S" calcext:value-type="time">
            <text:p>03:09:02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0.66" calcext:value-type="float">
            <text:p>560.66</text:p>
          </table:table-cell>
          <table:table-cell office:value-type="float" office:value="1573.94" calcext:value-type="float">
            <text:p>1573.94</text:p>
          </table:table-cell>
          <table:table-cell office:value-type="float" office:value="1831.07" calcext:value-type="float">
            <text:p>1831.07</text:p>
          </table:table-cell>
        </table:table-row>
        <table:table-row table:style-name="ro1">
          <table:table-cell office:value-type="float" office:value="11358479" calcext:value-type="float">
            <text:p>11358479</text:p>
          </table:table-cell>
          <table:table-cell table:formula="of:=[.A712]/1000/(60*60*24)" office:value-type="time" office:time-value="PT03H09M18.479S" calcext:value-type="time">
            <text:p>03:09:18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4" calcext:value-type="float">
            <text:p>560.44</text:p>
          </table:table-cell>
          <table:table-cell office:value-type="float" office:value="1576.16" calcext:value-type="float">
            <text:p>1576.16</text:p>
          </table:table-cell>
          <table:table-cell office:value-type="float" office:value="1833.57" calcext:value-type="float">
            <text:p>1833.57</text:p>
          </table:table-cell>
        </table:table-row>
        <table:table-row table:style-name="ro1">
          <table:table-cell office:value-type="float" office:value="11374478" calcext:value-type="float">
            <text:p>11374478</text:p>
          </table:table-cell>
          <table:table-cell table:formula="of:=[.A713]/1000/(60*60*24)" office:value-type="time" office:time-value="PT03H09M34.478S" calcext:value-type="time">
            <text:p>03:09:34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0.68" calcext:value-type="float">
            <text:p>560.68</text:p>
          </table:table-cell>
          <table:table-cell office:value-type="float" office:value="1578.38" calcext:value-type="float">
            <text:p>1578.38</text:p>
          </table:table-cell>
          <table:table-cell office:value-type="float" office:value="1836.06" calcext:value-type="float">
            <text:p>1836.06</text:p>
          </table:table-cell>
        </table:table-row>
        <table:table-row table:style-name="ro1">
          <table:table-cell office:value-type="float" office:value="11390479" calcext:value-type="float">
            <text:p>11390479</text:p>
          </table:table-cell>
          <table:table-cell table:formula="of:=[.A714]/1000/(60*60*24)" office:value-type="time" office:time-value="PT03H09M50.479S" calcext:value-type="time">
            <text:p>03:09:50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2" calcext:value-type="float">
            <text:p>562.52</text:p>
          </table:table-cell>
          <table:table-cell office:value-type="float" office:value="1580.6" calcext:value-type="float">
            <text:p>1580.6</text:p>
          </table:table-cell>
          <table:table-cell office:value-type="float" office:value="1838.55" calcext:value-type="float">
            <text:p>1838.55</text:p>
          </table:table-cell>
        </table:table-row>
        <table:table-row table:style-name="ro1">
          <table:table-cell office:value-type="float" office:value="11406478" calcext:value-type="float">
            <text:p>11406478</text:p>
          </table:table-cell>
          <table:table-cell table:formula="of:=[.A715]/1000/(60*60*24)" office:value-type="time" office:time-value="PT03H10M06.478S" calcext:value-type="time">
            <text:p>03:10:06</text:p>
          </table:table-cell>
          <table:table-cell office:value-type="float" office:value="1.12" calcext:value-type="float">
            <text:p>1.12</text:p>
          </table:table-cell>
          <table:table-cell office:value-type="float" office:value="499.8" calcext:value-type="float">
            <text:p>499.8</text:p>
          </table:table-cell>
          <table:table-cell office:value-type="float" office:value="558.75" calcext:value-type="float">
            <text:p>558.75</text:p>
          </table:table-cell>
          <table:table-cell office:value-type="float" office:value="1582.82" calcext:value-type="float">
            <text:p>1582.82</text:p>
          </table:table-cell>
          <table:table-cell office:value-type="float" office:value="1841.04" calcext:value-type="float">
            <text:p>1841.04</text:p>
          </table:table-cell>
        </table:table-row>
        <table:table-row table:style-name="ro1">
          <table:table-cell office:value-type="float" office:value="11422479" calcext:value-type="float">
            <text:p>11422479</text:p>
          </table:table-cell>
          <table:table-cell table:formula="of:=[.A716]/1000/(60*60*24)" office:value-type="time" office:time-value="PT03H10M22.479S" calcext:value-type="time">
            <text:p>03:10:22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5" calcext:value-type="float">
            <text:p>560.45</text:p>
          </table:table-cell>
          <table:table-cell office:value-type="float" office:value="1585.04" calcext:value-type="float">
            <text:p>1585.04</text:p>
          </table:table-cell>
          <table:table-cell office:value-type="float" office:value="1843.54" calcext:value-type="float">
            <text:p>1843.54</text:p>
          </table:table-cell>
        </table:table-row>
        <table:table-row table:style-name="ro1">
          <table:table-cell office:value-type="float" office:value="11438479" calcext:value-type="float">
            <text:p>11438479</text:p>
          </table:table-cell>
          <table:table-cell table:formula="of:=[.A717]/1000/(60*60*24)" office:value-type="time" office:time-value="PT03H10M38.479S" calcext:value-type="time">
            <text:p>03:10:38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4" calcext:value-type="float">
            <text:p>560.44</text:p>
          </table:table-cell>
          <table:table-cell office:value-type="float" office:value="1587.26" calcext:value-type="float">
            <text:p>1587.26</text:p>
          </table:table-cell>
          <table:table-cell office:value-type="float" office:value="1846.03" calcext:value-type="float">
            <text:p>1846.03</text:p>
          </table:table-cell>
        </table:table-row>
        <table:table-row table:style-name="ro1">
          <table:table-cell office:value-type="float" office:value="11454478" calcext:value-type="float">
            <text:p>11454478</text:p>
          </table:table-cell>
          <table:table-cell table:formula="of:=[.A718]/1000/(60*60*24)" office:value-type="time" office:time-value="PT03H10M54.478S" calcext:value-type="time">
            <text:p>03:10:54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0.68" calcext:value-type="float">
            <text:p>560.68</text:p>
          </table:table-cell>
          <table:table-cell office:value-type="float" office:value="1589.48" calcext:value-type="float">
            <text:p>1589.48</text:p>
          </table:table-cell>
          <table:table-cell office:value-type="float" office:value="1848.52" calcext:value-type="float">
            <text:p>1848.52</text:p>
          </table:table-cell>
        </table:table-row>
        <table:table-row table:style-name="ro1">
          <table:table-cell office:value-type="float" office:value="11470478" calcext:value-type="float">
            <text:p>11470478</text:p>
          </table:table-cell>
          <table:table-cell table:formula="of:=[.A719]/1000/(60*60*24)" office:value-type="time" office:time-value="PT03H11M10.478S" calcext:value-type="time">
            <text:p>03:11:10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0.68" calcext:value-type="float">
            <text:p>560.68</text:p>
          </table:table-cell>
          <table:table-cell office:value-type="float" office:value="1591.7" calcext:value-type="float">
            <text:p>1591.7</text:p>
          </table:table-cell>
          <table:table-cell office:value-type="float" office:value="1851.01" calcext:value-type="float">
            <text:p>1851.01</text:p>
          </table:table-cell>
        </table:table-row>
        <table:table-row table:style-name="ro1">
          <table:table-cell office:value-type="float" office:value="11486478" calcext:value-type="float">
            <text:p>11486478</text:p>
          </table:table-cell>
          <table:table-cell table:formula="of:=[.A720]/1000/(60*60*24)" office:value-type="time" office:time-value="PT03H11M26.478S" calcext:value-type="time">
            <text:p>03:11:26</text:p>
          </table:table-cell>
          <table:table-cell office:value-type="float" office:value="1.12" calcext:value-type="float">
            <text:p>1.12</text:p>
          </table:table-cell>
          <table:table-cell office:value-type="float" office:value="499.8" calcext:value-type="float">
            <text:p>499.8</text:p>
          </table:table-cell>
          <table:table-cell office:value-type="float" office:value="560.75" calcext:value-type="float">
            <text:p>560.75</text:p>
          </table:table-cell>
          <table:table-cell office:value-type="float" office:value="1593.92" calcext:value-type="float">
            <text:p>1593.92</text:p>
          </table:table-cell>
          <table:table-cell office:value-type="float" office:value="1853.5" calcext:value-type="float">
            <text:p>1853.5</text:p>
          </table:table-cell>
        </table:table-row>
        <table:table-row table:style-name="ro1">
          <table:table-cell office:value-type="float" office:value="11502478" calcext:value-type="float">
            <text:p>11502478</text:p>
          </table:table-cell>
          <table:table-cell table:formula="of:=[.A721]/1000/(60*60*24)" office:value-type="time" office:time-value="PT03H11M42.478S" calcext:value-type="time">
            <text:p>03:11:42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3" calcext:value-type="float">
            <text:p>560.3</text:p>
          </table:table-cell>
          <table:table-cell office:value-type="float" office:value="1596.14" calcext:value-type="float">
            <text:p>1596.14</text:p>
          </table:table-cell>
          <table:table-cell office:value-type="float" office:value="1855.99" calcext:value-type="float">
            <text:p>1855.99</text:p>
          </table:table-cell>
        </table:table-row>
        <table:table-row table:style-name="ro1">
          <table:table-cell office:value-type="float" office:value="11518478" calcext:value-type="float">
            <text:p>11518478</text:p>
          </table:table-cell>
          <table:table-cell table:formula="of:=[.A722]/1000/(60*60*24)" office:value-type="time" office:time-value="PT03H11M58.478S" calcext:value-type="time">
            <text:p>03:11:58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60.53" calcext:value-type="float">
            <text:p>560.53</text:p>
          </table:table-cell>
          <table:table-cell office:value-type="float" office:value="1598.36" calcext:value-type="float">
            <text:p>1598.36</text:p>
          </table:table-cell>
          <table:table-cell office:value-type="float" office:value="1858.48" calcext:value-type="float">
            <text:p>1858.48</text:p>
          </table:table-cell>
        </table:table-row>
        <table:table-row table:style-name="ro1">
          <table:table-cell office:value-type="float" office:value="11534478" calcext:value-type="float">
            <text:p>11534478</text:p>
          </table:table-cell>
          <table:table-cell table:formula="of:=[.A723]/1000/(60*60*24)" office:value-type="time" office:time-value="PT03H12M14.478S" calcext:value-type="time">
            <text:p>03:12:14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32" calcext:value-type="float">
            <text:p>560.32</text:p>
          </table:table-cell>
          <table:table-cell office:value-type="float" office:value="1600.58" calcext:value-type="float">
            <text:p>1600.58</text:p>
          </table:table-cell>
          <table:table-cell office:value-type="float" office:value="1860.96" calcext:value-type="float">
            <text:p>1860.96</text:p>
          </table:table-cell>
        </table:table-row>
        <table:table-row table:style-name="ro1">
          <table:table-cell office:value-type="float" office:value="11550478" calcext:value-type="float">
            <text:p>11550478</text:p>
          </table:table-cell>
          <table:table-cell table:formula="of:=[.A724]/1000/(60*60*24)" office:value-type="time" office:time-value="PT03H12M30.478S" calcext:value-type="time">
            <text:p>03:12:30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0.67" calcext:value-type="float">
            <text:p>560.67</text:p>
          </table:table-cell>
          <table:table-cell office:value-type="float" office:value="1602.8" calcext:value-type="float">
            <text:p>1602.8</text:p>
          </table:table-cell>
          <table:table-cell office:value-type="float" office:value="1863.45" calcext:value-type="float">
            <text:p>1863.45</text:p>
          </table:table-cell>
        </table:table-row>
        <table:table-row table:style-name="ro1">
          <table:table-cell office:value-type="float" office:value="11566479" calcext:value-type="float">
            <text:p>11566479</text:p>
          </table:table-cell>
          <table:table-cell table:formula="of:=[.A725]/1000/(60*60*24)" office:value-type="time" office:time-value="PT03H12M46.479S" calcext:value-type="time">
            <text:p>03:12:46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4" calcext:value-type="float">
            <text:p>560.44</text:p>
          </table:table-cell>
          <table:table-cell office:value-type="float" office:value="1605.02" calcext:value-type="float">
            <text:p>1605.02</text:p>
          </table:table-cell>
          <table:table-cell office:value-type="float" office:value="1865.94" calcext:value-type="float">
            <text:p>1865.94</text:p>
          </table:table-cell>
        </table:table-row>
        <table:table-row table:style-name="ro1">
          <table:table-cell office:value-type="float" office:value="11582478" calcext:value-type="float">
            <text:p>11582478</text:p>
          </table:table-cell>
          <table:table-cell table:formula="of:=[.A726]/1000/(60*60*24)" office:value-type="time" office:time-value="PT03H13M02.478S" calcext:value-type="time">
            <text:p>03:13:02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5" calcext:value-type="float">
            <text:p>560.45</text:p>
          </table:table-cell>
          <table:table-cell office:value-type="float" office:value="1607.24" calcext:value-type="float">
            <text:p>1607.24</text:p>
          </table:table-cell>
          <table:table-cell office:value-type="float" office:value="1868.43" calcext:value-type="float">
            <text:p>1868.43</text:p>
          </table:table-cell>
        </table:table-row>
        <table:table-row table:style-name="ro1">
          <table:table-cell office:value-type="float" office:value="11598478" calcext:value-type="float">
            <text:p>11598478</text:p>
          </table:table-cell>
          <table:table-cell table:formula="of:=[.A727]/1000/(60*60*24)" office:value-type="time" office:time-value="PT03H13M18.478S" calcext:value-type="time">
            <text:p>03:13:18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4" calcext:value-type="float">
            <text:p>558.44</text:p>
          </table:table-cell>
          <table:table-cell office:value-type="float" office:value="1609.46" calcext:value-type="float">
            <text:p>1609.46</text:p>
          </table:table-cell>
          <table:table-cell office:value-type="float" office:value="1870.92" calcext:value-type="float">
            <text:p>1870.92</text:p>
          </table:table-cell>
        </table:table-row>
        <table:table-row table:style-name="ro1">
          <table:table-cell office:value-type="float" office:value="11614478" calcext:value-type="float">
            <text:p>11614478</text:p>
          </table:table-cell>
          <table:table-cell table:formula="of:=[.A728]/1000/(60*60*24)" office:value-type="time" office:time-value="PT03H13M34.478S" calcext:value-type="time">
            <text:p>03:13:34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58.53" calcext:value-type="float">
            <text:p>558.53</text:p>
          </table:table-cell>
          <table:table-cell office:value-type="float" office:value="1611.68" calcext:value-type="float">
            <text:p>1611.68</text:p>
          </table:table-cell>
          <table:table-cell office:value-type="float" office:value="1873.4" calcext:value-type="float">
            <text:p>1873.4</text:p>
          </table:table-cell>
        </table:table-row>
        <table:table-row table:style-name="ro1">
          <table:table-cell office:value-type="float" office:value="11630478" calcext:value-type="float">
            <text:p>11630478</text:p>
          </table:table-cell>
          <table:table-cell table:formula="of:=[.A729]/1000/(60*60*24)" office:value-type="time" office:time-value="PT03H13M50.478S" calcext:value-type="time">
            <text:p>03:13:50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2" calcext:value-type="float">
            <text:p>560.22</text:p>
          </table:table-cell>
          <table:table-cell office:value-type="float" office:value="1613.9" calcext:value-type="float">
            <text:p>1613.9</text:p>
          </table:table-cell>
          <table:table-cell office:value-type="float" office:value="1875.89" calcext:value-type="float">
            <text:p>1875.89</text:p>
          </table:table-cell>
        </table:table-row>
        <table:table-row table:style-name="ro1">
          <table:table-cell office:value-type="float" office:value="11646478" calcext:value-type="float">
            <text:p>11646478</text:p>
          </table:table-cell>
          <table:table-cell table:formula="of:=[.A730]/1000/(60*60*24)" office:value-type="time" office:time-value="PT03H14M06.478S" calcext:value-type="time">
            <text:p>03:14:06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58.54" calcext:value-type="float">
            <text:p>558.54</text:p>
          </table:table-cell>
          <table:table-cell office:value-type="float" office:value="1616.12" calcext:value-type="float">
            <text:p>1616.12</text:p>
          </table:table-cell>
          <table:table-cell office:value-type="float" office:value="1878.37" calcext:value-type="float">
            <text:p>1878.37</text:p>
          </table:table-cell>
        </table:table-row>
        <table:table-row table:style-name="ro1">
          <table:table-cell office:value-type="float" office:value="11662478" calcext:value-type="float">
            <text:p>11662478</text:p>
          </table:table-cell>
          <table:table-cell table:formula="of:=[.A731]/1000/(60*60*24)" office:value-type="time" office:time-value="PT03H14M22.478S" calcext:value-type="time">
            <text:p>03:14:22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3" calcext:value-type="float">
            <text:p>558.43</text:p>
          </table:table-cell>
          <table:table-cell office:value-type="float" office:value="1618.34" calcext:value-type="float">
            <text:p>1618.34</text:p>
          </table:table-cell>
          <table:table-cell office:value-type="float" office:value="1880.86" calcext:value-type="float">
            <text:p>1880.86</text:p>
          </table:table-cell>
        </table:table-row>
        <table:table-row table:style-name="ro1">
          <table:table-cell office:value-type="float" office:value="11678478" calcext:value-type="float">
            <text:p>11678478</text:p>
          </table:table-cell>
          <table:table-cell table:formula="of:=[.A732]/1000/(60*60*24)" office:value-type="time" office:time-value="PT03H14M38.478S" calcext:value-type="time">
            <text:p>03:14:38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58.53" calcext:value-type="float">
            <text:p>558.53</text:p>
          </table:table-cell>
          <table:table-cell office:value-type="float" office:value="1620.56" calcext:value-type="float">
            <text:p>1620.56</text:p>
          </table:table-cell>
          <table:table-cell office:value-type="float" office:value="1883.34" calcext:value-type="float">
            <text:p>1883.34</text:p>
          </table:table-cell>
        </table:table-row>
        <table:table-row table:style-name="ro1">
          <table:table-cell office:value-type="float" office:value="11694478" calcext:value-type="float">
            <text:p>11694478</text:p>
          </table:table-cell>
          <table:table-cell table:formula="of:=[.A733]/1000/(60*60*24)" office:value-type="time" office:time-value="PT03H14M54.478S" calcext:value-type="time">
            <text:p>03:14:54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4" calcext:value-type="float">
            <text:p>558.44</text:p>
          </table:table-cell>
          <table:table-cell office:value-type="float" office:value="1622.78" calcext:value-type="float">
            <text:p>1622.78</text:p>
          </table:table-cell>
          <table:table-cell office:value-type="float" office:value="1885.82" calcext:value-type="float">
            <text:p>1885.82</text:p>
          </table:table-cell>
        </table:table-row>
        <table:table-row table:style-name="ro1">
          <table:table-cell office:value-type="float" office:value="11710478" calcext:value-type="float">
            <text:p>11710478</text:p>
          </table:table-cell>
          <table:table-cell table:formula="of:=[.A734]/1000/(60*60*24)" office:value-type="time" office:time-value="PT03H15M10.478S" calcext:value-type="time">
            <text:p>03:15:10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3" calcext:value-type="float">
            <text:p>558.43</text:p>
          </table:table-cell>
          <table:table-cell office:value-type="float" office:value="1625" calcext:value-type="float">
            <text:p>1625</text:p>
          </table:table-cell>
          <table:table-cell office:value-type="float" office:value="1888.31" calcext:value-type="float">
            <text:p>1888.31</text:p>
          </table:table-cell>
        </table:table-row>
        <table:table-row table:style-name="ro1">
          <table:table-cell office:value-type="float" office:value="11726478" calcext:value-type="float">
            <text:p>11726478</text:p>
          </table:table-cell>
          <table:table-cell table:formula="of:=[.A735]/1000/(60*60*24)" office:value-type="time" office:time-value="PT03H15M26.478S" calcext:value-type="time">
            <text:p>03:15:26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8.66" calcext:value-type="float">
            <text:p>558.66</text:p>
          </table:table-cell>
          <table:table-cell office:value-type="float" office:value="1627.23" calcext:value-type="float">
            <text:p>1627.23</text:p>
          </table:table-cell>
          <table:table-cell office:value-type="float" office:value="1890.79" calcext:value-type="float">
            <text:p>1890.79</text:p>
          </table:table-cell>
        </table:table-row>
        <table:table-row table:style-name="ro1">
          <table:table-cell office:value-type="float" office:value="11742478" calcext:value-type="float">
            <text:p>11742478</text:p>
          </table:table-cell>
          <table:table-cell table:formula="of:=[.A736]/1000/(60*60*24)" office:value-type="time" office:time-value="PT03H15M42.478S" calcext:value-type="time">
            <text:p>03:15:42</text:p>
          </table:table-cell>
          <table:table-cell office:value-type="float" office:value="1.12" calcext:value-type="float">
            <text:p>1.12</text:p>
          </table:table-cell>
          <table:table-cell office:value-type="float" office:value="499.8" calcext:value-type="float">
            <text:p>499.8</text:p>
          </table:table-cell>
          <table:table-cell office:value-type="float" office:value="558.74" calcext:value-type="float">
            <text:p>558.74</text:p>
          </table:table-cell>
          <table:table-cell office:value-type="float" office:value="1629.45" calcext:value-type="float">
            <text:p>1629.45</text:p>
          </table:table-cell>
          <table:table-cell office:value-type="float" office:value="1893.27" calcext:value-type="float">
            <text:p>1893.27</text:p>
          </table:table-cell>
        </table:table-row>
        <table:table-row table:style-name="ro1">
          <table:table-cell office:value-type="float" office:value="11758479" calcext:value-type="float">
            <text:p>11758479</text:p>
          </table:table-cell>
          <table:table-cell table:formula="of:=[.A737]/1000/(60*60*24)" office:value-type="time" office:time-value="PT03H15M58.479S" calcext:value-type="time">
            <text:p>03:15:58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3" calcext:value-type="float">
            <text:p>558.3</text:p>
          </table:table-cell>
          <table:table-cell office:value-type="float" office:value="1631.67" calcext:value-type="float">
            <text:p>1631.67</text:p>
          </table:table-cell>
          <table:table-cell office:value-type="float" office:value="1895.75" calcext:value-type="float">
            <text:p>1895.75</text:p>
          </table:table-cell>
        </table:table-row>
        <table:table-row table:style-name="ro1">
          <table:table-cell office:value-type="float" office:value="11774478" calcext:value-type="float">
            <text:p>11774478</text:p>
          </table:table-cell>
          <table:table-cell table:formula="of:=[.A738]/1000/(60*60*24)" office:value-type="time" office:time-value="PT03H16M14.478S" calcext:value-type="time">
            <text:p>03:16:14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4" calcext:value-type="float">
            <text:p>558.44</text:p>
          </table:table-cell>
          <table:table-cell office:value-type="float" office:value="1633.89" calcext:value-type="float">
            <text:p>1633.89</text:p>
          </table:table-cell>
          <table:table-cell office:value-type="float" office:value="1898.24" calcext:value-type="float">
            <text:p>1898.24</text:p>
          </table:table-cell>
        </table:table-row>
        <table:table-row table:style-name="ro1">
          <table:table-cell office:value-type="float" office:value="11790478" calcext:value-type="float">
            <text:p>11790478</text:p>
          </table:table-cell>
          <table:table-cell table:formula="of:=[.A739]/1000/(60*60*24)" office:value-type="time" office:time-value="PT03H16M30.478S" calcext:value-type="time">
            <text:p>03:16:30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58.54" calcext:value-type="float">
            <text:p>558.54</text:p>
          </table:table-cell>
          <table:table-cell office:value-type="float" office:value="1636.11" calcext:value-type="float">
            <text:p>1636.11</text:p>
          </table:table-cell>
          <table:table-cell office:value-type="float" office:value="1900.72" calcext:value-type="float">
            <text:p>1900.72</text:p>
          </table:table-cell>
        </table:table-row>
        <table:table-row table:style-name="ro1">
          <table:table-cell office:value-type="float" office:value="11806479" calcext:value-type="float">
            <text:p>11806479</text:p>
          </table:table-cell>
          <table:table-cell table:formula="of:=[.A740]/1000/(60*60*24)" office:value-type="time" office:time-value="PT03H16M46.479S" calcext:value-type="time">
            <text:p>03:16:46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3" calcext:value-type="float">
            <text:p>558.3</text:p>
          </table:table-cell>
          <table:table-cell office:value-type="float" office:value="1638.33" calcext:value-type="float">
            <text:p>1638.33</text:p>
          </table:table-cell>
          <table:table-cell office:value-type="float" office:value="1903.2" calcext:value-type="float">
            <text:p>1903.2</text:p>
          </table:table-cell>
        </table:table-row>
        <table:table-row table:style-name="ro1">
          <table:table-cell office:value-type="float" office:value="11822479" calcext:value-type="float">
            <text:p>11822479</text:p>
          </table:table-cell>
          <table:table-cell table:formula="of:=[.A741]/1000/(60*60*24)" office:value-type="time" office:time-value="PT03H17M02.479S" calcext:value-type="time">
            <text:p>03:17:02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6.53" calcext:value-type="float">
            <text:p>556.53</text:p>
          </table:table-cell>
          <table:table-cell office:value-type="float" office:value="1640.55" calcext:value-type="float">
            <text:p>1640.55</text:p>
          </table:table-cell>
          <table:table-cell office:value-type="float" office:value="1905.68" calcext:value-type="float">
            <text:p>1905.68</text:p>
          </table:table-cell>
        </table:table-row>
        <table:table-row table:style-name="ro1">
          <table:table-cell office:value-type="float" office:value="11838478" calcext:value-type="float">
            <text:p>11838478</text:p>
          </table:table-cell>
          <table:table-cell table:formula="of:=[.A742]/1000/(60*60*24)" office:value-type="time" office:time-value="PT03H17M18.478S" calcext:value-type="time">
            <text:p>03:17:18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8.67" calcext:value-type="float">
            <text:p>558.67</text:p>
          </table:table-cell>
          <table:table-cell office:value-type="float" office:value="1642.77" calcext:value-type="float">
            <text:p>1642.77</text:p>
          </table:table-cell>
          <table:table-cell office:value-type="float" office:value="1908.16" calcext:value-type="float">
            <text:p>1908.16</text:p>
          </table:table-cell>
        </table:table-row>
        <table:table-row table:style-name="ro1">
          <table:table-cell office:value-type="float" office:value="11854479" calcext:value-type="float">
            <text:p>11854479</text:p>
          </table:table-cell>
          <table:table-cell table:formula="of:=[.A743]/1000/(60*60*24)" office:value-type="time" office:time-value="PT03H17M34.479S" calcext:value-type="time">
            <text:p>03:17:34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1" calcext:value-type="float">
            <text:p>558.21</text:p>
          </table:table-cell>
          <table:table-cell office:value-type="float" office:value="1644.99" calcext:value-type="float">
            <text:p>1644.99</text:p>
          </table:table-cell>
          <table:table-cell office:value-type="float" office:value="1910.65" calcext:value-type="float">
            <text:p>1910.65</text:p>
          </table:table-cell>
        </table:table-row>
        <table:table-row table:style-name="ro1">
          <table:table-cell office:value-type="float" office:value="11870478" calcext:value-type="float">
            <text:p>11870478</text:p>
          </table:table-cell>
          <table:table-cell table:formula="of:=[.A744]/1000/(60*60*24)" office:value-type="time" office:time-value="PT03H17M50.478S" calcext:value-type="time">
            <text:p>03:17:50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3" calcext:value-type="float">
            <text:p>558.43</text:p>
          </table:table-cell>
          <table:table-cell office:value-type="float" office:value="1647.21" calcext:value-type="float">
            <text:p>1647.21</text:p>
          </table:table-cell>
          <table:table-cell office:value-type="float" office:value="1913.12" calcext:value-type="float">
            <text:p>1913.12</text:p>
          </table:table-cell>
        </table:table-row>
        <table:table-row table:style-name="ro1">
          <table:table-cell office:value-type="float" office:value="11886478" calcext:value-type="float">
            <text:p>11886478</text:p>
          </table:table-cell>
          <table:table-cell table:formula="of:=[.A745]/1000/(60*60*24)" office:value-type="time" office:time-value="PT03H18M06.478S" calcext:value-type="time">
            <text:p>03:18:06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1" calcext:value-type="float">
            <text:p>556.31</text:p>
          </table:table-cell>
          <table:table-cell office:value-type="float" office:value="1649.43" calcext:value-type="float">
            <text:p>1649.43</text:p>
          </table:table-cell>
          <table:table-cell office:value-type="float" office:value="1915.6" calcext:value-type="float">
            <text:p>1915.6</text:p>
          </table:table-cell>
        </table:table-row>
        <table:table-row table:style-name="ro1">
          <table:table-cell office:value-type="float" office:value="11902478" calcext:value-type="float">
            <text:p>11902478</text:p>
          </table:table-cell>
          <table:table-cell table:formula="of:=[.A746]/1000/(60*60*24)" office:value-type="time" office:time-value="PT03H18M22.478S" calcext:value-type="time">
            <text:p>03:18:22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4" calcext:value-type="float">
            <text:p>556.44</text:p>
          </table:table-cell>
          <table:table-cell office:value-type="float" office:value="1651.65" calcext:value-type="float">
            <text:p>1651.65</text:p>
          </table:table-cell>
          <table:table-cell office:value-type="float" office:value="1918.08" calcext:value-type="float">
            <text:p>1918.08</text:p>
          </table:table-cell>
        </table:table-row>
        <table:table-row table:style-name="ro1">
          <table:table-cell office:value-type="float" office:value="11918478" calcext:value-type="float">
            <text:p>11918478</text:p>
          </table:table-cell>
          <table:table-cell table:formula="of:=[.A747]/1000/(60*60*24)" office:value-type="time" office:time-value="PT03H18M38.478S" calcext:value-type="time">
            <text:p>03:18:38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6.54" calcext:value-type="float">
            <text:p>556.54</text:p>
          </table:table-cell>
          <table:table-cell office:value-type="float" office:value="1653.87" calcext:value-type="float">
            <text:p>1653.87</text:p>
          </table:table-cell>
          <table:table-cell office:value-type="float" office:value="1920.56" calcext:value-type="float">
            <text:p>1920.56</text:p>
          </table:table-cell>
        </table:table-row>
        <table:table-row table:style-name="ro1">
          <table:table-cell office:value-type="float" office:value="11934478" calcext:value-type="float">
            <text:p>11934478</text:p>
          </table:table-cell>
          <table:table-cell table:formula="of:=[.A748]/1000/(60*60*24)" office:value-type="time" office:time-value="PT03H18M54.478S" calcext:value-type="time">
            <text:p>03:18:54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5" calcext:value-type="float">
            <text:p>556.45</text:p>
          </table:table-cell>
          <table:table-cell office:value-type="float" office:value="1656.09" calcext:value-type="float">
            <text:p>1656.09</text:p>
          </table:table-cell>
          <table:table-cell office:value-type="float" office:value="1923.03" calcext:value-type="float">
            <text:p>1923.03</text:p>
          </table:table-cell>
        </table:table-row>
        <table:table-row table:style-name="ro1">
          <table:table-cell office:value-type="float" office:value="11950478" calcext:value-type="float">
            <text:p>11950478</text:p>
          </table:table-cell>
          <table:table-cell table:formula="of:=[.A749]/1000/(60*60*24)" office:value-type="time" office:time-value="PT03H19M10.478S" calcext:value-type="time">
            <text:p>03:19:10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8.67" calcext:value-type="float">
            <text:p>558.67</text:p>
          </table:table-cell>
          <table:table-cell office:value-type="float" office:value="1658.31" calcext:value-type="float">
            <text:p>1658.31</text:p>
          </table:table-cell>
          <table:table-cell office:value-type="float" office:value="1925.51" calcext:value-type="float">
            <text:p>1925.51</text:p>
          </table:table-cell>
        </table:table-row>
        <table:table-row table:style-name="ro1">
          <table:table-cell office:value-type="float" office:value="11966478" calcext:value-type="float">
            <text:p>11966478</text:p>
          </table:table-cell>
          <table:table-cell table:formula="of:=[.A750]/1000/(60*60*24)" office:value-type="time" office:time-value="PT03H19M26.478S" calcext:value-type="time">
            <text:p>03:19:26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4" calcext:value-type="float">
            <text:p>556.44</text:p>
          </table:table-cell>
          <table:table-cell office:value-type="float" office:value="1660.53" calcext:value-type="float">
            <text:p>1660.53</text:p>
          </table:table-cell>
          <table:table-cell office:value-type="float" office:value="1927.99" calcext:value-type="float">
            <text:p>1927.99</text:p>
          </table:table-cell>
        </table:table-row>
        <table:table-row table:style-name="ro1">
          <table:table-cell office:value-type="float" office:value="11982479" calcext:value-type="float">
            <text:p>11982479</text:p>
          </table:table-cell>
          <table:table-cell table:formula="of:=[.A751]/1000/(60*60*24)" office:value-type="time" office:time-value="PT03H19M42.479S" calcext:value-type="time">
            <text:p>03:19:42</text:p>
          </table:table-cell>
          <table:table-cell office:value-type="float" office:value="1.11" calcext:value-type="float">
            <text:p>1.11</text:p>
          </table:table-cell>
          <table:table-cell office:value-type="float" office:value="499.8" calcext:value-type="float">
            <text:p>499.8</text:p>
          </table:table-cell>
          <table:table-cell office:value-type="float" office:value="556.75" calcext:value-type="float">
            <text:p>556.75</text:p>
          </table:table-cell>
          <table:table-cell office:value-type="float" office:value="1662.75" calcext:value-type="float">
            <text:p>1662.75</text:p>
          </table:table-cell>
          <table:table-cell office:value-type="float" office:value="1930.46" calcext:value-type="float">
            <text:p>1930.46</text:p>
          </table:table-cell>
        </table:table-row>
        <table:table-row table:style-name="ro1">
          <table:table-cell office:value-type="float" office:value="11998478" calcext:value-type="float">
            <text:p>11998478</text:p>
          </table:table-cell>
          <table:table-cell table:formula="of:=[.A752]/1000/(60*60*24)" office:value-type="time" office:time-value="PT03H19M58.478S" calcext:value-type="time">
            <text:p>03:19:58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4" calcext:value-type="float">
            <text:p>556.44</text:p>
          </table:table-cell>
          <table:table-cell office:value-type="float" office:value="1664.97" calcext:value-type="float">
            <text:p>1664.97</text:p>
          </table:table-cell>
          <table:table-cell office:value-type="float" office:value="1932.94" calcext:value-type="float">
            <text:p>1932.94</text:p>
          </table:table-cell>
        </table:table-row>
        <table:table-row table:style-name="ro1">
          <table:table-cell office:value-type="float" office:value="12014478" calcext:value-type="float">
            <text:p>12014478</text:p>
          </table:table-cell>
          <table:table-cell table:formula="of:=[.A753]/1000/(60*60*24)" office:value-type="time" office:time-value="PT03H20M14.478S" calcext:value-type="time">
            <text:p>03:20:14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6.53" calcext:value-type="float">
            <text:p>556.53</text:p>
          </table:table-cell>
          <table:table-cell office:value-type="float" office:value="1667.19" calcext:value-type="float">
            <text:p>1667.19</text:p>
          </table:table-cell>
          <table:table-cell office:value-type="float" office:value="1935.41" calcext:value-type="float">
            <text:p>1935.41</text:p>
          </table:table-cell>
        </table:table-row>
        <table:table-row table:style-name="ro1">
          <table:table-cell office:value-type="float" office:value="12030478" calcext:value-type="float">
            <text:p>12030478</text:p>
          </table:table-cell>
          <table:table-cell table:formula="of:=[.A754]/1000/(60*60*24)" office:value-type="time" office:time-value="PT03H20M30.478S" calcext:value-type="time">
            <text:p>03:20:30</text:p>
          </table:table-cell>
          <table:table-cell office:value-type="float" office:value="1.11" calcext:value-type="float">
            <text:p>1.1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6.65" calcext:value-type="float">
            <text:p>556.65</text:p>
          </table:table-cell>
          <table:table-cell office:value-type="float" office:value="1669.41" calcext:value-type="float">
            <text:p>1669.41</text:p>
          </table:table-cell>
          <table:table-cell office:value-type="float" office:value="1937.89" calcext:value-type="float">
            <text:p>1937.89</text:p>
          </table:table-cell>
        </table:table-row>
        <table:table-row table:style-name="ro1">
          <table:table-cell office:value-type="float" office:value="12046478" calcext:value-type="float">
            <text:p>12046478</text:p>
          </table:table-cell>
          <table:table-cell table:formula="of:=[.A755]/1000/(60*60*24)" office:value-type="time" office:time-value="PT03H20M46.478S" calcext:value-type="time">
            <text:p>03:20:46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3" calcext:value-type="float">
            <text:p>556.23</text:p>
          </table:table-cell>
          <table:table-cell office:value-type="float" office:value="1671.63" calcext:value-type="float">
            <text:p>1671.63</text:p>
          </table:table-cell>
          <table:table-cell office:value-type="float" office:value="1940.36" calcext:value-type="float">
            <text:p>1940.36</text:p>
          </table:table-cell>
        </table:table-row>
        <table:table-row table:style-name="ro1">
          <table:table-cell office:value-type="float" office:value="12062478" calcext:value-type="float">
            <text:p>12062478</text:p>
          </table:table-cell>
          <table:table-cell table:formula="of:=[.A756]/1000/(60*60*24)" office:value-type="time" office:time-value="PT03H21M02.478S" calcext:value-type="time">
            <text:p>03:21:02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6.07" calcext:value-type="float">
            <text:p>556.07</text:p>
          </table:table-cell>
          <table:table-cell office:value-type="float" office:value="1673.85" calcext:value-type="float">
            <text:p>1673.85</text:p>
          </table:table-cell>
          <table:table-cell office:value-type="float" office:value="1942.84" calcext:value-type="float">
            <text:p>1942.84</text:p>
          </table:table-cell>
        </table:table-row>
        <table:table-row table:style-name="ro1">
          <table:table-cell office:value-type="float" office:value="12078479" calcext:value-type="float">
            <text:p>12078479</text:p>
          </table:table-cell>
          <table:table-cell table:formula="of:=[.A757]/1000/(60*60*24)" office:value-type="time" office:time-value="PT03H21M18.479S" calcext:value-type="time">
            <text:p>03:21:18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1" calcext:value-type="float">
            <text:p>556.31</text:p>
          </table:table-cell>
          <table:table-cell office:value-type="float" office:value="1676.07" calcext:value-type="float">
            <text:p>1676.07</text:p>
          </table:table-cell>
          <table:table-cell office:value-type="float" office:value="1945.31" calcext:value-type="float">
            <text:p>1945.31</text:p>
          </table:table-cell>
        </table:table-row>
        <table:table-row table:style-name="ro1">
          <table:table-cell office:value-type="float" office:value="12094478" calcext:value-type="float">
            <text:p>12094478</text:p>
          </table:table-cell>
          <table:table-cell table:formula="of:=[.A758]/1000/(60*60*24)" office:value-type="time" office:time-value="PT03H21M34.478S" calcext:value-type="time">
            <text:p>03:21:34</text:p>
          </table:table-cell>
          <table:table-cell office:value-type="float" office:value="1.11" calcext:value-type="float">
            <text:p>1.1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4.66" calcext:value-type="float">
            <text:p>554.66</text:p>
          </table:table-cell>
          <table:table-cell office:value-type="float" office:value="1678.29" calcext:value-type="float">
            <text:p>1678.29</text:p>
          </table:table-cell>
          <table:table-cell office:value-type="float" office:value="1947.78" calcext:value-type="float">
            <text:p>1947.78</text:p>
          </table:table-cell>
        </table:table-row>
        <table:table-row table:style-name="ro1">
          <table:table-cell office:value-type="float" office:value="12110478" calcext:value-type="float">
            <text:p>12110478</text:p>
          </table:table-cell>
          <table:table-cell table:formula="of:=[.A759]/1000/(60*60*24)" office:value-type="time" office:time-value="PT03H21M50.478S" calcext:value-type="time">
            <text:p>03:21:50</text:p>
          </table:table-cell>
          <table:table-cell office:value-type="float" office:value="1.11" calcext:value-type="float">
            <text:p>1.1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6.67" calcext:value-type="float">
            <text:p>556.67</text:p>
          </table:table-cell>
          <table:table-cell office:value-type="float" office:value="1680.51" calcext:value-type="float">
            <text:p>1680.51</text:p>
          </table:table-cell>
          <table:table-cell office:value-type="float" office:value="1950.25" calcext:value-type="float">
            <text:p>1950.25</text:p>
          </table:table-cell>
        </table:table-row>
        <table:table-row table:style-name="ro1">
          <table:table-cell office:value-type="float" office:value="12126478" calcext:value-type="float">
            <text:p>12126478</text:p>
          </table:table-cell>
          <table:table-cell table:formula="of:=[.A760]/1000/(60*60*24)" office:value-type="time" office:time-value="PT03H22M06.478S" calcext:value-type="time">
            <text:p>03:22:06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" calcext:value-type="float">
            <text:p>556.3</text:p>
          </table:table-cell>
          <table:table-cell office:value-type="float" office:value="1682.73" calcext:value-type="float">
            <text:p>1682.73</text:p>
          </table:table-cell>
          <table:table-cell office:value-type="float" office:value="1952.72" calcext:value-type="float">
            <text:p>1952.72</text:p>
          </table:table-cell>
        </table:table-row>
        <table:table-row table:style-name="ro1">
          <table:table-cell office:value-type="float" office:value="12142478" calcext:value-type="float">
            <text:p>12142478</text:p>
          </table:table-cell>
          <table:table-cell table:formula="of:=[.A761]/1000/(60*60*24)" office:value-type="time" office:time-value="PT03H22M22.478S" calcext:value-type="time">
            <text:p>03:22:22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6.51" calcext:value-type="float">
            <text:p>556.51</text:p>
          </table:table-cell>
          <table:table-cell office:value-type="float" office:value="1684.95" calcext:value-type="float">
            <text:p>1684.95</text:p>
          </table:table-cell>
          <table:table-cell office:value-type="float" office:value="1955.2" calcext:value-type="float">
            <text:p>1955.2</text:p>
          </table:table-cell>
        </table:table-row>
        <table:table-row table:style-name="ro1">
          <table:table-cell office:value-type="float" office:value="12158478" calcext:value-type="float">
            <text:p>12158478</text:p>
          </table:table-cell>
          <table:table-cell table:formula="of:=[.A762]/1000/(60*60*24)" office:value-type="time" office:time-value="PT03H22M38.478S" calcext:value-type="time">
            <text:p>03:22:38</text:p>
          </table:table-cell>
          <table:table-cell office:value-type="float" office:value="1.11" calcext:value-type="float">
            <text:p>1.11</text:p>
          </table:table-cell>
          <table:table-cell office:value-type="float" office:value="499.8" calcext:value-type="float">
            <text:p>499.8</text:p>
          </table:table-cell>
          <table:table-cell office:value-type="float" office:value="556.76" calcext:value-type="float">
            <text:p>556.76</text:p>
          </table:table-cell>
          <table:table-cell office:value-type="float" office:value="1687.17" calcext:value-type="float">
            <text:p>1687.17</text:p>
          </table:table-cell>
          <table:table-cell office:value-type="float" office:value="1957.67" calcext:value-type="float">
            <text:p>1957.67</text:p>
          </table:table-cell>
        </table:table-row>
        <table:table-row table:style-name="ro1">
          <table:table-cell office:value-type="float" office:value="12174478" calcext:value-type="float">
            <text:p>12174478</text:p>
          </table:table-cell>
          <table:table-cell table:formula="of:=[.A763]/1000/(60*60*24)" office:value-type="time" office:time-value="PT03H22M54.478S" calcext:value-type="time">
            <text:p>03:22:54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1" calcext:value-type="float">
            <text:p>554.31</text:p>
          </table:table-cell>
          <table:table-cell office:value-type="float" office:value="1689.39" calcext:value-type="float">
            <text:p>1689.39</text:p>
          </table:table-cell>
          <table:table-cell office:value-type="float" office:value="1960.14" calcext:value-type="float">
            <text:p>1960.14</text:p>
          </table:table-cell>
        </table:table-row>
        <table:table-row table:style-name="ro1">
          <table:table-cell office:value-type="float" office:value="12190478" calcext:value-type="float">
            <text:p>12190478</text:p>
          </table:table-cell>
          <table:table-cell table:formula="of:=[.A764]/1000/(60*60*24)" office:value-type="time" office:time-value="PT03H23M10.478S" calcext:value-type="time">
            <text:p>03:23:10</text:p>
          </table:table-cell>
          <table:table-cell office:value-type="float" office:value="1.11" calcext:value-type="float">
            <text:p>1.1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6.67" calcext:value-type="float">
            <text:p>556.67</text:p>
          </table:table-cell>
          <table:table-cell office:value-type="float" office:value="1691.61" calcext:value-type="float">
            <text:p>1691.61</text:p>
          </table:table-cell>
          <table:table-cell office:value-type="float" office:value="1962.61" calcext:value-type="float">
            <text:p>1962.61</text:p>
          </table:table-cell>
        </table:table-row>
        <table:table-row table:style-name="ro1">
          <table:table-cell office:value-type="float" office:value="12206478" calcext:value-type="float">
            <text:p>12206478</text:p>
          </table:table-cell>
          <table:table-cell table:formula="of:=[.A765]/1000/(60*60*24)" office:value-type="time" office:time-value="PT03H23M26.478S" calcext:value-type="time">
            <text:p>03:23:26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6.54" calcext:value-type="float">
            <text:p>556.54</text:p>
          </table:table-cell>
          <table:table-cell office:value-type="float" office:value="1693.83" calcext:value-type="float">
            <text:p>1693.83</text:p>
          </table:table-cell>
          <table:table-cell office:value-type="float" office:value="1965.08" calcext:value-type="float">
            <text:p>1965.08</text:p>
          </table:table-cell>
        </table:table-row>
        <table:table-row table:style-name="ro1">
          <table:table-cell office:value-type="float" office:value="12222478" calcext:value-type="float">
            <text:p>12222478</text:p>
          </table:table-cell>
          <table:table-cell table:formula="of:=[.A766]/1000/(60*60*24)" office:value-type="time" office:time-value="PT03H23M42.478S" calcext:value-type="time">
            <text:p>03:23:42</text:p>
          </table:table-cell>
          <table:table-cell office:value-type="float" office:value="1.11" calcext:value-type="float">
            <text:p>1.11</text:p>
          </table:table-cell>
          <table:table-cell office:value-type="float" office:value="499.8" calcext:value-type="float">
            <text:p>499.8</text:p>
          </table:table-cell>
          <table:table-cell office:value-type="float" office:value="556.75" calcext:value-type="float">
            <text:p>556.75</text:p>
          </table:table-cell>
          <table:table-cell office:value-type="float" office:value="1696.06" calcext:value-type="float">
            <text:p>1696.06</text:p>
          </table:table-cell>
          <table:table-cell office:value-type="float" office:value="1967.55" calcext:value-type="float">
            <text:p>1967.55</text:p>
          </table:table-cell>
        </table:table-row>
        <table:table-row table:style-name="ro1">
          <table:table-cell office:value-type="float" office:value="12238478" calcext:value-type="float">
            <text:p>12238478</text:p>
          </table:table-cell>
          <table:table-cell table:formula="of:=[.A767]/1000/(60*60*24)" office:value-type="time" office:time-value="PT03H23M58.478S" calcext:value-type="time">
            <text:p>03:23:58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6.1" calcext:value-type="float">
            <text:p>556.1</text:p>
          </table:table-cell>
          <table:table-cell office:value-type="float" office:value="1698.28" calcext:value-type="float">
            <text:p>1698.28</text:p>
          </table:table-cell>
          <table:table-cell office:value-type="float" office:value="1970.01" calcext:value-type="float">
            <text:p>1970.01</text:p>
          </table:table-cell>
        </table:table-row>
        <table:table-row table:style-name="ro1">
          <table:table-cell office:value-type="float" office:value="12254478" calcext:value-type="float">
            <text:p>12254478</text:p>
          </table:table-cell>
          <table:table-cell table:formula="of:=[.A768]/1000/(60*60*24)" office:value-type="time" office:time-value="PT03H24M14.478S" calcext:value-type="time">
            <text:p>03:24:14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4.44" calcext:value-type="float">
            <text:p>554.44</text:p>
          </table:table-cell>
          <table:table-cell office:value-type="float" office:value="1700.5" calcext:value-type="float">
            <text:p>1700.5</text:p>
          </table:table-cell>
          <table:table-cell office:value-type="float" office:value="1972.48" calcext:value-type="float">
            <text:p>1972.48</text:p>
          </table:table-cell>
        </table:table-row>
        <table:table-row table:style-name="ro1">
          <table:table-cell office:value-type="float" office:value="12270478" calcext:value-type="float">
            <text:p>12270478</text:p>
          </table:table-cell>
          <table:table-cell table:formula="of:=[.A769]/1000/(60*60*24)" office:value-type="time" office:time-value="PT03H24M30.478S" calcext:value-type="time">
            <text:p>03:24:30</text:p>
          </table:table-cell>
          <table:table-cell office:value-type="float" office:value="1.11" calcext:value-type="float">
            <text:p>1.1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4.66" calcext:value-type="float">
            <text:p>554.66</text:p>
          </table:table-cell>
          <table:table-cell office:value-type="float" office:value="1702.72" calcext:value-type="float">
            <text:p>1702.72</text:p>
          </table:table-cell>
          <table:table-cell office:value-type="float" office:value="1974.95" calcext:value-type="float">
            <text:p>1974.95</text:p>
          </table:table-cell>
        </table:table-row>
        <table:table-row table:style-name="ro1">
          <table:table-cell office:value-type="float" office:value="12286478" calcext:value-type="float">
            <text:p>12286478</text:p>
          </table:table-cell>
          <table:table-cell table:formula="of:=[.A770]/1000/(60*60*24)" office:value-type="time" office:time-value="PT03H24M46.478S" calcext:value-type="time">
            <text:p>03:24:46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" calcext:value-type="float">
            <text:p>554.3</text:p>
          </table:table-cell>
          <table:table-cell office:value-type="float" office:value="1704.94" calcext:value-type="float">
            <text:p>1704.94</text:p>
          </table:table-cell>
          <table:table-cell office:value-type="float" office:value="1977.42" calcext:value-type="float">
            <text:p>1977.42</text:p>
          </table:table-cell>
        </table:table-row>
        <table:table-row table:style-name="ro1">
          <table:table-cell office:value-type="float" office:value="12302478" calcext:value-type="float">
            <text:p>12302478</text:p>
          </table:table-cell>
          <table:table-cell table:formula="of:=[.A771]/1000/(60*60*24)" office:value-type="time" office:time-value="PT03H25M02.478S" calcext:value-type="time">
            <text:p>03:25:02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1" calcext:value-type="float">
            <text:p>554.31</text:p>
          </table:table-cell>
          <table:table-cell office:value-type="float" office:value="1707.16" calcext:value-type="float">
            <text:p>1707.16</text:p>
          </table:table-cell>
          <table:table-cell office:value-type="float" office:value="1979.88" calcext:value-type="float">
            <text:p>1979.88</text:p>
          </table:table-cell>
        </table:table-row>
        <table:table-row table:style-name="ro1">
          <table:table-cell office:value-type="float" office:value="12318478" calcext:value-type="float">
            <text:p>12318478</text:p>
          </table:table-cell>
          <table:table-cell table:formula="of:=[.A772]/1000/(60*60*24)" office:value-type="time" office:time-value="PT03H25M18.478S" calcext:value-type="time">
            <text:p>03:25:18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2" calcext:value-type="float">
            <text:p>556.22</text:p>
          </table:table-cell>
          <table:table-cell office:value-type="float" office:value="1709.38" calcext:value-type="float">
            <text:p>1709.38</text:p>
          </table:table-cell>
          <table:table-cell office:value-type="float" office:value="1982.35" calcext:value-type="float">
            <text:p>1982.35</text:p>
          </table:table-cell>
        </table:table-row>
        <table:table-row table:style-name="ro1">
          <table:table-cell office:value-type="float" office:value="12334478" calcext:value-type="float">
            <text:p>12334478</text:p>
          </table:table-cell>
          <table:table-cell table:formula="of:=[.A773]/1000/(60*60*24)" office:value-type="time" office:time-value="PT03H25M34.478S" calcext:value-type="time">
            <text:p>03:25:34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4" calcext:value-type="float">
            <text:p>556.44</text:p>
          </table:table-cell>
          <table:table-cell office:value-type="float" office:value="1711.6" calcext:value-type="float">
            <text:p>1711.6</text:p>
          </table:table-cell>
          <table:table-cell office:value-type="float" office:value="1984.82" calcext:value-type="float">
            <text:p>1984.82</text:p>
          </table:table-cell>
        </table:table-row>
        <table:table-row table:style-name="ro1">
          <table:table-cell office:value-type="float" office:value="12350478" calcext:value-type="float">
            <text:p>12350478</text:p>
          </table:table-cell>
          <table:table-cell table:formula="of:=[.A774]/1000/(60*60*24)" office:value-type="time" office:time-value="PT03H25M50.478S" calcext:value-type="time">
            <text:p>03:25:50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4.45" calcext:value-type="float">
            <text:p>554.45</text:p>
          </table:table-cell>
          <table:table-cell office:value-type="float" office:value="1713.82" calcext:value-type="float">
            <text:p>1713.82</text:p>
          </table:table-cell>
          <table:table-cell office:value-type="float" office:value="1987.28" calcext:value-type="float">
            <text:p>1987.28</text:p>
          </table:table-cell>
        </table:table-row>
        <table:table-row table:style-name="ro1">
          <table:table-cell office:value-type="float" office:value="12366478" calcext:value-type="float">
            <text:p>12366478</text:p>
          </table:table-cell>
          <table:table-cell table:formula="of:=[.A775]/1000/(60*60*24)" office:value-type="time" office:time-value="PT03H26M06.478S" calcext:value-type="time">
            <text:p>03:26:06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4.43" calcext:value-type="float">
            <text:p>554.43</text:p>
          </table:table-cell>
          <table:table-cell office:value-type="float" office:value="1716.04" calcext:value-type="float">
            <text:p>1716.04</text:p>
          </table:table-cell>
          <table:table-cell office:value-type="float" office:value="1989.74" calcext:value-type="float">
            <text:p>1989.74</text:p>
          </table:table-cell>
        </table:table-row>
        <table:table-row table:style-name="ro1">
          <table:table-cell office:value-type="float" office:value="12382478" calcext:value-type="float">
            <text:p>12382478</text:p>
          </table:table-cell>
          <table:table-cell table:formula="of:=[.A776]/1000/(60*60*24)" office:value-type="time" office:time-value="PT03H26M22.478S" calcext:value-type="time">
            <text:p>03:26:22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2.22" calcext:value-type="float">
            <text:p>552.22</text:p>
          </table:table-cell>
          <table:table-cell office:value-type="float" office:value="1718.26" calcext:value-type="float">
            <text:p>1718.26</text:p>
          </table:table-cell>
          <table:table-cell office:value-type="float" office:value="1992.21" calcext:value-type="float">
            <text:p>1992.21</text:p>
          </table:table-cell>
        </table:table-row>
        <table:table-row table:style-name="ro1">
          <table:table-cell office:value-type="float" office:value="12398478" calcext:value-type="float">
            <text:p>12398478</text:p>
          </table:table-cell>
          <table:table-cell table:formula="of:=[.A777]/1000/(60*60*24)" office:value-type="time" office:time-value="PT03H26M38.478S" calcext:value-type="time">
            <text:p>03:26:38</text:p>
          </table:table-cell>
          <table:table-cell office:value-type="float" office:value="1.11" calcext:value-type="float">
            <text:p>1.1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4.66" calcext:value-type="float">
            <text:p>554.66</text:p>
          </table:table-cell>
          <table:table-cell office:value-type="float" office:value="1720.48" calcext:value-type="float">
            <text:p>1720.48</text:p>
          </table:table-cell>
          <table:table-cell office:value-type="float" office:value="1994.67" calcext:value-type="float">
            <text:p>1994.67</text:p>
          </table:table-cell>
        </table:table-row>
        <table:table-row table:style-name="ro1">
          <table:table-cell office:value-type="float" office:value="12414478" calcext:value-type="float">
            <text:p>12414478</text:p>
          </table:table-cell>
          <table:table-cell table:formula="of:=[.A778]/1000/(60*60*24)" office:value-type="time" office:time-value="PT03H26M54.478S" calcext:value-type="time">
            <text:p>03:26:54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1" calcext:value-type="float">
            <text:p>554.21</text:p>
          </table:table-cell>
          <table:table-cell office:value-type="float" office:value="1722.7" calcext:value-type="float">
            <text:p>1722.7</text:p>
          </table:table-cell>
          <table:table-cell office:value-type="float" office:value="1997.14" calcext:value-type="float">
            <text:p>1997.14</text:p>
          </table:table-cell>
        </table:table-row>
        <table:table-row table:style-name="ro1">
          <table:table-cell office:value-type="float" office:value="12430478" calcext:value-type="float">
            <text:p>12430478</text:p>
          </table:table-cell>
          <table:table-cell table:formula="of:=[.A779]/1000/(60*60*24)" office:value-type="time" office:time-value="PT03H27M10.478S" calcext:value-type="time">
            <text:p>03:27:10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4.43" calcext:value-type="float">
            <text:p>554.43</text:p>
          </table:table-cell>
          <table:table-cell office:value-type="float" office:value="1724.92" calcext:value-type="float">
            <text:p>1724.92</text:p>
          </table:table-cell>
          <table:table-cell office:value-type="float" office:value="1999.6" calcext:value-type="float">
            <text:p>1999.6</text:p>
          </table:table-cell>
        </table:table-row>
        <table:table-row table:style-name="ro1">
          <table:table-cell office:value-type="float" office:value="12446479" calcext:value-type="float">
            <text:p>12446479</text:p>
          </table:table-cell>
          <table:table-cell table:formula="of:=[.A780]/1000/(60*60*24)" office:value-type="time" office:time-value="PT03H27M26.479S" calcext:value-type="time">
            <text:p>03:27:26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2" calcext:value-type="float">
            <text:p>552.32</text:p>
          </table:table-cell>
          <table:table-cell office:value-type="float" office:value="1727.14" calcext:value-type="float">
            <text:p>1727.14</text:p>
          </table:table-cell>
          <table:table-cell office:value-type="float" office:value="2002.06" calcext:value-type="float">
            <text:p>2002.06</text:p>
          </table:table-cell>
        </table:table-row>
        <table:table-row table:style-name="ro1">
          <table:table-cell office:value-type="float" office:value="12462479" calcext:value-type="float">
            <text:p>12462479</text:p>
          </table:table-cell>
          <table:table-cell table:formula="of:=[.A781]/1000/(60*60*24)" office:value-type="time" office:time-value="PT03H27M42.479S" calcext:value-type="time">
            <text:p>03:27:42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4.53" calcext:value-type="float">
            <text:p>554.53</text:p>
          </table:table-cell>
          <table:table-cell office:value-type="float" office:value="1729.36" calcext:value-type="float">
            <text:p>1729.36</text:p>
          </table:table-cell>
          <table:table-cell office:value-type="float" office:value="2004.52" calcext:value-type="float">
            <text:p>2004.52</text:p>
          </table:table-cell>
        </table:table-row>
        <table:table-row table:style-name="ro1">
          <table:table-cell office:value-type="float" office:value="12478478" calcext:value-type="float">
            <text:p>12478478</text:p>
          </table:table-cell>
          <table:table-cell table:formula="of:=[.A782]/1000/(60*60*24)" office:value-type="time" office:time-value="PT03H27M58.478S" calcext:value-type="time">
            <text:p>03:27:58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4.44" calcext:value-type="float">
            <text:p>554.44</text:p>
          </table:table-cell>
          <table:table-cell office:value-type="float" office:value="1731.58" calcext:value-type="float">
            <text:p>1731.58</text:p>
          </table:table-cell>
          <table:table-cell office:value-type="float" office:value="2006.98" calcext:value-type="float">
            <text:p>2006.98</text:p>
          </table:table-cell>
        </table:table-row>
        <table:table-row table:style-name="ro1">
          <table:table-cell office:value-type="float" office:value="12494478" calcext:value-type="float">
            <text:p>12494478</text:p>
          </table:table-cell>
          <table:table-cell table:formula="of:=[.A783]/1000/(60*60*24)" office:value-type="time" office:time-value="PT03H28M14.478S" calcext:value-type="time">
            <text:p>03:28:14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3" calcext:value-type="float">
            <text:p>554.23</text:p>
          </table:table-cell>
          <table:table-cell office:value-type="float" office:value="1733.8" calcext:value-type="float">
            <text:p>1733.8</text:p>
          </table:table-cell>
          <table:table-cell office:value-type="float" office:value="2009.44" calcext:value-type="float">
            <text:p>2009.44</text:p>
          </table:table-cell>
        </table:table-row>
        <table:table-row table:style-name="ro1">
          <table:table-cell office:value-type="float" office:value="12510479" calcext:value-type="float">
            <text:p>12510479</text:p>
          </table:table-cell>
          <table:table-cell table:formula="of:=[.A784]/1000/(60*60*24)" office:value-type="time" office:time-value="PT03H28M30.479S" calcext:value-type="time">
            <text:p>03:28:30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1" calcext:value-type="float">
            <text:p>554.31</text:p>
          </table:table-cell>
          <table:table-cell office:value-type="float" office:value="1736.02" calcext:value-type="float">
            <text:p>1736.02</text:p>
          </table:table-cell>
          <table:table-cell office:value-type="float" office:value="2011.9" calcext:value-type="float">
            <text:p>2011.9</text:p>
          </table:table-cell>
        </table:table-row>
        <table:table-row table:style-name="ro1">
          <table:table-cell office:value-type="float" office:value="12526478" calcext:value-type="float">
            <text:p>12526478</text:p>
          </table:table-cell>
          <table:table-cell table:formula="of:=[.A785]/1000/(60*60*24)" office:value-type="time" office:time-value="PT03H28M46.478S" calcext:value-type="time">
            <text:p>03:28:46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5" calcext:value-type="float">
            <text:p>552.45</text:p>
          </table:table-cell>
          <table:table-cell office:value-type="float" office:value="1738.24" calcext:value-type="float">
            <text:p>1738.24</text:p>
          </table:table-cell>
          <table:table-cell office:value-type="float" office:value="2014.36" calcext:value-type="float">
            <text:p>2014.36</text:p>
          </table:table-cell>
        </table:table-row>
        <table:table-row table:style-name="ro1">
          <table:table-cell office:value-type="float" office:value="12542478" calcext:value-type="float">
            <text:p>12542478</text:p>
          </table:table-cell>
          <table:table-cell table:formula="of:=[.A786]/1000/(60*60*24)" office:value-type="time" office:time-value="PT03H29M02.478S" calcext:value-type="time">
            <text:p>03:29:02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4" calcext:value-type="float">
            <text:p>552.44</text:p>
          </table:table-cell>
          <table:table-cell office:value-type="float" office:value="1740.46" calcext:value-type="float">
            <text:p>1740.46</text:p>
          </table:table-cell>
          <table:table-cell office:value-type="float" office:value="2016.82" calcext:value-type="float">
            <text:p>2016.82</text:p>
          </table:table-cell>
        </table:table-row>
        <table:table-row table:style-name="ro1">
          <table:table-cell office:value-type="float" office:value="12558478" calcext:value-type="float">
            <text:p>12558478</text:p>
          </table:table-cell>
          <table:table-cell table:formula="of:=[.A787]/1000/(60*60*24)" office:value-type="time" office:time-value="PT03H29M18.478S" calcext:value-type="time">
            <text:p>03:29:18</text:p>
          </table:table-cell>
          <table:table-cell office:value-type="float" office:value="1.11" calcext:value-type="float">
            <text:p>1.1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2.66" calcext:value-type="float">
            <text:p>552.66</text:p>
          </table:table-cell>
          <table:table-cell office:value-type="float" office:value="1742.68" calcext:value-type="float">
            <text:p>1742.68</text:p>
          </table:table-cell>
          <table:table-cell office:value-type="float" office:value="2019.27" calcext:value-type="float">
            <text:p>2019.27</text:p>
          </table:table-cell>
        </table:table-row>
        <table:table-row table:style-name="ro1">
          <table:table-cell office:value-type="float" office:value="12574478" calcext:value-type="float">
            <text:p>12574478</text:p>
          </table:table-cell>
          <table:table-cell table:formula="of:=[.A788]/1000/(60*60*24)" office:value-type="time" office:time-value="PT03H29M34.478S" calcext:value-type="time">
            <text:p>03:29:34</text:p>
          </table:table-cell>
          <table:table-cell office:value-type="float" office:value="1.1" calcext:value-type="float">
            <text:p>1.1</text:p>
          </table:table-cell>
          <table:table-cell office:value-type="float" office:value="499.92" calcext:value-type="float">
            <text:p>499.92</text:p>
          </table:table-cell>
          <table:table-cell office:value-type="float" office:value="550.9" calcext:value-type="float">
            <text:p>550.9</text:p>
          </table:table-cell>
          <table:table-cell office:value-type="float" office:value="1744.9" calcext:value-type="float">
            <text:p>1744.9</text:p>
          </table:table-cell>
          <table:table-cell office:value-type="float" office:value="2021.73" calcext:value-type="float">
            <text:p>2021.73</text:p>
          </table:table-cell>
        </table:table-row>
        <table:table-row table:style-name="ro1">
          <table:table-cell office:value-type="float" office:value="12590478" calcext:value-type="float">
            <text:p>12590478</text:p>
          </table:table-cell>
          <table:table-cell table:formula="of:=[.A789]/1000/(60*60*24)" office:value-type="time" office:time-value="PT03H29M50.478S" calcext:value-type="time">
            <text:p>03:29:50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4" calcext:value-type="float">
            <text:p>552.44</text:p>
          </table:table-cell>
          <table:table-cell office:value-type="float" office:value="1747.12" calcext:value-type="float">
            <text:p>1747.12</text:p>
          </table:table-cell>
          <table:table-cell office:value-type="float" office:value="2024.19" calcext:value-type="float">
            <text:p>2024.19</text:p>
          </table:table-cell>
        </table:table-row>
        <table:table-row table:style-name="ro1">
          <table:table-cell office:value-type="float" office:value="12606478" calcext:value-type="float">
            <text:p>12606478</text:p>
          </table:table-cell>
          <table:table-cell table:formula="of:=[.A790]/1000/(60*60*24)" office:value-type="time" office:time-value="PT03H30M06.478S" calcext:value-type="time">
            <text:p>03:30:06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5" calcext:value-type="float">
            <text:p>552.45</text:p>
          </table:table-cell>
          <table:table-cell office:value-type="float" office:value="1749.34" calcext:value-type="float">
            <text:p>1749.34</text:p>
          </table:table-cell>
          <table:table-cell office:value-type="float" office:value="2026.64" calcext:value-type="float">
            <text:p>2026.64</text:p>
          </table:table-cell>
        </table:table-row>
        <table:table-row table:style-name="ro1">
          <table:table-cell office:value-type="float" office:value="12622478" calcext:value-type="float">
            <text:p>12622478</text:p>
          </table:table-cell>
          <table:table-cell table:formula="of:=[.A791]/1000/(60*60*24)" office:value-type="time" office:time-value="PT03H30M22.478S" calcext:value-type="time">
            <text:p>03:30:22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5" calcext:value-type="float">
            <text:p>552.55</text:p>
          </table:table-cell>
          <table:table-cell office:value-type="float" office:value="1751.56" calcext:value-type="float">
            <text:p>1751.56</text:p>
          </table:table-cell>
          <table:table-cell office:value-type="float" office:value="2029.1" calcext:value-type="float">
            <text:p>2029.1</text:p>
          </table:table-cell>
        </table:table-row>
        <table:table-row table:style-name="ro1">
          <table:table-cell office:value-type="float" office:value="12638478" calcext:value-type="float">
            <text:p>12638478</text:p>
          </table:table-cell>
          <table:table-cell table:formula="of:=[.A792]/1000/(60*60*24)" office:value-type="time" office:time-value="PT03H30M38.478S" calcext:value-type="time">
            <text:p>03:30:38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50.08" calcext:value-type="float">
            <text:p>550.08</text:p>
          </table:table-cell>
          <table:table-cell office:value-type="float" office:value="1753.78" calcext:value-type="float">
            <text:p>1753.78</text:p>
          </table:table-cell>
          <table:table-cell office:value-type="float" office:value="2031.56" calcext:value-type="float">
            <text:p>2031.56</text:p>
          </table:table-cell>
        </table:table-row>
        <table:table-row table:style-name="ro1">
          <table:table-cell office:value-type="float" office:value="12654478" calcext:value-type="float">
            <text:p>12654478</text:p>
          </table:table-cell>
          <table:table-cell table:formula="of:=[.A793]/1000/(60*60*24)" office:value-type="time" office:time-value="PT03H30M54.478S" calcext:value-type="time">
            <text:p>03:30:54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" calcext:value-type="float">
            <text:p>554.3</text:p>
          </table:table-cell>
          <table:table-cell office:value-type="float" office:value="1756" calcext:value-type="float">
            <text:p>1756</text:p>
          </table:table-cell>
          <table:table-cell office:value-type="float" office:value="2034.02" calcext:value-type="float">
            <text:p>2034.02</text:p>
          </table:table-cell>
        </table:table-row>
        <table:table-row table:style-name="ro1">
          <table:table-cell office:value-type="float" office:value="12670479" calcext:value-type="float">
            <text:p>12670479</text:p>
          </table:table-cell>
          <table:table-cell table:formula="of:=[.A794]/1000/(60*60*24)" office:value-type="time" office:time-value="PT03H31M10.479S" calcext:value-type="time">
            <text:p>03:31:10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4" calcext:value-type="float">
            <text:p>552.44</text:p>
          </table:table-cell>
          <table:table-cell office:value-type="float" office:value="1758.22" calcext:value-type="float">
            <text:p>1758.22</text:p>
          </table:table-cell>
          <table:table-cell office:value-type="float" office:value="2036.47" calcext:value-type="float">
            <text:p>2036.47</text:p>
          </table:table-cell>
        </table:table-row>
        <table:table-row table:style-name="ro1">
          <table:table-cell office:value-type="float" office:value="12686478" calcext:value-type="float">
            <text:p>12686478</text:p>
          </table:table-cell>
          <table:table-cell table:formula="of:=[.A795]/1000/(60*60*24)" office:value-type="time" office:time-value="PT03H31M26.478S" calcext:value-type="time">
            <text:p>03:31:26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5" calcext:value-type="float">
            <text:p>552.45</text:p>
          </table:table-cell>
          <table:table-cell office:value-type="float" office:value="1760.44" calcext:value-type="float">
            <text:p>1760.44</text:p>
          </table:table-cell>
          <table:table-cell office:value-type="float" office:value="2038.92" calcext:value-type="float">
            <text:p>2038.92</text:p>
          </table:table-cell>
        </table:table-row>
        <table:table-row table:style-name="ro1">
          <table:table-cell office:value-type="float" office:value="12702479" calcext:value-type="float">
            <text:p>12702479</text:p>
          </table:table-cell>
          <table:table-cell table:formula="of:=[.A796]/1000/(60*60*24)" office:value-type="time" office:time-value="PT03H31M42.479S" calcext:value-type="time">
            <text:p>03:31:42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2" calcext:value-type="float">
            <text:p>552.52</text:p>
          </table:table-cell>
          <table:table-cell office:value-type="float" office:value="1762.66" calcext:value-type="float">
            <text:p>1762.66</text:p>
          </table:table-cell>
          <table:table-cell office:value-type="float" office:value="2041.38" calcext:value-type="float">
            <text:p>2041.38</text:p>
          </table:table-cell>
        </table:table-row>
        <table:table-row table:style-name="ro1">
          <table:table-cell office:value-type="float" office:value="12718478" calcext:value-type="float">
            <text:p>12718478</text:p>
          </table:table-cell>
          <table:table-cell table:formula="of:=[.A797]/1000/(60*60*24)" office:value-type="time" office:time-value="PT03H31M58.478S" calcext:value-type="time">
            <text:p>03:31:58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5" calcext:value-type="float">
            <text:p>552.45</text:p>
          </table:table-cell>
          <table:table-cell office:value-type="float" office:value="1764.88" calcext:value-type="float">
            <text:p>1764.88</text:p>
          </table:table-cell>
          <table:table-cell office:value-type="float" office:value="2043.83" calcext:value-type="float">
            <text:p>2043.83</text:p>
          </table:table-cell>
        </table:table-row>
        <table:table-row table:style-name="ro1">
          <table:table-cell office:value-type="float" office:value="12734478" calcext:value-type="float">
            <text:p>12734478</text:p>
          </table:table-cell>
          <table:table-cell table:formula="of:=[.A798]/1000/(60*60*24)" office:value-type="time" office:time-value="PT03H32M14.478S" calcext:value-type="time">
            <text:p>03:32:14</text:p>
          </table:table-cell>
          <table:table-cell office:value-type="float" office:value="1.1" calcext:value-type="float">
            <text:p>1.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0.65" calcext:value-type="float">
            <text:p>550.65</text:p>
          </table:table-cell>
          <table:table-cell office:value-type="float" office:value="1767.1" calcext:value-type="float">
            <text:p>1767.1</text:p>
          </table:table-cell>
          <table:table-cell office:value-type="float" office:value="2046.28" calcext:value-type="float">
            <text:p>2046.28</text:p>
          </table:table-cell>
        </table:table-row>
        <table:table-row table:style-name="ro1">
          <table:table-cell office:value-type="float" office:value="12750478" calcext:value-type="float">
            <text:p>12750478</text:p>
          </table:table-cell>
          <table:table-cell table:formula="of:=[.A799]/1000/(60*60*24)" office:value-type="time" office:time-value="PT03H32M30.478S" calcext:value-type="time">
            <text:p>03:32:30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2.23" calcext:value-type="float">
            <text:p>552.23</text:p>
          </table:table-cell>
          <table:table-cell office:value-type="float" office:value="1769.32" calcext:value-type="float">
            <text:p>1769.32</text:p>
          </table:table-cell>
          <table:table-cell office:value-type="float" office:value="2048.74" calcext:value-type="float">
            <text:p>2048.74</text:p>
          </table:table-cell>
        </table:table-row>
        <table:table-row table:style-name="ro1">
          <table:table-cell office:value-type="float" office:value="12766478" calcext:value-type="float">
            <text:p>12766478</text:p>
          </table:table-cell>
          <table:table-cell table:formula="of:=[.A800]/1000/(60*60*24)" office:value-type="time" office:time-value="PT03H32M46.478S" calcext:value-type="time">
            <text:p>03:32:46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50.53" calcext:value-type="float">
            <text:p>550.53</text:p>
          </table:table-cell>
          <table:table-cell office:value-type="float" office:value="1771.54" calcext:value-type="float">
            <text:p>1771.54</text:p>
          </table:table-cell>
          <table:table-cell office:value-type="float" office:value="2051.19" calcext:value-type="float">
            <text:p>2051.19</text:p>
          </table:table-cell>
        </table:table-row>
        <table:table-row table:style-name="ro1">
          <table:table-cell office:value-type="float" office:value="12782479" calcext:value-type="float">
            <text:p>12782479</text:p>
          </table:table-cell>
          <table:table-cell table:formula="of:=[.A801]/1000/(60*60*24)" office:value-type="time" office:time-value="PT03H33M02.479S" calcext:value-type="time">
            <text:p>03:33:02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50.54" calcext:value-type="float">
            <text:p>550.54</text:p>
          </table:table-cell>
          <table:table-cell office:value-type="float" office:value="1773.76" calcext:value-type="float">
            <text:p>1773.76</text:p>
          </table:table-cell>
          <table:table-cell office:value-type="float" office:value="2053.64" calcext:value-type="float">
            <text:p>2053.64</text:p>
          </table:table-cell>
        </table:table-row>
        <table:table-row table:style-name="ro1">
          <table:table-cell office:value-type="float" office:value="12798478" calcext:value-type="float">
            <text:p>12798478</text:p>
          </table:table-cell>
          <table:table-cell table:formula="of:=[.A802]/1000/(60*60*24)" office:value-type="time" office:time-value="PT03H33M18.478S" calcext:value-type="time">
            <text:p>03:33:18</text:p>
          </table:table-cell>
          <table:table-cell office:value-type="float" office:value="1.11" calcext:value-type="float">
            <text:p>1.1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2.67" calcext:value-type="float">
            <text:p>552.67</text:p>
          </table:table-cell>
          <table:table-cell office:value-type="float" office:value="1775.98" calcext:value-type="float">
            <text:p>1775.98</text:p>
          </table:table-cell>
          <table:table-cell office:value-type="float" office:value="2056.09" calcext:value-type="float">
            <text:p>2056.09</text:p>
          </table:table-cell>
        </table:table-row>
        <table:table-row table:style-name="ro1">
          <table:table-cell office:value-type="float" office:value="12814479" calcext:value-type="float">
            <text:p>12814479</text:p>
          </table:table-cell>
          <table:table-cell table:formula="of:=[.A803]/1000/(60*60*24)" office:value-type="time" office:time-value="PT03H33M34.479S" calcext:value-type="time">
            <text:p>03:33:34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0.24" calcext:value-type="float">
            <text:p>550.24</text:p>
          </table:table-cell>
          <table:table-cell office:value-type="float" office:value="1778.2" calcext:value-type="float">
            <text:p>1778.2</text:p>
          </table:table-cell>
          <table:table-cell office:value-type="float" office:value="2058.54" calcext:value-type="float">
            <text:p>2058.54</text:p>
          </table:table-cell>
        </table:table-row>
        <table:table-row table:style-name="ro1">
          <table:table-cell office:value-type="float" office:value="12830478" calcext:value-type="float">
            <text:p>12830478</text:p>
          </table:table-cell>
          <table:table-cell table:formula="of:=[.A804]/1000/(60*60*24)" office:value-type="time" office:time-value="PT03H33M50.478S" calcext:value-type="time">
            <text:p>03:33:50</text:p>
          </table:table-cell>
          <table:table-cell office:value-type="float" office:value="1.11" calcext:value-type="float">
            <text:p>1.11</text:p>
          </table:table-cell>
          <table:table-cell office:value-type="float" office:value="499.8" calcext:value-type="float">
            <text:p>499.8</text:p>
          </table:table-cell>
          <table:table-cell office:value-type="float" office:value="552.75" calcext:value-type="float">
            <text:p>552.75</text:p>
          </table:table-cell>
          <table:table-cell office:value-type="float" office:value="1780.42" calcext:value-type="float">
            <text:p>1780.42</text:p>
          </table:table-cell>
          <table:table-cell office:value-type="float" office:value="2060.98" calcext:value-type="float">
            <text:p>2060.98</text:p>
          </table:table-cell>
        </table:table-row>
        <table:table-row table:style-name="ro1">
          <table:table-cell office:value-type="float" office:value="12846479" calcext:value-type="float">
            <text:p>12846479</text:p>
          </table:table-cell>
          <table:table-cell table:formula="of:=[.A805]/1000/(60*60*24)" office:value-type="time" office:time-value="PT03H34M06.479S" calcext:value-type="time">
            <text:p>03:34:06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50.08" calcext:value-type="float">
            <text:p>550.08</text:p>
          </table:table-cell>
          <table:table-cell office:value-type="float" office:value="1782.64" calcext:value-type="float">
            <text:p>1782.64</text:p>
          </table:table-cell>
          <table:table-cell office:value-type="float" office:value="2063.43" calcext:value-type="float">
            <text:p>2063.43</text:p>
          </table:table-cell>
        </table:table-row>
        <table:table-row table:style-name="ro1">
          <table:table-cell office:value-type="float" office:value="12862479" calcext:value-type="float">
            <text:p>12862479</text:p>
          </table:table-cell>
          <table:table-cell table:formula="of:=[.A806]/1000/(60*60*24)" office:value-type="time" office:time-value="PT03H34M22.479S" calcext:value-type="time">
            <text:p>03:34:22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0.22" calcext:value-type="float">
            <text:p>550.22</text:p>
          </table:table-cell>
          <table:table-cell office:value-type="float" office:value="1784.86" calcext:value-type="float">
            <text:p>1784.86</text:p>
          </table:table-cell>
          <table:table-cell office:value-type="float" office:value="2065.88" calcext:value-type="float">
            <text:p>2065.88</text:p>
          </table:table-cell>
        </table:table-row>
        <table:table-row table:style-name="ro1">
          <table:table-cell office:value-type="float" office:value="12878478" calcext:value-type="float">
            <text:p>12878478</text:p>
          </table:table-cell>
          <table:table-cell table:formula="of:=[.A807]/1000/(60*60*24)" office:value-type="time" office:time-value="PT03H34M38.478S" calcext:value-type="time">
            <text:p>03:34:38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8.46" calcext:value-type="float">
            <text:p>548.46</text:p>
          </table:table-cell>
          <table:table-cell office:value-type="float" office:value="1787.08" calcext:value-type="float">
            <text:p>1787.08</text:p>
          </table:table-cell>
          <table:table-cell office:value-type="float" office:value="2068.32" calcext:value-type="float">
            <text:p>2068.32</text:p>
          </table:table-cell>
        </table:table-row>
        <table:table-row table:style-name="ro1">
          <table:table-cell office:value-type="float" office:value="12894478" calcext:value-type="float">
            <text:p>12894478</text:p>
          </table:table-cell>
          <table:table-cell table:formula="of:=[.A808]/1000/(60*60*24)" office:value-type="time" office:time-value="PT03H34M54.478S" calcext:value-type="time">
            <text:p>03:34:54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0.45" calcext:value-type="float">
            <text:p>550.45</text:p>
          </table:table-cell>
          <table:table-cell office:value-type="float" office:value="1789.3" calcext:value-type="float">
            <text:p>1789.3</text:p>
          </table:table-cell>
          <table:table-cell office:value-type="float" office:value="2070.77" calcext:value-type="float">
            <text:p>2070.77</text:p>
          </table:table-cell>
        </table:table-row>
        <table:table-row table:style-name="ro1">
          <table:table-cell office:value-type="float" office:value="12910478" calcext:value-type="float">
            <text:p>12910478</text:p>
          </table:table-cell>
          <table:table-cell table:formula="of:=[.A809]/1000/(60*60*24)" office:value-type="time" office:time-value="PT03H35M10.478S" calcext:value-type="time">
            <text:p>03:35:10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0.44" calcext:value-type="float">
            <text:p>550.44</text:p>
          </table:table-cell>
          <table:table-cell office:value-type="float" office:value="1791.53" calcext:value-type="float">
            <text:p>1791.53</text:p>
          </table:table-cell>
          <table:table-cell office:value-type="float" office:value="2073.21" calcext:value-type="float">
            <text:p>2073.21</text:p>
          </table:table-cell>
        </table:table-row>
        <table:table-row table:style-name="ro1">
          <table:table-cell office:value-type="float" office:value="12926478" calcext:value-type="float">
            <text:p>12926478</text:p>
          </table:table-cell>
          <table:table-cell table:formula="of:=[.A810]/1000/(60*60*24)" office:value-type="time" office:time-value="PT03H35M26.478S" calcext:value-type="time">
            <text:p>03:35:26</text:p>
          </table:table-cell>
          <table:table-cell office:value-type="float" office:value="1.1" calcext:value-type="float">
            <text:p>1.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0.68" calcext:value-type="float">
            <text:p>550.68</text:p>
          </table:table-cell>
          <table:table-cell office:value-type="float" office:value="1793.75" calcext:value-type="float">
            <text:p>1793.75</text:p>
          </table:table-cell>
          <table:table-cell office:value-type="float" office:value="2075.66" calcext:value-type="float">
            <text:p>2075.66</text:p>
          </table:table-cell>
        </table:table-row>
        <table:table-row table:style-name="ro1">
          <table:table-cell office:value-type="float" office:value="12942478" calcext:value-type="float">
            <text:p>12942478</text:p>
          </table:table-cell>
          <table:table-cell table:formula="of:=[.A811]/1000/(60*60*24)" office:value-type="time" office:time-value="PT03H35M42.478S" calcext:value-type="time">
            <text:p>03:35:42</text:p>
          </table:table-cell>
          <table:table-cell office:value-type="float" office:value="1.11" calcext:value-type="float">
            <text:p>1.1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2.66" calcext:value-type="float">
            <text:p>552.66</text:p>
          </table:table-cell>
          <table:table-cell office:value-type="float" office:value="1795.97" calcext:value-type="float">
            <text:p>1795.97</text:p>
          </table:table-cell>
          <table:table-cell office:value-type="float" office:value="2078.1" calcext:value-type="float">
            <text:p>2078.1</text:p>
          </table:table-cell>
        </table:table-row>
        <table:table-row table:style-name="ro1">
          <table:table-cell office:value-type="float" office:value="12958479" calcext:value-type="float">
            <text:p>12958479</text:p>
          </table:table-cell>
          <table:table-cell table:formula="of:=[.A812]/1000/(60*60*24)" office:value-type="time" office:time-value="PT03H35M58.479S" calcext:value-type="time">
            <text:p>03:35:58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8.46" calcext:value-type="float">
            <text:p>548.46</text:p>
          </table:table-cell>
          <table:table-cell office:value-type="float" office:value="1798.19" calcext:value-type="float">
            <text:p>1798.19</text:p>
          </table:table-cell>
          <table:table-cell office:value-type="float" office:value="2080.54" calcext:value-type="float">
            <text:p>2080.54</text:p>
          </table:table-cell>
        </table:table-row>
        <table:table-row table:style-name="ro1">
          <table:table-cell office:value-type="float" office:value="12974478" calcext:value-type="float">
            <text:p>12974478</text:p>
          </table:table-cell>
          <table:table-cell table:formula="of:=[.A813]/1000/(60*60*24)" office:value-type="time" office:time-value="PT03H36M14.478S" calcext:value-type="time">
            <text:p>03:36:14</text:p>
          </table:table-cell>
          <table:table-cell office:value-type="float" office:value="1.1" calcext:value-type="float">
            <text:p>1.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8.65" calcext:value-type="float">
            <text:p>548.65</text:p>
          </table:table-cell>
          <table:table-cell office:value-type="float" office:value="1800.41" calcext:value-type="float">
            <text:p>1800.41</text:p>
          </table:table-cell>
          <table:table-cell office:value-type="float" office:value="2082.98" calcext:value-type="float">
            <text:p>2082.98</text:p>
          </table:table-cell>
        </table:table-row>
        <table:table-row table:style-name="ro1">
          <table:table-cell office:value-type="float" office:value="12990478" calcext:value-type="float">
            <text:p>12990478</text:p>
          </table:table-cell>
          <table:table-cell table:formula="of:=[.A814]/1000/(60*60*24)" office:value-type="time" office:time-value="PT03H36M30.478S" calcext:value-type="time">
            <text:p>03:36:30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48.08" calcext:value-type="float">
            <text:p>548.08</text:p>
          </table:table-cell>
          <table:table-cell office:value-type="float" office:value="1802.63" calcext:value-type="float">
            <text:p>1802.63</text:p>
          </table:table-cell>
          <table:table-cell office:value-type="float" office:value="2085.42" calcext:value-type="float">
            <text:p>2085.42</text:p>
          </table:table-cell>
        </table:table-row>
        <table:table-row table:style-name="ro1">
          <table:table-cell office:value-type="float" office:value="13006478" calcext:value-type="float">
            <text:p>13006478</text:p>
          </table:table-cell>
          <table:table-cell table:formula="of:=[.A815]/1000/(60*60*24)" office:value-type="time" office:time-value="PT03H36M46.478S" calcext:value-type="time">
            <text:p>03:36:46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8.44" calcext:value-type="float">
            <text:p>548.44</text:p>
          </table:table-cell>
          <table:table-cell office:value-type="float" office:value="1804.85" calcext:value-type="float">
            <text:p>1804.85</text:p>
          </table:table-cell>
          <table:table-cell office:value-type="float" office:value="2087.86" calcext:value-type="float">
            <text:p>2087.86</text:p>
          </table:table-cell>
        </table:table-row>
        <table:table-row table:style-name="ro1">
          <table:table-cell office:value-type="float" office:value="13022478" calcext:value-type="float">
            <text:p>13022478</text:p>
          </table:table-cell>
          <table:table-cell table:formula="of:=[.A816]/1000/(60*60*24)" office:value-type="time" office:time-value="PT03H37M02.478S" calcext:value-type="time">
            <text:p>03:37:02</text:p>
          </table:table-cell>
          <table:table-cell office:value-type="float" office:value="1.1" calcext:value-type="float">
            <text:p>1.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8.67" calcext:value-type="float">
            <text:p>548.67</text:p>
          </table:table-cell>
          <table:table-cell office:value-type="float" office:value="1807.07" calcext:value-type="float">
            <text:p>1807.07</text:p>
          </table:table-cell>
          <table:table-cell office:value-type="float" office:value="2090.3" calcext:value-type="float">
            <text:p>2090.3</text:p>
          </table:table-cell>
        </table:table-row>
        <table:table-row table:style-name="ro1">
          <table:table-cell office:value-type="float" office:value="13038479" calcext:value-type="float">
            <text:p>13038479</text:p>
          </table:table-cell>
          <table:table-cell table:formula="of:=[.A817]/1000/(60*60*24)" office:value-type="time" office:time-value="PT03H37M18.479S" calcext:value-type="time">
            <text:p>03:37:18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48.53" calcext:value-type="float">
            <text:p>548.53</text:p>
          </table:table-cell>
          <table:table-cell office:value-type="float" office:value="1809.29" calcext:value-type="float">
            <text:p>1809.29</text:p>
          </table:table-cell>
          <table:table-cell office:value-type="float" office:value="2092.74" calcext:value-type="float">
            <text:p>2092.74</text:p>
          </table:table-cell>
        </table:table-row>
        <table:table-row table:style-name="ro1">
          <table:table-cell office:value-type="float" office:value="13054478" calcext:value-type="float">
            <text:p>13054478</text:p>
          </table:table-cell>
          <table:table-cell table:formula="of:=[.A818]/1000/(60*60*24)" office:value-type="time" office:time-value="PT03H37M34.478S" calcext:value-type="time">
            <text:p>03:37:34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8.45" calcext:value-type="float">
            <text:p>548.45</text:p>
          </table:table-cell>
          <table:table-cell office:value-type="float" office:value="1811.51" calcext:value-type="float">
            <text:p>1811.51</text:p>
          </table:table-cell>
          <table:table-cell office:value-type="float" office:value="2095.18" calcext:value-type="float">
            <text:p>2095.18</text:p>
          </table:table-cell>
        </table:table-row>
        <table:table-row table:style-name="ro1">
          <table:table-cell office:value-type="float" office:value="13070478" calcext:value-type="float">
            <text:p>13070478</text:p>
          </table:table-cell>
          <table:table-cell table:formula="of:=[.A819]/1000/(60*60*24)" office:value-type="time" office:time-value="PT03H37M50.478S" calcext:value-type="time">
            <text:p>03:37:50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48.53" calcext:value-type="float">
            <text:p>548.53</text:p>
          </table:table-cell>
          <table:table-cell office:value-type="float" office:value="1813.73" calcext:value-type="float">
            <text:p>1813.73</text:p>
          </table:table-cell>
          <table:table-cell office:value-type="float" office:value="2097.61" calcext:value-type="float">
            <text:p>2097.61</text:p>
          </table:table-cell>
        </table:table-row>
        <table:table-row table:style-name="ro1">
          <table:table-cell office:value-type="float" office:value="13086478" calcext:value-type="float">
            <text:p>13086478</text:p>
          </table:table-cell>
          <table:table-cell table:formula="of:=[.A820]/1000/(60*60*24)" office:value-type="time" office:time-value="PT03H38M06.478S" calcext:value-type="time">
            <text:p>03:38:06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8.45" calcext:value-type="float">
            <text:p>548.45</text:p>
          </table:table-cell>
          <table:table-cell office:value-type="float" office:value="1815.95" calcext:value-type="float">
            <text:p>1815.95</text:p>
          </table:table-cell>
          <table:table-cell office:value-type="float" office:value="2100.05" calcext:value-type="float">
            <text:p>2100.05</text:p>
          </table:table-cell>
        </table:table-row>
        <table:table-row table:style-name="ro1">
          <table:table-cell office:value-type="float" office:value="13102478" calcext:value-type="float">
            <text:p>13102478</text:p>
          </table:table-cell>
          <table:table-cell table:formula="of:=[.A821]/1000/(60*60*24)" office:value-type="time" office:time-value="PT03H38M22.478S" calcext:value-type="time">
            <text:p>03:38:22</text:p>
          </table:table-cell>
          <table:table-cell office:value-type="float" office:value="1.1" calcext:value-type="float">
            <text:p>1.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8.68" calcext:value-type="float">
            <text:p>548.68</text:p>
          </table:table-cell>
          <table:table-cell office:value-type="float" office:value="1818.17" calcext:value-type="float">
            <text:p>1818.17</text:p>
          </table:table-cell>
          <table:table-cell office:value-type="float" office:value="2102.49" calcext:value-type="float">
            <text:p>2102.49</text:p>
          </table:table-cell>
        </table:table-row>
        <table:table-row table:style-name="ro1">
          <table:table-cell office:value-type="float" office:value="13118478" calcext:value-type="float">
            <text:p>13118478</text:p>
          </table:table-cell>
          <table:table-cell table:formula="of:=[.A822]/1000/(60*60*24)" office:value-type="time" office:time-value="PT03H38M38.478S" calcext:value-type="time">
            <text:p>03:38:38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48.55" calcext:value-type="float">
            <text:p>548.55</text:p>
          </table:table-cell>
          <table:table-cell office:value-type="float" office:value="1820.39" calcext:value-type="float">
            <text:p>1820.39</text:p>
          </table:table-cell>
          <table:table-cell office:value-type="float" office:value="2104.92" calcext:value-type="float">
            <text:p>2104.92</text:p>
          </table:table-cell>
        </table:table-row>
        <table:table-row table:style-name="ro1">
          <table:table-cell office:value-type="float" office:value="13134478" calcext:value-type="float">
            <text:p>13134478</text:p>
          </table:table-cell>
          <table:table-cell table:formula="of:=[.A823]/1000/(60*60*24)" office:value-type="time" office:time-value="PT03H38M54.478S" calcext:value-type="time">
            <text:p>03:38:54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8.45" calcext:value-type="float">
            <text:p>548.45</text:p>
          </table:table-cell>
          <table:table-cell office:value-type="float" office:value="1822.61" calcext:value-type="float">
            <text:p>1822.61</text:p>
          </table:table-cell>
          <table:table-cell office:value-type="float" office:value="2107.36" calcext:value-type="float">
            <text:p>2107.36</text:p>
          </table:table-cell>
        </table:table-row>
        <table:table-row table:style-name="ro1">
          <table:table-cell office:value-type="float" office:value="13150478" calcext:value-type="float">
            <text:p>13150478</text:p>
          </table:table-cell>
          <table:table-cell table:formula="of:=[.A824]/1000/(60*60*24)" office:value-type="time" office:time-value="PT03H39M10.478S" calcext:value-type="time">
            <text:p>03:39:10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48.55" calcext:value-type="float">
            <text:p>548.55</text:p>
          </table:table-cell>
          <table:table-cell office:value-type="float" office:value="1824.83" calcext:value-type="float">
            <text:p>1824.83</text:p>
          </table:table-cell>
          <table:table-cell office:value-type="float" office:value="2109.79" calcext:value-type="float">
            <text:p>2109.79</text:p>
          </table:table-cell>
        </table:table-row>
        <table:table-row table:style-name="ro1">
          <table:table-cell office:value-type="float" office:value="13166479" calcext:value-type="float">
            <text:p>13166479</text:p>
          </table:table-cell>
          <table:table-cell table:formula="of:=[.A825]/1000/(60*60*24)" office:value-type="time" office:time-value="PT03H39M26.479S" calcext:value-type="time">
            <text:p>03:39:26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8.44" calcext:value-type="float">
            <text:p>548.44</text:p>
          </table:table-cell>
          <table:table-cell office:value-type="float" office:value="1827.05" calcext:value-type="float">
            <text:p>1827.05</text:p>
          </table:table-cell>
          <table:table-cell office:value-type="float" office:value="2112.22" calcext:value-type="float">
            <text:p>2112.22</text:p>
          </table:table-cell>
        </table:table-row>
        <table:table-row table:style-name="ro1">
          <table:table-cell office:value-type="float" office:value="13182478" calcext:value-type="float">
            <text:p>13182478</text:p>
          </table:table-cell>
          <table:table-cell table:formula="of:=[.A826]/1000/(60*60*24)" office:value-type="time" office:time-value="PT03H39M42.478S" calcext:value-type="time">
            <text:p>03:39:42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48.53" calcext:value-type="float">
            <text:p>548.53</text:p>
          </table:table-cell>
          <table:table-cell office:value-type="float" office:value="1829.27" calcext:value-type="float">
            <text:p>1829.27</text:p>
          </table:table-cell>
          <table:table-cell office:value-type="float" office:value="2114.66" calcext:value-type="float">
            <text:p>2114.66</text:p>
          </table:table-cell>
        </table:table-row>
        <table:table-row table:style-name="ro1">
          <table:table-cell office:value-type="float" office:value="13198478" calcext:value-type="float">
            <text:p>13198478</text:p>
          </table:table-cell>
          <table:table-cell table:formula="of:=[.A827]/1000/(60*60*24)" office:value-type="time" office:time-value="PT03H39M58.478S" calcext:value-type="time">
            <text:p>03:39:58</text:p>
          </table:table-cell>
          <table:table-cell office:value-type="float" office:value="1.1" calcext:value-type="float">
            <text:p>1.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8.68" calcext:value-type="float">
            <text:p>548.68</text:p>
          </table:table-cell>
          <table:table-cell office:value-type="float" office:value="1831.49" calcext:value-type="float">
            <text:p>1831.49</text:p>
          </table:table-cell>
          <table:table-cell office:value-type="float" office:value="2117.09" calcext:value-type="float">
            <text:p>2117.09</text:p>
          </table:table-cell>
        </table:table-row>
        <table:table-row table:style-name="ro1">
          <table:table-cell office:value-type="float" office:value="13214479" calcext:value-type="float">
            <text:p>13214479</text:p>
          </table:table-cell>
          <table:table-cell table:formula="of:=[.A828]/1000/(60*60*24)" office:value-type="time" office:time-value="PT03H40M14.479S" calcext:value-type="time">
            <text:p>03:40:14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6.44" calcext:value-type="float">
            <text:p>546.44</text:p>
          </table:table-cell>
          <table:table-cell office:value-type="float" office:value="1833.71" calcext:value-type="float">
            <text:p>1833.71</text:p>
          </table:table-cell>
          <table:table-cell office:value-type="float" office:value="2119.52" calcext:value-type="float">
            <text:p>2119.52</text:p>
          </table:table-cell>
        </table:table-row>
        <table:table-row table:style-name="ro1">
          <table:table-cell office:value-type="float" office:value="13230478" calcext:value-type="float">
            <text:p>13230478</text:p>
          </table:table-cell>
          <table:table-cell table:formula="of:=[.A829]/1000/(60*60*24)" office:value-type="time" office:time-value="PT03H40M30.478S" calcext:value-type="time">
            <text:p>03:40:30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8.45" calcext:value-type="float">
            <text:p>548.45</text:p>
          </table:table-cell>
          <table:table-cell office:value-type="float" office:value="1835.93" calcext:value-type="float">
            <text:p>1835.93</text:p>
          </table:table-cell>
          <table:table-cell office:value-type="float" office:value="2121.95" calcext:value-type="float">
            <text:p>2121.95</text:p>
          </table:table-cell>
        </table:table-row>
        <table:table-row table:style-name="ro1">
          <table:table-cell office:value-type="float" office:value="13246478" calcext:value-type="float">
            <text:p>13246478</text:p>
          </table:table-cell>
          <table:table-cell table:formula="of:=[.A830]/1000/(60*60*24)" office:value-type="time" office:time-value="PT03H40M46.478S" calcext:value-type="time">
            <text:p>03:40:46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2" calcext:value-type="float">
            <text:p>546.32</text:p>
          </table:table-cell>
          <table:table-cell office:value-type="float" office:value="1838.15" calcext:value-type="float">
            <text:p>1838.15</text:p>
          </table:table-cell>
          <table:table-cell office:value-type="float" office:value="2124.39" calcext:value-type="float">
            <text:p>2124.39</text:p>
          </table:table-cell>
        </table:table-row>
        <table:table-row table:style-name="ro1">
          <table:table-cell office:value-type="float" office:value="13262478" calcext:value-type="float">
            <text:p>13262478</text:p>
          </table:table-cell>
          <table:table-cell table:formula="of:=[.A831]/1000/(60*60*24)" office:value-type="time" office:time-value="PT03H41M02.478S" calcext:value-type="time">
            <text:p>03:41:02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6.45" calcext:value-type="float">
            <text:p>546.45</text:p>
          </table:table-cell>
          <table:table-cell office:value-type="float" office:value="1840.37" calcext:value-type="float">
            <text:p>1840.37</text:p>
          </table:table-cell>
          <table:table-cell office:value-type="float" office:value="2126.82" calcext:value-type="float">
            <text:p>2126.82</text:p>
          </table:table-cell>
        </table:table-row>
        <table:table-row table:style-name="ro1">
          <table:table-cell office:value-type="float" office:value="13278478" calcext:value-type="float">
            <text:p>13278478</text:p>
          </table:table-cell>
          <table:table-cell table:formula="of:=[.A832]/1000/(60*60*24)" office:value-type="time" office:time-value="PT03H41M18.478S" calcext:value-type="time">
            <text:p>03:41:18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1" calcext:value-type="float">
            <text:p>546.31</text:p>
          </table:table-cell>
          <table:table-cell office:value-type="float" office:value="1842.59" calcext:value-type="float">
            <text:p>1842.59</text:p>
          </table:table-cell>
          <table:table-cell office:value-type="float" office:value="2129.25" calcext:value-type="float">
            <text:p>2129.25</text:p>
          </table:table-cell>
        </table:table-row>
        <table:table-row table:style-name="ro1">
          <table:table-cell office:value-type="float" office:value="13294478" calcext:value-type="float">
            <text:p>13294478</text:p>
          </table:table-cell>
          <table:table-cell table:formula="of:=[.A833]/1000/(60*60*24)" office:value-type="time" office:time-value="PT03H41M34.478S" calcext:value-type="time">
            <text:p>03:41:34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6.54" calcext:value-type="float">
            <text:p>546.54</text:p>
          </table:table-cell>
          <table:table-cell office:value-type="float" office:value="1844.81" calcext:value-type="float">
            <text:p>1844.81</text:p>
          </table:table-cell>
          <table:table-cell office:value-type="float" office:value="2131.68" calcext:value-type="float">
            <text:p>2131.68</text:p>
          </table:table-cell>
        </table:table-row>
        <table:table-row table:style-name="ro1">
          <table:table-cell office:value-type="float" office:value="13310478" calcext:value-type="float">
            <text:p>13310478</text:p>
          </table:table-cell>
          <table:table-cell table:formula="of:=[.A834]/1000/(60*60*24)" office:value-type="time" office:time-value="PT03H41M50.478S" calcext:value-type="time">
            <text:p>03:41:50</text:p>
          </table:table-cell>
          <table:table-cell office:value-type="float" office:value="1.09" calcext:value-type="float">
            <text:p>1.09</text:p>
          </table:table-cell>
          <table:table-cell office:value-type="float" office:value="499.8" calcext:value-type="float">
            <text:p>499.8</text:p>
          </table:table-cell>
          <table:table-cell office:value-type="float" office:value="544.76" calcext:value-type="float">
            <text:p>544.76</text:p>
          </table:table-cell>
          <table:table-cell office:value-type="float" office:value="1847.03" calcext:value-type="float">
            <text:p>1847.03</text:p>
          </table:table-cell>
          <table:table-cell office:value-type="float" office:value="2134.1" calcext:value-type="float">
            <text:p>2134.1</text:p>
          </table:table-cell>
        </table:table-row>
        <table:table-row table:style-name="ro1">
          <table:table-cell office:value-type="float" office:value="13326478" calcext:value-type="float">
            <text:p>13326478</text:p>
          </table:table-cell>
          <table:table-cell table:formula="of:=[.A835]/1000/(60*60*24)" office:value-type="time" office:time-value="PT03H42M06.478S" calcext:value-type="time">
            <text:p>03:42:06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6.45" calcext:value-type="float">
            <text:p>546.45</text:p>
          </table:table-cell>
          <table:table-cell office:value-type="float" office:value="1849.25" calcext:value-type="float">
            <text:p>1849.25</text:p>
          </table:table-cell>
          <table:table-cell office:value-type="float" office:value="2136.53" calcext:value-type="float">
            <text:p>2136.53</text:p>
          </table:table-cell>
        </table:table-row>
        <table:table-row table:style-name="ro1">
          <table:table-cell office:value-type="float" office:value="13342478" calcext:value-type="float">
            <text:p>13342478</text:p>
          </table:table-cell>
          <table:table-cell table:formula="of:=[.A836]/1000/(60*60*24)" office:value-type="time" office:time-value="PT03H42M22.478S" calcext:value-type="time">
            <text:p>03:42:22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4.54" calcext:value-type="float">
            <text:p>544.54</text:p>
          </table:table-cell>
          <table:table-cell office:value-type="float" office:value="1851.47" calcext:value-type="float">
            <text:p>1851.47</text:p>
          </table:table-cell>
          <table:table-cell office:value-type="float" office:value="2138.96" calcext:value-type="float">
            <text:p>2138.96</text:p>
          </table:table-cell>
        </table:table-row>
        <table:table-row table:style-name="ro1">
          <table:table-cell office:value-type="float" office:value="13358478" calcext:value-type="float">
            <text:p>13358478</text:p>
          </table:table-cell>
          <table:table-cell table:formula="of:=[.A837]/1000/(60*60*24)" office:value-type="time" office:time-value="PT03H42M38.478S" calcext:value-type="time">
            <text:p>03:42:38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1" calcext:value-type="float">
            <text:p>546.31</text:p>
          </table:table-cell>
          <table:table-cell office:value-type="float" office:value="1853.69" calcext:value-type="float">
            <text:p>1853.69</text:p>
          </table:table-cell>
          <table:table-cell office:value-type="float" office:value="2141.39" calcext:value-type="float">
            <text:p>2141.39</text:p>
          </table:table-cell>
        </table:table-row>
        <table:table-row table:style-name="ro1">
          <table:table-cell office:value-type="float" office:value="13374478" calcext:value-type="float">
            <text:p>13374478</text:p>
          </table:table-cell>
          <table:table-cell table:formula="of:=[.A838]/1000/(60*60*24)" office:value-type="time" office:time-value="PT03H42M54.478S" calcext:value-type="time">
            <text:p>03:42:54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6.54" calcext:value-type="float">
            <text:p>546.54</text:p>
          </table:table-cell>
          <table:table-cell office:value-type="float" office:value="1855.91" calcext:value-type="float">
            <text:p>1855.91</text:p>
          </table:table-cell>
          <table:table-cell office:value-type="float" office:value="2143.81" calcext:value-type="float">
            <text:p>2143.81</text:p>
          </table:table-cell>
        </table:table-row>
        <table:table-row table:style-name="ro1">
          <table:table-cell office:value-type="float" office:value="13390478" calcext:value-type="float">
            <text:p>13390478</text:p>
          </table:table-cell>
          <table:table-cell table:formula="of:=[.A839]/1000/(60*60*24)" office:value-type="time" office:time-value="PT03H43M10.478S" calcext:value-type="time">
            <text:p>03:43:10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6.45" calcext:value-type="float">
            <text:p>546.45</text:p>
          </table:table-cell>
          <table:table-cell office:value-type="float" office:value="1858.13" calcext:value-type="float">
            <text:p>1858.13</text:p>
          </table:table-cell>
          <table:table-cell office:value-type="float" office:value="2146.24" calcext:value-type="float">
            <text:p>2146.24</text:p>
          </table:table-cell>
        </table:table-row>
        <table:table-row table:style-name="ro1">
          <table:table-cell office:value-type="float" office:value="13406479" calcext:value-type="float">
            <text:p>13406479</text:p>
          </table:table-cell>
          <table:table-cell table:formula="of:=[.A840]/1000/(60*60*24)" office:value-type="time" office:time-value="PT03H43M26.479S" calcext:value-type="time">
            <text:p>03:43:26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4.54" calcext:value-type="float">
            <text:p>544.54</text:p>
          </table:table-cell>
          <table:table-cell office:value-type="float" office:value="1860.35" calcext:value-type="float">
            <text:p>1860.35</text:p>
          </table:table-cell>
          <table:table-cell office:value-type="float" office:value="2148.66" calcext:value-type="float">
            <text:p>2148.66</text:p>
          </table:table-cell>
        </table:table-row>
        <table:table-row table:style-name="ro1">
          <table:table-cell office:value-type="float" office:value="13422478" calcext:value-type="float">
            <text:p>13422478</text:p>
          </table:table-cell>
          <table:table-cell table:formula="of:=[.A841]/1000/(60*60*24)" office:value-type="time" office:time-value="PT03H43M42.478S" calcext:value-type="time">
            <text:p>03:43:42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6.68" calcext:value-type="float">
            <text:p>546.68</text:p>
          </table:table-cell>
          <table:table-cell office:value-type="float" office:value="1862.57" calcext:value-type="float">
            <text:p>1862.57</text:p>
          </table:table-cell>
          <table:table-cell office:value-type="float" office:value="2151.09" calcext:value-type="float">
            <text:p>2151.09</text:p>
          </table:table-cell>
        </table:table-row>
        <table:table-row table:style-name="ro1">
          <table:table-cell office:value-type="float" office:value="13438478" calcext:value-type="float">
            <text:p>13438478</text:p>
          </table:table-cell>
          <table:table-cell table:formula="of:=[.A842]/1000/(60*60*24)" office:value-type="time" office:time-value="PT03H43M58.478S" calcext:value-type="time">
            <text:p>03:43:58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2" calcext:value-type="float">
            <text:p>544.32</text:p>
          </table:table-cell>
          <table:table-cell office:value-type="float" office:value="1864.79" calcext:value-type="float">
            <text:p>1864.79</text:p>
          </table:table-cell>
          <table:table-cell office:value-type="float" office:value="2153.51" calcext:value-type="float">
            <text:p>2153.51</text:p>
          </table:table-cell>
        </table:table-row>
        <table:table-row table:style-name="ro1">
          <table:table-cell office:value-type="float" office:value="13454479" calcext:value-type="float">
            <text:p>13454479</text:p>
          </table:table-cell>
          <table:table-cell table:formula="of:=[.A843]/1000/(60*60*24)" office:value-type="time" office:time-value="PT03H44M14.479S" calcext:value-type="time">
            <text:p>03:44:14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4.46" calcext:value-type="float">
            <text:p>544.46</text:p>
          </table:table-cell>
          <table:table-cell office:value-type="float" office:value="1867.01" calcext:value-type="float">
            <text:p>1867.01</text:p>
          </table:table-cell>
          <table:table-cell office:value-type="float" office:value="2155.93" calcext:value-type="float">
            <text:p>2155.93</text:p>
          </table:table-cell>
        </table:table-row>
        <table:table-row table:style-name="ro1">
          <table:table-cell office:value-type="float" office:value="13470478" calcext:value-type="float">
            <text:p>13470478</text:p>
          </table:table-cell>
          <table:table-cell table:formula="of:=[.A844]/1000/(60*60*24)" office:value-type="time" office:time-value="PT03H44M30.478S" calcext:value-type="time">
            <text:p>03:44:30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4.24" calcext:value-type="float">
            <text:p>544.24</text:p>
          </table:table-cell>
          <table:table-cell office:value-type="float" office:value="1869.23" calcext:value-type="float">
            <text:p>1869.23</text:p>
          </table:table-cell>
          <table:table-cell office:value-type="float" office:value="2158.35" calcext:value-type="float">
            <text:p>2158.35</text:p>
          </table:table-cell>
        </table:table-row>
        <table:table-row table:style-name="ro1">
          <table:table-cell office:value-type="float" office:value="13486478" calcext:value-type="float">
            <text:p>13486478</text:p>
          </table:table-cell>
          <table:table-cell table:formula="of:=[.A845]/1000/(60*60*24)" office:value-type="time" office:time-value="PT03H44M46.478S" calcext:value-type="time">
            <text:p>03:44:46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4.53" calcext:value-type="float">
            <text:p>544.53</text:p>
          </table:table-cell>
          <table:table-cell office:value-type="float" office:value="1871.45" calcext:value-type="float">
            <text:p>1871.45</text:p>
          </table:table-cell>
          <table:table-cell office:value-type="float" office:value="2160.77" calcext:value-type="float">
            <text:p>2160.77</text:p>
          </table:table-cell>
        </table:table-row>
        <table:table-row table:style-name="ro1">
          <table:table-cell office:value-type="float" office:value="13502478" calcext:value-type="float">
            <text:p>13502478</text:p>
          </table:table-cell>
          <table:table-cell table:formula="of:=[.A846]/1000/(60*60*24)" office:value-type="time" office:time-value="PT03H45M02.478S" calcext:value-type="time">
            <text:p>03:45:02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4.45" calcext:value-type="float">
            <text:p>544.45</text:p>
          </table:table-cell>
          <table:table-cell office:value-type="float" office:value="1873.67" calcext:value-type="float">
            <text:p>1873.67</text:p>
          </table:table-cell>
          <table:table-cell office:value-type="float" office:value="2163.19" calcext:value-type="float">
            <text:p>2163.19</text:p>
          </table:table-cell>
        </table:table-row>
        <table:table-row table:style-name="ro1">
          <table:table-cell office:value-type="float" office:value="13518478" calcext:value-type="float">
            <text:p>13518478</text:p>
          </table:table-cell>
          <table:table-cell table:formula="of:=[.A847]/1000/(60*60*24)" office:value-type="time" office:time-value="PT03H45M18.478S" calcext:value-type="time">
            <text:p>03:45:18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1" calcext:value-type="float">
            <text:p>544.31</text:p>
          </table:table-cell>
          <table:table-cell office:value-type="float" office:value="1875.89" calcext:value-type="float">
            <text:p>1875.89</text:p>
          </table:table-cell>
          <table:table-cell office:value-type="float" office:value="2165.61" calcext:value-type="float">
            <text:p>2165.61</text:p>
          </table:table-cell>
        </table:table-row>
        <table:table-row table:style-name="ro1">
          <table:table-cell office:value-type="float" office:value="13534478" calcext:value-type="float">
            <text:p>13534478</text:p>
          </table:table-cell>
          <table:table-cell table:formula="of:=[.A848]/1000/(60*60*24)" office:value-type="time" office:time-value="PT03H45M34.478S" calcext:value-type="time">
            <text:p>03:45:34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2" calcext:value-type="float">
            <text:p>544.32</text:p>
          </table:table-cell>
          <table:table-cell office:value-type="float" office:value="1878.11" calcext:value-type="float">
            <text:p>1878.11</text:p>
          </table:table-cell>
          <table:table-cell office:value-type="float" office:value="2168.03" calcext:value-type="float">
            <text:p>2168.03</text:p>
          </table:table-cell>
        </table:table-row>
        <table:table-row table:style-name="ro1">
          <table:table-cell office:value-type="float" office:value="13550478" calcext:value-type="float">
            <text:p>13550478</text:p>
          </table:table-cell>
          <table:table-cell table:formula="of:=[.A849]/1000/(60*60*24)" office:value-type="time" office:time-value="PT03H45M50.478S" calcext:value-type="time">
            <text:p>03:45:50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3" calcext:value-type="float">
            <text:p>544.33</text:p>
          </table:table-cell>
          <table:table-cell office:value-type="float" office:value="1880.33" calcext:value-type="float">
            <text:p>1880.33</text:p>
          </table:table-cell>
          <table:table-cell office:value-type="float" office:value="2170.45" calcext:value-type="float">
            <text:p>2170.45</text:p>
          </table:table-cell>
        </table:table-row>
        <table:table-row table:style-name="ro1">
          <table:table-cell office:value-type="float" office:value="13566479" calcext:value-type="float">
            <text:p>13566479</text:p>
          </table:table-cell>
          <table:table-cell table:formula="of:=[.A850]/1000/(60*60*24)" office:value-type="time" office:time-value="PT03H46M06.479S" calcext:value-type="time">
            <text:p>03:46:06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4.23" calcext:value-type="float">
            <text:p>544.23</text:p>
          </table:table-cell>
          <table:table-cell office:value-type="float" office:value="1882.55" calcext:value-type="float">
            <text:p>1882.55</text:p>
          </table:table-cell>
          <table:table-cell office:value-type="float" office:value="2172.86" calcext:value-type="float">
            <text:p>2172.86</text:p>
          </table:table-cell>
        </table:table-row>
        <table:table-row table:style-name="ro1">
          <table:table-cell office:value-type="float" office:value="13582479" calcext:value-type="float">
            <text:p>13582479</text:p>
          </table:table-cell>
          <table:table-cell table:formula="of:=[.A851]/1000/(60*60*24)" office:value-type="time" office:time-value="PT03H46M22.479S" calcext:value-type="time">
            <text:p>03:46:22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2.54" calcext:value-type="float">
            <text:p>542.54</text:p>
          </table:table-cell>
          <table:table-cell office:value-type="float" office:value="1884.77" calcext:value-type="float">
            <text:p>1884.77</text:p>
          </table:table-cell>
          <table:table-cell office:value-type="float" office:value="2175.28" calcext:value-type="float">
            <text:p>2175.28</text:p>
          </table:table-cell>
        </table:table-row>
        <table:table-row table:style-name="ro1">
          <table:table-cell office:value-type="float" office:value="13598478" calcext:value-type="float">
            <text:p>13598478</text:p>
          </table:table-cell>
          <table:table-cell table:formula="of:=[.A852]/1000/(60*60*24)" office:value-type="time" office:time-value="PT03H46M38.478S" calcext:value-type="time">
            <text:p>03:46:38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4.23" calcext:value-type="float">
            <text:p>544.23</text:p>
          </table:table-cell>
          <table:table-cell office:value-type="float" office:value="1886.99" calcext:value-type="float">
            <text:p>1886.99</text:p>
          </table:table-cell>
          <table:table-cell office:value-type="float" office:value="2177.7" calcext:value-type="float">
            <text:p>2177.7</text:p>
          </table:table-cell>
        </table:table-row>
        <table:table-row table:style-name="ro1">
          <table:table-cell office:value-type="float" office:value="13614479" calcext:value-type="float">
            <text:p>13614479</text:p>
          </table:table-cell>
          <table:table-cell table:formula="of:=[.A853]/1000/(60*60*24)" office:value-type="time" office:time-value="PT03H46M54.479S" calcext:value-type="time">
            <text:p>03:46:54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2.24" calcext:value-type="float">
            <text:p>542.24</text:p>
          </table:table-cell>
          <table:table-cell office:value-type="float" office:value="1889.21" calcext:value-type="float">
            <text:p>1889.21</text:p>
          </table:table-cell>
          <table:table-cell office:value-type="float" office:value="2180.11" calcext:value-type="float">
            <text:p>2180.11</text:p>
          </table:table-cell>
        </table:table-row>
        <table:table-row table:style-name="ro1">
          <table:table-cell office:value-type="float" office:value="13630479" calcext:value-type="float">
            <text:p>13630479</text:p>
          </table:table-cell>
          <table:table-cell table:formula="of:=[.A854]/1000/(60*60*24)" office:value-type="time" office:time-value="PT03H47M10.479S" calcext:value-type="time">
            <text:p>03:47:10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2" calcext:value-type="float">
            <text:p>542.32</text:p>
          </table:table-cell>
          <table:table-cell office:value-type="float" office:value="1891.43" calcext:value-type="float">
            <text:p>1891.43</text:p>
          </table:table-cell>
          <table:table-cell office:value-type="float" office:value="2182.52" calcext:value-type="float">
            <text:p>2182.52</text:p>
          </table:table-cell>
        </table:table-row>
        <table:table-row table:style-name="ro1">
          <table:table-cell office:value-type="float" office:value="13646478" calcext:value-type="float">
            <text:p>13646478</text:p>
          </table:table-cell>
          <table:table-cell table:formula="of:=[.A855]/1000/(60*60*24)" office:value-type="time" office:time-value="PT03H47M26.478S" calcext:value-type="time">
            <text:p>03:47:26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2.46" calcext:value-type="float">
            <text:p>542.46</text:p>
          </table:table-cell>
          <table:table-cell office:value-type="float" office:value="1893.65" calcext:value-type="float">
            <text:p>1893.65</text:p>
          </table:table-cell>
          <table:table-cell office:value-type="float" office:value="2184.94" calcext:value-type="float">
            <text:p>2184.94</text:p>
          </table:table-cell>
        </table:table-row>
        <table:table-row table:style-name="ro1">
          <table:table-cell office:value-type="float" office:value="13662479" calcext:value-type="float">
            <text:p>13662479</text:p>
          </table:table-cell>
          <table:table-cell table:formula="of:=[.A856]/1000/(60*60*24)" office:value-type="time" office:time-value="PT03H47M42.479S" calcext:value-type="time">
            <text:p>03:47:42</text:p>
          </table:table-cell>
          <table:table-cell office:value-type="float" office:value="1.08" calcext:value-type="float">
            <text:p>1.08</text:p>
          </table:table-cell>
          <table:table-cell office:value-type="float" office:value="499.8" calcext:value-type="float">
            <text:p>499.8</text:p>
          </table:table-cell>
          <table:table-cell office:value-type="float" office:value="540.76" calcext:value-type="float">
            <text:p>540.76</text:p>
          </table:table-cell>
          <table:table-cell office:value-type="float" office:value="1895.87" calcext:value-type="float">
            <text:p>1895.87</text:p>
          </table:table-cell>
          <table:table-cell office:value-type="float" office:value="2187.35" calcext:value-type="float">
            <text:p>2187.35</text:p>
          </table:table-cell>
        </table:table-row>
        <table:table-row table:style-name="ro1">
          <table:table-cell office:value-type="float" office:value="13678478" calcext:value-type="float">
            <text:p>13678478</text:p>
          </table:table-cell>
          <table:table-cell table:formula="of:=[.A857]/1000/(60*60*24)" office:value-type="time" office:time-value="PT03H47M58.478S" calcext:value-type="time">
            <text:p>03:47:58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2.69" calcext:value-type="float">
            <text:p>542.69</text:p>
          </table:table-cell>
          <table:table-cell office:value-type="float" office:value="1898.09" calcext:value-type="float">
            <text:p>1898.09</text:p>
          </table:table-cell>
          <table:table-cell office:value-type="float" office:value="2189.76" calcext:value-type="float">
            <text:p>2189.76</text:p>
          </table:table-cell>
        </table:table-row>
        <table:table-row table:style-name="ro1">
          <table:table-cell office:value-type="float" office:value="13694478" calcext:value-type="float">
            <text:p>13694478</text:p>
          </table:table-cell>
          <table:table-cell table:formula="of:=[.A858]/1000/(60*60*24)" office:value-type="time" office:time-value="PT03H48M14.478S" calcext:value-type="time">
            <text:p>03:48:14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2.67" calcext:value-type="float">
            <text:p>542.67</text:p>
          </table:table-cell>
          <table:table-cell office:value-type="float" office:value="1900.31" calcext:value-type="float">
            <text:p>1900.31</text:p>
          </table:table-cell>
          <table:table-cell office:value-type="float" office:value="2192.17" calcext:value-type="float">
            <text:p>2192.17</text:p>
          </table:table-cell>
        </table:table-row>
        <table:table-row table:style-name="ro1">
          <table:table-cell office:value-type="float" office:value="13710479" calcext:value-type="float">
            <text:p>13710479</text:p>
          </table:table-cell>
          <table:table-cell table:formula="of:=[.A859]/1000/(60*60*24)" office:value-type="time" office:time-value="PT03H48M30.479S" calcext:value-type="time">
            <text:p>03:48:30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2.45" calcext:value-type="float">
            <text:p>542.45</text:p>
          </table:table-cell>
          <table:table-cell office:value-type="float" office:value="1902.54" calcext:value-type="float">
            <text:p>1902.54</text:p>
          </table:table-cell>
          <table:table-cell office:value-type="float" office:value="2194.58" calcext:value-type="float">
            <text:p>2194.58</text:p>
          </table:table-cell>
        </table:table-row>
        <table:table-row table:style-name="ro1">
          <table:table-cell office:value-type="float" office:value="13726479" calcext:value-type="float">
            <text:p>13726479</text:p>
          </table:table-cell>
          <table:table-cell table:formula="of:=[.A860]/1000/(60*60*24)" office:value-type="time" office:time-value="PT03H48M46.479S" calcext:value-type="time">
            <text:p>03:48:46</text:p>
          </table:table-cell>
          <table:table-cell office:value-type="float" office:value="1.09" calcext:value-type="float">
            <text:p>1.09</text:p>
          </table:table-cell>
          <table:table-cell office:value-type="float" office:value="499.8" calcext:value-type="float">
            <text:p>499.8</text:p>
          </table:table-cell>
          <table:table-cell office:value-type="float" office:value="542.76" calcext:value-type="float">
            <text:p>542.76</text:p>
          </table:table-cell>
          <table:table-cell office:value-type="float" office:value="1904.76" calcext:value-type="float">
            <text:p>1904.76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office:value-type="float" office:value="13742479" calcext:value-type="float">
            <text:p>13742479</text:p>
          </table:table-cell>
          <table:table-cell table:formula="of:=[.A861]/1000/(60*60*24)" office:value-type="time" office:time-value="PT03H49M02.479S" calcext:value-type="time">
            <text:p>03:49:02</text:p>
          </table:table-cell>
          <table:table-cell office:value-type="float" office:value="1.08" calcext:value-type="float">
            <text:p>1.0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0.67" calcext:value-type="float">
            <text:p>540.67</text:p>
          </table:table-cell>
          <table:table-cell office:value-type="float" office:value="1906.98" calcext:value-type="float">
            <text:p>1906.98</text:p>
          </table:table-cell>
          <table:table-cell office:value-type="float" office:value="2199.41" calcext:value-type="float">
            <text:p>2199.41</text:p>
          </table:table-cell>
        </table:table-row>
        <table:table-row table:style-name="ro1">
          <table:table-cell office:value-type="float" office:value="13758478" calcext:value-type="float">
            <text:p>13758478</text:p>
          </table:table-cell>
          <table:table-cell table:formula="of:=[.A862]/1000/(60*60*24)" office:value-type="time" office:time-value="PT03H49M18.478S" calcext:value-type="time">
            <text:p>03:49:18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2.47" calcext:value-type="float">
            <text:p>542.47</text:p>
          </table:table-cell>
          <table:table-cell office:value-type="float" office:value="1909.2" calcext:value-type="float">
            <text:p>1909.2</text:p>
          </table:table-cell>
          <table:table-cell office:value-type="float" office:value="2201.82" calcext:value-type="float">
            <text:p>2201.82</text:p>
          </table:table-cell>
        </table:table-row>
        <table:table-row table:style-name="ro1">
          <table:table-cell office:value-type="float" office:value="13774478" calcext:value-type="float">
            <text:p>13774478</text:p>
          </table:table-cell>
          <table:table-cell table:formula="of:=[.A863]/1000/(60*60*24)" office:value-type="time" office:time-value="PT03H49M34.478S" calcext:value-type="time">
            <text:p>03:49:34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2.46" calcext:value-type="float">
            <text:p>542.46</text:p>
          </table:table-cell>
          <table:table-cell office:value-type="float" office:value="1911.42" calcext:value-type="float">
            <text:p>1911.42</text:p>
          </table:table-cell>
          <table:table-cell office:value-type="float" office:value="2204.22" calcext:value-type="float">
            <text:p>2204.22</text:p>
          </table:table-cell>
        </table:table-row>
        <table:table-row table:style-name="ro1">
          <table:table-cell office:value-type="float" office:value="13790479" calcext:value-type="float">
            <text:p>13790479</text:p>
          </table:table-cell>
          <table:table-cell table:formula="of:=[.A864]/1000/(60*60*24)" office:value-type="time" office:time-value="PT03H49M50.479S" calcext:value-type="time">
            <text:p>03:49:50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40.33" calcext:value-type="float">
            <text:p>540.33</text:p>
          </table:table-cell>
          <table:table-cell office:value-type="float" office:value="1913.64" calcext:value-type="float">
            <text:p>1913.64</text:p>
          </table:table-cell>
          <table:table-cell office:value-type="float" office:value="2206.63" calcext:value-type="float">
            <text:p>2206.63</text:p>
          </table:table-cell>
        </table:table-row>
        <table:table-row table:style-name="ro1">
          <table:table-cell office:value-type="float" office:value="13806478" calcext:value-type="float">
            <text:p>13806478</text:p>
          </table:table-cell>
          <table:table-cell table:formula="of:=[.A865]/1000/(60*60*24)" office:value-type="time" office:time-value="PT03H50M06.478S" calcext:value-type="time">
            <text:p>03:50:06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2.67" calcext:value-type="float">
            <text:p>542.67</text:p>
          </table:table-cell>
          <table:table-cell office:value-type="float" office:value="1915.86" calcext:value-type="float">
            <text:p>1915.86</text:p>
          </table:table-cell>
          <table:table-cell office:value-type="float" office:value="2209.04" calcext:value-type="float">
            <text:p>2209.04</text:p>
          </table:table-cell>
        </table:table-row>
        <table:table-row table:style-name="ro1">
          <table:table-cell office:value-type="float" office:value="13822478" calcext:value-type="float">
            <text:p>13822478</text:p>
          </table:table-cell>
          <table:table-cell table:formula="of:=[.A866]/1000/(60*60*24)" office:value-type="time" office:time-value="PT03H50M22.478S" calcext:value-type="time">
            <text:p>03:50:22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2.55" calcext:value-type="float">
            <text:p>542.55</text:p>
          </table:table-cell>
          <table:table-cell office:value-type="float" office:value="1918.08" calcext:value-type="float">
            <text:p>1918.08</text:p>
          </table:table-cell>
          <table:table-cell office:value-type="float" office:value="2211.44" calcext:value-type="float">
            <text:p>2211.44</text:p>
          </table:table-cell>
        </table:table-row>
        <table:table-row table:style-name="ro1">
          <table:table-cell office:value-type="float" office:value="13838478" calcext:value-type="float">
            <text:p>13838478</text:p>
          </table:table-cell>
          <table:table-cell table:formula="of:=[.A867]/1000/(60*60*24)" office:value-type="time" office:time-value="PT03H50M38.478S" calcext:value-type="time">
            <text:p>03:50:38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0.46" calcext:value-type="float">
            <text:p>540.46</text:p>
          </table:table-cell>
          <table:table-cell office:value-type="float" office:value="1920.3" calcext:value-type="float">
            <text:p>1920.3</text:p>
          </table:table-cell>
          <table:table-cell office:value-type="float" office:value="2213.85" calcext:value-type="float">
            <text:p>2213.85</text:p>
          </table:table-cell>
        </table:table-row>
        <table:table-row table:style-name="ro1">
          <table:table-cell office:value-type="float" office:value="13854479" calcext:value-type="float">
            <text:p>13854479</text:p>
          </table:table-cell>
          <table:table-cell table:formula="of:=[.A868]/1000/(60*60*24)" office:value-type="time" office:time-value="PT03H50M54.479S" calcext:value-type="time">
            <text:p>03:50:54</text:p>
          </table:table-cell>
          <table:table-cell office:value-type="float" office:value="1.08" calcext:value-type="float">
            <text:p>1.0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0.68" calcext:value-type="float">
            <text:p>540.68</text:p>
          </table:table-cell>
          <table:table-cell office:value-type="float" office:value="1922.52" calcext:value-type="float">
            <text:p>1922.52</text:p>
          </table:table-cell>
          <table:table-cell office:value-type="float" office:value="2216.26" calcext:value-type="float">
            <text:p>2216.26</text:p>
          </table:table-cell>
        </table:table-row>
        <table:table-row table:style-name="ro1">
          <table:table-cell office:value-type="float" office:value="13870478" calcext:value-type="float">
            <text:p>13870478</text:p>
          </table:table-cell>
          <table:table-cell table:formula="of:=[.A869]/1000/(60*60*24)" office:value-type="time" office:time-value="PT03H51M10.478S" calcext:value-type="time">
            <text:p>03:51:10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0.47" calcext:value-type="float">
            <text:p>540.47</text:p>
          </table:table-cell>
          <table:table-cell office:value-type="float" office:value="1924.74" calcext:value-type="float">
            <text:p>1924.74</text:p>
          </table:table-cell>
          <table:table-cell office:value-type="float" office:value="2218.66" calcext:value-type="float">
            <text:p>2218.66</text:p>
          </table:table-cell>
        </table:table-row>
        <table:table-row table:style-name="ro1">
          <table:table-cell office:value-type="float" office:value="13886478" calcext:value-type="float">
            <text:p>13886478</text:p>
          </table:table-cell>
          <table:table-cell table:formula="of:=[.A870]/1000/(60*60*24)" office:value-type="time" office:time-value="PT03H51M26.478S" calcext:value-type="time">
            <text:p>03:51:26</text:p>
          </table:table-cell>
          <table:table-cell office:value-type="float" office:value="1.08" calcext:value-type="float">
            <text:p>1.08</text:p>
          </table:table-cell>
          <table:table-cell office:value-type="float" office:value="499.8" calcext:value-type="float">
            <text:p>499.8</text:p>
          </table:table-cell>
          <table:table-cell office:value-type="float" office:value="540.75" calcext:value-type="float">
            <text:p>540.75</text:p>
          </table:table-cell>
          <table:table-cell office:value-type="float" office:value="1926.96" calcext:value-type="float">
            <text:p>1926.96</text:p>
          </table:table-cell>
          <table:table-cell office:value-type="float" office:value="2221.06" calcext:value-type="float">
            <text:p>2221.06</text:p>
          </table:table-cell>
        </table:table-row>
        <table:table-row table:style-name="ro1">
          <table:table-cell office:value-type="float" office:value="13902478" calcext:value-type="float">
            <text:p>13902478</text:p>
          </table:table-cell>
          <table:table-cell table:formula="of:=[.A871]/1000/(60*60*24)" office:value-type="time" office:time-value="PT03H51M42.478S" calcext:value-type="time">
            <text:p>03:51:42</text:p>
          </table:table-cell>
          <table:table-cell office:value-type="float" office:value="1.08" calcext:value-type="float">
            <text:p>1.0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0.68" calcext:value-type="float">
            <text:p>540.68</text:p>
          </table:table-cell>
          <table:table-cell office:value-type="float" office:value="1929.18" calcext:value-type="float">
            <text:p>1929.18</text:p>
          </table:table-cell>
          <table:table-cell office:value-type="float" office:value="2223.46" calcext:value-type="float">
            <text:p>2223.46</text:p>
          </table:table-cell>
        </table:table-row>
        <table:table-row table:style-name="ro1">
          <table:table-cell office:value-type="float" office:value="13918479" calcext:value-type="float">
            <text:p>13918479</text:p>
          </table:table-cell>
          <table:table-cell table:formula="of:=[.A872]/1000/(60*60*24)" office:value-type="time" office:time-value="PT03H51M58.479S" calcext:value-type="time">
            <text:p>03:51:58</text:p>
          </table:table-cell>
          <table:table-cell office:value-type="float" office:value="1.08" calcext:value-type="float">
            <text:p>1.08</text:p>
          </table:table-cell>
          <table:table-cell office:value-type="float" office:value="499.8" calcext:value-type="float">
            <text:p>499.8</text:p>
          </table:table-cell>
          <table:table-cell office:value-type="float" office:value="540.75" calcext:value-type="float">
            <text:p>540.75</text:p>
          </table:table-cell>
          <table:table-cell office:value-type="float" office:value="1931.4" calcext:value-type="float">
            <text:p>1931.4</text:p>
          </table:table-cell>
          <table:table-cell office:value-type="float" office:value="2225.86" calcext:value-type="float">
            <text:p>2225.86</text:p>
          </table:table-cell>
        </table:table-row>
        <table:table-row table:style-name="ro1">
          <table:table-cell office:value-type="float" office:value="13934479" calcext:value-type="float">
            <text:p>13934479</text:p>
          </table:table-cell>
          <table:table-cell table:formula="of:=[.A873]/1000/(60*60*24)" office:value-type="time" office:time-value="PT03H52M14.479S" calcext:value-type="time">
            <text:p>03:52:14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0.47" calcext:value-type="float">
            <text:p>540.47</text:p>
          </table:table-cell>
          <table:table-cell office:value-type="float" office:value="1933.62" calcext:value-type="float">
            <text:p>1933.62</text:p>
          </table:table-cell>
          <table:table-cell office:value-type="float" office:value="2228.27" calcext:value-type="float">
            <text:p>2228.27</text:p>
          </table:table-cell>
        </table:table-row>
        <table:table-row table:style-name="ro1">
          <table:table-cell office:value-type="float" office:value="13950479" calcext:value-type="float">
            <text:p>13950479</text:p>
          </table:table-cell>
          <table:table-cell table:formula="of:=[.A874]/1000/(60*60*24)" office:value-type="time" office:time-value="PT03H52M30.479S" calcext:value-type="time">
            <text:p>03:52:30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8.46" calcext:value-type="float">
            <text:p>538.46</text:p>
          </table:table-cell>
          <table:table-cell office:value-type="float" office:value="1935.84" calcext:value-type="float">
            <text:p>1935.84</text:p>
          </table:table-cell>
          <table:table-cell office:value-type="float" office:value="2230.67" calcext:value-type="float">
            <text:p>2230.67</text:p>
          </table:table-cell>
        </table:table-row>
        <table:table-row table:style-name="ro1">
          <table:table-cell office:value-type="float" office:value="13966478" calcext:value-type="float">
            <text:p>13966478</text:p>
          </table:table-cell>
          <table:table-cell table:formula="of:=[.A875]/1000/(60*60*24)" office:value-type="time" office:time-value="PT03H52M46.478S" calcext:value-type="time">
            <text:p>03:52:46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0.46" calcext:value-type="float">
            <text:p>540.46</text:p>
          </table:table-cell>
          <table:table-cell office:value-type="float" office:value="1938.07" calcext:value-type="float">
            <text:p>1938.07</text:p>
          </table:table-cell>
          <table:table-cell office:value-type="float" office:value="2233.07" calcext:value-type="float">
            <text:p>2233.07</text:p>
          </table:table-cell>
        </table:table-row>
        <table:table-row table:style-name="ro1">
          <table:table-cell office:value-type="float" office:value="13982478" calcext:value-type="float">
            <text:p>13982478</text:p>
          </table:table-cell>
          <table:table-cell table:formula="of:=[.A876]/1000/(60*60*24)" office:value-type="time" office:time-value="PT03H53M02.478S" calcext:value-type="time">
            <text:p>03:53:02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0.23" calcext:value-type="float">
            <text:p>540.23</text:p>
          </table:table-cell>
          <table:table-cell office:value-type="float" office:value="1940.29" calcext:value-type="float">
            <text:p>1940.29</text:p>
          </table:table-cell>
          <table:table-cell office:value-type="float" office:value="2235.47" calcext:value-type="float">
            <text:p>2235.47</text:p>
          </table:table-cell>
        </table:table-row>
        <table:table-row table:style-name="ro1">
          <table:table-cell office:value-type="float" office:value="13998478" calcext:value-type="float">
            <text:p>13998478</text:p>
          </table:table-cell>
          <table:table-cell table:formula="of:=[.A877]/1000/(60*60*24)" office:value-type="time" office:time-value="PT03H53M18.478S" calcext:value-type="time">
            <text:p>03:53:18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0.24" calcext:value-type="float">
            <text:p>540.24</text:p>
          </table:table-cell>
          <table:table-cell office:value-type="float" office:value="1942.51" calcext:value-type="float">
            <text:p>1942.51</text:p>
          </table:table-cell>
          <table:table-cell office:value-type="float" office:value="2237.87" calcext:value-type="float">
            <text:p>2237.87</text:p>
          </table:table-cell>
        </table:table-row>
        <table:table-row table:style-name="ro1">
          <table:table-cell office:value-type="float" office:value="14014478" calcext:value-type="float">
            <text:p>14014478</text:p>
          </table:table-cell>
          <table:table-cell table:formula="of:=[.A878]/1000/(60*60*24)" office:value-type="time" office:time-value="PT03H53M34.478S" calcext:value-type="time">
            <text:p>03:53:34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38.33" calcext:value-type="float">
            <text:p>538.33</text:p>
          </table:table-cell>
          <table:table-cell office:value-type="float" office:value="1944.73" calcext:value-type="float">
            <text:p>1944.73</text:p>
          </table:table-cell>
          <table:table-cell office:value-type="float" office:value="2240.26" calcext:value-type="float">
            <text:p>2240.26</text:p>
          </table:table-cell>
        </table:table-row>
        <table:table-row table:style-name="ro1">
          <table:table-cell office:value-type="float" office:value="14030478" calcext:value-type="float">
            <text:p>14030478</text:p>
          </table:table-cell>
          <table:table-cell table:formula="of:=[.A879]/1000/(60*60*24)" office:value-type="time" office:time-value="PT03H53M50.478S" calcext:value-type="time">
            <text:p>03:53:50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0.47" calcext:value-type="float">
            <text:p>540.47</text:p>
          </table:table-cell>
          <table:table-cell office:value-type="float" office:value="1946.95" calcext:value-type="float">
            <text:p>1946.95</text:p>
          </table:table-cell>
          <table:table-cell office:value-type="float" office:value="2242.66" calcext:value-type="float">
            <text:p>2242.66</text:p>
          </table:table-cell>
        </table:table-row>
        <table:table-row table:style-name="ro1">
          <table:table-cell office:value-type="float" office:value="14046478" calcext:value-type="float">
            <text:p>14046478</text:p>
          </table:table-cell>
          <table:table-cell table:formula="of:=[.A880]/1000/(60*60*24)" office:value-type="time" office:time-value="PT03H54M06.478S" calcext:value-type="time">
            <text:p>03:54:06</text:p>
          </table:table-cell>
          <table:table-cell office:value-type="float" office:value="1.08" calcext:value-type="float">
            <text:p>1.08</text:p>
          </table:table-cell>
          <table:table-cell office:value-type="float" office:value="499.6" calcext:value-type="float">
            <text:p>499.6</text:p>
          </table:table-cell>
          <table:table-cell office:value-type="float" office:value="540.54" calcext:value-type="float">
            <text:p>540.54</text:p>
          </table:table-cell>
          <table:table-cell office:value-type="float" office:value="1949.17" calcext:value-type="float">
            <text:p>1949.17</text:p>
          </table:table-cell>
          <table:table-cell office:value-type="float" office:value="2245.05" calcext:value-type="float">
            <text:p>2245.05</text:p>
          </table:table-cell>
        </table:table-row>
        <table:table-row table:style-name="ro1">
          <table:table-cell office:value-type="float" office:value="14062479" calcext:value-type="float">
            <text:p>14062479</text:p>
          </table:table-cell>
          <table:table-cell table:formula="of:=[.A881]/1000/(60*60*24)" office:value-type="time" office:time-value="PT03H54M22.479S" calcext:value-type="time">
            <text:p>03:54:22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38.33" calcext:value-type="float">
            <text:p>538.33</text:p>
          </table:table-cell>
          <table:table-cell office:value-type="float" office:value="1951.39" calcext:value-type="float">
            <text:p>1951.39</text:p>
          </table:table-cell>
          <table:table-cell office:value-type="float" office:value="2247.45" calcext:value-type="float">
            <text:p>2247.45</text:p>
          </table:table-cell>
        </table:table-row>
        <table:table-row table:style-name="ro1">
          <table:table-cell office:value-type="float" office:value="14078478" calcext:value-type="float">
            <text:p>14078478</text:p>
          </table:table-cell>
          <table:table-cell table:formula="of:=[.A882]/1000/(60*60*24)" office:value-type="time" office:time-value="PT03H54M38.478S" calcext:value-type="time">
            <text:p>03:54:38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8.46" calcext:value-type="float">
            <text:p>538.46</text:p>
          </table:table-cell>
          <table:table-cell office:value-type="float" office:value="1953.61" calcext:value-type="float">
            <text:p>1953.61</text:p>
          </table:table-cell>
          <table:table-cell office:value-type="float" office:value="2249.84" calcext:value-type="float">
            <text:p>2249.84</text:p>
          </table:table-cell>
        </table:table-row>
        <table:table-row table:style-name="ro1">
          <table:table-cell office:value-type="float" office:value="14094478" calcext:value-type="float">
            <text:p>14094478</text:p>
          </table:table-cell>
          <table:table-cell table:formula="of:=[.A883]/1000/(60*60*24)" office:value-type="time" office:time-value="PT03H54M54.478S" calcext:value-type="time">
            <text:p>03:54:54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8.47" calcext:value-type="float">
            <text:p>538.47</text:p>
          </table:table-cell>
          <table:table-cell office:value-type="float" office:value="1955.83" calcext:value-type="float">
            <text:p>1955.83</text:p>
          </table:table-cell>
          <table:table-cell office:value-type="float" office:value="2252.24" calcext:value-type="float">
            <text:p>2252.24</text:p>
          </table:table-cell>
        </table:table-row>
        <table:table-row table:style-name="ro1">
          <table:table-cell office:value-type="float" office:value="14110478" calcext:value-type="float">
            <text:p>14110478</text:p>
          </table:table-cell>
          <table:table-cell table:formula="of:=[.A884]/1000/(60*60*24)" office:value-type="time" office:time-value="PT03H55M10.478S" calcext:value-type="time">
            <text:p>03:55:10</text:p>
          </table:table-cell>
          <table:table-cell office:value-type="float" office:value="1.08" calcext:value-type="float">
            <text:p>1.08</text:p>
          </table:table-cell>
          <table:table-cell office:value-type="float" office:value="499.6" calcext:value-type="float">
            <text:p>499.6</text:p>
          </table:table-cell>
          <table:table-cell office:value-type="float" office:value="538.56" calcext:value-type="float">
            <text:p>538.56</text:p>
          </table:table-cell>
          <table:table-cell office:value-type="float" office:value="1958.05" calcext:value-type="float">
            <text:p>1958.05</text:p>
          </table:table-cell>
          <table:table-cell office:value-type="float" office:value="2254.63" calcext:value-type="float">
            <text:p>2254.63</text:p>
          </table:table-cell>
        </table:table-row>
        <table:table-row table:style-name="ro1">
          <table:table-cell office:value-type="float" office:value="14126478" calcext:value-type="float">
            <text:p>14126478</text:p>
          </table:table-cell>
          <table:table-cell table:formula="of:=[.A885]/1000/(60*60*24)" office:value-type="time" office:time-value="PT03H55M26.478S" calcext:value-type="time">
            <text:p>03:55:26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6.46" calcext:value-type="float">
            <text:p>536.46</text:p>
          </table:table-cell>
          <table:table-cell office:value-type="float" office:value="1960.27" calcext:value-type="float">
            <text:p>1960.27</text:p>
          </table:table-cell>
          <table:table-cell office:value-type="float" office:value="2257.02" calcext:value-type="float">
            <text:p>2257.02</text:p>
          </table:table-cell>
        </table:table-row>
        <table:table-row table:style-name="ro1">
          <table:table-cell office:value-type="float" office:value="14142478" calcext:value-type="float">
            <text:p>14142478</text:p>
          </table:table-cell>
          <table:table-cell table:formula="of:=[.A886]/1000/(60*60*24)" office:value-type="time" office:time-value="PT03H55M42.478S" calcext:value-type="time">
            <text:p>03:55:42</text:p>
          </table:table-cell>
          <table:table-cell office:value-type="float" office:value="1.08" calcext:value-type="float">
            <text:p>1.08</text:p>
          </table:table-cell>
          <table:table-cell office:value-type="float" office:value="499.6" calcext:value-type="float">
            <text:p>499.6</text:p>
          </table:table-cell>
          <table:table-cell office:value-type="float" office:value="538.54" calcext:value-type="float">
            <text:p>538.54</text:p>
          </table:table-cell>
          <table:table-cell office:value-type="float" office:value="1962.49" calcext:value-type="float">
            <text:p>1962.49</text:p>
          </table:table-cell>
          <table:table-cell office:value-type="float" office:value="2259.41" calcext:value-type="float">
            <text:p>2259.41</text:p>
          </table:table-cell>
        </table:table-row>
        <table:table-row table:style-name="ro1">
          <table:table-cell office:value-type="float" office:value="14158479" calcext:value-type="float">
            <text:p>14158479</text:p>
          </table:table-cell>
          <table:table-cell table:formula="of:=[.A887]/1000/(60*60*24)" office:value-type="time" office:time-value="PT03H55M58.479S" calcext:value-type="time">
            <text:p>03:55:58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8.46" calcext:value-type="float">
            <text:p>538.46</text:p>
          </table:table-cell>
          <table:table-cell office:value-type="float" office:value="1964.71" calcext:value-type="float">
            <text:p>1964.71</text:p>
          </table:table-cell>
          <table:table-cell office:value-type="float" office:value="2261.8" calcext:value-type="float">
            <text:p>2261.8</text:p>
          </table:table-cell>
        </table:table-row>
        <table:table-row table:style-name="ro1">
          <table:table-cell office:value-type="float" office:value="14174478" calcext:value-type="float">
            <text:p>14174478</text:p>
          </table:table-cell>
          <table:table-cell table:formula="of:=[.A888]/1000/(60*60*24)" office:value-type="time" office:time-value="PT03H56M14.478S" calcext:value-type="time">
            <text:p>03:56:14</text:p>
          </table:table-cell>
          <table:table-cell office:value-type="float" office:value="1.07" calcext:value-type="float">
            <text:p>1.0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6.67" calcext:value-type="float">
            <text:p>536.67</text:p>
          </table:table-cell>
          <table:table-cell office:value-type="float" office:value="1966.93" calcext:value-type="float">
            <text:p>1966.93</text:p>
          </table:table-cell>
          <table:table-cell office:value-type="float" office:value="2264.19" calcext:value-type="float">
            <text:p>2264.19</text:p>
          </table:table-cell>
        </table:table-row>
        <table:table-row table:style-name="ro1">
          <table:table-cell office:value-type="float" office:value="14190479" calcext:value-type="float">
            <text:p>14190479</text:p>
          </table:table-cell>
          <table:table-cell table:formula="of:=[.A889]/1000/(60*60*24)" office:value-type="time" office:time-value="PT03H56M30.479S" calcext:value-type="time">
            <text:p>03:56:30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8.25" calcext:value-type="float">
            <text:p>538.25</text:p>
          </table:table-cell>
          <table:table-cell office:value-type="float" office:value="1969.15" calcext:value-type="float">
            <text:p>1969.15</text:p>
          </table:table-cell>
          <table:table-cell office:value-type="float" office:value="2266.58" calcext:value-type="float">
            <text:p>2266.58</text:p>
          </table:table-cell>
        </table:table-row>
        <table:table-row table:style-name="ro1">
          <table:table-cell office:value-type="float" office:value="14206479" calcext:value-type="float">
            <text:p>14206479</text:p>
          </table:table-cell>
          <table:table-cell table:formula="of:=[.A890]/1000/(60*60*24)" office:value-type="time" office:time-value="PT03H56M46.479S" calcext:value-type="time">
            <text:p>03:56:46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6.46" calcext:value-type="float">
            <text:p>536.46</text:p>
          </table:table-cell>
          <table:table-cell office:value-type="float" office:value="1971.37" calcext:value-type="float">
            <text:p>1971.37</text:p>
          </table:table-cell>
          <table:table-cell office:value-type="float" office:value="2268.97" calcext:value-type="float">
            <text:p>2268.97</text:p>
          </table:table-cell>
        </table:table-row>
        <table:table-row table:style-name="ro1">
          <table:table-cell office:value-type="float" office:value="14222478" calcext:value-type="float">
            <text:p>14222478</text:p>
          </table:table-cell>
          <table:table-cell table:formula="of:=[.A891]/1000/(60*60*24)" office:value-type="time" office:time-value="PT03H57M02.478S" calcext:value-type="time">
            <text:p>03:57:02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6.46" calcext:value-type="float">
            <text:p>536.46</text:p>
          </table:table-cell>
          <table:table-cell office:value-type="float" office:value="1973.59" calcext:value-type="float">
            <text:p>1973.59</text:p>
          </table:table-cell>
          <table:table-cell office:value-type="float" office:value="2271.36" calcext:value-type="float">
            <text:p>2271.36</text:p>
          </table:table-cell>
        </table:table-row>
        <table:table-row table:style-name="ro1">
          <table:table-cell office:value-type="float" office:value="14238479" calcext:value-type="float">
            <text:p>14238479</text:p>
          </table:table-cell>
          <table:table-cell table:formula="of:=[.A892]/1000/(60*60*24)" office:value-type="time" office:time-value="PT03H57M18.479S" calcext:value-type="time">
            <text:p>03:57:18</text:p>
          </table:table-cell>
          <table:table-cell office:value-type="float" office:value="1.07" calcext:value-type="float">
            <text:p>1.0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6.67" calcext:value-type="float">
            <text:p>536.67</text:p>
          </table:table-cell>
          <table:table-cell office:value-type="float" office:value="1975.81" calcext:value-type="float">
            <text:p>1975.81</text:p>
          </table:table-cell>
          <table:table-cell office:value-type="float" office:value="2273.74" calcext:value-type="float">
            <text:p>2273.74</text:p>
          </table:table-cell>
        </table:table-row>
        <table:table-row table:style-name="ro1">
          <table:table-cell office:value-type="float" office:value="14254478" calcext:value-type="float">
            <text:p>14254478</text:p>
          </table:table-cell>
          <table:table-cell table:formula="of:=[.A893]/1000/(60*60*24)" office:value-type="time" office:time-value="PT03H57M34.478S" calcext:value-type="time">
            <text:p>03:57:34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6.48" calcext:value-type="float">
            <text:p>536.48</text:p>
          </table:table-cell>
          <table:table-cell office:value-type="float" office:value="1978.03" calcext:value-type="float">
            <text:p>1978.03</text:p>
          </table:table-cell>
          <table:table-cell office:value-type="float" office:value="2276.13" calcext:value-type="float">
            <text:p>2276.13</text:p>
          </table:table-cell>
        </table:table-row>
        <table:table-row table:style-name="ro1">
          <table:table-cell office:value-type="float" office:value="14270478" calcext:value-type="float">
            <text:p>14270478</text:p>
          </table:table-cell>
          <table:table-cell table:formula="of:=[.A894]/1000/(60*60*24)" office:value-type="time" office:time-value="PT03H57M50.478S" calcext:value-type="time">
            <text:p>03:57:50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6.46" calcext:value-type="float">
            <text:p>536.46</text:p>
          </table:table-cell>
          <table:table-cell office:value-type="float" office:value="1980.25" calcext:value-type="float">
            <text:p>1980.25</text:p>
          </table:table-cell>
          <table:table-cell office:value-type="float" office:value="2278.51" calcext:value-type="float">
            <text:p>2278.51</text:p>
          </table:table-cell>
        </table:table-row>
        <table:table-row table:style-name="ro1">
          <table:table-cell office:value-type="float" office:value="14286478" calcext:value-type="float">
            <text:p>14286478</text:p>
          </table:table-cell>
          <table:table-cell table:formula="of:=[.A895]/1000/(60*60*24)" office:value-type="time" office:time-value="PT03H58M06.478S" calcext:value-type="time">
            <text:p>03:58:06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6.46" calcext:value-type="float">
            <text:p>536.46</text:p>
          </table:table-cell>
          <table:table-cell office:value-type="float" office:value="1982.47" calcext:value-type="float">
            <text:p>1982.47</text:p>
          </table:table-cell>
          <table:table-cell office:value-type="float" office:value="2280.9" calcext:value-type="float">
            <text:p>2280.9</text:p>
          </table:table-cell>
        </table:table-row>
        <table:table-row table:style-name="ro1">
          <table:table-cell office:value-type="float" office:value="14302478" calcext:value-type="float">
            <text:p>14302478</text:p>
          </table:table-cell>
          <table:table-cell table:formula="of:=[.A896]/1000/(60*60*24)" office:value-type="time" office:time-value="PT03H58M22.478S" calcext:value-type="time">
            <text:p>03:58:22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6.46" calcext:value-type="float">
            <text:p>536.46</text:p>
          </table:table-cell>
          <table:table-cell office:value-type="float" office:value="1984.69" calcext:value-type="float">
            <text:p>1984.69</text:p>
          </table:table-cell>
          <table:table-cell office:value-type="float" office:value="2283.28" calcext:value-type="float">
            <text:p>2283.28</text:p>
          </table:table-cell>
        </table:table-row>
        <table:table-row table:style-name="ro1">
          <table:table-cell office:value-type="float" office:value="14318478" calcext:value-type="float">
            <text:p>14318478</text:p>
          </table:table-cell>
          <table:table-cell table:formula="of:=[.A897]/1000/(60*60*24)" office:value-type="time" office:time-value="PT03H58M38.478S" calcext:value-type="time">
            <text:p>03:58:38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3" calcext:value-type="float">
            <text:p>536.33</text:p>
          </table:table-cell>
          <table:table-cell office:value-type="float" office:value="1986.91" calcext:value-type="float">
            <text:p>1986.91</text:p>
          </table:table-cell>
          <table:table-cell office:value-type="float" office:value="2285.66" calcext:value-type="float">
            <text:p>2285.66</text:p>
          </table:table-cell>
        </table:table-row>
        <table:table-row table:style-name="ro1">
          <table:table-cell office:value-type="float" office:value="14334478" calcext:value-type="float">
            <text:p>14334478</text:p>
          </table:table-cell>
          <table:table-cell table:formula="of:=[.A898]/1000/(60*60*24)" office:value-type="time" office:time-value="PT03H58M54.478S" calcext:value-type="time">
            <text:p>03:58:54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3" calcext:value-type="float">
            <text:p>536.33</text:p>
          </table:table-cell>
          <table:table-cell office:value-type="float" office:value="1989.13" calcext:value-type="float">
            <text:p>1989.13</text:p>
          </table:table-cell>
          <table:table-cell office:value-type="float" office:value="2288.04" calcext:value-type="float">
            <text:p>2288.04</text:p>
          </table:table-cell>
        </table:table-row>
        <table:table-row table:style-name="ro1">
          <table:table-cell office:value-type="float" office:value="14350478" calcext:value-type="float">
            <text:p>14350478</text:p>
          </table:table-cell>
          <table:table-cell table:formula="of:=[.A899]/1000/(60*60*24)" office:value-type="time" office:time-value="PT03H59M10.478S" calcext:value-type="time">
            <text:p>03:59:10</text:p>
          </table:table-cell>
          <table:table-cell office:value-type="float" office:value="1.07" calcext:value-type="float">
            <text:p>1.07</text:p>
          </table:table-cell>
          <table:table-cell office:value-type="float" office:value="499.6" calcext:value-type="float">
            <text:p>499.6</text:p>
          </table:table-cell>
          <table:table-cell office:value-type="float" office:value="534.55" calcext:value-type="float">
            <text:p>534.55</text:p>
          </table:table-cell>
          <table:table-cell office:value-type="float" office:value="1991.35" calcext:value-type="float">
            <text:p>1991.35</text:p>
          </table:table-cell>
          <table:table-cell office:value-type="float" office:value="2290.42" calcext:value-type="float">
            <text:p>2290.42</text:p>
          </table:table-cell>
        </table:table-row>
        <table:table-row table:style-name="ro1">
          <table:table-cell office:value-type="float" office:value="14366479" calcext:value-type="float">
            <text:p>14366479</text:p>
          </table:table-cell>
          <table:table-cell table:formula="of:=[.A900]/1000/(60*60*24)" office:value-type="time" office:time-value="PT03H59M26.479S" calcext:value-type="time">
            <text:p>03:59:26</text:p>
          </table:table-cell>
          <table:table-cell office:value-type="float" office:value="1.07" calcext:value-type="float">
            <text:p>1.07</text:p>
          </table:table-cell>
          <table:table-cell office:value-type="float" office:value="499.6" calcext:value-type="float">
            <text:p>499.6</text:p>
          </table:table-cell>
          <table:table-cell office:value-type="float" office:value="534.54" calcext:value-type="float">
            <text:p>534.54</text:p>
          </table:table-cell>
          <table:table-cell office:value-type="float" office:value="1993.57" calcext:value-type="float">
            <text:p>1993.57</text:p>
          </table:table-cell>
          <table:table-cell office:value-type="float" office:value="2292.8" calcext:value-type="float">
            <text:p>2292.8</text:p>
          </table:table-cell>
        </table:table-row>
        <table:table-row table:style-name="ro1">
          <table:table-cell office:value-type="float" office:value="14382478" calcext:value-type="float">
            <text:p>14382478</text:p>
          </table:table-cell>
          <table:table-cell table:formula="of:=[.A901]/1000/(60*60*24)" office:value-type="time" office:time-value="PT03H59M42.478S" calcext:value-type="time">
            <text:p>03:59:42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4.45" calcext:value-type="float">
            <text:p>534.45</text:p>
          </table:table-cell>
          <table:table-cell office:value-type="float" office:value="1995.79" calcext:value-type="float">
            <text:p>1995.79</text:p>
          </table:table-cell>
          <table:table-cell office:value-type="float" office:value="2295.18" calcext:value-type="float">
            <text:p>2295.18</text:p>
          </table:table-cell>
        </table:table-row>
        <table:table-row table:style-name="ro1">
          <table:table-cell office:value-type="float" office:value="14398478" calcext:value-type="float">
            <text:p>14398478</text:p>
          </table:table-cell>
          <table:table-cell table:formula="of:=[.A902]/1000/(60*60*24)" office:value-type="time" office:time-value="PT03H59M58.478S" calcext:value-type="time">
            <text:p>03:59:58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4.47" calcext:value-type="float">
            <text:p>534.47</text:p>
          </table:table-cell>
          <table:table-cell office:value-type="float" office:value="1998.01" calcext:value-type="float">
            <text:p>1998.01</text:p>
          </table:table-cell>
          <table:table-cell office:value-type="float" office:value="2297.55" calcext:value-type="float">
            <text:p>2297.55</text:p>
          </table:table-cell>
        </table:table-row>
        <table:table-row table:style-name="ro1">
          <table:table-cell office:value-type="float" office:value="14414478" calcext:value-type="float">
            <text:p>14414478</text:p>
          </table:table-cell>
          <table:table-cell table:formula="of:=[.A903]/1000/(60*60*24)" office:value-type="time" office:time-value="PT04H00M14.478S" calcext:value-type="time">
            <text:p>04:00:14</text:p>
          </table:table-cell>
          <table:table-cell office:value-type="float" office:value="1.07" calcext:value-type="float">
            <text:p>1.0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2.68" calcext:value-type="float">
            <text:p>532.68</text:p>
          </table:table-cell>
          <table:table-cell office:value-type="float" office:value="2000.23" calcext:value-type="float">
            <text:p>2000.23</text:p>
          </table:table-cell>
          <table:table-cell office:value-type="float" office:value="2299.93" calcext:value-type="float">
            <text:p>2299.93</text:p>
          </table:table-cell>
        </table:table-row>
        <table:table-row table:style-name="ro1">
          <table:table-cell office:value-type="float" office:value="14430478" calcext:value-type="float">
            <text:p>14430478</text:p>
          </table:table-cell>
          <table:table-cell table:formula="of:=[.A904]/1000/(60*60*24)" office:value-type="time" office:time-value="PT04H00M30.478S" calcext:value-type="time">
            <text:p>04:00:30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4.26" calcext:value-type="float">
            <text:p>534.26</text:p>
          </table:table-cell>
          <table:table-cell office:value-type="float" office:value="2002.45" calcext:value-type="float">
            <text:p>2002.45</text:p>
          </table:table-cell>
          <table:table-cell office:value-type="float" office:value="2302.31" calcext:value-type="float">
            <text:p>2302.31</text:p>
          </table:table-cell>
        </table:table-row>
        <table:table-row table:style-name="ro1">
          <table:table-cell office:value-type="float" office:value="14446478" calcext:value-type="float">
            <text:p>14446478</text:p>
          </table:table-cell>
          <table:table-cell table:formula="of:=[.A905]/1000/(60*60*24)" office:value-type="time" office:time-value="PT04H00M46.478S" calcext:value-type="time">
            <text:p>04:00:46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4.11" calcext:value-type="float">
            <text:p>534.11</text:p>
          </table:table-cell>
          <table:table-cell office:value-type="float" office:value="2004.67" calcext:value-type="float">
            <text:p>2004.67</text:p>
          </table:table-cell>
          <table:table-cell office:value-type="float" office:value="2304.68" calcext:value-type="float">
            <text:p>2304.68</text:p>
          </table:table-cell>
        </table:table-row>
        <table:table-row table:style-name="ro1">
          <table:table-cell office:value-type="float" office:value="14462478" calcext:value-type="float">
            <text:p>14462478</text:p>
          </table:table-cell>
          <table:table-cell table:formula="of:=[.A906]/1000/(60*60*24)" office:value-type="time" office:time-value="PT04H01M02.478S" calcext:value-type="time">
            <text:p>04:01:02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3" calcext:value-type="float">
            <text:p>534.33</text:p>
          </table:table-cell>
          <table:table-cell office:value-type="float" office:value="2006.89" calcext:value-type="float">
            <text:p>2006.89</text:p>
          </table:table-cell>
          <table:table-cell office:value-type="float" office:value="2307.05" calcext:value-type="float">
            <text:p>2307.05</text:p>
          </table:table-cell>
        </table:table-row>
        <table:table-row table:style-name="ro1">
          <table:table-cell office:value-type="float" office:value="14478478" calcext:value-type="float">
            <text:p>14478478</text:p>
          </table:table-cell>
          <table:table-cell table:formula="of:=[.A907]/1000/(60*60*24)" office:value-type="time" office:time-value="PT04H01M18.478S" calcext:value-type="time">
            <text:p>04:01:18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4.12" calcext:value-type="float">
            <text:p>534.12</text:p>
          </table:table-cell>
          <table:table-cell office:value-type="float" office:value="2009.11" calcext:value-type="float">
            <text:p>2009.11</text:p>
          </table:table-cell>
          <table:table-cell office:value-type="float" office:value="2309.43" calcext:value-type="float">
            <text:p>2309.43</text:p>
          </table:table-cell>
        </table:table-row>
        <table:table-row table:style-name="ro1">
          <table:table-cell office:value-type="float" office:value="14494478" calcext:value-type="float">
            <text:p>14494478</text:p>
          </table:table-cell>
          <table:table-cell table:formula="of:=[.A908]/1000/(60*60*24)" office:value-type="time" office:time-value="PT04H01M34.478S" calcext:value-type="time">
            <text:p>04:01:34</text:p>
          </table:table-cell>
          <table:table-cell office:value-type="float" office:value="1.07" calcext:value-type="float">
            <text:p>1.0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2.67" calcext:value-type="float">
            <text:p>532.67</text:p>
          </table:table-cell>
          <table:table-cell office:value-type="float" office:value="2011.33" calcext:value-type="float">
            <text:p>2011.33</text:p>
          </table:table-cell>
          <table:table-cell office:value-type="float" office:value="2311.8" calcext:value-type="float">
            <text:p>2311.8</text:p>
          </table:table-cell>
        </table:table-row>
        <table:table-row table:style-name="ro1">
          <table:table-cell office:value-type="float" office:value="14510478" calcext:value-type="float">
            <text:p>14510478</text:p>
          </table:table-cell>
          <table:table-cell table:formula="of:=[.A909]/1000/(60*60*24)" office:value-type="time" office:time-value="PT04H01M50.478S" calcext:value-type="time">
            <text:p>04:01:50</text:p>
          </table:table-cell>
          <table:table-cell office:value-type="float" office:value="1.07" calcext:value-type="float">
            <text:p>1.07</text:p>
          </table:table-cell>
          <table:table-cell office:value-type="float" office:value="499.6" calcext:value-type="float">
            <text:p>499.6</text:p>
          </table:table-cell>
          <table:table-cell office:value-type="float" office:value="532.55" calcext:value-type="float">
            <text:p>532.55</text:p>
          </table:table-cell>
          <table:table-cell office:value-type="float" office:value="2013.55" calcext:value-type="float">
            <text:p>2013.55</text:p>
          </table:table-cell>
          <table:table-cell office:value-type="float" office:value="2314.17" calcext:value-type="float">
            <text:p>2314.17</text:p>
          </table:table-cell>
        </table:table-row>
        <table:table-row table:style-name="ro1">
          <table:table-cell office:value-type="float" office:value="14526478" calcext:value-type="float">
            <text:p>14526478</text:p>
          </table:table-cell>
          <table:table-cell table:formula="of:=[.A910]/1000/(60*60*24)" office:value-type="time" office:time-value="PT04H02M06.478S" calcext:value-type="time">
            <text:p>04:02:06</text:p>
          </table:table-cell>
          <table:table-cell office:value-type="float" office:value="1.07" calcext:value-type="float">
            <text:p>1.0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2.68" calcext:value-type="float">
            <text:p>532.68</text:p>
          </table:table-cell>
          <table:table-cell office:value-type="float" office:value="2015.77" calcext:value-type="float">
            <text:p>2015.77</text:p>
          </table:table-cell>
          <table:table-cell office:value-type="float" office:value="2316.54" calcext:value-type="float">
            <text:p>2316.54</text:p>
          </table:table-cell>
        </table:table-row>
        <table:table-row table:style-name="ro1">
          <table:table-cell office:value-type="float" office:value="14542478" calcext:value-type="float">
            <text:p>14542478</text:p>
          </table:table-cell>
          <table:table-cell table:formula="of:=[.A911]/1000/(60*60*24)" office:value-type="time" office:time-value="PT04H02M22.478S" calcext:value-type="time">
            <text:p>04:02:22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2.25" calcext:value-type="float">
            <text:p>532.25</text:p>
          </table:table-cell>
          <table:table-cell office:value-type="float" office:value="2017.99" calcext:value-type="float">
            <text:p>2017.99</text:p>
          </table:table-cell>
          <table:table-cell office:value-type="float" office:value="2318.91" calcext:value-type="float">
            <text:p>2318.91</text:p>
          </table:table-cell>
        </table:table-row>
        <table:table-row table:style-name="ro1">
          <table:table-cell office:value-type="float" office:value="14558478" calcext:value-type="float">
            <text:p>14558478</text:p>
          </table:table-cell>
          <table:table-cell table:formula="of:=[.A912]/1000/(60*60*24)" office:value-type="time" office:time-value="PT04H02M38.478S" calcext:value-type="time">
            <text:p>04:02:38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2.47" calcext:value-type="float">
            <text:p>532.47</text:p>
          </table:table-cell>
          <table:table-cell office:value-type="float" office:value="2020.21" calcext:value-type="float">
            <text:p>2020.21</text:p>
          </table:table-cell>
          <table:table-cell office:value-type="float" office:value="2321.27" calcext:value-type="float">
            <text:p>2321.27</text:p>
          </table:table-cell>
        </table:table-row>
        <table:table-row table:style-name="ro1">
          <table:table-cell office:value-type="float" office:value="14574479" calcext:value-type="float">
            <text:p>14574479</text:p>
          </table:table-cell>
          <table:table-cell table:formula="of:=[.A913]/1000/(60*60*24)" office:value-type="time" office:time-value="PT04H02M54.479S" calcext:value-type="time">
            <text:p>04:02:54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2.46" calcext:value-type="float">
            <text:p>532.46</text:p>
          </table:table-cell>
          <table:table-cell office:value-type="float" office:value="2022.43" calcext:value-type="float">
            <text:p>2022.43</text:p>
          </table:table-cell>
          <table:table-cell office:value-type="float" office:value="2323.64" calcext:value-type="float">
            <text:p>2323.64</text:p>
          </table:table-cell>
        </table:table-row>
        <table:table-row table:style-name="ro1">
          <table:table-cell office:value-type="float" office:value="14590478" calcext:value-type="float">
            <text:p>14590478</text:p>
          </table:table-cell>
          <table:table-cell table:formula="of:=[.A914]/1000/(60*60*24)" office:value-type="time" office:time-value="PT04H03M10.478S" calcext:value-type="time">
            <text:p>04:03:10</text:p>
          </table:table-cell>
          <table:table-cell office:value-type="float" office:value="1.07" calcext:value-type="float">
            <text:p>1.0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2.7" calcext:value-type="float">
            <text:p>532.7</text:p>
          </table:table-cell>
          <table:table-cell office:value-type="float" office:value="2024.65" calcext:value-type="float">
            <text:p>2024.65</text:p>
          </table:table-cell>
          <table:table-cell office:value-type="float" office:value="2326.01" calcext:value-type="float">
            <text:p>2326.01</text:p>
          </table:table-cell>
        </table:table-row>
        <table:table-row table:style-name="ro1">
          <table:table-cell office:value-type="float" office:value="14606478" calcext:value-type="float">
            <text:p>14606478</text:p>
          </table:table-cell>
          <table:table-cell table:formula="of:=[.A915]/1000/(60*60*24)" office:value-type="time" office:time-value="PT04H03M26.478S" calcext:value-type="time">
            <text:p>04:03:26</text:p>
          </table:table-cell>
          <table:table-cell office:value-type="float" office:value="1.07" calcext:value-type="float">
            <text:p>1.0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2.67" calcext:value-type="float">
            <text:p>532.67</text:p>
          </table:table-cell>
          <table:table-cell office:value-type="float" office:value="2026.87" calcext:value-type="float">
            <text:p>2026.87</text:p>
          </table:table-cell>
          <table:table-cell office:value-type="float" office:value="2328.37" calcext:value-type="float">
            <text:p>2328.37</text:p>
          </table:table-cell>
        </table:table-row>
        <table:table-row table:style-name="ro1">
          <table:table-cell office:value-type="float" office:value="14622478" calcext:value-type="float">
            <text:p>14622478</text:p>
          </table:table-cell>
          <table:table-cell table:formula="of:=[.A916]/1000/(60*60*24)" office:value-type="time" office:time-value="PT04H03M42.478S" calcext:value-type="time">
            <text:p>04:03:42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2.25" calcext:value-type="float">
            <text:p>532.25</text:p>
          </table:table-cell>
          <table:table-cell office:value-type="float" office:value="2029.09" calcext:value-type="float">
            <text:p>2029.09</text:p>
          </table:table-cell>
          <table:table-cell office:value-type="float" office:value="2330.74" calcext:value-type="float">
            <text:p>2330.74</text:p>
          </table:table-cell>
        </table:table-row>
        <table:table-row table:style-name="ro1">
          <table:table-cell office:value-type="float" office:value="14638478" calcext:value-type="float">
            <text:p>14638478</text:p>
          </table:table-cell>
          <table:table-cell table:formula="of:=[.A917]/1000/(60*60*24)" office:value-type="time" office:time-value="PT04H03M58.478S" calcext:value-type="time">
            <text:p>04:03:58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2.25" calcext:value-type="float">
            <text:p>532.25</text:p>
          </table:table-cell>
          <table:table-cell office:value-type="float" office:value="2031.31" calcext:value-type="float">
            <text:p>2031.31</text:p>
          </table:table-cell>
          <table:table-cell office:value-type="float" office:value="2333.1" calcext:value-type="float">
            <text:p>2333.1</text:p>
          </table:table-cell>
        </table:table-row>
        <table:table-row table:style-name="ro1">
          <table:table-cell office:value-type="float" office:value="14654478" calcext:value-type="float">
            <text:p>14654478</text:p>
          </table:table-cell>
          <table:table-cell table:formula="of:=[.A918]/1000/(60*60*24)" office:value-type="time" office:time-value="PT04H04M14.478S" calcext:value-type="time">
            <text:p>04:04:14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0.46" calcext:value-type="float">
            <text:p>530.46</text:p>
          </table:table-cell>
          <table:table-cell office:value-type="float" office:value="2033.53" calcext:value-type="float">
            <text:p>2033.53</text:p>
          </table:table-cell>
          <table:table-cell office:value-type="float" office:value="2335.46" calcext:value-type="float">
            <text:p>2335.46</text:p>
          </table:table-cell>
        </table:table-row>
        <table:table-row table:style-name="ro1">
          <table:table-cell office:value-type="float" office:value="14670478" calcext:value-type="float">
            <text:p>14670478</text:p>
          </table:table-cell>
          <table:table-cell table:formula="of:=[.A919]/1000/(60*60*24)" office:value-type="time" office:time-value="PT04H04M30.478S" calcext:value-type="time">
            <text:p>04:04:30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30.34" calcext:value-type="float">
            <text:p>530.34</text:p>
          </table:table-cell>
          <table:table-cell office:value-type="float" office:value="2035.75" calcext:value-type="float">
            <text:p>2035.75</text:p>
          </table:table-cell>
          <table:table-cell office:value-type="float" office:value="2337.82" calcext:value-type="float">
            <text:p>2337.82</text:p>
          </table:table-cell>
        </table:table-row>
        <table:table-row table:style-name="ro1">
          <table:table-cell office:value-type="float" office:value="14686479" calcext:value-type="float">
            <text:p>14686479</text:p>
          </table:table-cell>
          <table:table-cell table:formula="of:=[.A920]/1000/(60*60*24)" office:value-type="time" office:time-value="PT04H04M46.479S" calcext:value-type="time">
            <text:p>04:04:46</text:p>
          </table:table-cell>
          <table:table-cell office:value-type="float" office:value="1.06" calcext:value-type="float">
            <text:p>1.06</text:p>
          </table:table-cell>
          <table:table-cell office:value-type="float" office:value="499.6" calcext:value-type="float">
            <text:p>499.6</text:p>
          </table:table-cell>
          <table:table-cell office:value-type="float" office:value="530.57" calcext:value-type="float">
            <text:p>530.57</text:p>
          </table:table-cell>
          <table:table-cell office:value-type="float" office:value="2037.97" calcext:value-type="float">
            <text:p>2037.97</text:p>
          </table:table-cell>
          <table:table-cell office:value-type="float" office:value="2340.19" calcext:value-type="float">
            <text:p>2340.19</text:p>
          </table:table-cell>
        </table:table-row>
        <table:table-row table:style-name="ro1">
          <table:table-cell office:value-type="float" office:value="14702478" calcext:value-type="float">
            <text:p>14702478</text:p>
          </table:table-cell>
          <table:table-cell table:formula="of:=[.A921]/1000/(60*60*24)" office:value-type="time" office:time-value="PT04H05M02.478S" calcext:value-type="time">
            <text:p>04:05:02</text:p>
          </table:table-cell>
          <table:table-cell office:value-type="float" office:value="1.06" calcext:value-type="float">
            <text:p>1.06</text:p>
          </table:table-cell>
          <table:table-cell office:value-type="float" office:value="499.8" calcext:value-type="float">
            <text:p>499.8</text:p>
          </table:table-cell>
          <table:table-cell office:value-type="float" office:value="530.76" calcext:value-type="float">
            <text:p>530.76</text:p>
          </table:table-cell>
          <table:table-cell office:value-type="float" office:value="2040.19" calcext:value-type="float">
            <text:p>2040.19</text:p>
          </table:table-cell>
          <table:table-cell office:value-type="float" office:value="2342.55" calcext:value-type="float">
            <text:p>2342.55</text:p>
          </table:table-cell>
        </table:table-row>
        <table:table-row table:style-name="ro1">
          <table:table-cell office:value-type="float" office:value="14718479" calcext:value-type="float">
            <text:p>14718479</text:p>
          </table:table-cell>
          <table:table-cell table:formula="of:=[.A922]/1000/(60*60*24)" office:value-type="time" office:time-value="PT04H05M18.479S" calcext:value-type="time">
            <text:p>04:05:18</text:p>
          </table:table-cell>
          <table:table-cell office:value-type="float" office:value="1.06" calcext:value-type="float">
            <text:p>1.06</text:p>
          </table:table-cell>
          <table:table-cell office:value-type="float" office:value="499.6" calcext:value-type="float">
            <text:p>499.6</text:p>
          </table:table-cell>
          <table:table-cell office:value-type="float" office:value="530.54" calcext:value-type="float">
            <text:p>530.54</text:p>
          </table:table-cell>
          <table:table-cell office:value-type="float" office:value="2042.41" calcext:value-type="float">
            <text:p>2042.41</text:p>
          </table:table-cell>
          <table:table-cell office:value-type="float" office:value="2344.91" calcext:value-type="float">
            <text:p>2344.91</text:p>
          </table:table-cell>
        </table:table-row>
        <table:table-row table:style-name="ro1">
          <table:table-cell office:value-type="float" office:value="14734478" calcext:value-type="float">
            <text:p>14734478</text:p>
          </table:table-cell>
          <table:table-cell table:formula="of:=[.A923]/1000/(60*60*24)" office:value-type="time" office:time-value="PT04H05M34.478S" calcext:value-type="time">
            <text:p>04:05:34</text:p>
          </table:table-cell>
          <table:table-cell office:value-type="float" office:value="1.06" calcext:value-type="float">
            <text:p>1.06</text:p>
          </table:table-cell>
          <table:table-cell office:value-type="float" office:value="499.6" calcext:value-type="float">
            <text:p>499.6</text:p>
          </table:table-cell>
          <table:table-cell office:value-type="float" office:value="530.55" calcext:value-type="float">
            <text:p>530.55</text:p>
          </table:table-cell>
          <table:table-cell office:value-type="float" office:value="2044.63" calcext:value-type="float">
            <text:p>2044.63</text:p>
          </table:table-cell>
          <table:table-cell office:value-type="float" office:value="2347.27" calcext:value-type="float">
            <text:p>2347.27</text:p>
          </table:table-cell>
        </table:table-row>
        <table:table-row table:style-name="ro1">
          <table:table-cell office:value-type="float" office:value="14750478" calcext:value-type="float">
            <text:p>14750478</text:p>
          </table:table-cell>
          <table:table-cell table:formula="of:=[.A924]/1000/(60*60*24)" office:value-type="time" office:time-value="PT04H05M50.478S" calcext:value-type="time">
            <text:p>04:05:50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30.34" calcext:value-type="float">
            <text:p>530.34</text:p>
          </table:table-cell>
          <table:table-cell office:value-type="float" office:value="2046.85" calcext:value-type="float">
            <text:p>2046.85</text:p>
          </table:table-cell>
          <table:table-cell office:value-type="float" office:value="2349.63" calcext:value-type="float">
            <text:p>2349.63</text:p>
          </table:table-cell>
        </table:table-row>
        <table:table-row table:style-name="ro1">
          <table:table-cell office:value-type="float" office:value="14766478" calcext:value-type="float">
            <text:p>14766478</text:p>
          </table:table-cell>
          <table:table-cell table:formula="of:=[.A925]/1000/(60*60*24)" office:value-type="time" office:time-value="PT04H06M06.478S" calcext:value-type="time">
            <text:p>04:06:06</text:p>
          </table:table-cell>
          <table:table-cell office:value-type="float" office:value="1.06" calcext:value-type="float">
            <text:p>1.06</text:p>
          </table:table-cell>
          <table:table-cell office:value-type="float" office:value="499.6" calcext:value-type="float">
            <text:p>499.6</text:p>
          </table:table-cell>
          <table:table-cell office:value-type="float" office:value="530.56" calcext:value-type="float">
            <text:p>530.56</text:p>
          </table:table-cell>
          <table:table-cell office:value-type="float" office:value="2049.07" calcext:value-type="float">
            <text:p>2049.07</text:p>
          </table:table-cell>
          <table:table-cell office:value-type="float" office:value="2351.98" calcext:value-type="float">
            <text:p>2351.98</text:p>
          </table:table-cell>
        </table:table-row>
        <table:table-row table:style-name="ro1">
          <table:table-cell office:value-type="float" office:value="14782478" calcext:value-type="float">
            <text:p>14782478</text:p>
          </table:table-cell>
          <table:table-cell table:formula="of:=[.A926]/1000/(60*60*24)" office:value-type="time" office:time-value="PT04H06M22.478S" calcext:value-type="time">
            <text:p>04:06:22</text:p>
          </table:table-cell>
          <table:table-cell office:value-type="float" office:value="1.06" calcext:value-type="float">
            <text:p>1.0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0.26" calcext:value-type="float">
            <text:p>530.26</text:p>
          </table:table-cell>
          <table:table-cell office:value-type="float" office:value="2051.29" calcext:value-type="float">
            <text:p>2051.29</text:p>
          </table:table-cell>
          <table:table-cell office:value-type="float" office:value="2354.34" calcext:value-type="float">
            <text:p>2354.34</text:p>
          </table:table-cell>
        </table:table-row>
        <table:table-row table:style-name="ro1">
          <table:table-cell office:value-type="float" office:value="14798478" calcext:value-type="float">
            <text:p>14798478</text:p>
          </table:table-cell>
          <table:table-cell table:formula="of:=[.A927]/1000/(60*60*24)" office:value-type="time" office:time-value="PT04H06M38.478S" calcext:value-type="time">
            <text:p>04:06:38</text:p>
          </table:table-cell>
          <table:table-cell office:value-type="float" office:value="1.06" calcext:value-type="float">
            <text:p>1.06</text:p>
          </table:table-cell>
          <table:table-cell office:value-type="float" office:value="499.6" calcext:value-type="float">
            <text:p>499.6</text:p>
          </table:table-cell>
          <table:table-cell office:value-type="float" office:value="530.55" calcext:value-type="float">
            <text:p>530.55</text:p>
          </table:table-cell>
          <table:table-cell office:value-type="float" office:value="2053.51" calcext:value-type="float">
            <text:p>2053.51</text:p>
          </table:table-cell>
          <table:table-cell office:value-type="float" office:value="2356.7" calcext:value-type="float">
            <text:p>2356.7</text:p>
          </table:table-cell>
        </table:table-row>
        <table:table-row table:style-name="ro1">
          <table:table-cell office:value-type="float" office:value="14814478" calcext:value-type="float">
            <text:p>14814478</text:p>
          </table:table-cell>
          <table:table-cell table:formula="of:=[.A928]/1000/(60*60*24)" office:value-type="time" office:time-value="PT04H06M54.478S" calcext:value-type="time">
            <text:p>04:06:54</text:p>
          </table:table-cell>
          <table:table-cell office:value-type="float" office:value="1.06" calcext:value-type="float">
            <text:p>1.06</text:p>
          </table:table-cell>
          <table:table-cell office:value-type="float" office:value="499.8" calcext:value-type="float">
            <text:p>499.8</text:p>
          </table:table-cell>
          <table:table-cell office:value-type="float" office:value="530.76" calcext:value-type="float">
            <text:p>530.76</text:p>
          </table:table-cell>
          <table:table-cell office:value-type="float" office:value="2055.73" calcext:value-type="float">
            <text:p>2055.73</text:p>
          </table:table-cell>
          <table:table-cell office:value-type="float" office:value="2359.05" calcext:value-type="float">
            <text:p>2359.05</text:p>
          </table:table-cell>
        </table:table-row>
        <table:table-row table:style-name="ro1">
          <table:table-cell office:value-type="float" office:value="14830479" calcext:value-type="float">
            <text:p>14830479</text:p>
          </table:table-cell>
          <table:table-cell table:formula="of:=[.A929]/1000/(60*60*24)" office:value-type="time" office:time-value="PT04H07M10.479S" calcext:value-type="time">
            <text:p>04:07:10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28.35" calcext:value-type="float">
            <text:p>528.35</text:p>
          </table:table-cell>
          <table:table-cell office:value-type="float" office:value="2057.95" calcext:value-type="float">
            <text:p>2057.95</text:p>
          </table:table-cell>
          <table:table-cell office:value-type="float" office:value="2361.4" calcext:value-type="float">
            <text:p>2361.4</text:p>
          </table:table-cell>
        </table:table-row>
        <table:table-row table:style-name="ro1">
          <table:table-cell office:value-type="float" office:value="14846478" calcext:value-type="float">
            <text:p>14846478</text:p>
          </table:table-cell>
          <table:table-cell table:formula="of:=[.A930]/1000/(60*60*24)" office:value-type="time" office:time-value="PT04H07M26.478S" calcext:value-type="time">
            <text:p>04:07:26</text:p>
          </table:table-cell>
          <table:table-cell office:value-type="float" office:value="1.06" calcext:value-type="float">
            <text:p>1.0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28.68" calcext:value-type="float">
            <text:p>528.68</text:p>
          </table:table-cell>
          <table:table-cell office:value-type="float" office:value="2060.18" calcext:value-type="float">
            <text:p>2060.18</text:p>
          </table:table-cell>
          <table:table-cell office:value-type="float" office:value="2363.75" calcext:value-type="float">
            <text:p>2363.75</text:p>
          </table:table-cell>
        </table:table-row>
        <table:table-row table:style-name="ro1">
          <table:table-cell office:value-type="float" office:value="14862479" calcext:value-type="float">
            <text:p>14862479</text:p>
          </table:table-cell>
          <table:table-cell table:formula="of:=[.A931]/1000/(60*60*24)" office:value-type="time" office:time-value="PT04H07M42.479S" calcext:value-type="time">
            <text:p>04:07:42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30.34" calcext:value-type="float">
            <text:p>530.34</text:p>
          </table:table-cell>
          <table:table-cell office:value-type="float" office:value="2062.4" calcext:value-type="float">
            <text:p>2062.4</text:p>
          </table:table-cell>
          <table:table-cell office:value-type="float" office:value="2366.11" calcext:value-type="float">
            <text:p>2366.11</text:p>
          </table:table-cell>
        </table:table-row>
        <table:table-row table:style-name="ro1">
          <table:table-cell office:value-type="float" office:value="14878478" calcext:value-type="float">
            <text:p>14878478</text:p>
          </table:table-cell>
          <table:table-cell table:formula="of:=[.A932]/1000/(60*60*24)" office:value-type="time" office:time-value="PT04H07M58.478S" calcext:value-type="time">
            <text:p>04:07:58</text:p>
          </table:table-cell>
          <table:table-cell office:value-type="float" office:value="1.05" calcext:value-type="float">
            <text:p>1.05</text:p>
          </table:table-cell>
          <table:table-cell office:value-type="float" office:value="499.8" calcext:value-type="float">
            <text:p>499.8</text:p>
          </table:table-cell>
          <table:table-cell office:value-type="float" office:value="526.77" calcext:value-type="float">
            <text:p>526.77</text:p>
          </table:table-cell>
          <table:table-cell office:value-type="float" office:value="2064.62" calcext:value-type="float">
            <text:p>2064.62</text:p>
          </table:table-cell>
          <table:table-cell office:value-type="float" office:value="2368.45" calcext:value-type="float">
            <text:p>2368.45</text:p>
          </table:table-cell>
        </table:table-row>
        <table:table-row table:style-name="ro1">
          <table:table-cell office:value-type="float" office:value="14894479" calcext:value-type="float">
            <text:p>14894479</text:p>
          </table:table-cell>
          <table:table-cell table:formula="of:=[.A933]/1000/(60*60*24)" office:value-type="time" office:time-value="PT04H08M14.479S" calcext:value-type="time">
            <text:p>04:08:14</text:p>
          </table:table-cell>
          <table:table-cell office:value-type="float" office:value="1.06" calcext:value-type="float">
            <text:p>1.06</text:p>
          </table:table-cell>
          <table:table-cell office:value-type="float" office:value="499.8" calcext:value-type="float">
            <text:p>499.8</text:p>
          </table:table-cell>
          <table:table-cell office:value-type="float" office:value="528.76" calcext:value-type="float">
            <text:p>528.76</text:p>
          </table:table-cell>
          <table:table-cell office:value-type="float" office:value="2066.84" calcext:value-type="float">
            <text:p>2066.84</text:p>
          </table:table-cell>
          <table:table-cell office:value-type="float" office:value="2370.8" calcext:value-type="float">
            <text:p>2370.8</text:p>
          </table:table-cell>
        </table:table-row>
        <table:table-row table:style-name="ro1">
          <table:table-cell office:value-type="float" office:value="14910478" calcext:value-type="float">
            <text:p>14910478</text:p>
          </table:table-cell>
          <table:table-cell table:formula="of:=[.A934]/1000/(60*60*24)" office:value-type="time" office:time-value="PT04H08M30.478S" calcext:value-type="time">
            <text:p>04:08:30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8.47" calcext:value-type="float">
            <text:p>528.47</text:p>
          </table:table-cell>
          <table:table-cell office:value-type="float" office:value="2069.06" calcext:value-type="float">
            <text:p>2069.06</text:p>
          </table:table-cell>
          <table:table-cell office:value-type="float" office:value="2373.15" calcext:value-type="float">
            <text:p>2373.15</text:p>
          </table:table-cell>
        </table:table-row>
        <table:table-row table:style-name="ro1">
          <table:table-cell office:value-type="float" office:value="14926479" calcext:value-type="float">
            <text:p>14926479</text:p>
          </table:table-cell>
          <table:table-cell table:formula="of:=[.A935]/1000/(60*60*24)" office:value-type="time" office:time-value="PT04H08M46.479S" calcext:value-type="time">
            <text:p>04:08:46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6.45" calcext:value-type="float">
            <text:p>526.45</text:p>
          </table:table-cell>
          <table:table-cell office:value-type="float" office:value="2071.28" calcext:value-type="float">
            <text:p>2071.28</text:p>
          </table:table-cell>
          <table:table-cell office:value-type="float" office:value="2375.49" calcext:value-type="float">
            <text:p>2375.49</text:p>
          </table:table-cell>
        </table:table-row>
        <table:table-row table:style-name="ro1">
          <table:table-cell office:value-type="float" office:value="14942478" calcext:value-type="float">
            <text:p>14942478</text:p>
          </table:table-cell>
          <table:table-cell table:formula="of:=[.A936]/1000/(60*60*24)" office:value-type="time" office:time-value="PT04H09M02.478S" calcext:value-type="time">
            <text:p>04:09:02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28.33" calcext:value-type="float">
            <text:p>528.33</text:p>
          </table:table-cell>
          <table:table-cell office:value-type="float" office:value="2073.5" calcext:value-type="float">
            <text:p>2073.5</text:p>
          </table:table-cell>
          <table:table-cell office:value-type="float" office:value="2377.84" calcext:value-type="float">
            <text:p>2377.84</text:p>
          </table:table-cell>
        </table:table-row>
        <table:table-row table:style-name="ro1">
          <table:table-cell office:value-type="float" office:value="14958479" calcext:value-type="float">
            <text:p>14958479</text:p>
          </table:table-cell>
          <table:table-cell table:formula="of:=[.A937]/1000/(60*60*24)" office:value-type="time" office:time-value="PT04H09M18.479S" calcext:value-type="time">
            <text:p>04:09:18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6.35" calcext:value-type="float">
            <text:p>526.35</text:p>
          </table:table-cell>
          <table:table-cell office:value-type="float" office:value="2075.72" calcext:value-type="float">
            <text:p>2075.72</text:p>
          </table:table-cell>
          <table:table-cell office:value-type="float" office:value="2380.18" calcext:value-type="float">
            <text:p>2380.18</text:p>
          </table:table-cell>
        </table:table-row>
        <table:table-row table:style-name="ro1">
          <table:table-cell office:value-type="float" office:value="14974479" calcext:value-type="float">
            <text:p>14974479</text:p>
          </table:table-cell>
          <table:table-cell table:formula="of:=[.A938]/1000/(60*60*24)" office:value-type="time" office:time-value="PT04H09M34.479S" calcext:value-type="time">
            <text:p>04:09:34</text:p>
          </table:table-cell>
          <table:table-cell office:value-type="float" office:value="1.06" calcext:value-type="float">
            <text:p>1.06</text:p>
          </table:table-cell>
          <table:table-cell office:value-type="float" office:value="499.2" calcext:value-type="float">
            <text:p>499.2</text:p>
          </table:table-cell>
          <table:table-cell office:value-type="float" office:value="528.13" calcext:value-type="float">
            <text:p>528.13</text:p>
          </table:table-cell>
          <table:table-cell office:value-type="float" office:value="2077.94" calcext:value-type="float">
            <text:p>2077.94</text:p>
          </table:table-cell>
          <table:table-cell office:value-type="float" office:value="2382.52" calcext:value-type="float">
            <text:p>2382.52</text:p>
          </table:table-cell>
        </table:table-row>
        <table:table-row table:style-name="ro1">
          <table:table-cell office:value-type="float" office:value="14990479" calcext:value-type="float">
            <text:p>14990479</text:p>
          </table:table-cell>
          <table:table-cell table:formula="of:=[.A939]/1000/(60*60*24)" office:value-type="time" office:time-value="PT04H09M50.479S" calcext:value-type="time">
            <text:p>04:09:50</text:p>
          </table:table-cell>
          <table:table-cell office:value-type="float" office:value="1.05" calcext:value-type="float">
            <text:p>1.05</text:p>
          </table:table-cell>
          <table:table-cell office:value-type="float" office:value="499.8" calcext:value-type="float">
            <text:p>499.8</text:p>
          </table:table-cell>
          <table:table-cell office:value-type="float" office:value="526.77" calcext:value-type="float">
            <text:p>526.77</text:p>
          </table:table-cell>
          <table:table-cell office:value-type="float" office:value="2080.16" calcext:value-type="float">
            <text:p>2080.16</text:p>
          </table:table-cell>
          <table:table-cell office:value-type="float" office:value="2384.86" calcext:value-type="float">
            <text:p>2384.86</text:p>
          </table:table-cell>
        </table:table-row>
        <table:table-row table:style-name="ro1">
          <table:table-cell office:value-type="float" office:value="15006478" calcext:value-type="float">
            <text:p>15006478</text:p>
          </table:table-cell>
          <table:table-cell table:formula="of:=[.A940]/1000/(60*60*24)" office:value-type="time" office:time-value="PT04H10M06.478S" calcext:value-type="time">
            <text:p>04:10:06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8.48" calcext:value-type="float">
            <text:p>528.48</text:p>
          </table:table-cell>
          <table:table-cell office:value-type="float" office:value="2082.38" calcext:value-type="float">
            <text:p>2082.38</text:p>
          </table:table-cell>
          <table:table-cell office:value-type="float" office:value="2387.2" calcext:value-type="float">
            <text:p>2387.2</text:p>
          </table:table-cell>
        </table:table-row>
        <table:table-row table:style-name="ro1">
          <table:table-cell office:value-type="float" office:value="15022478" calcext:value-type="float">
            <text:p>15022478</text:p>
          </table:table-cell>
          <table:table-cell table:formula="of:=[.A941]/1000/(60*60*24)" office:value-type="time" office:time-value="PT04H10M22.478S" calcext:value-type="time">
            <text:p>04:10:22</text:p>
          </table:table-cell>
          <table:table-cell office:value-type="float" office:value="1.05" calcext:value-type="float">
            <text:p>1.05</text:p>
          </table:table-cell>
          <table:table-cell office:value-type="float" office:value="499.6" calcext:value-type="float">
            <text:p>499.6</text:p>
          </table:table-cell>
          <table:table-cell office:value-type="float" office:value="524.55" calcext:value-type="float">
            <text:p>524.55</text:p>
          </table:table-cell>
          <table:table-cell office:value-type="float" office:value="2084.6" calcext:value-type="float">
            <text:p>2084.6</text:p>
          </table:table-cell>
          <table:table-cell office:value-type="float" office:value="2389.54" calcext:value-type="float">
            <text:p>2389.54</text:p>
          </table:table-cell>
        </table:table-row>
        <table:table-row table:style-name="ro1">
          <table:table-cell office:value-type="float" office:value="15038478" calcext:value-type="float">
            <text:p>15038478</text:p>
          </table:table-cell>
          <table:table-cell table:formula="of:=[.A942]/1000/(60*60*24)" office:value-type="time" office:time-value="PT04H10M38.478S" calcext:value-type="time">
            <text:p>04:10:38</text:p>
          </table:table-cell>
          <table:table-cell office:value-type="float" office:value="1.05" calcext:value-type="float">
            <text:p>1.0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26.68" calcext:value-type="float">
            <text:p>526.68</text:p>
          </table:table-cell>
          <table:table-cell office:value-type="float" office:value="2086.82" calcext:value-type="float">
            <text:p>2086.82</text:p>
          </table:table-cell>
          <table:table-cell office:value-type="float" office:value="2391.88" calcext:value-type="float">
            <text:p>2391.88</text:p>
          </table:table-cell>
        </table:table-row>
        <table:table-row table:style-name="ro1">
          <table:table-cell office:value-type="float" office:value="15054479" calcext:value-type="float">
            <text:p>15054479</text:p>
          </table:table-cell>
          <table:table-cell table:formula="of:=[.A943]/1000/(60*60*24)" office:value-type="time" office:time-value="PT04H10M54.479S" calcext:value-type="time">
            <text:p>04:10:54</text:p>
          </table:table-cell>
          <table:table-cell office:value-type="float" office:value="1.05" calcext:value-type="float">
            <text:p>1.05</text:p>
          </table:table-cell>
          <table:table-cell office:value-type="float" office:value="499.6" calcext:value-type="float">
            <text:p>499.6</text:p>
          </table:table-cell>
          <table:table-cell office:value-type="float" office:value="524.57" calcext:value-type="float">
            <text:p>524.57</text:p>
          </table:table-cell>
          <table:table-cell office:value-type="float" office:value="2089.04" calcext:value-type="float">
            <text:p>2089.04</text:p>
          </table:table-cell>
          <table:table-cell office:value-type="float" office:value="2394.22" calcext:value-type="float">
            <text:p>2394.22</text:p>
          </table:table-cell>
        </table:table-row>
        <table:table-row table:style-name="ro1">
          <table:table-cell office:value-type="float" office:value="15070478" calcext:value-type="float">
            <text:p>15070478</text:p>
          </table:table-cell>
          <table:table-cell table:formula="of:=[.A944]/1000/(60*60*24)" office:value-type="time" office:time-value="PT04H11M10.478S" calcext:value-type="time">
            <text:p>04:11:10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6.48" calcext:value-type="float">
            <text:p>526.48</text:p>
          </table:table-cell>
          <table:table-cell office:value-type="float" office:value="2091.26" calcext:value-type="float">
            <text:p>2091.26</text:p>
          </table:table-cell>
          <table:table-cell office:value-type="float" office:value="2396.56" calcext:value-type="float">
            <text:p>2396.56</text:p>
          </table:table-cell>
        </table:table-row>
        <table:table-row table:style-name="ro1">
          <table:table-cell office:value-type="float" office:value="15086478" calcext:value-type="float">
            <text:p>15086478</text:p>
          </table:table-cell>
          <table:table-cell table:formula="of:=[.A945]/1000/(60*60*24)" office:value-type="time" office:time-value="PT04H11M26.478S" calcext:value-type="time">
            <text:p>04:11:26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6.48" calcext:value-type="float">
            <text:p>526.48</text:p>
          </table:table-cell>
          <table:table-cell office:value-type="float" office:value="2093.48" calcext:value-type="float">
            <text:p>2093.48</text:p>
          </table:table-cell>
          <table:table-cell office:value-type="float" office:value="2398.89" calcext:value-type="float">
            <text:p>2398.89</text:p>
          </table:table-cell>
        </table:table-row>
        <table:table-row table:style-name="ro1">
          <table:table-cell office:value-type="float" office:value="15102478" calcext:value-type="float">
            <text:p>15102478</text:p>
          </table:table-cell>
          <table:table-cell table:formula="of:=[.A946]/1000/(60*60*24)" office:value-type="time" office:time-value="PT04H11M42.478S" calcext:value-type="time">
            <text:p>04:11:42</text:p>
          </table:table-cell>
          <table:table-cell office:value-type="float" office:value="1.05" calcext:value-type="float">
            <text:p>1.0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24.68" calcext:value-type="float">
            <text:p>524.68</text:p>
          </table:table-cell>
          <table:table-cell office:value-type="float" office:value="2095.7" calcext:value-type="float">
            <text:p>2095.7</text:p>
          </table:table-cell>
          <table:table-cell office:value-type="float" office:value="2401.22" calcext:value-type="float">
            <text:p>2401.22</text:p>
          </table:table-cell>
        </table:table-row>
        <table:table-row table:style-name="ro1">
          <table:table-cell office:value-type="float" office:value="15118479" calcext:value-type="float">
            <text:p>15118479</text:p>
          </table:table-cell>
          <table:table-cell table:formula="of:=[.A947]/1000/(60*60*24)" office:value-type="time" office:time-value="PT04H11M58.479S" calcext:value-type="time">
            <text:p>04:11:58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4.36" calcext:value-type="float">
            <text:p>524.36</text:p>
          </table:table-cell>
          <table:table-cell office:value-type="float" office:value="2097.92" calcext:value-type="float">
            <text:p>2097.92</text:p>
          </table:table-cell>
          <table:table-cell office:value-type="float" office:value="2403.56" calcext:value-type="float">
            <text:p>2403.56</text:p>
          </table:table-cell>
        </table:table-row>
        <table:table-row table:style-name="ro1">
          <table:table-cell office:value-type="float" office:value="15134478" calcext:value-type="float">
            <text:p>15134478</text:p>
          </table:table-cell>
          <table:table-cell table:formula="of:=[.A948]/1000/(60*60*24)" office:value-type="time" office:time-value="PT04H12M14.478S" calcext:value-type="time">
            <text:p>04:12:14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4.47" calcext:value-type="float">
            <text:p>524.47</text:p>
          </table:table-cell>
          <table:table-cell office:value-type="float" office:value="2100.14" calcext:value-type="float">
            <text:p>2100.14</text:p>
          </table:table-cell>
          <table:table-cell office:value-type="float" office:value="2405.88" calcext:value-type="float">
            <text:p>2405.88</text:p>
          </table:table-cell>
        </table:table-row>
        <table:table-row table:style-name="ro1">
          <table:table-cell office:value-type="float" office:value="15150478" calcext:value-type="float">
            <text:p>15150478</text:p>
          </table:table-cell>
          <table:table-cell table:formula="of:=[.A949]/1000/(60*60*24)" office:value-type="time" office:time-value="PT04H12M30.478S" calcext:value-type="time">
            <text:p>04:12:30</text:p>
          </table:table-cell>
          <table:table-cell office:value-type="float" office:value="1.05" calcext:value-type="float">
            <text:p>1.05</text:p>
          </table:table-cell>
          <table:table-cell office:value-type="float" office:value="499.6" calcext:value-type="float">
            <text:p>499.6</text:p>
          </table:table-cell>
          <table:table-cell office:value-type="float" office:value="524.55" calcext:value-type="float">
            <text:p>524.55</text:p>
          </table:table-cell>
          <table:table-cell office:value-type="float" office:value="2102.36" calcext:value-type="float">
            <text:p>2102.36</text:p>
          </table:table-cell>
          <table:table-cell office:value-type="float" office:value="2408.21" calcext:value-type="float">
            <text:p>2408.21</text:p>
          </table:table-cell>
        </table:table-row>
        <table:table-row table:style-name="ro1">
          <table:table-cell office:value-type="float" office:value="15166478" calcext:value-type="float">
            <text:p>15166478</text:p>
          </table:table-cell>
          <table:table-cell table:formula="of:=[.A950]/1000/(60*60*24)" office:value-type="time" office:time-value="PT04H12M46.478S" calcext:value-type="time">
            <text:p>04:12:46</text:p>
          </table:table-cell>
          <table:table-cell office:value-type="float" office:value="1.05" calcext:value-type="float">
            <text:p>1.05</text:p>
          </table:table-cell>
          <table:table-cell office:value-type="float" office:value="499.6" calcext:value-type="float">
            <text:p>499.6</text:p>
          </table:table-cell>
          <table:table-cell office:value-type="float" office:value="522.55" calcext:value-type="float">
            <text:p>522.55</text:p>
          </table:table-cell>
          <table:table-cell office:value-type="float" office:value="2104.58" calcext:value-type="float">
            <text:p>2104.58</text:p>
          </table:table-cell>
          <table:table-cell office:value-type="float" office:value="2410.54" calcext:value-type="float">
            <text:p>2410.54</text:p>
          </table:table-cell>
        </table:table-row>
        <table:table-row table:style-name="ro1">
          <table:table-cell office:value-type="float" office:value="15182478" calcext:value-type="float">
            <text:p>15182478</text:p>
          </table:table-cell>
          <table:table-cell table:formula="of:=[.A951]/1000/(60*60*24)" office:value-type="time" office:time-value="PT04H13M02.478S" calcext:value-type="time">
            <text:p>04:13:02</text:p>
          </table:table-cell>
          <table:table-cell office:value-type="float" office:value="1.05" calcext:value-type="float">
            <text:p>1.05</text:p>
          </table:table-cell>
          <table:table-cell office:value-type="float" office:value="499.6" calcext:value-type="float">
            <text:p>499.6</text:p>
          </table:table-cell>
          <table:table-cell office:value-type="float" office:value="524.57" calcext:value-type="float">
            <text:p>524.57</text:p>
          </table:table-cell>
          <table:table-cell office:value-type="float" office:value="2106.8" calcext:value-type="float">
            <text:p>2106.8</text:p>
          </table:table-cell>
          <table:table-cell office:value-type="float" office:value="2412.87" calcext:value-type="float">
            <text:p>2412.87</text:p>
          </table:table-cell>
        </table:table-row>
        <table:table-row table:style-name="ro1">
          <table:table-cell office:value-type="float" office:value="15198478" calcext:value-type="float">
            <text:p>15198478</text:p>
          </table:table-cell>
          <table:table-cell table:formula="of:=[.A952]/1000/(60*60*24)" office:value-type="time" office:time-value="PT04H13M18.478S" calcext:value-type="time">
            <text:p>04:13:18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2.47" calcext:value-type="float">
            <text:p>522.47</text:p>
          </table:table-cell>
          <table:table-cell office:value-type="float" office:value="2109.02" calcext:value-type="float">
            <text:p>2109.02</text:p>
          </table:table-cell>
          <table:table-cell office:value-type="float" office:value="2415.19" calcext:value-type="float">
            <text:p>2415.19</text:p>
          </table:table-cell>
        </table:table-row>
        <table:table-row table:style-name="ro1">
          <table:table-cell office:value-type="float" office:value="15214479" calcext:value-type="float">
            <text:p>15214479</text:p>
          </table:table-cell>
          <table:table-cell table:formula="of:=[.A953]/1000/(60*60*24)" office:value-type="time" office:time-value="PT04H13M34.479S" calcext:value-type="time">
            <text:p>04:13:34</text:p>
          </table:table-cell>
          <table:table-cell office:value-type="float" office:value="1.05" calcext:value-type="float">
            <text:p>1.05</text:p>
          </table:table-cell>
          <table:table-cell office:value-type="float" office:value="500" calcext:value-type="float">
            <text:p>500</text:p>
          </table:table-cell>
          <table:table-cell office:value-type="float" office:value="522.97" calcext:value-type="float">
            <text:p>522.97</text:p>
          </table:table-cell>
          <table:table-cell office:value-type="float" office:value="2111.24" calcext:value-type="float">
            <text:p>2111.24</text:p>
          </table:table-cell>
          <table:table-cell office:value-type="float" office:value="2417.52" calcext:value-type="float">
            <text:p>2417.52</text:p>
          </table:table-cell>
        </table:table-row>
        <table:table-row table:style-name="ro1">
          <table:table-cell office:value-type="float" office:value="15230478" calcext:value-type="float">
            <text:p>15230478</text:p>
          </table:table-cell>
          <table:table-cell table:formula="of:=[.A954]/1000/(60*60*24)" office:value-type="time" office:time-value="PT04H13M50.478S" calcext:value-type="time">
            <text:p>04:13:50</text:p>
          </table:table-cell>
          <table:table-cell office:value-type="float" office:value="1.05" calcext:value-type="float">
            <text:p>1.05</text:p>
          </table:table-cell>
          <table:table-cell office:value-type="float" office:value="499.6" calcext:value-type="float">
            <text:p>499.6</text:p>
          </table:table-cell>
          <table:table-cell office:value-type="float" office:value="522.55" calcext:value-type="float">
            <text:p>522.55</text:p>
          </table:table-cell>
          <table:table-cell office:value-type="float" office:value="2113.46" calcext:value-type="float">
            <text:p>2113.46</text:p>
          </table:table-cell>
          <table:table-cell office:value-type="float" office:value="2419.84" calcext:value-type="float">
            <text:p>2419.84</text:p>
          </table:table-cell>
        </table:table-row>
        <table:table-row table:style-name="ro1">
          <table:table-cell office:value-type="float" office:value="15246478" calcext:value-type="float">
            <text:p>15246478</text:p>
          </table:table-cell>
          <table:table-cell table:formula="of:=[.A955]/1000/(60*60*24)" office:value-type="time" office:time-value="PT04H14M06.478S" calcext:value-type="time">
            <text:p>04:14:06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2.37" calcext:value-type="float">
            <text:p>522.37</text:p>
          </table:table-cell>
          <table:table-cell office:value-type="float" office:value="2115.68" calcext:value-type="float">
            <text:p>2115.68</text:p>
          </table:table-cell>
          <table:table-cell office:value-type="float" office:value="2422.16" calcext:value-type="float">
            <text:p>2422.16</text:p>
          </table:table-cell>
        </table:table-row>
        <table:table-row table:style-name="ro1">
          <table:table-cell office:value-type="float" office:value="15262478" calcext:value-type="float">
            <text:p>15262478</text:p>
          </table:table-cell>
          <table:table-cell table:formula="of:=[.A956]/1000/(60*60*24)" office:value-type="time" office:time-value="PT04H14M22.478S" calcext:value-type="time">
            <text:p>04:14:22</text:p>
          </table:table-cell>
          <table:table-cell office:value-type="float" office:value="1.05" calcext:value-type="float">
            <text:p>1.05</text:p>
          </table:table-cell>
          <table:table-cell office:value-type="float" office:value="499.6" calcext:value-type="float">
            <text:p>499.6</text:p>
          </table:table-cell>
          <table:table-cell office:value-type="float" office:value="522.56" calcext:value-type="float">
            <text:p>522.56</text:p>
          </table:table-cell>
          <table:table-cell office:value-type="float" office:value="2117.9" calcext:value-type="float">
            <text:p>2117.9</text:p>
          </table:table-cell>
          <table:table-cell office:value-type="float" office:value="2424.48" calcext:value-type="float">
            <text:p>2424.48</text:p>
          </table:table-cell>
        </table:table-row>
        <table:table-row table:style-name="ro1">
          <table:table-cell office:value-type="float" office:value="15278479" calcext:value-type="float">
            <text:p>15278479</text:p>
          </table:table-cell>
          <table:table-cell table:formula="of:=[.A957]/1000/(60*60*24)" office:value-type="time" office:time-value="PT04H14M38.479S" calcext:value-type="time">
            <text:p>04:14:38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2.35" calcext:value-type="float">
            <text:p>522.35</text:p>
          </table:table-cell>
          <table:table-cell office:value-type="float" office:value="2120.12" calcext:value-type="float">
            <text:p>2120.12</text:p>
          </table:table-cell>
          <table:table-cell office:value-type="float" office:value="2426.8" calcext:value-type="float">
            <text:p>2426.8</text:p>
          </table:table-cell>
        </table:table-row>
        <table:table-row table:style-name="ro1">
          <table:table-cell office:value-type="float" office:value="15294478" calcext:value-type="float">
            <text:p>15294478</text:p>
          </table:table-cell>
          <table:table-cell table:formula="of:=[.A958]/1000/(60*60*24)" office:value-type="time" office:time-value="PT04H14M54.478S" calcext:value-type="time">
            <text:p>04:14:54</text:p>
          </table:table-cell>
          <table:table-cell office:value-type="float" office:value="1.04" calcext:value-type="float">
            <text:p>1.0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0.48" calcext:value-type="float">
            <text:p>520.48</text:p>
          </table:table-cell>
          <table:table-cell office:value-type="float" office:value="2122.34" calcext:value-type="float">
            <text:p>2122.34</text:p>
          </table:table-cell>
          <table:table-cell office:value-type="float" office:value="2429.12" calcext:value-type="float">
            <text:p>2429.12</text:p>
          </table:table-cell>
        </table:table-row>
        <table:table-row table:style-name="ro1">
          <table:table-cell office:value-type="float" office:value="15310478" calcext:value-type="float">
            <text:p>15310478</text:p>
          </table:table-cell>
          <table:table-cell table:formula="of:=[.A959]/1000/(60*60*24)" office:value-type="time" office:time-value="PT04H15M10.478S" calcext:value-type="time">
            <text:p>04:15:10</text:p>
          </table:table-cell>
          <table:table-cell office:value-type="float" office:value="1.04" calcext:value-type="float">
            <text:p>1.04</text:p>
          </table:table-cell>
          <table:table-cell office:value-type="float" office:value="499.6" calcext:value-type="float">
            <text:p>499.6</text:p>
          </table:table-cell>
          <table:table-cell office:value-type="float" office:value="520.56" calcext:value-type="float">
            <text:p>520.56</text:p>
          </table:table-cell>
          <table:table-cell office:value-type="float" office:value="2124.56" calcext:value-type="float">
            <text:p>2124.56</text:p>
          </table:table-cell>
          <table:table-cell office:value-type="float" office:value="2431.43" calcext:value-type="float">
            <text:p>2431.43</text:p>
          </table:table-cell>
        </table:table-row>
        <table:table-row table:style-name="ro1">
          <table:table-cell office:value-type="float" office:value="15326478" calcext:value-type="float">
            <text:p>15326478</text:p>
          </table:table-cell>
          <table:table-cell table:formula="of:=[.A960]/1000/(60*60*24)" office:value-type="time" office:time-value="PT04H15M26.478S" calcext:value-type="time">
            <text:p>04:15:26</text:p>
          </table:table-cell>
          <table:table-cell office:value-type="float" office:value="1.04" calcext:value-type="float">
            <text:p>1.04</text:p>
          </table:table-cell>
          <table:table-cell office:value-type="float" office:value="499.4" calcext:value-type="float">
            <text:p>499.4</text:p>
          </table:table-cell>
          <table:table-cell office:value-type="float" office:value="520.34" calcext:value-type="float">
            <text:p>520.34</text:p>
          </table:table-cell>
          <table:table-cell office:value-type="float" office:value="2126.78" calcext:value-type="float">
            <text:p>2126.78</text:p>
          </table:table-cell>
          <table:table-cell office:value-type="float" office:value="2433.75" calcext:value-type="float">
            <text:p>2433.75</text:p>
          </table:table-cell>
        </table:table-row>
        <table:table-row table:style-name="ro1">
          <table:table-cell office:value-type="float" office:value="15342478" calcext:value-type="float">
            <text:p>15342478</text:p>
          </table:table-cell>
          <table:table-cell table:formula="of:=[.A961]/1000/(60*60*24)" office:value-type="time" office:time-value="PT04H15M42.478S" calcext:value-type="time">
            <text:p>04:15:42</text:p>
          </table:table-cell>
          <table:table-cell office:value-type="float" office:value="1.04" calcext:value-type="float">
            <text:p>1.04</text:p>
          </table:table-cell>
          <table:table-cell office:value-type="float" office:value="499.6" calcext:value-type="float">
            <text:p>499.6</text:p>
          </table:table-cell>
          <table:table-cell office:value-type="float" office:value="520.56" calcext:value-type="float">
            <text:p>520.56</text:p>
          </table:table-cell>
          <table:table-cell office:value-type="float" office:value="2129" calcext:value-type="float">
            <text:p>2129</text:p>
          </table:table-cell>
          <table:table-cell office:value-type="float" office:value="2436.06" calcext:value-type="float">
            <text:p>2436.06</text:p>
          </table:table-cell>
        </table:table-row>
        <table:table-row table:style-name="ro1">
          <table:table-cell office:value-type="float" office:value="15358478" calcext:value-type="float">
            <text:p>15358478</text:p>
          </table:table-cell>
          <table:table-cell table:formula="of:=[.A962]/1000/(60*60*24)" office:value-type="time" office:time-value="PT04H15M58.478S" calcext:value-type="time">
            <text:p>04:15:58</text:p>
          </table:table-cell>
          <table:table-cell office:value-type="float" office:value="1.04" calcext:value-type="float">
            <text:p>1.0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20.68" calcext:value-type="float">
            <text:p>520.68</text:p>
          </table:table-cell>
          <table:table-cell office:value-type="float" office:value="2131.22" calcext:value-type="float">
            <text:p>2131.22</text:p>
          </table:table-cell>
          <table:table-cell office:value-type="float" office:value="2438.37" calcext:value-type="float">
            <text:p>2438.37</text:p>
          </table:table-cell>
        </table:table-row>
        <table:table-row table:style-name="ro1">
          <table:table-cell office:value-type="float" office:value="15374478" calcext:value-type="float">
            <text:p>15374478</text:p>
          </table:table-cell>
          <table:table-cell table:formula="of:=[.A963]/1000/(60*60*24)" office:value-type="time" office:time-value="PT04H16M14.478S" calcext:value-type="time">
            <text:p>04:16:14</text:p>
          </table:table-cell>
          <table:table-cell office:value-type="float" office:value="1.04" calcext:value-type="float">
            <text:p>1.0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20.69" calcext:value-type="float">
            <text:p>520.69</text:p>
          </table:table-cell>
          <table:table-cell office:value-type="float" office:value="2133.44" calcext:value-type="float">
            <text:p>2133.44</text:p>
          </table:table-cell>
          <table:table-cell office:value-type="float" office:value="2440.68" calcext:value-type="float">
            <text:p>2440.68</text:p>
          </table:table-cell>
        </table:table-row>
        <table:table-row table:style-name="ro1">
          <table:table-cell office:value-type="float" office:value="15390478" calcext:value-type="float">
            <text:p>15390478</text:p>
          </table:table-cell>
          <table:table-cell table:formula="of:=[.A964]/1000/(60*60*24)" office:value-type="time" office:time-value="PT04H16M30.478S" calcext:value-type="time">
            <text:p>04:16:30</text:p>
          </table:table-cell>
          <table:table-cell office:value-type="float" office:value="1.04" calcext:value-type="float">
            <text:p>1.04</text:p>
          </table:table-cell>
          <table:table-cell office:value-type="float" office:value="499.6" calcext:value-type="float">
            <text:p>499.6</text:p>
          </table:table-cell>
          <table:table-cell office:value-type="float" office:value="518.59" calcext:value-type="float">
            <text:p>518.59</text:p>
          </table:table-cell>
          <table:table-cell office:value-type="float" office:value="2135.66" calcext:value-type="float">
            <text:p>2135.66</text:p>
          </table:table-cell>
          <table:table-cell office:value-type="float" office:value="2442.99" calcext:value-type="float">
            <text:p>2442.99</text:p>
          </table:table-cell>
        </table:table-row>
        <table:table-row table:style-name="ro1">
          <table:table-cell office:value-type="float" office:value="15406478" calcext:value-type="float">
            <text:p>15406478</text:p>
          </table:table-cell>
          <table:table-cell table:formula="of:=[.A965]/1000/(60*60*24)" office:value-type="time" office:time-value="PT04H16M46.478S" calcext:value-type="time">
            <text:p>04:16:46</text:p>
          </table:table-cell>
          <table:table-cell office:value-type="float" office:value="1.04" calcext:value-type="float">
            <text:p>1.04</text:p>
          </table:table-cell>
          <table:table-cell office:value-type="float" office:value="499.8" calcext:value-type="float">
            <text:p>499.8</text:p>
          </table:table-cell>
          <table:table-cell office:value-type="float" office:value="518.78" calcext:value-type="float">
            <text:p>518.78</text:p>
          </table:table-cell>
          <table:table-cell office:value-type="float" office:value="2137.88" calcext:value-type="float">
            <text:p>2137.88</text:p>
          </table:table-cell>
          <table:table-cell office:value-type="float" office:value="2445.3" calcext:value-type="float">
            <text:p>2445.3</text:p>
          </table:table-cell>
        </table:table-row>
        <table:table-row table:style-name="ro1">
          <table:table-cell office:value-type="float" office:value="15422479" calcext:value-type="float">
            <text:p>15422479</text:p>
          </table:table-cell>
          <table:table-cell table:formula="of:=[.A966]/1000/(60*60*24)" office:value-type="time" office:time-value="PT04H17M02.479S" calcext:value-type="time">
            <text:p>04:17:02</text:p>
          </table:table-cell>
          <table:table-cell office:value-type="float" office:value="1.04" calcext:value-type="float">
            <text:p>1.04</text:p>
          </table:table-cell>
          <table:table-cell office:value-type="float" office:value="499.92" calcext:value-type="float">
            <text:p>499.92</text:p>
          </table:table-cell>
          <table:table-cell office:value-type="float" office:value="520.88" calcext:value-type="float">
            <text:p>520.88</text:p>
          </table:table-cell>
          <table:table-cell office:value-type="float" office:value="2140.1" calcext:value-type="float">
            <text:p>2140.1</text:p>
          </table:table-cell>
          <table:table-cell office:value-type="float" office:value="2447.6" calcext:value-type="float">
            <text:p>2447.6</text:p>
          </table:table-cell>
        </table:table-row>
        <table:table-row table:style-name="ro1">
          <table:table-cell office:value-type="float" office:value="15438479" calcext:value-type="float">
            <text:p>15438479</text:p>
          </table:table-cell>
          <table:table-cell table:formula="of:=[.A967]/1000/(60*60*24)" office:value-type="time" office:time-value="PT04H17M18.479S" calcext:value-type="time">
            <text:p>04:17:18</text:p>
          </table:table-cell>
          <table:table-cell office:value-type="float" office:value="1.04" calcext:value-type="float">
            <text:p>1.04</text:p>
          </table:table-cell>
          <table:table-cell office:value-type="float" office:value="499.6" calcext:value-type="float">
            <text:p>499.6</text:p>
          </table:table-cell>
          <table:table-cell office:value-type="float" office:value="518.55" calcext:value-type="float">
            <text:p>518.55</text:p>
          </table:table-cell>
          <table:table-cell office:value-type="float" office:value="2142.32" calcext:value-type="float">
            <text:p>2142.32</text:p>
          </table:table-cell>
          <table:table-cell office:value-type="float" office:value="2449.91" calcext:value-type="float">
            <text:p>2449.91</text:p>
          </table:table-cell>
        </table:table-row>
        <table:table-row table:style-name="ro1">
          <table:table-cell office:value-type="float" office:value="15454478" calcext:value-type="float">
            <text:p>15454478</text:p>
          </table:table-cell>
          <table:table-cell table:formula="of:=[.A968]/1000/(60*60*24)" office:value-type="time" office:time-value="PT04H17M34.478S" calcext:value-type="time">
            <text:p>04:17:34</text:p>
          </table:table-cell>
          <table:table-cell office:value-type="float" office:value="1.03" calcext:value-type="float">
            <text:p>1.03</text:p>
          </table:table-cell>
          <table:table-cell office:value-type="float" office:value="499.4" calcext:value-type="float">
            <text:p>499.4</text:p>
          </table:table-cell>
          <table:table-cell office:value-type="float" office:value="516.35" calcext:value-type="float">
            <text:p>516.35</text:p>
          </table:table-cell>
          <table:table-cell office:value-type="float" office:value="2144.54" calcext:value-type="float">
            <text:p>2144.54</text:p>
          </table:table-cell>
          <table:table-cell office:value-type="float" office:value="2452.21" calcext:value-type="float">
            <text:p>2452.21</text:p>
          </table:table-cell>
        </table:table-row>
        <table:table-row table:style-name="ro1">
          <table:table-cell office:value-type="float" office:value="15470478" calcext:value-type="float">
            <text:p>15470478</text:p>
          </table:table-cell>
          <table:table-cell table:formula="of:=[.A969]/1000/(60*60*24)" office:value-type="time" office:time-value="PT04H17M50.478S" calcext:value-type="time">
            <text:p>04:17:50</text:p>
          </table:table-cell>
          <table:table-cell office:value-type="float" office:value="1.04" calcext:value-type="float">
            <text:p>1.0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18.69" calcext:value-type="float">
            <text:p>518.69</text:p>
          </table:table-cell>
          <table:table-cell office:value-type="float" office:value="2146.76" calcext:value-type="float">
            <text:p>2146.76</text:p>
          </table:table-cell>
          <table:table-cell office:value-type="float" office:value="2454.51" calcext:value-type="float">
            <text:p>2454.51</text:p>
          </table:table-cell>
        </table:table-row>
        <table:table-row table:style-name="ro1">
          <table:table-cell office:value-type="float" office:value="15486479" calcext:value-type="float">
            <text:p>15486479</text:p>
          </table:table-cell>
          <table:table-cell table:formula="of:=[.A970]/1000/(60*60*24)" office:value-type="time" office:time-value="PT04H18M06.479S" calcext:value-type="time">
            <text:p>04:18:06</text:p>
          </table:table-cell>
          <table:table-cell office:value-type="float" office:value="1.03" calcext:value-type="float">
            <text:p>1.03</text:p>
          </table:table-cell>
          <table:table-cell office:value-type="float" office:value="499.6" calcext:value-type="float">
            <text:p>499.6</text:p>
          </table:table-cell>
          <table:table-cell office:value-type="float" office:value="516.55" calcext:value-type="float">
            <text:p>516.55</text:p>
          </table:table-cell>
          <table:table-cell office:value-type="float" office:value="2148.98" calcext:value-type="float">
            <text:p>2148.98</text:p>
          </table:table-cell>
          <table:table-cell office:value-type="float" office:value="2456.81" calcext:value-type="float">
            <text:p>2456.81</text:p>
          </table:table-cell>
        </table:table-row>
        <table:table-row table:style-name="ro1">
          <table:table-cell office:value-type="float" office:value="15502478" calcext:value-type="float">
            <text:p>15502478</text:p>
          </table:table-cell>
          <table:table-cell table:formula="of:=[.A971]/1000/(60*60*24)" office:value-type="time" office:time-value="PT04H18M22.478S" calcext:value-type="time">
            <text:p>04:18:22</text:p>
          </table:table-cell>
          <table:table-cell office:value-type="float" office:value="1.03" calcext:value-type="float">
            <text:p>1.03</text:p>
          </table:table-cell>
          <table:table-cell office:value-type="float" office:value="499.4" calcext:value-type="float">
            <text:p>499.4</text:p>
          </table:table-cell>
          <table:table-cell office:value-type="float" office:value="516.35" calcext:value-type="float">
            <text:p>516.35</text:p>
          </table:table-cell>
          <table:table-cell office:value-type="float" office:value="2151.2" calcext:value-type="float">
            <text:p>2151.2</text:p>
          </table:table-cell>
          <table:table-cell office:value-type="float" office:value="2459.11" calcext:value-type="float">
            <text:p>2459.11</text:p>
          </table:table-cell>
        </table:table-row>
        <table:table-row table:style-name="ro1">
          <table:table-cell office:value-type="float" office:value="15518478" calcext:value-type="float">
            <text:p>15518478</text:p>
          </table:table-cell>
          <table:table-cell table:formula="of:=[.A972]/1000/(60*60*24)" office:value-type="time" office:time-value="PT04H18M38.478S" calcext:value-type="time">
            <text:p>04:18:38</text:p>
          </table:table-cell>
          <table:table-cell office:value-type="float" office:value="1.04" calcext:value-type="float">
            <text:p>1.04</text:p>
          </table:table-cell>
          <table:table-cell office:value-type="float" office:value="499.4" calcext:value-type="float">
            <text:p>499.4</text:p>
          </table:table-cell>
          <table:table-cell office:value-type="float" office:value="518.35" calcext:value-type="float">
            <text:p>518.35</text:p>
          </table:table-cell>
          <table:table-cell office:value-type="float" office:value="2153.42" calcext:value-type="float">
            <text:p>2153.42</text:p>
          </table:table-cell>
          <table:table-cell office:value-type="float" office:value="2461.41" calcext:value-type="float">
            <text:p>2461.41</text:p>
          </table:table-cell>
        </table:table-row>
        <table:table-row table:style-name="ro1">
          <table:table-cell office:value-type="float" office:value="15534478" calcext:value-type="float">
            <text:p>15534478</text:p>
          </table:table-cell>
          <table:table-cell table:formula="of:=[.A973]/1000/(60*60*24)" office:value-type="time" office:time-value="PT04H18M54.478S" calcext:value-type="time">
            <text:p>04:18:54</text:p>
          </table:table-cell>
          <table:table-cell office:value-type="float" office:value="1.03" calcext:value-type="float">
            <text:p>1.0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6.47" calcext:value-type="float">
            <text:p>516.47</text:p>
          </table:table-cell>
          <table:table-cell office:value-type="float" office:value="2155.64" calcext:value-type="float">
            <text:p>2155.64</text:p>
          </table:table-cell>
          <table:table-cell office:value-type="float" office:value="2463.7" calcext:value-type="float">
            <text:p>2463.7</text:p>
          </table:table-cell>
        </table:table-row>
        <table:table-row table:style-name="ro1">
          <table:table-cell office:value-type="float" office:value="15550478" calcext:value-type="float">
            <text:p>15550478</text:p>
          </table:table-cell>
          <table:table-cell table:formula="of:=[.A974]/1000/(60*60*24)" office:value-type="time" office:time-value="PT04H19M10.478S" calcext:value-type="time">
            <text:p>04:19:10</text:p>
          </table:table-cell>
          <table:table-cell office:value-type="float" office:value="1.03" calcext:value-type="float">
            <text:p>1.03</text:p>
          </table:table-cell>
          <table:table-cell office:value-type="float" office:value="499.4" calcext:value-type="float">
            <text:p>499.4</text:p>
          </table:table-cell>
          <table:table-cell office:value-type="float" office:value="516.35" calcext:value-type="float">
            <text:p>516.35</text:p>
          </table:table-cell>
          <table:table-cell office:value-type="float" office:value="2157.86" calcext:value-type="float">
            <text:p>2157.86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15566478" calcext:value-type="float">
            <text:p>15566478</text:p>
          </table:table-cell>
          <table:table-cell table:formula="of:=[.A975]/1000/(60*60*24)" office:value-type="time" office:time-value="PT04H19M26.478S" calcext:value-type="time">
            <text:p>04:19:26</text:p>
          </table:table-cell>
          <table:table-cell office:value-type="float" office:value="1.03" calcext:value-type="float">
            <text:p>1.0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14.7" calcext:value-type="float">
            <text:p>514.7</text:p>
          </table:table-cell>
          <table:table-cell office:value-type="float" office:value="2160.09" calcext:value-type="float">
            <text:p>2160.09</text:p>
          </table:table-cell>
          <table:table-cell office:value-type="float" office:value="2468.29" calcext:value-type="float">
            <text:p>2468.29</text:p>
          </table:table-cell>
        </table:table-row>
        <table:table-row table:style-name="ro1">
          <table:table-cell office:value-type="float" office:value="15582478" calcext:value-type="float">
            <text:p>15582478</text:p>
          </table:table-cell>
          <table:table-cell table:formula="of:=[.A976]/1000/(60*60*24)" office:value-type="time" office:time-value="PT04H19M42.478S" calcext:value-type="time">
            <text:p>04:19:42</text:p>
          </table:table-cell>
          <table:table-cell office:value-type="float" office:value="1.03" calcext:value-type="float">
            <text:p>1.0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14.69" calcext:value-type="float">
            <text:p>514.69</text:p>
          </table:table-cell>
          <table:table-cell office:value-type="float" office:value="2162.31" calcext:value-type="float">
            <text:p>2162.31</text:p>
          </table:table-cell>
          <table:table-cell office:value-type="float" office:value="2470.58" calcext:value-type="float">
            <text:p>2470.58</text:p>
          </table:table-cell>
        </table:table-row>
        <table:table-row table:style-name="ro1">
          <table:table-cell office:value-type="float" office:value="15598478" calcext:value-type="float">
            <text:p>15598478</text:p>
          </table:table-cell>
          <table:table-cell table:formula="of:=[.A977]/1000/(60*60*24)" office:value-type="time" office:time-value="PT04H19M58.478S" calcext:value-type="time">
            <text:p>04:19:58</text:p>
          </table:table-cell>
          <table:table-cell office:value-type="float" office:value="1.03" calcext:value-type="float">
            <text:p>1.03</text:p>
          </table:table-cell>
          <table:table-cell office:value-type="float" office:value="499.6" calcext:value-type="float">
            <text:p>499.6</text:p>
          </table:table-cell>
          <table:table-cell office:value-type="float" office:value="514.56" calcext:value-type="float">
            <text:p>514.56</text:p>
          </table:table-cell>
          <table:table-cell office:value-type="float" office:value="2164.53" calcext:value-type="float">
            <text:p>2164.53</text:p>
          </table:table-cell>
          <table:table-cell office:value-type="float" office:value="2472.86" calcext:value-type="float">
            <text:p>2472.86</text:p>
          </table:table-cell>
        </table:table-row>
        <table:table-row table:style-name="ro1">
          <table:table-cell office:value-type="float" office:value="15614478" calcext:value-type="float">
            <text:p>15614478</text:p>
          </table:table-cell>
          <table:table-cell table:formula="of:=[.A978]/1000/(60*60*24)" office:value-type="time" office:time-value="PT04H20M14.478S" calcext:value-type="time">
            <text:p>04:20:14</text:p>
          </table:table-cell>
          <table:table-cell office:value-type="float" office:value="1.03" calcext:value-type="float">
            <text:p>1.0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14.69" calcext:value-type="float">
            <text:p>514.69</text:p>
          </table:table-cell>
          <table:table-cell office:value-type="float" office:value="2166.75" calcext:value-type="float">
            <text:p>2166.75</text:p>
          </table:table-cell>
          <table:table-cell office:value-type="float" office:value="2475.15" calcext:value-type="float">
            <text:p>2475.15</text:p>
          </table:table-cell>
        </table:table-row>
        <table:table-row table:style-name="ro1">
          <table:table-cell office:value-type="float" office:value="15630478" calcext:value-type="float">
            <text:p>15630478</text:p>
          </table:table-cell>
          <table:table-cell table:formula="of:=[.A979]/1000/(60*60*24)" office:value-type="time" office:time-value="PT04H20M30.478S" calcext:value-type="time">
            <text:p>04:20:30</text:p>
          </table:table-cell>
          <table:table-cell office:value-type="float" office:value="1.03" calcext:value-type="float">
            <text:p>1.0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4.48" calcext:value-type="float">
            <text:p>514.48</text:p>
          </table:table-cell>
          <table:table-cell office:value-type="float" office:value="2168.97" calcext:value-type="float">
            <text:p>2168.97</text:p>
          </table:table-cell>
          <table:table-cell office:value-type="float" office:value="2477.44" calcext:value-type="float">
            <text:p>2477.44</text:p>
          </table:table-cell>
        </table:table-row>
        <table:table-row table:style-name="ro1">
          <table:table-cell office:value-type="float" office:value="15646478" calcext:value-type="float">
            <text:p>15646478</text:p>
          </table:table-cell>
          <table:table-cell table:formula="of:=[.A980]/1000/(60*60*24)" office:value-type="time" office:time-value="PT04H20M46.478S" calcext:value-type="time">
            <text:p>04:20:46</text:p>
          </table:table-cell>
          <table:table-cell office:value-type="float" office:value="1.03" calcext:value-type="float">
            <text:p>1.03</text:p>
          </table:table-cell>
          <table:table-cell office:value-type="float" office:value="499.8" calcext:value-type="float">
            <text:p>499.8</text:p>
          </table:table-cell>
          <table:table-cell office:value-type="float" office:value="512.76" calcext:value-type="float">
            <text:p>512.76</text:p>
          </table:table-cell>
          <table:table-cell office:value-type="float" office:value="2171.19" calcext:value-type="float">
            <text:p>2171.19</text:p>
          </table:table-cell>
          <table:table-cell office:value-type="float" office:value="2479.72" calcext:value-type="float">
            <text:p>2479.72</text:p>
          </table:table-cell>
        </table:table-row>
        <table:table-row table:style-name="ro1">
          <table:table-cell office:value-type="float" office:value="15662478" calcext:value-type="float">
            <text:p>15662478</text:p>
          </table:table-cell>
          <table:table-cell table:formula="of:=[.A981]/1000/(60*60*24)" office:value-type="time" office:time-value="PT04H21M02.478S" calcext:value-type="time">
            <text:p>04:21:02</text:p>
          </table:table-cell>
          <table:table-cell office:value-type="float" office:value="1.03" calcext:value-type="float">
            <text:p>1.03</text:p>
          </table:table-cell>
          <table:table-cell office:value-type="float" office:value="499.6" calcext:value-type="float">
            <text:p>499.6</text:p>
          </table:table-cell>
          <table:table-cell office:value-type="float" office:value="512.56" calcext:value-type="float">
            <text:p>512.56</text:p>
          </table:table-cell>
          <table:table-cell office:value-type="float" office:value="2173.41" calcext:value-type="float">
            <text:p>2173.41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15678479" calcext:value-type="float">
            <text:p>15678479</text:p>
          </table:table-cell>
          <table:table-cell table:formula="of:=[.A982]/1000/(60*60*24)" office:value-type="time" office:time-value="PT04H21M18.479S" calcext:value-type="time">
            <text:p>04:21:18</text:p>
          </table:table-cell>
          <table:table-cell office:value-type="float" office:value="1.03" calcext:value-type="float">
            <text:p>1.03</text:p>
          </table:table-cell>
          <table:table-cell office:value-type="float" office:value="499.4" calcext:value-type="float">
            <text:p>499.4</text:p>
          </table:table-cell>
          <table:table-cell office:value-type="float" office:value="512.36" calcext:value-type="float">
            <text:p>512.36</text:p>
          </table:table-cell>
          <table:table-cell office:value-type="float" office:value="2175.63" calcext:value-type="float">
            <text:p>2175.63</text:p>
          </table:table-cell>
          <table:table-cell office:value-type="float" office:value="2484.28" calcext:value-type="float">
            <text:p>2484.28</text:p>
          </table:table-cell>
        </table:table-row>
        <table:table-row table:style-name="ro1">
          <table:table-cell office:value-type="float" office:value="15694478" calcext:value-type="float">
            <text:p>15694478</text:p>
          </table:table-cell>
          <table:table-cell table:formula="of:=[.A983]/1000/(60*60*24)" office:value-type="time" office:time-value="PT04H21M34.478S" calcext:value-type="time">
            <text:p>04:21:34</text:p>
          </table:table-cell>
          <table:table-cell office:value-type="float" office:value="1.03" calcext:value-type="float">
            <text:p>1.03</text:p>
          </table:table-cell>
          <table:table-cell office:value-type="float" office:value="499.4" calcext:value-type="float">
            <text:p>499.4</text:p>
          </table:table-cell>
          <table:table-cell office:value-type="float" office:value="512.36" calcext:value-type="float">
            <text:p>512.36</text:p>
          </table:table-cell>
          <table:table-cell office:value-type="float" office:value="2177.85" calcext:value-type="float">
            <text:p>2177.85</text:p>
          </table:table-cell>
          <table:table-cell office:value-type="float" office:value="2486.56" calcext:value-type="float">
            <text:p>2486.56</text:p>
          </table:table-cell>
        </table:table-row>
        <table:table-row table:style-name="ro1">
          <table:table-cell office:value-type="float" office:value="15710478" calcext:value-type="float">
            <text:p>15710478</text:p>
          </table:table-cell>
          <table:table-cell table:formula="of:=[.A984]/1000/(60*60*24)" office:value-type="time" office:time-value="PT04H21M50.478S" calcext:value-type="time">
            <text:p>04:21:50</text:p>
          </table:table-cell>
          <table:table-cell office:value-type="float" office:value="1.02" calcext:value-type="float">
            <text:p>1.0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10.69" calcext:value-type="float">
            <text:p>510.69</text:p>
          </table:table-cell>
          <table:table-cell office:value-type="float" office:value="2180.07" calcext:value-type="float">
            <text:p>2180.07</text:p>
          </table:table-cell>
          <table:table-cell office:value-type="float" office:value="2488.84" calcext:value-type="float">
            <text:p>2488.84</text:p>
          </table:table-cell>
        </table:table-row>
        <table:table-row table:style-name="ro1">
          <table:table-cell office:value-type="float" office:value="15726479" calcext:value-type="float">
            <text:p>15726479</text:p>
          </table:table-cell>
          <table:table-cell table:formula="of:=[.A985]/1000/(60*60*24)" office:value-type="time" office:time-value="PT04H22M06.479S" calcext:value-type="time">
            <text:p>04:22:06</text:p>
          </table:table-cell>
          <table:table-cell office:value-type="float" office:value="1.03" calcext:value-type="float">
            <text:p>1.0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12.69" calcext:value-type="float">
            <text:p>512.69</text:p>
          </table:table-cell>
          <table:table-cell office:value-type="float" office:value="2182.29" calcext:value-type="float">
            <text:p>2182.29</text:p>
          </table:table-cell>
          <table:table-cell office:value-type="float" office:value="2491.11" calcext:value-type="float">
            <text:p>2491.11</text:p>
          </table:table-cell>
        </table:table-row>
        <table:table-row table:style-name="ro1">
          <table:table-cell office:value-type="float" office:value="15742478" calcext:value-type="float">
            <text:p>15742478</text:p>
          </table:table-cell>
          <table:table-cell table:formula="of:=[.A986]/1000/(60*60*24)" office:value-type="time" office:time-value="PT04H22M22.478S" calcext:value-type="time">
            <text:p>04:22:22</text:p>
          </table:table-cell>
          <table:table-cell office:value-type="float" office:value="1.02" calcext:value-type="float">
            <text:p>1.0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08.5" calcext:value-type="float">
            <text:p>508.5</text:p>
          </table:table-cell>
          <table:table-cell office:value-type="float" office:value="2184.51" calcext:value-type="float">
            <text:p>2184.51</text:p>
          </table:table-cell>
          <table:table-cell office:value-type="float" office:value="2493.38" calcext:value-type="float">
            <text:p>2493.38</text:p>
          </table:table-cell>
        </table:table-row>
        <table:table-row table:style-name="ro1">
          <table:table-cell office:value-type="float" office:value="15758478" calcext:value-type="float">
            <text:p>15758478</text:p>
          </table:table-cell>
          <table:table-cell table:formula="of:=[.A987]/1000/(60*60*24)" office:value-type="time" office:time-value="PT04H22M38.478S" calcext:value-type="time">
            <text:p>04:22:38</text:p>
          </table:table-cell>
          <table:table-cell office:value-type="float" office:value="1.02" calcext:value-type="float">
            <text:p>1.02</text:p>
          </table:table-cell>
          <table:table-cell office:value-type="float" office:value="499.4" calcext:value-type="float">
            <text:p>499.4</text:p>
          </table:table-cell>
          <table:table-cell office:value-type="float" office:value="510.36" calcext:value-type="float">
            <text:p>510.36</text:p>
          </table:table-cell>
          <table:table-cell office:value-type="float" office:value="2186.73" calcext:value-type="float">
            <text:p>2186.73</text:p>
          </table:table-cell>
          <table:table-cell office:value-type="float" office:value="2495.65" calcext:value-type="float">
            <text:p>2495.65</text:p>
          </table:table-cell>
        </table:table-row>
        <table:table-row table:style-name="ro1">
          <table:table-cell office:value-type="float" office:value="15774478" calcext:value-type="float">
            <text:p>15774478</text:p>
          </table:table-cell>
          <table:table-cell table:formula="of:=[.A988]/1000/(60*60*24)" office:value-type="time" office:time-value="PT04H22M54.478S" calcext:value-type="time">
            <text:p>04:22:54</text:p>
          </table:table-cell>
          <table:table-cell office:value-type="float" office:value="1.02" calcext:value-type="float">
            <text:p>1.0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0.49" calcext:value-type="float">
            <text:p>510.49</text:p>
          </table:table-cell>
          <table:table-cell office:value-type="float" office:value="2188.95" calcext:value-type="float">
            <text:p>2188.95</text:p>
          </table:table-cell>
          <table:table-cell office:value-type="float" office:value="2497.92" calcext:value-type="float">
            <text:p>2497.92</text:p>
          </table:table-cell>
        </table:table-row>
        <table:table-row table:style-name="ro1">
          <table:table-cell office:value-type="float" office:value="15790478" calcext:value-type="float">
            <text:p>15790478</text:p>
          </table:table-cell>
          <table:table-cell table:formula="of:=[.A989]/1000/(60*60*24)" office:value-type="time" office:time-value="PT04H23M10.478S" calcext:value-type="time">
            <text:p>04:23:10</text:p>
          </table:table-cell>
          <table:table-cell office:value-type="float" office:value="1.02" calcext:value-type="float">
            <text:p>1.0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08.71" calcext:value-type="float">
            <text:p>508.71</text:p>
          </table:table-cell>
          <table:table-cell office:value-type="float" office:value="2191.17" calcext:value-type="float">
            <text:p>2191.17</text:p>
          </table:table-cell>
          <table:table-cell office:value-type="float" office:value="2500.19" calcext:value-type="float">
            <text:p>2500.19</text:p>
          </table:table-cell>
        </table:table-row>
        <table:table-row table:style-name="ro1">
          <table:table-cell office:value-type="float" office:value="15806478" calcext:value-type="float">
            <text:p>15806478</text:p>
          </table:table-cell>
          <table:table-cell table:formula="of:=[.A990]/1000/(60*60*24)" office:value-type="time" office:time-value="PT04H23M26.478S" calcext:value-type="time">
            <text:p>04:23:26</text:p>
          </table:table-cell>
          <table:table-cell office:value-type="float" office:value="1.02" calcext:value-type="float">
            <text:p>1.02</text:p>
          </table:table-cell>
          <table:table-cell office:value-type="float" office:value="499.8" calcext:value-type="float">
            <text:p>499.8</text:p>
          </table:table-cell>
          <table:table-cell office:value-type="float" office:value="508.78" calcext:value-type="float">
            <text:p>508.78</text:p>
          </table:table-cell>
          <table:table-cell office:value-type="float" office:value="2193.39" calcext:value-type="float">
            <text:p>2193.39</text:p>
          </table:table-cell>
          <table:table-cell office:value-type="float" office:value="2502.45" calcext:value-type="float">
            <text:p>2502.45</text:p>
          </table:table-cell>
        </table:table-row>
        <table:table-row table:style-name="ro1">
          <table:table-cell office:value-type="float" office:value="15822479" calcext:value-type="float">
            <text:p>15822479</text:p>
          </table:table-cell>
          <table:table-cell table:formula="of:=[.A991]/1000/(60*60*24)" office:value-type="time" office:time-value="PT04H23M42.479S" calcext:value-type="time">
            <text:p>04:23:42</text:p>
          </table:table-cell>
          <table:table-cell office:value-type="float" office:value="1.02" calcext:value-type="float">
            <text:p>1.0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08.7" calcext:value-type="float">
            <text:p>508.7</text:p>
          </table:table-cell>
          <table:table-cell office:value-type="float" office:value="2195.61" calcext:value-type="float">
            <text:p>2195.61</text:p>
          </table:table-cell>
          <table:table-cell office:value-type="float" office:value="2504.72" calcext:value-type="float">
            <text:p>2504.72</text:p>
          </table:table-cell>
        </table:table-row>
        <table:table-row table:style-name="ro1">
          <table:table-cell office:value-type="float" office:value="15838479" calcext:value-type="float">
            <text:p>15838479</text:p>
          </table:table-cell>
          <table:table-cell table:formula="of:=[.A992]/1000/(60*60*24)" office:value-type="time" office:time-value="PT04H23M58.479S" calcext:value-type="time">
            <text:p>04:23:58</text:p>
          </table:table-cell>
          <table:table-cell office:value-type="float" office:value="1.02" calcext:value-type="float">
            <text:p>1.02</text:p>
          </table:table-cell>
          <table:table-cell office:value-type="float" office:value="499.92" calcext:value-type="float">
            <text:p>499.92</text:p>
          </table:table-cell>
          <table:table-cell office:value-type="float" office:value="508.89" calcext:value-type="float">
            <text:p>508.89</text:p>
          </table:table-cell>
          <table:table-cell office:value-type="float" office:value="2197.83" calcext:value-type="float">
            <text:p>2197.83</text:p>
          </table:table-cell>
          <table:table-cell office:value-type="float" office:value="2506.98" calcext:value-type="float">
            <text:p>2506.98</text:p>
          </table:table-cell>
        </table:table-row>
        <table:table-row table:style-name="ro1">
          <table:table-cell office:value-type="float" office:value="15854478" calcext:value-type="float">
            <text:p>15854478</text:p>
          </table:table-cell>
          <table:table-cell table:formula="of:=[.A993]/1000/(60*60*24)" office:value-type="time" office:time-value="PT04H24M14.478S" calcext:value-type="time">
            <text:p>04:24:14</text:p>
          </table:table-cell>
          <table:table-cell office:value-type="float" office:value="1.01" calcext:value-type="float">
            <text:p>1.01</text:p>
          </table:table-cell>
          <table:table-cell office:value-type="float" office:value="499.4" calcext:value-type="float">
            <text:p>499.4</text:p>
          </table:table-cell>
          <table:table-cell office:value-type="float" office:value="506.37" calcext:value-type="float">
            <text:p>506.37</text:p>
          </table:table-cell>
          <table:table-cell office:value-type="float" office:value="2200.05" calcext:value-type="float">
            <text:p>2200.05</text:p>
          </table:table-cell>
          <table:table-cell office:value-type="float" office:value="2509.23" calcext:value-type="float">
            <text:p>2509.23</text:p>
          </table:table-cell>
        </table:table-row>
        <table:table-row table:style-name="ro1">
          <table:table-cell office:value-type="float" office:value="15870478" calcext:value-type="float">
            <text:p>15870478</text:p>
          </table:table-cell>
          <table:table-cell table:formula="of:=[.A994]/1000/(60*60*24)" office:value-type="time" office:time-value="PT04H24M30.478S" calcext:value-type="time">
            <text:p>04:24:30</text:p>
          </table:table-cell>
          <table:table-cell office:value-type="float" office:value="1.02" calcext:value-type="float">
            <text:p>1.0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08.49" calcext:value-type="float">
            <text:p>508.49</text:p>
          </table:table-cell>
          <table:table-cell office:value-type="float" office:value="2202.27" calcext:value-type="float">
            <text:p>2202.27</text:p>
          </table:table-cell>
          <table:table-cell office:value-type="float" office:value="2511.49" calcext:value-type="float">
            <text:p>2511.49</text:p>
          </table:table-cell>
        </table:table-row>
        <table:table-row table:style-name="ro1">
          <table:table-cell office:value-type="float" office:value="15886478" calcext:value-type="float">
            <text:p>15886478</text:p>
          </table:table-cell>
          <table:table-cell table:formula="of:=[.A995]/1000/(60*60*24)" office:value-type="time" office:time-value="PT04H24M46.478S" calcext:value-type="time">
            <text:p>04:24:46</text:p>
          </table:table-cell>
          <table:table-cell office:value-type="float" office:value="1.01" calcext:value-type="float">
            <text:p>1.0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06.5" calcext:value-type="float">
            <text:p>506.5</text:p>
          </table:table-cell>
          <table:table-cell office:value-type="float" office:value="2204.49" calcext:value-type="float">
            <text:p>2204.49</text:p>
          </table:table-cell>
          <table:table-cell office:value-type="float" office:value="2513.74" calcext:value-type="float">
            <text:p>2513.74</text:p>
          </table:table-cell>
        </table:table-row>
        <table:table-row table:style-name="ro1">
          <table:table-cell office:value-type="float" office:value="15902478" calcext:value-type="float">
            <text:p>15902478</text:p>
          </table:table-cell>
          <table:table-cell table:formula="of:=[.A996]/1000/(60*60*24)" office:value-type="time" office:time-value="PT04H25M02.478S" calcext:value-type="time">
            <text:p>04:25:02</text:p>
          </table:table-cell>
          <table:table-cell office:value-type="float" office:value="1.01" calcext:value-type="float">
            <text:p>1.01</text:p>
          </table:table-cell>
          <table:table-cell office:value-type="float" office:value="499.6" calcext:value-type="float">
            <text:p>499.6</text:p>
          </table:table-cell>
          <table:table-cell office:value-type="float" office:value="506.57" calcext:value-type="float">
            <text:p>506.57</text:p>
          </table:table-cell>
          <table:table-cell office:value-type="float" office:value="2206.71" calcext:value-type="float">
            <text:p>2206.71</text:p>
          </table:table-cell>
          <table:table-cell office:value-type="float" office:value="2515.99" calcext:value-type="float">
            <text:p>2515.99</text:p>
          </table:table-cell>
        </table:table-row>
        <table:table-row table:style-name="ro1">
          <table:table-cell office:value-type="float" office:value="15918478" calcext:value-type="float">
            <text:p>15918478</text:p>
          </table:table-cell>
          <table:table-cell table:formula="of:=[.A997]/1000/(60*60*24)" office:value-type="time" office:time-value="PT04H25M18.478S" calcext:value-type="time">
            <text:p>04:25:18</text:p>
          </table:table-cell>
          <table:table-cell office:value-type="float" office:value="1.01" calcext:value-type="float">
            <text:p>1.01</text:p>
          </table:table-cell>
          <table:table-cell office:value-type="float" office:value="499.4" calcext:value-type="float">
            <text:p>499.4</text:p>
          </table:table-cell>
          <table:table-cell office:value-type="float" office:value="504.38" calcext:value-type="float">
            <text:p>504.38</text:p>
          </table:table-cell>
          <table:table-cell office:value-type="float" office:value="2208.93" calcext:value-type="float">
            <text:p>2208.93</text:p>
          </table:table-cell>
          <table:table-cell office:value-type="float" office:value="2518.24" calcext:value-type="float">
            <text:p>2518.24</text:p>
          </table:table-cell>
        </table:table-row>
        <table:table-row table:style-name="ro1">
          <table:table-cell office:value-type="float" office:value="15934479" calcext:value-type="float">
            <text:p>15934479</text:p>
          </table:table-cell>
          <table:table-cell table:formula="of:=[.A998]/1000/(60*60*24)" office:value-type="time" office:time-value="PT04H25M34.479S" calcext:value-type="time">
            <text:p>04:25:34</text:p>
          </table:table-cell>
          <table:table-cell office:value-type="float" office:value="1.01" calcext:value-type="float">
            <text:p>1.0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04.49" calcext:value-type="float">
            <text:p>504.49</text:p>
          </table:table-cell>
          <table:table-cell office:value-type="float" office:value="2211.15" calcext:value-type="float">
            <text:p>2211.15</text:p>
          </table:table-cell>
          <table:table-cell office:value-type="float" office:value="2520.49" calcext:value-type="float">
            <text:p>2520.49</text:p>
          </table:table-cell>
        </table:table-row>
        <table:table-row table:style-name="ro1">
          <table:table-cell office:value-type="float" office:value="15950478" calcext:value-type="float">
            <text:p>15950478</text:p>
          </table:table-cell>
          <table:table-cell table:formula="of:=[.A999]/1000/(60*60*24)" office:value-type="time" office:time-value="PT04H25M50.478S" calcext:value-type="time">
            <text:p>04:25:50</text:p>
          </table:table-cell>
          <table:table-cell office:value-type="float" office:value="1.01" calcext:value-type="float">
            <text:p>1.01</text:p>
          </table:table-cell>
          <table:table-cell office:value-type="float" office:value="499.4" calcext:value-type="float">
            <text:p>499.4</text:p>
          </table:table-cell>
          <table:table-cell office:value-type="float" office:value="504.38" calcext:value-type="float">
            <text:p>504.38</text:p>
          </table:table-cell>
          <table:table-cell office:value-type="float" office:value="2213.37" calcext:value-type="float">
            <text:p>2213.37</text:p>
          </table:table-cell>
          <table:table-cell office:value-type="float" office:value="2522.73" calcext:value-type="float">
            <text:p>2522.73</text:p>
          </table:table-cell>
        </table:table-row>
        <table:table-row table:style-name="ro1">
          <table:table-cell office:value-type="float" office:value="15966478" calcext:value-type="float">
            <text:p>15966478</text:p>
          </table:table-cell>
          <table:table-cell table:formula="of:=[.A1000]/1000/(60*60*24)" office:value-type="time" office:time-value="PT04H26M06.478S" calcext:value-type="time">
            <text:p>04:26:06</text:p>
          </table:table-cell>
          <table:table-cell office:value-type="float" office:value="1.01" calcext:value-type="float">
            <text:p>1.01</text:p>
          </table:table-cell>
          <table:table-cell office:value-type="float" office:value="499.8" calcext:value-type="float">
            <text:p>499.8</text:p>
          </table:table-cell>
          <table:table-cell office:value-type="float" office:value="502.77" calcext:value-type="float">
            <text:p>502.77</text:p>
          </table:table-cell>
          <table:table-cell office:value-type="float" office:value="2215.59" calcext:value-type="float">
            <text:p>2215.59</text:p>
          </table:table-cell>
          <table:table-cell office:value-type="float" office:value="2524.97" calcext:value-type="float">
            <text:p>2524.97</text:p>
          </table:table-cell>
        </table:table-row>
        <table:table-row table:style-name="ro1">
          <table:table-cell office:value-type="float" office:value="15982478" calcext:value-type="float">
            <text:p>15982478</text:p>
          </table:table-cell>
          <table:table-cell table:formula="of:=[.A1001]/1000/(60*60*24)" office:value-type="time" office:time-value="PT04H26M22.478S" calcext:value-type="time">
            <text:p>04:26:22</text:p>
          </table:table-cell>
          <table:table-cell office:value-type="float" office:value="1.01" calcext:value-type="float">
            <text:p>1.01</text:p>
          </table:table-cell>
          <table:table-cell office:value-type="float" office:value="499.92" calcext:value-type="float">
            <text:p>499.92</text:p>
          </table:table-cell>
          <table:table-cell office:value-type="float" office:value="504.91" calcext:value-type="float">
            <text:p>504.91</text:p>
          </table:table-cell>
          <table:table-cell office:value-type="float" office:value="2217.81" calcext:value-type="float">
            <text:p>2217.81</text:p>
          </table:table-cell>
          <table:table-cell office:value-type="float" office:value="2527.21" calcext:value-type="float">
            <text:p>2527.21</text:p>
          </table:table-cell>
        </table:table-row>
        <table:table-row table:style-name="ro1">
          <table:table-cell office:value-type="float" office:value="15998478" calcext:value-type="float">
            <text:p>15998478</text:p>
          </table:table-cell>
          <table:table-cell table:formula="of:=[.A1002]/1000/(60*60*24)" office:value-type="time" office:time-value="PT04H26M38.478S" calcext:value-type="time">
            <text:p>04:26:38</text:p>
          </table:table-cell>
          <table:table-cell office:value-type="float" office:value="1.01" calcext:value-type="float">
            <text:p>1.0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02.5" calcext:value-type="float">
            <text:p>502.5</text:p>
          </table:table-cell>
          <table:table-cell office:value-type="float" office:value="2220.03" calcext:value-type="float">
            <text:p>2220.03</text:p>
          </table:table-cell>
          <table:table-cell office:value-type="float" office:value="2529.45" calcext:value-type="float">
            <text:p>2529.45</text:p>
          </table:table-cell>
        </table:table-row>
        <table:table-row table:style-name="ro1">
          <table:table-cell office:value-type="float" office:value="16014478" calcext:value-type="float">
            <text:p>16014478</text:p>
          </table:table-cell>
          <table:table-cell table:formula="of:=[.A1003]/1000/(60*60*24)" office:value-type="time" office:time-value="PT04H26M54.478S" calcext:value-type="time">
            <text:p>04:26:54</text:p>
          </table:table-cell>
          <table:table-cell office:value-type="float" office:value="1.01" calcext:value-type="float">
            <text:p>1.01</text:p>
          </table:table-cell>
          <table:table-cell office:value-type="float" office:value="499.6" calcext:value-type="float">
            <text:p>499.6</text:p>
          </table:table-cell>
          <table:table-cell office:value-type="float" office:value="502.57" calcext:value-type="float">
            <text:p>502.57</text:p>
          </table:table-cell>
          <table:table-cell office:value-type="float" office:value="2222.25" calcext:value-type="float">
            <text:p>2222.25</text:p>
          </table:table-cell>
          <table:table-cell office:value-type="float" office:value="2531.68" calcext:value-type="float">
            <text:p>2531.68</text:p>
          </table:table-cell>
        </table:table-row>
        <table:table-row table:style-name="ro1">
          <table:table-cell office:value-type="float" office:value="16030478" calcext:value-type="float">
            <text:p>16030478</text:p>
          </table:table-cell>
          <table:table-cell table:formula="of:=[.A1004]/1000/(60*60*24)" office:value-type="time" office:time-value="PT04H27M10.478S" calcext:value-type="time">
            <text:p>04:27:10</text:p>
          </table:table-cell>
          <table:table-cell office:value-type="float" office:value="1.01" calcext:value-type="float">
            <text:p>1.01</text:p>
          </table:table-cell>
          <table:table-cell office:value-type="float" office:value="499.6" calcext:value-type="float">
            <text:p>499.6</text:p>
          </table:table-cell>
          <table:table-cell office:value-type="float" office:value="502.58" calcext:value-type="float">
            <text:p>502.58</text:p>
          </table:table-cell>
          <table:table-cell office:value-type="float" office:value="2224.47" calcext:value-type="float">
            <text:p>2224.47</text:p>
          </table:table-cell>
          <table:table-cell office:value-type="float" office:value="2533.91" calcext:value-type="float">
            <text:p>2533.91</text:p>
          </table:table-cell>
        </table:table-row>
        <table:table-row table:style-name="ro1">
          <table:table-cell office:value-type="float" office:value="16046478" calcext:value-type="float">
            <text:p>16046478</text:p>
          </table:table-cell>
          <table:table-cell table:formula="of:=[.A1005]/1000/(60*60*24)" office:value-type="time" office:time-value="PT04H27M26.478S" calcext:value-type="time">
            <text:p>04:27:26</text:p>
          </table:table-cell>
          <table:table-cell office:value-type="float" office:value="1.01" calcext:value-type="float">
            <text:p>1.01</text:p>
          </table:table-cell>
          <table:table-cell office:value-type="float" office:value="499.4" calcext:value-type="float">
            <text:p>499.4</text:p>
          </table:table-cell>
          <table:table-cell office:value-type="float" office:value="502.38" calcext:value-type="float">
            <text:p>502.38</text:p>
          </table:table-cell>
          <table:table-cell office:value-type="float" office:value="2226.69" calcext:value-type="float">
            <text:p>2226.69</text:p>
          </table:table-cell>
          <table:table-cell office:value-type="float" office:value="2536.14" calcext:value-type="float">
            <text:p>2536.14</text:p>
          </table:table-cell>
        </table:table-row>
        <table:table-row table:style-name="ro1">
          <table:table-cell office:value-type="float" office:value="16053478" calcext:value-type="float">
            <text:p>16053478</text:p>
          </table:table-cell>
          <table:table-cell table:formula="of:=[.A1006]/1000/(60*60*24)" office:value-type="time" office:time-value="PT04H27M33.478S" calcext:value-type="time">
            <text:p>04:27:33</text:p>
          </table:table-cell>
          <table:table-cell office:value-type="float" office:value="1" calcext:value-type="float">
            <text:p>1</text:p>
          </table:table-cell>
          <table:table-cell office:value-type="float" office:value="499.8" calcext:value-type="float">
            <text:p>499.8</text:p>
          </table:table-cell>
          <table:table-cell office:value-type="float" office:value="498.79" calcext:value-type="float">
            <text:p>498.79</text:p>
          </table:table-cell>
          <table:table-cell office:value-type="float" office:value="2227.67" calcext:value-type="float">
            <text:p>2227.67</text:p>
          </table:table-cell>
          <table:table-cell office:value-type="float" office:value="2537.12" calcext:value-type="float">
            <text:p>2537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25T10:10:02.716000000</dc:date>
    <meta:editing-duration>PT23M35S</meta:editing-duration>
    <meta:editing-cycles>1</meta:editing-cycles>
    <meta:document-statistic meta:table-count="1" meta:cell-count="7042" meta:object-count="1"/>
    <meta:generator>LibreOffice/6.4.4.2$Windows_X86_64 LibreOffice_project/3d775be2011f3886db32dfd395a6a6d1ca2630ff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25cm" svg:height="15.201cm" xlink:href=".." xlink:type="simple" chart:class="chart:line" chart:style-name="ch1">
        <chart:title svg:x="11.484cm" svg:y="0.44cm" chart:style-name="ch2">
          <text:p>Varta AA @0.2C #2</text:p>
        </chart:title>
        <chart:legend chart:legend-position="end" svg:x="24.57cm" svg:y="7.301cm" style:legend-expansion="high" chart:style-name="ch3"/>
        <chart:plot-area chart:style-name="ch4" table:cell-range-address="LOGGER01.B1:LOGGER01.C1006" chart:data-source-has-labels="both" svg:x="0.54cm" svg:y="1.523cm" svg:width="23.49cm" svg:height="13.374cm">
          <chartooo:coordinate-region svg:x="1.452cm" svg:y="1.523cm" svg:width="22.505cm" svg:height="12.044cm"/>
          <chart:axis chart:dimension="x" chart:name="primary-x" chart:style-name="ch5" chartooo:axis-type="auto">
            <chartooo:date-scale/>
            <chart:categories table:cell-range-address="LOGGER01.B2:LOGGER01.B100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1.C2:LOGGER01.C1006" chart:label-cell-address="LOGGER01.C1:LOGGER01.C1" chart:class="chart:line">
            <chart:data-point chart:repeated="100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1.C1:LOGGER0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1.B2:LOGGER01.B1006</svg:desc>
                </draw:g>
              </table:table-cell>
              <table:table-cell office:value-type="float" office:value="1.27">
                <text:p>1.27</text:p>
                <draw:g>
                  <svg:desc>LOGGER01.C2:LOGGER01.C1006</svg:desc>
                </draw:g>
              </table:table-cell>
            </table:table-row>
            <table:table-row>
              <table:table-cell office:value-type="float" office:value="0.000179131944444444">
                <text:p>0.000179131944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364328703703704">
                <text:p>0.000364328703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0549502314814815">
                <text:p>0.000549502314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07346875">
                <text:p>0.00073468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0919872685185185">
                <text:p>0.000919872685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10505787037037">
                <text:p>0.0011050578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29025462962963">
                <text:p>0.001290254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47542824074074">
                <text:p>0.0014754282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66061342592593">
                <text:p>0.0016606134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84579861111111">
                <text:p>0.0018457986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03099537037037">
                <text:p>0.002030995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21618055555556">
                <text:p>0.0022161805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40135416666667">
                <text:p>0.0024013541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58653935185185">
                <text:p>0.0025865393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77172453703704">
                <text:p>0.002771724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295690972222222">
                <text:p>0.002956909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14209490740741">
                <text:p>0.003142094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32728009259259">
                <text:p>0.003327280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51247685185185">
                <text:p>0.003512476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369765046296296">
                <text:p>0.003697650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388284722222222">
                <text:p>0.00388284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06802083333333">
                <text:p>0.004068020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25321759259259">
                <text:p>0.00425321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4383912037037">
                <text:p>0.004438391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62358796296296">
                <text:p>0.004623587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80876157407407">
                <text:p>0.004808761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99394675925926">
                <text:p>0.004993946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17913194444444">
                <text:p>0.005179131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36431712962963">
                <text:p>0.005364317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54951388888889">
                <text:p>0.005549513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7346875">
                <text:p>0.0057346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91987268518519">
                <text:p>0.005919872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10506944444444">
                <text:p>0.006105069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29025462962963">
                <text:p>0.00629025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647542824074074">
                <text:p>0.006475428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666061342592593">
                <text:p>0.006660613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684579861111111">
                <text:p>0.006845798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03099537037037">
                <text:p>0.00703099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21616898148148">
                <text:p>0.007216168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40135416666667">
                <text:p>0.007401354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58655092592593">
                <text:p>0.00758655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77172453703704">
                <text:p>0.007771724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795690972222222">
                <text:p>0.00795690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814210648148148">
                <text:p>0.00814210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832728009259259">
                <text:p>0.008327280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851246527777778">
                <text:p>0.00851246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869765046296296">
                <text:p>0.00869765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888283564814815">
                <text:p>0.00888283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06802083333333">
                <text:p>0.00906802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25320601851852">
                <text:p>0.009253206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43840277777778">
                <text:p>0.00943840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62357638888889">
                <text:p>0.00962357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80876157407407">
                <text:p>0.00980876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99395833333333">
                <text:p>0.00999395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1791319444444">
                <text:p>0.010179131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3643171296296">
                <text:p>0.010364317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5495023148148">
                <text:p>0.010549502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7346990740741">
                <text:p>0.01073469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9198726851852">
                <text:p>0.010919872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1050694444444">
                <text:p>0.01110506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2902430555556">
                <text:p>0.011290243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4754398148148">
                <text:p>0.01147543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6606134259259">
                <text:p>0.011660613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8457986111111">
                <text:p>0.011845798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0309837962963">
                <text:p>0.012030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22161689814815">
                <text:p>0.0122161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24013541666667">
                <text:p>0.0124013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25865393518519">
                <text:p>0.0125865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2771724537037">
                <text:p>0.012771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29569097222222">
                <text:p>0.01295690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31420949074074">
                <text:p>0.0131420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33272800925926">
                <text:p>0.0133272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35124652777778">
                <text:p>0.0135124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3697662037037">
                <text:p>0.0136976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38828356481481">
                <text:p>0.013882835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0680324074074">
                <text:p>0.0140680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2532060185185">
                <text:p>0.0142532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4383912037037">
                <text:p>0.014438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6235763888889">
                <text:p>0.0146235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8087731481481">
                <text:p>0.01480877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49939583333333">
                <text:p>0.0149939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1791319444444">
                <text:p>0.0151791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53643287037037">
                <text:p>0.0153643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5495023148148">
                <text:p>0.0155495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7346990740741">
                <text:p>0.01573469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59198726851852">
                <text:p>0.0159198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61050578703704">
                <text:p>0.0161050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62902430555556">
                <text:p>0.0162902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64754282407407">
                <text:p>0.0164754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6660625">
                <text:p>0.0166606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68457986111111">
                <text:p>0.0168457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70309837962963">
                <text:p>0.0170309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72161689814815">
                <text:p>0.0172161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4013541666667">
                <text:p>0.0174013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75865509259259">
                <text:p>0.01758655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77717361111111">
                <text:p>0.01777173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79569097222222">
                <text:p>0.0179569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1420949074074">
                <text:p>0.0181420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3272800925926">
                <text:p>0.0183272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5124768518519">
                <text:p>0.01851247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697650462963">
                <text:p>0.018697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8828356481482">
                <text:p>0.0188828356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0680208333333">
                <text:p>0.0190680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2532060185185">
                <text:p>0.0192532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4384027777778">
                <text:p>0.01943840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6235763888889">
                <text:p>0.0196235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8087615740741">
                <text:p>0.0198087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9939583333333">
                <text:p>0.01999395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1791319444444">
                <text:p>0.0201791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3643287037037">
                <text:p>0.0203643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5495023148148">
                <text:p>0.0205495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7346875">
                <text:p>0.020734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9198726851852">
                <text:p>0.0209198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1050578703704">
                <text:p>0.0211050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2902430555556">
                <text:p>0.0212902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4754282407407">
                <text:p>0.0214754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660625">
                <text:p>0.0216606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8457986111111">
                <text:p>0.0218457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20309953703704">
                <text:p>0.02203099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22161689814815">
                <text:p>0.0222161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24013541666667">
                <text:p>0.0224013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25865393518518">
                <text:p>0.022586539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2771724537037">
                <text:p>0.022771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9569097222222">
                <text:p>0.0229569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31420949074074">
                <text:p>0.0231420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3272800925926">
                <text:p>0.0233272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35124652777778">
                <text:p>0.0235124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3697650462963">
                <text:p>0.023697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38828472222222">
                <text:p>0.02388284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40680208333333">
                <text:p>0.0240680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42532060185185">
                <text:p>0.0242532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44384027777778">
                <text:p>0.02443840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46235763888889">
                <text:p>0.0246235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48087731481481">
                <text:p>0.02480877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49939467592593">
                <text:p>0.0249939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51791319444444">
                <text:p>0.0251791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53643171296296">
                <text:p>0.02536431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55495023148148">
                <text:p>0.0255495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57346875">
                <text:p>0.025734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59198726851852">
                <text:p>0.0259198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61050578703704">
                <text:p>0.0261050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62902430555556">
                <text:p>0.02629024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64754282407407">
                <text:p>0.0264754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6660625">
                <text:p>0.0266606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68457986111111">
                <text:p>0.0268457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0309837962963">
                <text:p>0.02703098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72161689814815">
                <text:p>0.0272161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4013541666667">
                <text:p>0.0274013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5865509259259">
                <text:p>0.02758655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7771724537037">
                <text:p>0.02777172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79569212962963">
                <text:p>0.02795692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81420949074074">
                <text:p>0.02814209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83272916666667">
                <text:p>0.02832729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85124652777778">
                <text:p>0.02851246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8697650462963">
                <text:p>0.0286976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88828472222222">
                <text:p>0.02888284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90680208333333">
                <text:p>0.02906802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92532175925926">
                <text:p>0.02925321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94384027777778">
                <text:p>0.02943840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9623587962963">
                <text:p>0.0296235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98087731481481">
                <text:p>0.029808773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99939467592593">
                <text:p>0.02999394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01791319444444">
                <text:p>0.03017913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03643287037037">
                <text:p>0.03036432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05495023148148">
                <text:p>0.03054950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07346990740741">
                <text:p>0.03073469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09198726851852">
                <text:p>0.03091987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11050578703704">
                <text:p>0.03110505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12902430555556">
                <text:p>0.03129024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14754282407407">
                <text:p>0.03147542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16606134259259">
                <text:p>0.03166061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18457986111111">
                <text:p>0.03184579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20309837962963">
                <text:p>0.03203098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22161805555556">
                <text:p>0.03221618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24013541666667">
                <text:p>0.03240135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25865393518518">
                <text:p>0.032586539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27717361111111">
                <text:p>0.03277173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29569097222222">
                <text:p>0.03295690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31420949074074">
                <text:p>0.03314209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33272916666667">
                <text:p>0.03332729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35124652777778">
                <text:p>0.03351246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3697650462963">
                <text:p>0.0336976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38828356481481">
                <text:p>0.033882835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0680208333333">
                <text:p>0.03406802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2532060185185">
                <text:p>0.03425320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4383912037037">
                <text:p>0.03443839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623587962963">
                <text:p>0.0346235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8087615740741">
                <text:p>0.03480876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9939467592593">
                <text:p>0.03499394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51791319444444">
                <text:p>0.03517913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53643171296296">
                <text:p>0.03536431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55495023148148">
                <text:p>0.03554950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57346875">
                <text:p>0.0357346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359198842592593">
                <text:p>0.03591988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1050578703704">
                <text:p>0.03610505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2902430555556">
                <text:p>0.03629024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4754282407407">
                <text:p>0.03647542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6606134259259">
                <text:p>0.03666061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8457986111111">
                <text:p>0.03684579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0309837962963">
                <text:p>0.03703098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2161805555556">
                <text:p>0.03721618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4013657407407">
                <text:p>0.03740136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5865509259259">
                <text:p>0.03758655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771724537037">
                <text:p>0.03777172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9569212962963">
                <text:p>0.03795692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1421064814815">
                <text:p>0.03814210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383272916666667">
                <text:p>0.03832729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5124652777778">
                <text:p>0.03851246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697650462963">
                <text:p>0.0386976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8828356481481">
                <text:p>0.038882835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0680208333333">
                <text:p>0.039068020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392532175925926">
                <text:p>0.03925321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4383912037037">
                <text:p>0.03943839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6235763888889">
                <text:p>0.03962357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8087615740741">
                <text:p>0.039808761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399939467592593">
                <text:p>0.03999394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1791435185185">
                <text:p>0.04017914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3643287037037">
                <text:p>0.0403643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05495023148148">
                <text:p>0.04054950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7346875">
                <text:p>0.0407346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9198842592593">
                <text:p>0.04091988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1050578703704">
                <text:p>0.041105057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12902546296296">
                <text:p>0.04129025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14754398148148">
                <text:p>0.041475439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16606134259259">
                <text:p>0.04166061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8458101851852">
                <text:p>0.04184581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20309953703704">
                <text:p>0.04203099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22161689814815">
                <text:p>0.042216168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24013541666667">
                <text:p>0.04240135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5865393518519">
                <text:p>0.042586539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771724537037">
                <text:p>0.04277172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29569097222222">
                <text:p>0.04295690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1421064814815">
                <text:p>0.04314210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3272800925926">
                <text:p>0.043327280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35124768518519">
                <text:p>0.043512476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3697650462963">
                <text:p>0.0436976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38828356481482">
                <text:p>0.043882835648148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40680208333333">
                <text:p>0.044068020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42532175925926">
                <text:p>0.04425321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4384027777778">
                <text:p>0.04443840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46235763888889">
                <text:p>0.044623576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48087615740741">
                <text:p>0.044808761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49939467592593">
                <text:p>0.044993946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51791319444444">
                <text:p>0.045179131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53643171296296">
                <text:p>0.04536431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5495023148148">
                <text:p>0.045549502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57346875">
                <text:p>0.0457346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59198726851852">
                <text:p>0.045919872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61050578703704">
                <text:p>0.046105057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62902546296296">
                <text:p>0.04629025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64754282407407">
                <text:p>0.046475428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66606134259259">
                <text:p>0.046660613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68458101851852">
                <text:p>0.04684581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70309837962963">
                <text:p>0.04703098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72161689814815">
                <text:p>0.047216168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74013541666667">
                <text:p>0.04740135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5865509259259">
                <text:p>0.04758655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7717361111111">
                <text:p>0.04777173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9569097222222">
                <text:p>0.047956909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81420949074074">
                <text:p>0.048142094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83272916666667">
                <text:p>0.04832729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85124652777778">
                <text:p>0.04851246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697662037037">
                <text:p>0.0486976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88828472222222">
                <text:p>0.04888284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90680324074074">
                <text:p>0.04906803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92532175925926">
                <text:p>0.04925321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94383912037037">
                <text:p>0.04943839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96235763888889">
                <text:p>0.049623576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98087615740741">
                <text:p>0.049808761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499939583333333">
                <text:p>0.04999395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01791319444444">
                <text:p>0.050179131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03643171296296">
                <text:p>0.050364317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05495023148148">
                <text:p>0.050549502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07346875">
                <text:p>0.0507346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09198726851852">
                <text:p>0.050919872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11050578703704">
                <text:p>0.051105057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12902546296296">
                <text:p>0.05129025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14754282407407">
                <text:p>0.051475428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1660625">
                <text:p>0.0516606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18457986111111">
                <text:p>0.051845798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20309953703704">
                <text:p>0.05203099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22161689814815">
                <text:p>0.052216168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24013657407407">
                <text:p>0.05240136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25865509259259">
                <text:p>0.05258655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27717361111111">
                <text:p>0.05277173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29569212962963">
                <text:p>0.0529569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31421064814815">
                <text:p>0.05314210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33272800925926">
                <text:p>0.053327280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35124652777778">
                <text:p>0.053512465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3697650462963">
                <text:p>0.0536976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38828356481481">
                <text:p>0.053882835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40680324074074">
                <text:p>0.05406803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42532060185185">
                <text:p>0.054253206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44383912037037">
                <text:p>0.05443839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4623587962963">
                <text:p>0.0546235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48087615740741">
                <text:p>0.054808761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49939583333333">
                <text:p>0.05499395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1791319444444">
                <text:p>0.055179131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53643171296296">
                <text:p>0.055364317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55495023148148">
                <text:p>0.055549502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57346875">
                <text:p>0.0557346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59198726851852">
                <text:p>0.055919872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61050694444444">
                <text:p>0.05610506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62902430555556">
                <text:p>0.056290243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64754282407407">
                <text:p>0.056475428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6660625">
                <text:p>0.0566606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68457986111111">
                <text:p>0.056845798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70309953703704">
                <text:p>0.05703099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72161689814815">
                <text:p>0.057216168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74013541666667">
                <text:p>0.057401354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75865509259259">
                <text:p>0.05758655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7771724537037">
                <text:p>0.05777172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79569097222222">
                <text:p>0.057956909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81420949074074">
                <text:p>0.058142094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83272916666667">
                <text:p>0.05832729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85124652777778">
                <text:p>0.058512465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8697662037037">
                <text:p>0.0586976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88828356481482">
                <text:p>0.058882835648148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90680208333333">
                <text:p>0.059068020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92532175925926">
                <text:p>0.05925321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94383912037037">
                <text:p>0.05943839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96235763888889">
                <text:p>0.059623576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98087615740741">
                <text:p>0.059808761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99939467592593">
                <text:p>0.059993946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01791435185185">
                <text:p>0.06017914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03643171296296">
                <text:p>0.060364317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05495023148148">
                <text:p>0.060549502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07346875">
                <text:p>0.0607346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09198726851852">
                <text:p>0.060919872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11050578703704">
                <text:p>0.061105057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12902430555556">
                <text:p>0.061290243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14754282407407">
                <text:p>0.061475428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16606134259259">
                <text:p>0.061660613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18457986111111">
                <text:p>0.061845798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20309837962963">
                <text:p>0.06203098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22161689814815">
                <text:p>0.062216168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24013541666667">
                <text:p>0.062401354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25865509259259">
                <text:p>0.06258655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2771724537037">
                <text:p>0.06277172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29569212962963">
                <text:p>0.0629569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31421064814815">
                <text:p>0.06314210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33272800925926">
                <text:p>0.063327280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35124652777778">
                <text:p>0.063512465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3697662037037">
                <text:p>0.0636976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38828356481481">
                <text:p>0.063882835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40680208333333">
                <text:p>0.064068020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42532060185185">
                <text:p>0.064253206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44384027777778">
                <text:p>0.06443840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46235763888889">
                <text:p>0.064623576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48087615740741">
                <text:p>0.064808761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49939467592593">
                <text:p>0.064993946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51791319444444">
                <text:p>0.065179131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53643171296296">
                <text:p>0.065364317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55495023148148">
                <text:p>0.065549502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57346875">
                <text:p>0.0657346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59083217592593">
                <text:p>0.06590832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60934953703704">
                <text:p>0.06609349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62786805555556">
                <text:p>0.066278680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64638657407407">
                <text:p>0.06646386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66490509259259">
                <text:p>0.06664905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68342361111111">
                <text:p>0.06683423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70194212962963">
                <text:p>0.0670194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72046064814815">
                <text:p>0.06720460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73898032407407">
                <text:p>0.06738980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75749768518519">
                <text:p>0.067574976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7760162037037">
                <text:p>0.067760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79453472222222">
                <text:p>0.06794534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81305324074074">
                <text:p>0.06813053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83157175925926">
                <text:p>0.06831571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85009027777778">
                <text:p>0.06850090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8686087962963">
                <text:p>0.068686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88712847222222">
                <text:p>0.06887128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90564583333333">
                <text:p>0.06905645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92416435185185">
                <text:p>0.06924164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94268287037037">
                <text:p>0.0694268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96120138888889">
                <text:p>0.06961201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97972106481481">
                <text:p>0.06979721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99823842592593">
                <text:p>0.06998238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01675810185185">
                <text:p>0.07016758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03527546296296">
                <text:p>0.07035275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05379513888889">
                <text:p>0.07053795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07231365740741">
                <text:p>0.07072313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09083217592593">
                <text:p>0.07090832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10934953703704">
                <text:p>0.07109349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12786805555556">
                <text:p>0.071278680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14638657407408">
                <text:p>0.071463865740740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16490625">
                <text:p>0.07164906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18342476851852">
                <text:p>0.07183424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20194212962963">
                <text:p>0.0720194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22046064814815">
                <text:p>0.07220460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23897916666667">
                <text:p>0.07238979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25749768518519">
                <text:p>0.072574976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27601736111111">
                <text:p>0.07276017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29453587962963">
                <text:p>0.07294535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731305439814815">
                <text:p>0.07313054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33157175925926">
                <text:p>0.07331571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35009027777778">
                <text:p>0.07350090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3686099537037">
                <text:p>0.07368609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38712731481481">
                <text:p>0.073871273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40564583333333">
                <text:p>0.07405645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42416550925926">
                <text:p>0.07424165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44268402777778">
                <text:p>0.07442684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46120138888889">
                <text:p>0.07461201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47971990740741">
                <text:p>0.074797199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749823842592593">
                <text:p>0.07498238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51675810185185">
                <text:p>0.07516758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53527546296296">
                <text:p>0.07535275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55379513888889">
                <text:p>0.07553795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5723125">
                <text:p>0.075723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59083101851852">
                <text:p>0.07590831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60934953703704">
                <text:p>0.076093495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762786921296296">
                <text:p>0.076278692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764638657407407">
                <text:p>0.07646386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66490509259259">
                <text:p>0.07664905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68342361111111">
                <text:p>0.07683423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70194212962963">
                <text:p>0.0770194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72046064814815">
                <text:p>0.07720460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73897916666667">
                <text:p>0.077389791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775749768518519">
                <text:p>0.077574976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7760162037037">
                <text:p>0.077760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79453587962963">
                <text:p>0.07794535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81305324074074">
                <text:p>0.07813053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83157175925926">
                <text:p>0.07831571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785009027777778">
                <text:p>0.07850090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78686087962963">
                <text:p>0.078686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88712731481481">
                <text:p>0.078871273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90564583333333">
                <text:p>0.07905645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92416550925926">
                <text:p>0.079241655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794268287037037">
                <text:p>0.0794268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796120138888889">
                <text:p>0.079612013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797971990740741">
                <text:p>0.079797199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799823958333333">
                <text:p>0.079982395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01675694444445">
                <text:p>0.080167569444444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03527546296296">
                <text:p>0.08035275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05379513888889">
                <text:p>0.08053795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0723125">
                <text:p>0.080723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09083101851852">
                <text:p>0.080908310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10934953703704">
                <text:p>0.08109349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12786805555555">
                <text:p>0.081278680555555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14638657407407">
                <text:p>0.081463865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16490509259259">
                <text:p>0.081649050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18342476851852">
                <text:p>0.081834247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20194212962963">
                <text:p>0.0820194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22046064814815">
                <text:p>0.082204606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23897916666667">
                <text:p>0.082389791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25749768518518">
                <text:p>0.0825749768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2760162037037">
                <text:p>0.082760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29453472222222">
                <text:p>0.082945347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31305439814815">
                <text:p>0.083130543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33157175925926">
                <text:p>0.08331571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35009027777778">
                <text:p>0.08350090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3686087962963">
                <text:p>0.083686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38712731481481">
                <text:p>0.083871273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40564699074074">
                <text:p>0.08405646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42416435185185">
                <text:p>0.084241643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44268402777778">
                <text:p>0.084426840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4612025462963">
                <text:p>0.08461202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47971990740741">
                <text:p>0.084797199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49823842592593">
                <text:p>0.084982384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51675694444445">
                <text:p>0.085167569444444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53527662037037">
                <text:p>0.08535276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55379398148148">
                <text:p>0.085537939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5723125">
                <text:p>0.085723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59083217592593">
                <text:p>0.085908321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60934953703704">
                <text:p>0.086093495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62786805555556">
                <text:p>0.086278680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64638657407408">
                <text:p>0.086463865740740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66490509259259">
                <text:p>0.086649050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68342361111111">
                <text:p>0.086834236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70194328703704">
                <text:p>0.087019432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72046180555556">
                <text:p>0.087204618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73897916666667">
                <text:p>0.087389791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75749884259259">
                <text:p>0.087574988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77601620370371">
                <text:p>0.087760162037037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79453587962963">
                <text:p>0.08794535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81305324074074">
                <text:p>0.088130532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83157291666667">
                <text:p>0.088315729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85009027777778">
                <text:p>0.08850090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8686099537037">
                <text:p>0.08868609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88712731481481">
                <text:p>0.088871273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90564583333333">
                <text:p>0.089056458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92416435185185">
                <text:p>0.089241643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94268287037037">
                <text:p>0.0894268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96120138888889">
                <text:p>0.089612013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97972106481481">
                <text:p>0.089797210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899823842592593">
                <text:p>0.089982384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01675694444444">
                <text:p>0.090167569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03527546296296">
                <text:p>0.090352754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05379513888889">
                <text:p>0.090537951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0723125">
                <text:p>0.090723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09083217592593">
                <text:p>0.090908321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10934953703704">
                <text:p>0.091093495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12786921296296">
                <text:p>0.091278692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14638773148148">
                <text:p>0.091463877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16490509259259">
                <text:p>0.091649050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18342361111111">
                <text:p>0.091834236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20194212962963">
                <text:p>0.09201942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22046180555556">
                <text:p>0.092204618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23897916666667">
                <text:p>0.092389791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25749884259259">
                <text:p>0.092574988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2760162037037">
                <text:p>0.092760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29453587962963">
                <text:p>0.09294535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31305324074074">
                <text:p>0.093130532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33157175925926">
                <text:p>0.09331571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35009027777778">
                <text:p>0.09350090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3686087962963">
                <text:p>0.093686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38712731481482">
                <text:p>0.093871273148148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40564583333333">
                <text:p>0.094056458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42416550925926">
                <text:p>0.094241655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44268287037037">
                <text:p>0.0944268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46120138888889">
                <text:p>0.094612013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47971990740741">
                <text:p>0.094797199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49823958333333">
                <text:p>0.094982395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51675810185185">
                <text:p>0.095167581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53527546296296">
                <text:p>0.095352754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55379398148148">
                <text:p>0.095537939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5723125">
                <text:p>0.095723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59083101851852">
                <text:p>0.095908310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60934953703704">
                <text:p>0.096093495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62786921296296">
                <text:p>0.096278692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64638657407407">
                <text:p>0.096463865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66490509259259">
                <text:p>0.096649050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68342361111111">
                <text:p>0.096834236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70194328703704">
                <text:p>0.097019432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72046064814815">
                <text:p>0.097204606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73898032407407">
                <text:p>0.097389803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75749884259259">
                <text:p>0.097574988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7760162037037">
                <text:p>0.097760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79453472222222">
                <text:p>0.097945347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81305439814815">
                <text:p>0.098130543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83157175925926">
                <text:p>0.09831571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85009027777778">
                <text:p>0.09850090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8686087962963">
                <text:p>0.098686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88712731481481">
                <text:p>0.098871273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90564583333333">
                <text:p>0.099056458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92416550925926">
                <text:p>0.099241655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94268287037037">
                <text:p>0.0994268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96120138888889">
                <text:p>0.099612013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97971990740741">
                <text:p>0.099797199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99823958333333">
                <text:p>0.099982395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0167569444444">
                <text:p>0.10016756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035275462963">
                <text:p>0.100352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0537939814815">
                <text:p>0.10053793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0723125">
                <text:p>0.100723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0908310185185">
                <text:p>0.10090831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109349537037">
                <text:p>0.101093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1278680555556">
                <text:p>0.10127868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1463865740741">
                <text:p>0.10146386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1649050925926">
                <text:p>0.10164905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1834236111111">
                <text:p>0.10183423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2019421296296">
                <text:p>0.10201942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2204606481481">
                <text:p>0.10220460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2389791666667">
                <text:p>0.10238979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2574976851852">
                <text:p>0.10257497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2760162037037">
                <text:p>0.102760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2945347222222">
                <text:p>0.102945347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3130532407407">
                <text:p>0.103130532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3315717592593">
                <text:p>0.103315717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3500902777778">
                <text:p>0.103500902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3686087962963">
                <text:p>0.10368608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3871273148148">
                <text:p>0.103871273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4056458333333">
                <text:p>0.104056458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4241643518519">
                <text:p>0.104241643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4426828703704">
                <text:p>0.104426828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4612013888889">
                <text:p>0.104612013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4797210648148">
                <text:p>0.104797210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4982384259259">
                <text:p>0.104982384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5167569444444">
                <text:p>0.105167569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535275462963">
                <text:p>0.105352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5537939814815">
                <text:p>0.105537939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5723125">
                <text:p>0.105723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5908310185185">
                <text:p>0.105908310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609349537037">
                <text:p>0.106093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6278680555556">
                <text:p>0.10627868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6463865740741">
                <text:p>0.106463865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6649050925926">
                <text:p>0.106649050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6834236111111">
                <text:p>0.106834236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7019421296296">
                <text:p>0.107019421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7204618055556">
                <text:p>0.107204618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7389791666667">
                <text:p>0.107389791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7574976851852">
                <text:p>0.107574976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7760162037037">
                <text:p>0.10776016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7945358796296">
                <text:p>0.107945358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8130532407407">
                <text:p>0.108130532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8315717592593">
                <text:p>0.108315717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8500902777778">
                <text:p>0.108500902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8686087962963">
                <text:p>0.10868608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8871273148148">
                <text:p>0.108871273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9056458333333">
                <text:p>0.109056458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9241655092593">
                <text:p>0.109241655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9426828703704">
                <text:p>0.109426828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9612013888889">
                <text:p>0.109612013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9797199074074">
                <text:p>0.10979719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09982384259259">
                <text:p>0.109982384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0167569444444">
                <text:p>0.110167569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035275462963">
                <text:p>0.110352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0537939814815">
                <text:p>0.110537939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0723125">
                <text:p>0.110723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0908310185185">
                <text:p>0.110908310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109349537037">
                <text:p>0.111093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1278680555556">
                <text:p>0.111278680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1463877314815">
                <text:p>0.111463877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1649050925926">
                <text:p>0.111649050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1834236111111">
                <text:p>0.111834236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201943287037">
                <text:p>0.112019432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2204618055556">
                <text:p>0.112204618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2389791666667">
                <text:p>0.112389791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2574976851852">
                <text:p>0.112574976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2760173611111">
                <text:p>0.112760173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2945347222222">
                <text:p>0.112945347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3130543981481">
                <text:p>0.113130543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3315717592593">
                <text:p>0.113315717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3500914351852">
                <text:p>0.113500914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3686099537037">
                <text:p>0.11368609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3871284722222">
                <text:p>0.113871284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4056458333333">
                <text:p>0.114056458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4241643518519">
                <text:p>0.1142416435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4426828703704">
                <text:p>0.114426828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14612025462963">
                <text:p>0.11461202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4797199074074">
                <text:p>0.11479719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4982384259259">
                <text:p>0.114982384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5167581018519">
                <text:p>0.1151675810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1535275462963">
                <text:p>0.115352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15537951388889">
                <text:p>0.115537951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5723125">
                <text:p>0.115723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5908310185185">
                <text:p>0.115908310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609349537037">
                <text:p>0.1160934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16278680555556">
                <text:p>0.116278680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16463865740741">
                <text:p>0.116463865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16649050925926">
                <text:p>0.116649050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16834247685185">
                <text:p>0.116834247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7019421296296">
                <text:p>0.117019421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7204618055556">
                <text:p>0.117204618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17389791666667">
                <text:p>0.117389791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17574976851852">
                <text:p>0.117574976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17760162037037">
                <text:p>0.11776016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17945347222222">
                <text:p>0.117945347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18130532407407">
                <text:p>0.118130532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18315717592593">
                <text:p>0.118315717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18500902777778">
                <text:p>0.118500902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18686087962963">
                <text:p>0.11868608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18871273148148">
                <text:p>0.118871273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19056458333333">
                <text:p>0.119056458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19241643518519">
                <text:p>0.1192416435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19426840277778">
                <text:p>0.119426840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19612025462963">
                <text:p>0.11961202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19797199074074">
                <text:p>0.119797199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19982384259259">
                <text:p>0.119982384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0167569444444">
                <text:p>0.120167569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035275462963">
                <text:p>0.120352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0537939814815">
                <text:p>0.120537939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0723125">
                <text:p>0.120723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0908321759259">
                <text:p>0.120908321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109349537037">
                <text:p>0.1210934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1278680555556">
                <text:p>0.121278680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1463865740741">
                <text:p>0.121463865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1649050925926">
                <text:p>0.121649050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1834247685185">
                <text:p>0.121834247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2019421296296">
                <text:p>0.122019421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2204606481481">
                <text:p>0.122204606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2389803240741">
                <text:p>0.122389803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2574976851852">
                <text:p>0.122574976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2760162037037">
                <text:p>0.12276016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2945347222222">
                <text:p>0.122945347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3130543981481">
                <text:p>0.123130543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3315717592593">
                <text:p>0.123315717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3500902777778">
                <text:p>0.123500902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3686087962963">
                <text:p>0.12368608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3871284722222">
                <text:p>0.123871284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4056458333333">
                <text:p>0.124056458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4241643518519">
                <text:p>0.1242416435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4426828703704">
                <text:p>0.124426828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4612013888889">
                <text:p>0.124612013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4797199074074">
                <text:p>0.124797199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4982384259259">
                <text:p>0.124982384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5167581018519">
                <text:p>0.1251675810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5352766203704">
                <text:p>0.125352766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5537951388889">
                <text:p>0.125537951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5723136574074">
                <text:p>0.125723136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5908310185185">
                <text:p>0.125908310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609349537037">
                <text:p>0.1260934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6278680555556">
                <text:p>0.126278680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6463865740741">
                <text:p>0.126463865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6649050925926">
                <text:p>0.126649050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6834236111111">
                <text:p>0.126834236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7019421296296">
                <text:p>0.127019421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7204618055556">
                <text:p>0.127204618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7389803240741">
                <text:p>0.127389803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7574976851852">
                <text:p>0.127574976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7760173611111">
                <text:p>0.1277601736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27945347222222">
                <text:p>0.127945347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8130532407407">
                <text:p>0.128130532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8315717592593">
                <text:p>0.128315717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8500902777778">
                <text:p>0.128500902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8686087962963">
                <text:p>0.12868608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8871273148148">
                <text:p>0.128871273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9056458333333">
                <text:p>0.129056458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9241643518518">
                <text:p>0.1292416435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9426840277778">
                <text:p>0.129426840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9612025462963">
                <text:p>0.129612025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29797199074074">
                <text:p>0.129797199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29982395833333">
                <text:p>0.129982395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0167569444444">
                <text:p>0.130167569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035275462963">
                <text:p>0.130352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0537939814815">
                <text:p>0.130537939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0723125">
                <text:p>0.1307231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0908310185185">
                <text:p>0.130908310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1093506944444">
                <text:p>0.131093506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1278680555556">
                <text:p>0.131278680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1463877314815">
                <text:p>0.131463877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1649050925926">
                <text:p>0.131649050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1834247685185">
                <text:p>0.131834247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2019421296296">
                <text:p>0.132019421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2204618055556">
                <text:p>0.132204618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2389803240741">
                <text:p>0.1323898032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2574976851852">
                <text:p>0.132574976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2760162037037">
                <text:p>0.132760162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2945347222222">
                <text:p>0.132945347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3130532407407">
                <text:p>0.133130532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3315717592593">
                <text:p>0.133315717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3500902777778">
                <text:p>0.133500902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3686087962963">
                <text:p>0.133686087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3871284722222">
                <text:p>0.1338712847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4056458333333">
                <text:p>0.134056458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4241643518518">
                <text:p>0.1342416435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4426828703704">
                <text:p>0.134426828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4612013888889">
                <text:p>0.134612013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4797199074074">
                <text:p>0.134797199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4982384259259">
                <text:p>0.134982384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5167569444444">
                <text:p>0.135167569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535275462963">
                <text:p>0.13535275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5537939814815">
                <text:p>0.135537939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5723125">
                <text:p>0.1357231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5908310185185">
                <text:p>0.135908310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6093506944444">
                <text:p>0.136093506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6278680555556">
                <text:p>0.136278680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6463865740741">
                <text:p>0.136463865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66490625">
                <text:p>0.13664906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6834247685185">
                <text:p>0.1368342476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37019421296296">
                <text:p>0.137019421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7204618055556">
                <text:p>0.137204618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7389791666667">
                <text:p>0.137389791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7574976851852">
                <text:p>0.137574976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37760162037037">
                <text:p>0.137760162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37945347222222">
                <text:p>0.137945347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38130532407407">
                <text:p>0.138130532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38315717592593">
                <text:p>0.138315717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8500902777778">
                <text:p>0.138500902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38686099537037">
                <text:p>0.138686099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38871273148148">
                <text:p>0.138871273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39056458333333">
                <text:p>0.139056458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39241643518518">
                <text:p>0.1392416435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39426828703704">
                <text:p>0.139426828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39612013888889">
                <text:p>0.139612013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39797210648148">
                <text:p>0.1397972106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39982384259259">
                <text:p>0.139982384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0167569444444">
                <text:p>0.140167569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035275462963">
                <text:p>0.14035275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0537939814815">
                <text:p>0.140537939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0723125">
                <text:p>0.1407231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0908310185185">
                <text:p>0.140908310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109349537037">
                <text:p>0.14109349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1278680555556">
                <text:p>0.141278680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1463865740741">
                <text:p>0.141463865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1649050925926">
                <text:p>0.141649050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1834236111111">
                <text:p>0.141834236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2019421296296">
                <text:p>0.142019421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2204606481481">
                <text:p>0.142204606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2389791666667">
                <text:p>0.142389791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2574976851852">
                <text:p>0.142574976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2760162037037">
                <text:p>0.142760162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2945347222222">
                <text:p>0.142945347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3130532407407">
                <text:p>0.143130532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3315717592593">
                <text:p>0.143315717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3500902777778">
                <text:p>0.143500902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3686087962963">
                <text:p>0.143686087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3871273148148">
                <text:p>0.143871273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4056469907407">
                <text:p>0.144056469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4241655092593">
                <text:p>0.144241655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4426828703704">
                <text:p>0.144426828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4612013888889">
                <text:p>0.144612013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4797210648148">
                <text:p>0.1447972106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4982384259259">
                <text:p>0.144982384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5167569444444">
                <text:p>0.145167569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535275462963">
                <text:p>0.14535275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5537939814815">
                <text:p>0.1455379398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45723125">
                <text:p>0.1457231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5908310185185">
                <text:p>0.145908310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609349537037">
                <text:p>0.14609349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6278680555556">
                <text:p>0.1462786805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46463865740741">
                <text:p>0.146463865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66490625">
                <text:p>0.14664906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6834236111111">
                <text:p>0.146834236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701943287037">
                <text:p>0.1470194328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7204606481481">
                <text:p>0.147204606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7389791666667">
                <text:p>0.147389791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47574976851852">
                <text:p>0.147574976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7760162037037">
                <text:p>0.147760162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47945358796296">
                <text:p>0.1479453587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48130532407407">
                <text:p>0.148130532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8315729166667">
                <text:p>0.1483157291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48500902777778">
                <text:p>0.148500902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8686099537037">
                <text:p>0.1486860995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48871284722222">
                <text:p>0.1488712847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49056458333333">
                <text:p>0.1490564583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49241643518519">
                <text:p>0.14924164351851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49426828703704">
                <text:p>0.1494268287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49612013888889">
                <text:p>0.1496120138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49797199074074">
                <text:p>0.149797199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9982395833333">
                <text:p>0.1499823958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0167569444444">
                <text:p>0.1501675694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035275462963">
                <text:p>0.150352754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0537939814815">
                <text:p>0.1505379398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0723125">
                <text:p>0.1507231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0908321759259">
                <text:p>0.1509083217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109349537037">
                <text:p>0.151093495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1278680555556">
                <text:p>0.1512786805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1463865740741">
                <text:p>0.1514638657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1649050925926">
                <text:p>0.1516490509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1834236111111">
                <text:p>0.1518342361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2019421296296">
                <text:p>0.1520194212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2204606481481">
                <text:p>0.1522046064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2389803240741">
                <text:p>0.1523898032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2574976851852">
                <text:p>0.1525749768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2760162037037">
                <text:p>0.152760162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2945358796296">
                <text:p>0.1529453587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3130532407407">
                <text:p>0.1531305324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3315717592593">
                <text:p>0.153315717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3500902777778">
                <text:p>0.153500902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3686087962963">
                <text:p>0.153686087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3871273148148">
                <text:p>0.153871273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4056458333333">
                <text:p>0.1540564583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4241643518519">
                <text:p>0.1542416435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4426828703704">
                <text:p>0.1544268287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4612013888889">
                <text:p>0.1546120138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4797199074074">
                <text:p>0.1547971990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4982384259259">
                <text:p>0.1549823842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5167581018519">
                <text:p>0.1551675810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535275462963">
                <text:p>0.15535275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5537939814815">
                <text:p>0.1555379398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5723136574074">
                <text:p>0.1557231365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5908310185185">
                <text:p>0.1559083101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609349537037">
                <text:p>0.156093495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6278680555556">
                <text:p>0.1562786805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6463865740741">
                <text:p>0.1564638657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6649050925926">
                <text:p>0.1566490509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6834236111111">
                <text:p>0.156834236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701943287037">
                <text:p>0.1570194328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7204618055556">
                <text:p>0.1572046180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7389791666667">
                <text:p>0.1573897916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7574988425926">
                <text:p>0.1575749884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7760173611111">
                <text:p>0.1577601736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7945347222222">
                <text:p>0.157945347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8130543981481">
                <text:p>0.15813054398148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58315717592593">
                <text:p>0.158315717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8500902777778">
                <text:p>0.158500902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8686099537037">
                <text:p>0.1586860995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8871284722222">
                <text:p>0.1588712847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9056469907407">
                <text:p>0.1590564699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59241643518519">
                <text:p>0.1592416435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9426828703704">
                <text:p>0.1594268287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9612025462963">
                <text:p>0.1596120254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59797199074074">
                <text:p>0.1597971990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9982384259259">
                <text:p>0.1599823842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0167569444444">
                <text:p>0.1601675694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0352766203704">
                <text:p>0.1603527662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0537939814815">
                <text:p>0.160537939814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0723125">
                <text:p>0.16072312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0908310185185">
                <text:p>0.1609083101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1093506944444">
                <text:p>0.1610935069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127869212963">
                <text:p>0.1612786921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1463877314815">
                <text:p>0.161463877314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1649050925926">
                <text:p>0.1616490509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1834236111111">
                <text:p>0.16183423611111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2019421296296">
                <text:p>0.16201942129629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2204606481481">
                <text:p>0.16220460648148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2389791666667">
                <text:p>0.16238979166666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2574976851852">
                <text:p>0.16257497685185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2760173611111">
                <text:p>0.16276017361111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2945347222222">
                <text:p>0.16294534722222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3130532407407">
                <text:p>0.1631305324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3315717592593">
                <text:p>0.1633157175925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3500902777778">
                <text:p>0.1635009027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3686087962963">
                <text:p>0.163686087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3871284722222">
                <text:p>0.16387128472222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4056458333333">
                <text:p>0.1640564583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4241655092593">
                <text:p>0.1642416550925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4426840277778">
                <text:p>0.1644268402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4612013888889">
                <text:p>0.1646120138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4797210648148">
                <text:p>0.1647972106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4982384259259">
                <text:p>0.1649823842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5167569444444">
                <text:p>0.1651675694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535275462963">
                <text:p>0.165352754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5537939814815">
                <text:p>0.1655379398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5723125">
                <text:p>0.16572312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5908310185185">
                <text:p>0.1659083101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609349537037">
                <text:p>0.166093495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627869212963">
                <text:p>0.1662786921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6463865740741">
                <text:p>0.1664638657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6649050925926">
                <text:p>0.1666490509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6834236111111">
                <text:p>0.16683423611111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7019421296296">
                <text:p>0.1670194212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7204606481481">
                <text:p>0.1672046064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7389791666667">
                <text:p>0.1673897916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7574976851852">
                <text:p>0.1675749768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7760162037037">
                <text:p>0.167760162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7945347222222">
                <text:p>0.1679453472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8130532407407">
                <text:p>0.1681305324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8315717592593">
                <text:p>0.1683157175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8500902777778">
                <text:p>0.1685009027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8686099537037">
                <text:p>0.1686860995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8871273148148">
                <text:p>0.1688712731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9056458333333">
                <text:p>0.1690564583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9241643518518">
                <text:p>0.16924164351851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9426828703704">
                <text:p>0.1694268287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9612013888889">
                <text:p>0.16961201388888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69797199074074">
                <text:p>0.16979719907407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69982395833333">
                <text:p>0.16998239583333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0167569444444">
                <text:p>0.17016756944444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0352766203704">
                <text:p>0.17035276620370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0537939814815">
                <text:p>0.17053793981481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0723125">
                <text:p>0.17072312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0908310185185">
                <text:p>0.17090831018518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109349537037">
                <text:p>0.171093495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1278680555556">
                <text:p>0.17127868055555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1463865740741">
                <text:p>0.1714638657407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16490625">
                <text:p>0.171649062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1834236111111">
                <text:p>0.1718342361111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201943287037">
                <text:p>0.1720194328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2204606481481">
                <text:p>0.17220460648148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2389803240741">
                <text:p>0.1723898032407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2574976851852">
                <text:p>0.17257497685185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2760173611111">
                <text:p>0.17276017361111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2945347222222">
                <text:p>0.17294534722222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3130543981481">
                <text:p>0.17313054398148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3315729166667">
                <text:p>0.17331572916666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3500914351852">
                <text:p>0.1735009143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3686087962963">
                <text:p>0.1736860879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3871273148148">
                <text:p>0.17387127314814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4056458333333">
                <text:p>0.17405645833333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4241655092593">
                <text:p>0.17424165509259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4426828703704">
                <text:p>0.17442682870370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4612013888889">
                <text:p>0.17461201388888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4797199074074">
                <text:p>0.17479719907407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4982395833333">
                <text:p>0.17498239583333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5167569444444">
                <text:p>0.17516756944444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535275462963">
                <text:p>0.175352754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5537939814815">
                <text:p>0.17553793981481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5723125">
                <text:p>0.17572312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5908310185185">
                <text:p>0.17590831018518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6093506944444">
                <text:p>0.17609350694444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6278680555556">
                <text:p>0.17627868055555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6463865740741">
                <text:p>0.17646386574074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6649050925926">
                <text:p>0.17664905092592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6834247685185">
                <text:p>0.17683424768518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7019421296296">
                <text:p>0.17701942129629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7204606481481">
                <text:p>0.17720460648148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7389791666667">
                <text:p>0.17738979166666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7574976851852">
                <text:p>0.17757497685185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7760162037037">
                <text:p>0.1777601620370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7945347222222">
                <text:p>0.17794534722222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8130532407407">
                <text:p>0.17813053240740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8315717592593">
                <text:p>0.17831571759259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8500914351852">
                <text:p>0.17850091435185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8686099537037">
                <text:p>0.1786860995370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8871273148148">
                <text:p>0.17887127314814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9056458333333">
                <text:p>0.17905645833333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9241655092593">
                <text:p>0.17924165509259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9426828703704">
                <text:p>0.17942682870370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9612013888889">
                <text:p>0.17961201388888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9797199074074">
                <text:p>0.17979719907407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9982384259259">
                <text:p>0.17998238425925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0167569444444">
                <text:p>0.18016756944444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035275462963">
                <text:p>0.1803527546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0537939814815">
                <text:p>0.18053793981481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0723125">
                <text:p>0.18072312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0908310185185">
                <text:p>0.18090831018518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109349537037">
                <text:p>0.1810934953703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1278680555556">
                <text:p>0.18127868055555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1463877314815">
                <text:p>0.18146387731481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1649050925926">
                <text:p>0.18164905092592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1834236111111">
                <text:p>0.18183423611111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201943287037">
                <text:p>0.1820194328703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2204606481481">
                <text:p>0.18220460648148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2389791666667">
                <text:p>0.18238979166666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2574976851852">
                <text:p>0.18257497685185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2760162037037">
                <text:p>0.18276016203703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2945347222222">
                <text:p>0.18294534722222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3130543981481">
                <text:p>0.18313054398148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3315729166667">
                <text:p>0.18331572916666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3500902777778">
                <text:p>0.18350090277777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3686087962963">
                <text:p>0.18368608796296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3871273148148">
                <text:p>0.18387127314814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4056458333333">
                <text:p>0.18405645833333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4241643518519">
                <text:p>0.18424164351851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4426840277778">
                <text:p>0.18442684027777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4612013888889">
                <text:p>0.18461201388888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4797199074074">
                <text:p>0.18479719907407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4982384259259">
                <text:p>0.18498238425925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5167569444444">
                <text:p>0.18516756944444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535275462963">
                <text:p>0.1853527546296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5537939814815">
                <text:p>0.18553793981481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5723125">
                <text:p>0.18572312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5804143518519">
                <text:p>0.18580414351851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